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ffff00" style:text-align-source="fix" style:repeat-content="false" fo:wrap-option="wrap" fo:border-left="0.74pt solid #000000" fo:border-right="0.74pt solid #000000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ffbf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4" style:family="table-cell" style:parent-style-name="Default">
      <style:table-cell-properties fo:border-bottom="none" fo:background-color="#ffbf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7" style:family="table-cell" style:parent-style-name="Default" style:data-style-name="N2">
      <style:table-cell-properties fo:border-bottom="none" fo:background-color="#81d41a" style:text-align-source="fix" style:repeat-content="false" fo:border-left="none" fo:border-right="none" fo:border-top="0.74pt solid #000000"/>
      <style:paragraph-properties fo:text-align="center" fo:margin-left="0cm"/>
    </style:style>
    <style:style style:name="ce8" style:family="table-cell" style:parent-style-name="Default" style:data-style-name="N2">
      <style:table-cell-properties fo:background-color="#81d41a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">
      <style:table-cell-properties fo:border-bottom="0.74pt solid #000000" fo:background-color="#3faf46" fo:border-left="0.74pt solid #000000" fo:border-right="none" fo:border-top="0.74pt solid #000000"/>
    </style:style>
    <style:style style:name="ce10" style:family="table-cell" style:parent-style-name="Default" style:data-style-name="N2">
      <style:table-cell-properties fo:border-bottom="none" fo:background-color="#3faf46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114">
      <style:table-cell-properties fo:background-color="#3faf46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14">
      <style:table-cell-properties fo:border-bottom="0.74pt solid #000000" fo:background-color="#3faf46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 style:data-style-name="N11">
      <style:table-cell-properties fo:border-bottom="0.74pt solid #000000" fo:background-color="#3faf46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 style:data-style-name="N116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 style:data-style-name="N0"/>
    <style:style style:name="ce16" style:family="table-cell" style:parent-style-name="Default" style:data-style-name="N2">
      <style:table-cell-properties fo:border-bottom="none" fo:background-color="#81d41a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7" style:family="table-cell" style:parent-style-name="Default" style:data-style-name="N2">
      <style:table-cell-properties fo:border-bottom="none" fo:background-color="#81d41a" style:text-align-source="fix" style:repeat-content="false" fo:border-left="none" fo:border-right="0.74pt solid #000000" fo:border-top="none"/>
      <style:paragraph-properties fo:text-align="center" fo:margin-left="0cm"/>
    </style:style>
    <style:style style:name="ce18" style:family="table-cell" style:parent-style-name="Default" style:data-style-name="N114">
      <style:table-cell-properties fo:border-bottom="none" fo:background-color="#3faf46" style:text-align-source="fix" style:repeat-content="false" fo:border-left="none" fo:border-right="0.74pt solid #000000" fo:border-top="none"/>
      <style:paragraph-properties fo:text-align="center" fo:margin-left="0cm"/>
    </style:style>
    <style:style style:name="ce19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04-1" table:style-name="ta1">
        <table:shapes>
          <draw:frame draw:z-index="0" draw:style-name="gr1" draw:text-style-name="P1" svg:width="41.723cm" svg:height="8.999cm" svg:x="4.563cm" svg:y="0cm">
            <draw:object draw:notify-on-update-of-ranges="'04-1'.A1:'04-1'.A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table table:name="Эксперимент Версии 0.4" table:style-name="ta1">
        <table:table-column table:style-name="co1" table:default-cell-style-name="Default"/>
        <table:table-column table:style-name="co1" table:number-columns-repeated="2" table:default-cell-style-name="ce15"/>
        <table:table-column table:style-name="co1" table:number-columns-repeated="8" table:default-cell-style-name="Default"/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МИН</text:p>
          </table:table-cell>
          <table:table-cell table:style-name="Default" table:formula="of:=MIN([.B13:.B980])" office:value-type="float" office:value="374" calcext:value-type="float">
            <text:p>374</text:p>
          </table:table-cell>
          <table:table-cell table:style-name="Default" table:formula="of:=MIN([.C13:.C980])" office:value-type="float" office:value="243" calcext:value-type="float">
            <text:p>243</text:p>
          </table:table-cell>
          <table:table-cell table:formula="of:=MIN([.D13:.D980])" office:value-type="float" office:value="114" calcext:value-type="float">
            <text:p>114</text:p>
          </table:table-cell>
          <table:table-cell table:formula="of:=MIN([.E13:.E98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АКС</text:p>
          </table:table-cell>
          <table:table-cell table:style-name="Default" table:formula="of:=MAX([.B13:.B980])" office:value-type="float" office:value="375" calcext:value-type="float">
            <text:p>375</text:p>
          </table:table-cell>
          <table:table-cell table:style-name="Default" table:formula="of:=MAX([.C13:.C980])" office:value-type="float" office:value="259" calcext:value-type="float">
            <text:p>259</text:p>
          </table:table-cell>
          <table:table-cell table:formula="of:=MAX([.D13:.D980])" office:value-type="float" office:value="134" calcext:value-type="float">
            <text:p>134</text:p>
          </table:table-cell>
          <table:table-cell table:formula="of:=MAX([.E13:.E98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—</text:p>
          </table:table-cell>
          <table:table-cell table:style-name="ce7" office:value-type="float" office:value="370" calcext:value-type="float">
            <text:p>370,00</text:p>
          </table:table-cell>
          <table:table-cell table:style-name="ce7" office:value-type="float" office:value="240" calcext:value-type="float">
            <text:p>240,00</text:p>
          </table:table-cell>
          <table:table-cell table:style-name="ce7" office:value-type="float" office:value="110" calcext:value-type="float">
            <text:p>110,00</text:p>
          </table:table-cell>
          <table:table-cell table:style-name="ce16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=</text:p>
          </table:table-cell>
          <table:table-cell table:style-name="ce8" table:formula="of:=AVERAGE([.B13:.B980])" office:value-type="float" office:value="374.668508287293" calcext:value-type="float">
            <text:p>374,67</text:p>
          </table:table-cell>
          <table:table-cell table:style-name="ce8" table:formula="of:=AVERAGE([.C13:.C980])" office:value-type="float" office:value="258.884393063584" calcext:value-type="float">
            <text:p>258,88</text:p>
          </table:table-cell>
          <table:table-cell table:style-name="ce8" table:formula="of:=AVERAGE([.D13:.D980])" office:value-type="float" office:value="132.895604395604" calcext:value-type="float">
            <text:p>132,90</text:p>
          </table:table-cell>
          <table:table-cell table:style-name="ce17" table:formula="of:=AVERAGE([.E13:.E980])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style-name="ce8" office:value-type="float" office:value="380" calcext:value-type="float">
            <text:p>380,00</text:p>
          </table:table-cell>
          <table:table-cell table:style-name="ce8" office:value-type="float" office:value="270" calcext:value-type="float">
            <text:p>270,00</text:p>
          </table:table-cell>
          <table:table-cell table:style-name="ce8" office:value-type="float" office:value="140" calcext:value-type="float">
            <text:p>140,00</text:p>
          </table:table-cell>
          <table:table-cell table:style-name="ce17" office:value-type="float" office:value="10" calcext:value-type="float">
            <text:p>10,00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+%(1024)</text:p>
          </table:table-cell>
          <table:table-cell table:style-name="ce9" office:value-type="percentage" office:value="0.005" calcext:value-type="percentage">
            <text:p>0,50%</text:p>
          </table:table-cell>
          <table:table-cell table:style-name="ce9" office:value-type="percentage" office:value="0.025" calcext:value-type="percentage">
            <text:p>2,50%</text:p>
          </table:table-cell>
          <table:table-cell table:style-name="ce9" office:value-type="percentage" office:value="0.015" calcext:value-type="percentage">
            <text:p>1,50%</text:p>
          </table:table-cell>
          <table:table-cell table:style-name="ce9" office:value-type="percentage" office:value="0.01" calcext:value-type="percentage">
            <text:p>1,00%</text:p>
          </table:table-cell>
          <table:table-cell/>
          <table:table-cell table:formula="of:=[.G8]*4" office:value-type="float" office:value="4.05461333333333" calcext:value-type="float">
            <text:p>4,05461333333333</text:p>
          </table:table-cell>
          <table:table-cell table:formula="of:=[.H8]*4" office:value-type="float" office:value="4.3953667953668" calcext:value-type="float">
            <text:p>4,3953667953668</text:p>
          </table:table-cell>
          <table:table-cell table:formula="of:=[.I8]*4" office:value-type="float" office:value="4.46195488721805" calcext:value-type="float">
            <text:p>4,4619548872180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+%</text:p>
          </table:table-cell>
          <table:table-cell table:style-name="ce10" table:formula="of:=[.B9]+1024*[.B7]" office:value-type="float" office:value="380.12" calcext:value-type="float">
            <text:p>380,12</text:p>
          </table:table-cell>
          <table:table-cell table:style-name="ce10" table:formula="of:=[.C9]+1024*[.C7]" office:value-type="float" office:value="284.6" calcext:value-type="float">
            <text:p>284,60</text:p>
          </table:table-cell>
          <table:table-cell table:style-name="ce10" table:formula="of:=[.D9]+1024*[.D7]" office:value-type="float" office:value="148.36" calcext:value-type="float">
            <text:p>148,36</text:p>
          </table:table-cell>
          <table:table-cell table:style-name="ce10" table:formula="of:=[.E9]+1024*[.E7]" office:value-type="float" office:value="10.24" calcext:value-type="float">
            <text:p>10,24</text:p>
          </table:table-cell>
          <table:table-cell/>
          <table:table-cell table:formula="of:=[.B8]/[.B$9]" office:value-type="float" office:value="1.01365333333333" calcext:value-type="float">
            <text:p>1,01365333333333</text:p>
          </table:table-cell>
          <table:table-cell table:formula="of:=[.C8]/[.C$9]" office:value-type="float" office:value="1.0988416988417" calcext:value-type="float">
            <text:p>1,0988416988417</text:p>
          </table:table-cell>
          <table:table-cell table:formula="of:=[.D8]/[.D$9]" office:value-type="float" office:value="1.11548872180451" calcext:value-type="float">
            <text:p>1,11548872180451</text:p>
          </table:table-cell>
          <table:table-cell table:formula="of:=[.E8]/[.E$9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style-name="ce4" office:value-type="string" calcext:value-type="string">
            <text:p>Окр</text:p>
          </table:table-cell>
          <table:table-cell table:style-name="ce11" table:formula="of:=ROUNDUP([.B5];0)" office:value-type="float" office:value="375" calcext:value-type="float">
            <text:p>375,0</text:p>
          </table:table-cell>
          <table:table-cell table:style-name="ce11" table:formula="of:=ROUNDUP([.C5];0)" office:value-type="float" office:value="259" calcext:value-type="float">
            <text:p>259,0</text:p>
          </table:table-cell>
          <table:table-cell table:style-name="ce11" table:formula="of:=ROUNDUP([.D5];0)" office:value-type="float" office:value="133" calcext:value-type="float">
            <text:p>133,0</text:p>
          </table:table-cell>
          <table:table-cell table:style-name="ce18" table:formula="of:=ROUNDUP([.E5];0)" office:value-type="float" office:value="0" calcext:value-type="float">
            <text:p>0,0</text:p>
          </table:table-cell>
          <table:table-cell/>
          <table:table-cell table:formula="of:=[.B9]/[.B$9]" office:value-type="float" office:value="1" calcext:value-type="float">
            <text:p>1</text:p>
          </table:table-cell>
          <table:table-cell table:formula="of:=[.C9]/[.C$9]" office:value-type="float" office:value="1" calcext:value-type="float">
            <text:p>1</text:p>
          </table:table-cell>
          <table:table-cell table:formula="of:=[.D9]/[.D$9]" office:value-type="float" office:value="1" calcext:value-type="float">
            <text:p>1</text:p>
          </table:table-cell>
          <table:table-cell table:formula="of:=[.E9]/[.E$9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style-name="ce5" office:value-type="string" calcext:value-type="string">
            <text:p>-%</text:p>
          </table:table-cell>
          <table:table-cell table:style-name="ce12" table:formula="of:=[.B9]-1024*[.B11]" office:value-type="float" office:value="354.52" calcext:value-type="float">
            <text:p>354,5</text:p>
          </table:table-cell>
          <table:table-cell table:style-name="ce12" table:formula="of:=[.C9]-1024*[.C11]" office:value-type="float" office:value="218.04" calcext:value-type="float">
            <text:p>218,0</text:p>
          </table:table-cell>
          <table:table-cell table:style-name="ce12" table:formula="of:=[.D9]-1024*[.D11]" office:value-type="float" office:value="112.52" calcext:value-type="float">
            <text:p>112,5</text:p>
          </table:table-cell>
          <table:table-cell table:style-name="ce12" office:value-type="float" office:value="0" calcext:value-type="float">
            <text:p>0,0</text:p>
          </table:table-cell>
          <table:table-cell/>
          <table:table-cell table:formula="of:=[.B10]/[.B$9]" office:value-type="float" office:value="0.945386666666667" calcext:value-type="float">
            <text:p>0,945386666666667</text:p>
          </table:table-cell>
          <table:table-cell table:formula="of:=[.C10]/[.C$9]" office:value-type="float" office:value="0.841853281853282" calcext:value-type="float">
            <text:p>0,841853281853282</text:p>
          </table:table-cell>
          <table:table-cell table:formula="of:=[.D10]/[.D$9]" office:value-type="float" office:value="0.846015037593985" calcext:value-type="float">
            <text:p>0,846015037593985</text:p>
          </table:table-cell>
          <table:table-cell table:formula="of:=[.E10]/[.E$9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pan text:style-name="T1">-%</text:span><text:span text:style-name="T2">(</text:span><text:span text:style-name="T3">1024</text:span><text:span text:style-name="T2">)</text:span></text:p>
          </table:table-cell>
          <table:table-cell table:style-name="ce13" office:value-type="percentage" office:value="0.02" calcext:value-type="percentage">
            <text:p>2,00%</text:p>
          </table:table-cell>
          <table:table-cell table:style-name="ce13" office:value-type="percentage" office:value="0.04" calcext:value-type="percentage">
            <text:p>4,00%</text:p>
          </table:table-cell>
          <table:table-cell table:style-name="ce13" office:value-type="percentage" office:value="0.02" calcext:value-type="percentage">
            <text:p>2,00%</text:p>
          </table:table-cell>
          <table:table-cell table:style-name="ce13" table:formula="of:=([.E9]-[.E10])/1024" office:value-type="percentage" office:value="0" calcext:value-type="percentage">
            <text:p>0,00%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ВЕС</text:p>
          </table:table-cell>
          <table:table-cell table:style-name="ce14" office:value-type="float" office:value="3" calcext:value-type="float">
            <text:p>3,0000</text:p>
          </table:table-cell>
          <table:table-cell table:style-name="ce14" office:value-type="float" office:value="2" calcext:value-type="float">
            <text:p>2,0000</text:p>
          </table:table-cell>
          <table:table-cell table:style-name="ce14" office:value-type="float" office:value="1" calcext:value-type="float">
            <text:p>1,0000</text:p>
          </table:table-cell>
          <table:table-cell table:style-name="ce14" office:value-type="float" office:value="0" calcext:value-type="float">
            <text:p>0,000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13]&gt;=[.B$4];[.$A13]&lt;[.B$6]);[.$A13];&quot;&quot;)" office:value-type="float" office:value="375" calcext:value-type="float">
            <text:p>375</text:p>
          </table:table-cell>
          <table:table-cell table:formula="of:=IF(AND([.$A13]&gt;=[.C$4];[.$A13]&lt;[.C$6]);[.$A13];&quot;&quot;)">
            <text:p/>
          </table:table-cell>
          <table:table-cell table:formula="of:=IF(AND([.$A13]&gt;=[.D$4];[.$A13]&lt;[.D$6]);[.$A13];&quot;&quot;)">
            <text:p/>
          </table:table-cell>
          <table:table-cell table:formula="of:=IF(AND([.$A13]&gt;=[.E$4];[.$A13]&lt;[.E$6]);[.$A13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14]&gt;=[.B$4];[.$A14]&lt;[.B$6]);[.$A14];&quot;&quot;)" office:value-type="float" office:value="374" calcext:value-type="float">
            <text:p>374</text:p>
          </table:table-cell>
          <table:table-cell table:formula="of:=IF(AND([.$A14]&gt;=[.C$4];[.$A14]&lt;[.C$6]);[.$A14];&quot;&quot;)">
            <text:p/>
          </table:table-cell>
          <table:table-cell table:formula="of:=IF(AND([.$A14]&gt;=[.D$4];[.$A14]&lt;[.D$6]);[.$A14];&quot;&quot;)">
            <text:p/>
          </table:table-cell>
          <table:table-cell table:formula="of:=IF(AND([.$A14]&gt;=[.E$4];[.$A14]&lt;[.E$6]);[.$A14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15]&gt;=[.B$4];[.$A15]&lt;[.B$6]);[.$A15];&quot;&quot;)" office:value-type="float" office:value="374" calcext:value-type="float">
            <text:p>374</text:p>
          </table:table-cell>
          <table:table-cell table:formula="of:=IF(AND([.$A15]&gt;=[.C$4];[.$A15]&lt;[.C$6]);[.$A15];&quot;&quot;)">
            <text:p/>
          </table:table-cell>
          <table:table-cell table:formula="of:=IF(AND([.$A15]&gt;=[.D$4];[.$A15]&lt;[.D$6]);[.$A15];&quot;&quot;)">
            <text:p/>
          </table:table-cell>
          <table:table-cell table:formula="of:=IF(AND([.$A15]&gt;=[.E$4];[.$A15]&lt;[.E$6]);[.$A15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16]&gt;=[.B$4];[.$A16]&lt;[.B$6]);[.$A16];&quot;&quot;)" office:value-type="float" office:value="375" calcext:value-type="float">
            <text:p>375</text:p>
          </table:table-cell>
          <table:table-cell table:formula="of:=IF(AND([.$A16]&gt;=[.C$4];[.$A16]&lt;[.C$6]);[.$A16];&quot;&quot;)">
            <text:p/>
          </table:table-cell>
          <table:table-cell table:formula="of:=IF(AND([.$A16]&gt;=[.D$4];[.$A16]&lt;[.D$6]);[.$A16];&quot;&quot;)">
            <text:p/>
          </table:table-cell>
          <table:table-cell table:formula="of:=IF(AND([.$A16]&gt;=[.E$4];[.$A16]&lt;[.E$6]);[.$A16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17]&gt;=[.B$4];[.$A17]&lt;[.B$6]);[.$A17];&quot;&quot;)">
            <text:p/>
          </table:table-cell>
          <table:table-cell table:style-name="Default" table:formula="of:=IF(AND([.$A17]&gt;=[.C$4];[.$A17]&lt;[.C$6]);[.$A17];&quot;&quot;)" office:value-type="float" office:value="259" calcext:value-type="float">
            <text:p>259</text:p>
          </table:table-cell>
          <table:table-cell table:formula="of:=IF(AND([.$A17]&gt;=[.D$4];[.$A17]&lt;[.D$6]);[.$A17];&quot;&quot;)">
            <text:p/>
          </table:table-cell>
          <table:table-cell table:formula="of:=IF(AND([.$A17]&gt;=[.E$4];[.$A17]&lt;[.E$6]);[.$A17];&quot;&quot;)">
            <text:p/>
          </table:table-cell>
          <table:table-cell table:number-columns-repeated="2"/>
          <table:table-cell table:formula="of:=SUM([.H18:.H21])/[.B9]" office:value-type="float" office:value="4.05461333333333" calcext:value-type="float">
            <text:p>4,05461333333333</text:p>
          </table:table-cell>
          <table:table-cell table:formula="of:=SUM([.I18:.I21])/[.C9]" office:value-type="float" office:value="4.3953667953668" calcext:value-type="float">
            <text:p>4,3953667953668</text:p>
          </table:table-cell>
          <table:table-cell table:formula="of:=SUM([.J18:.J21])/[.D9]" office:value-type="float" office:value="4.46195488721805" calcext:value-type="float">
            <text:p>4,46195488721805</text:p>
          </table:table-cell>
          <table:table-cell table:formula="of:=SUM([.K18:.K21])/[.E9]" office:value-type="string" office:string-value="" calcext:value-type="error">
            <text:p>#ДЕЛ/0!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18]&gt;=[.B$4];[.$A18]&lt;[.B$6]);[.$A18];&quot;&quot;)">
            <text:p/>
          </table:table-cell>
          <table:table-cell table:style-name="Default" table:formula="of:=IF(AND([.$A18]&gt;=[.C$4];[.$A18]&lt;[.C$6]);[.$A18];&quot;&quot;)" office:value-type="float" office:value="259" calcext:value-type="float">
            <text:p>259</text:p>
          </table:table-cell>
          <table:table-cell table:formula="of:=IF(AND([.$A18]&gt;=[.D$4];[.$A18]&lt;[.D$6]);[.$A18];&quot;&quot;)">
            <text:p/>
          </table:table-cell>
          <table:table-cell table:formula="of:=IF(AND([.$A18]&gt;=[.E$4];[.$A18]&lt;[.E$6]);[.$A18];&quot;&quot;)">
            <text:p/>
          </table:table-cell>
          <table:table-cell table:number-columns-repeated="2"/>
          <table:table-cell table:style-name="ce19" table:formula="of:=[.B8]" office:value-type="float" office:value="380.12" calcext:value-type="float">
            <text:p>380,12</text:p>
          </table:table-cell>
          <table:table-cell table:style-name="ce19" table:formula="of:=[.C8]" office:value-type="float" office:value="284.6" calcext:value-type="float">
            <text:p>284,60</text:p>
          </table:table-cell>
          <table:table-cell table:style-name="ce19" table:formula="of:=[.D8]" office:value-type="float" office:value="148.36" calcext:value-type="float">
            <text:p>148,36</text:p>
          </table:table-cell>
          <table:table-cell table:style-name="ce19" table:formula="of:=[.E8]" office:value-type="float" office:value="10.24" calcext:value-type="float">
            <text:p>10,2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19]&gt;=[.B$4];[.$A19]&lt;[.B$6]);[.$A19];&quot;&quot;)">
            <text:p/>
          </table:table-cell>
          <table:table-cell table:style-name="Default" table:formula="of:=IF(AND([.$A19]&gt;=[.C$4];[.$A19]&lt;[.C$6]);[.$A19];&quot;&quot;)" office:value-type="float" office:value="259" calcext:value-type="float">
            <text:p>259</text:p>
          </table:table-cell>
          <table:table-cell table:formula="of:=IF(AND([.$A19]&gt;=[.D$4];[.$A19]&lt;[.D$6]);[.$A19];&quot;&quot;)">
            <text:p/>
          </table:table-cell>
          <table:table-cell table:formula="of:=IF(AND([.$A19]&gt;=[.E$4];[.$A19]&lt;[.E$6]);[.$A19];&quot;&quot;)">
            <text:p/>
          </table:table-cell>
          <table:table-cell table:number-columns-repeated="2"/>
          <table:table-cell table:style-name="ce19" table:formula="of:=[.H18]" office:value-type="float" office:value="380.12" calcext:value-type="float">
            <text:p>380,12</text:p>
          </table:table-cell>
          <table:table-cell table:style-name="ce19" table:formula="of:=[.I18]" office:value-type="float" office:value="284.6" calcext:value-type="float">
            <text:p>284,60</text:p>
          </table:table-cell>
          <table:table-cell table:style-name="ce19" table:formula="of:=[.J18]" office:value-type="float" office:value="148.36" calcext:value-type="float">
            <text:p>148,36</text:p>
          </table:table-cell>
          <table:table-cell table:style-name="ce19" table:formula="of:=[.K18]" office:value-type="float" office:value="10.24" calcext:value-type="float">
            <text:p>10,2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20]&gt;=[.B$4];[.$A20]&lt;[.B$6]);[.$A20];&quot;&quot;)">
            <text:p/>
          </table:table-cell>
          <table:table-cell table:formula="of:=IF(AND([.$A20]&gt;=[.C$4];[.$A20]&lt;[.C$6]);[.$A20];&quot;&quot;)">
            <text:p/>
          </table:table-cell>
          <table:table-cell table:formula="of:=IF(AND([.$A20]&gt;=[.D$4];[.$A20]&lt;[.D$6]);[.$A20];&quot;&quot;)" office:value-type="float" office:value="133" calcext:value-type="float">
            <text:p>133</text:p>
          </table:table-cell>
          <table:table-cell table:formula="of:=IF(AND([.$A20]&gt;=[.E$4];[.$A20]&lt;[.E$6]);[.$A20];&quot;&quot;)">
            <text:p/>
          </table:table-cell>
          <table:table-cell table:number-columns-repeated="2"/>
          <table:table-cell table:style-name="ce19" table:formula="of:=[.H19]" office:value-type="float" office:value="380.12" calcext:value-type="float">
            <text:p>380,12</text:p>
          </table:table-cell>
          <table:table-cell table:style-name="ce19" table:formula="of:=[.I19]" office:value-type="float" office:value="284.6" calcext:value-type="float">
            <text:p>284,60</text:p>
          </table:table-cell>
          <table:table-cell table:style-name="ce19" table:formula="of:=[.J19]" office:value-type="float" office:value="148.36" calcext:value-type="float">
            <text:p>148,36</text:p>
          </table:table-cell>
          <table:table-cell table:style-name="ce19" table:formula="of:=[.K19]" office:value-type="float" office:value="10.24" calcext:value-type="float">
            <text:p>10,2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21]&gt;=[.B$4];[.$A21]&lt;[.B$6]);[.$A21];&quot;&quot;)">
            <text:p/>
          </table:table-cell>
          <table:table-cell table:formula="of:=IF(AND([.$A21]&gt;=[.C$4];[.$A21]&lt;[.C$6]);[.$A21];&quot;&quot;)">
            <text:p/>
          </table:table-cell>
          <table:table-cell table:formula="of:=IF(AND([.$A21]&gt;=[.D$4];[.$A21]&lt;[.D$6]);[.$A21];&quot;&quot;)" office:value-type="float" office:value="133" calcext:value-type="float">
            <text:p>133</text:p>
          </table:table-cell>
          <table:table-cell table:formula="of:=IF(AND([.$A21]&gt;=[.E$4];[.$A21]&lt;[.E$6]);[.$A21];&quot;&quot;)">
            <text:p/>
          </table:table-cell>
          <table:table-cell table:number-columns-repeated="2"/>
          <table:table-cell table:style-name="ce19" table:formula="of:=[.H20]" office:value-type="float" office:value="380.12" calcext:value-type="float">
            <text:p>380,12</text:p>
          </table:table-cell>
          <table:table-cell table:style-name="ce19" table:formula="of:=[.I20]" office:value-type="float" office:value="284.6" calcext:value-type="float">
            <text:p>284,60</text:p>
          </table:table-cell>
          <table:table-cell table:style-name="ce19" table:formula="of:=[.J20]" office:value-type="float" office:value="148.36" calcext:value-type="float">
            <text:p>148,36</text:p>
          </table:table-cell>
          <table:table-cell table:style-name="ce19" table:formula="of:=[.K20]" office:value-type="float" office:value="10.24" calcext:value-type="float">
            <text:p>10,2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IF(AND([.$A22]&gt;=[.B$4];[.$A22]&lt;[.B$6]);[.$A22];&quot;&quot;)">
            <text:p/>
          </table:table-cell>
          <table:table-cell table:formula="of:=IF(AND([.$A22]&gt;=[.C$4];[.$A22]&lt;[.C$6]);[.$A22];&quot;&quot;)">
            <text:p/>
          </table:table-cell>
          <table:table-cell table:formula="of:=IF(AND([.$A22]&gt;=[.D$4];[.$A22]&lt;[.D$6]);[.$A22];&quot;&quot;)" office:value-type="float" office:value="132" calcext:value-type="float">
            <text:p>132</text:p>
          </table:table-cell>
          <table:table-cell table:formula="of:=IF(AND([.$A22]&gt;=[.E$4];[.$A22]&lt;[.E$6]);[.$A22];&quot;&quot;)">
            <text:p/>
          </table:table-cell>
          <table:table-cell table:number-columns-repeated="2"/>
          <table:table-cell table:formula="of:=SUM([.H23:.H26])/[.B9]" office:value-type="float" office:value="3.776" calcext:value-type="float">
            <text:p>3,776</text:p>
          </table:table-cell>
          <table:table-cell table:formula="of:=SUM([.I23:.I26])/[.C9]" office:value-type="float" office:value="5.48262548262548" calcext:value-type="float">
            <text:p>5,48262548262548</text:p>
          </table:table-cell>
          <table:table-cell table:formula="of:=SUM([.J23:.J26])/[.D9]" office:value-type="float" office:value="10.7067669172932" calcext:value-type="float">
            <text:p>10,7067669172932</text:p>
          </table:table-cell>
          <table:table-cell table:formula="of:=SUM([.K23:.K26])/[.E9]" office:value-type="string" office:string-value="" calcext:value-type="error">
            <text:p>#ДЕЛ/0!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23]&gt;=[.B$4];[.$A23]&lt;[.B$6]);[.$A23];&quot;&quot;)">
            <text:p/>
          </table:table-cell>
          <table:table-cell table:formula="of:=IF(AND([.$A23]&gt;=[.C$4];[.$A23]&lt;[.C$6]);[.$A23];&quot;&quot;)">
            <text:p/>
          </table:table-cell>
          <table:table-cell table:formula="of:=IF(AND([.$A23]&gt;=[.D$4];[.$A23]&lt;[.D$6]);[.$A23];&quot;&quot;)" office:value-type="float" office:value="133" calcext:value-type="float">
            <text:p>133</text:p>
          </table:table-cell>
          <table:table-cell table:formula="of:=IF(AND([.$A23]&gt;=[.E$4];[.$A23]&lt;[.E$6]);[.$A23];&quot;&quot;)">
            <text:p/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4]&gt;=[.B$4];[.$A24]&lt;[.B$6]);[.$A24];&quot;&quot;)">
            <text:p/>
          </table:table-cell>
          <table:table-cell table:formula="of:=IF(AND([.$A24]&gt;=[.C$4];[.$A24]&lt;[.C$6]);[.$A24];&quot;&quot;)">
            <text:p/>
          </table:table-cell>
          <table:table-cell table:formula="of:=IF(AND([.$A24]&gt;=[.D$4];[.$A24]&lt;[.D$6]);[.$A24];&quot;&quot;)">
            <text:p/>
          </table:table-cell>
          <table:table-cell table:formula="of:=IF(AND([.$A24]&gt;=[.E$4];[.$A24]&lt;[.E$6]);[.$A24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5]&gt;=[.B$4];[.$A25]&lt;[.B$6]);[.$A25];&quot;&quot;)">
            <text:p/>
          </table:table-cell>
          <table:table-cell table:formula="of:=IF(AND([.$A25]&gt;=[.C$4];[.$A25]&lt;[.C$6]);[.$A25];&quot;&quot;)">
            <text:p/>
          </table:table-cell>
          <table:table-cell table:formula="of:=IF(AND([.$A25]&gt;=[.D$4];[.$A25]&lt;[.D$6]);[.$A25];&quot;&quot;)">
            <text:p/>
          </table:table-cell>
          <table:table-cell table:formula="of:=IF(AND([.$A25]&gt;=[.E$4];[.$A25]&lt;[.E$6]);[.$A25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6]&gt;=[.B$4];[.$A26]&lt;[.B$6]);[.$A26];&quot;&quot;)">
            <text:p/>
          </table:table-cell>
          <table:table-cell table:formula="of:=IF(AND([.$A26]&gt;=[.C$4];[.$A26]&lt;[.C$6]);[.$A26];&quot;&quot;)">
            <text:p/>
          </table:table-cell>
          <table:table-cell table:formula="of:=IF(AND([.$A26]&gt;=[.D$4];[.$A26]&lt;[.D$6]);[.$A26];&quot;&quot;)">
            <text:p/>
          </table:table-cell>
          <table:table-cell table:formula="of:=IF(AND([.$A26]&gt;=[.E$4];[.$A26]&lt;[.E$6]);[.$A26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7]&gt;=[.B$4];[.$A27]&lt;[.B$6]);[.$A27];&quot;&quot;)">
            <text:p/>
          </table:table-cell>
          <table:table-cell table:formula="of:=IF(AND([.$A27]&gt;=[.C$4];[.$A27]&lt;[.C$6]);[.$A27];&quot;&quot;)">
            <text:p/>
          </table:table-cell>
          <table:table-cell table:formula="of:=IF(AND([.$A27]&gt;=[.D$4];[.$A27]&lt;[.D$6]);[.$A27];&quot;&quot;)">
            <text:p/>
          </table:table-cell>
          <table:table-cell table:formula="of:=IF(AND([.$A27]&gt;=[.E$4];[.$A27]&lt;[.E$6]);[.$A2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8]&gt;=[.B$4];[.$A28]&lt;[.B$6]);[.$A28];&quot;&quot;)">
            <text:p/>
          </table:table-cell>
          <table:table-cell table:formula="of:=IF(AND([.$A28]&gt;=[.C$4];[.$A28]&lt;[.C$6]);[.$A28];&quot;&quot;)">
            <text:p/>
          </table:table-cell>
          <table:table-cell table:formula="of:=IF(AND([.$A28]&gt;=[.D$4];[.$A28]&lt;[.D$6]);[.$A28];&quot;&quot;)">
            <text:p/>
          </table:table-cell>
          <table:table-cell table:formula="of:=IF(AND([.$A28]&gt;=[.E$4];[.$A28]&lt;[.E$6]);[.$A2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9]&gt;=[.B$4];[.$A29]&lt;[.B$6]);[.$A29];&quot;&quot;)">
            <text:p/>
          </table:table-cell>
          <table:table-cell table:formula="of:=IF(AND([.$A29]&gt;=[.C$4];[.$A29]&lt;[.C$6]);[.$A29];&quot;&quot;)">
            <text:p/>
          </table:table-cell>
          <table:table-cell table:formula="of:=IF(AND([.$A29]&gt;=[.D$4];[.$A29]&lt;[.D$6]);[.$A29];&quot;&quot;)">
            <text:p/>
          </table:table-cell>
          <table:table-cell table:formula="of:=IF(AND([.$A29]&gt;=[.E$4];[.$A29]&lt;[.E$6]);[.$A2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0]&gt;=[.B$4];[.$A30]&lt;[.B$6]);[.$A30];&quot;&quot;)">
            <text:p/>
          </table:table-cell>
          <table:table-cell table:formula="of:=IF(AND([.$A30]&gt;=[.C$4];[.$A30]&lt;[.C$6]);[.$A30];&quot;&quot;)">
            <text:p/>
          </table:table-cell>
          <table:table-cell table:formula="of:=IF(AND([.$A30]&gt;=[.D$4];[.$A30]&lt;[.D$6]);[.$A30];&quot;&quot;)">
            <text:p/>
          </table:table-cell>
          <table:table-cell table:formula="of:=IF(AND([.$A30]&gt;=[.E$4];[.$A30]&lt;[.E$6]);[.$A3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1]&gt;=[.B$4];[.$A31]&lt;[.B$6]);[.$A31];&quot;&quot;)">
            <text:p/>
          </table:table-cell>
          <table:table-cell table:formula="of:=IF(AND([.$A31]&gt;=[.C$4];[.$A31]&lt;[.C$6]);[.$A31];&quot;&quot;)">
            <text:p/>
          </table:table-cell>
          <table:table-cell table:formula="of:=IF(AND([.$A31]&gt;=[.D$4];[.$A31]&lt;[.D$6]);[.$A31];&quot;&quot;)">
            <text:p/>
          </table:table-cell>
          <table:table-cell table:formula="of:=IF(AND([.$A31]&gt;=[.E$4];[.$A31]&lt;[.E$6]);[.$A3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32]&gt;=[.B$4];[.$A32]&lt;[.B$6]);[.$A32];&quot;&quot;)" office:value-type="float" office:value="375" calcext:value-type="float">
            <text:p>375</text:p>
          </table:table-cell>
          <table:table-cell table:formula="of:=IF(AND([.$A32]&gt;=[.C$4];[.$A32]&lt;[.C$6]);[.$A32];&quot;&quot;)">
            <text:p/>
          </table:table-cell>
          <table:table-cell table:formula="of:=IF(AND([.$A32]&gt;=[.D$4];[.$A32]&lt;[.D$6]);[.$A32];&quot;&quot;)">
            <text:p/>
          </table:table-cell>
          <table:table-cell table:formula="of:=IF(AND([.$A32]&gt;=[.E$4];[.$A32]&lt;[.E$6]);[.$A32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33]&gt;=[.B$4];[.$A33]&lt;[.B$6]);[.$A33];&quot;&quot;)" office:value-type="float" office:value="375" calcext:value-type="float">
            <text:p>375</text:p>
          </table:table-cell>
          <table:table-cell table:formula="of:=IF(AND([.$A33]&gt;=[.C$4];[.$A33]&lt;[.C$6]);[.$A33];&quot;&quot;)">
            <text:p/>
          </table:table-cell>
          <table:table-cell table:formula="of:=IF(AND([.$A33]&gt;=[.D$4];[.$A33]&lt;[.D$6]);[.$A33];&quot;&quot;)">
            <text:p/>
          </table:table-cell>
          <table:table-cell table:formula="of:=IF(AND([.$A33]&gt;=[.E$4];[.$A33]&lt;[.E$6]);[.$A33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34]&gt;=[.B$4];[.$A34]&lt;[.B$6]);[.$A34];&quot;&quot;)" office:value-type="float" office:value="375" calcext:value-type="float">
            <text:p>375</text:p>
          </table:table-cell>
          <table:table-cell table:formula="of:=IF(AND([.$A34]&gt;=[.C$4];[.$A34]&lt;[.C$6]);[.$A34];&quot;&quot;)">
            <text:p/>
          </table:table-cell>
          <table:table-cell table:formula="of:=IF(AND([.$A34]&gt;=[.D$4];[.$A34]&lt;[.D$6]);[.$A34];&quot;&quot;)">
            <text:p/>
          </table:table-cell>
          <table:table-cell table:formula="of:=IF(AND([.$A34]&gt;=[.E$4];[.$A34]&lt;[.E$6]);[.$A34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35]&gt;=[.B$4];[.$A35]&lt;[.B$6]);[.$A35];&quot;&quot;)" office:value-type="float" office:value="375" calcext:value-type="float">
            <text:p>375</text:p>
          </table:table-cell>
          <table:table-cell table:formula="of:=IF(AND([.$A35]&gt;=[.C$4];[.$A35]&lt;[.C$6]);[.$A35];&quot;&quot;)">
            <text:p/>
          </table:table-cell>
          <table:table-cell table:formula="of:=IF(AND([.$A35]&gt;=[.D$4];[.$A35]&lt;[.D$6]);[.$A35];&quot;&quot;)">
            <text:p/>
          </table:table-cell>
          <table:table-cell table:formula="of:=IF(AND([.$A35]&gt;=[.E$4];[.$A35]&lt;[.E$6]);[.$A35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36]&gt;=[.B$4];[.$A36]&lt;[.B$6]);[.$A36];&quot;&quot;)">
            <text:p/>
          </table:table-cell>
          <table:table-cell table:style-name="Default" table:formula="of:=IF(AND([.$A36]&gt;=[.C$4];[.$A36]&lt;[.C$6]);[.$A36];&quot;&quot;)" office:value-type="float" office:value="259" calcext:value-type="float">
            <text:p>259</text:p>
          </table:table-cell>
          <table:table-cell table:formula="of:=IF(AND([.$A36]&gt;=[.D$4];[.$A36]&lt;[.D$6]);[.$A36];&quot;&quot;)">
            <text:p/>
          </table:table-cell>
          <table:table-cell table:formula="of:=IF(AND([.$A36]&gt;=[.E$4];[.$A36]&lt;[.E$6]);[.$A36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37]&gt;=[.B$4];[.$A37]&lt;[.B$6]);[.$A37];&quot;&quot;)">
            <text:p/>
          </table:table-cell>
          <table:table-cell table:style-name="Default" table:formula="of:=IF(AND([.$A37]&gt;=[.C$4];[.$A37]&lt;[.C$6]);[.$A37];&quot;&quot;)" office:value-type="float" office:value="259" calcext:value-type="float">
            <text:p>259</text:p>
          </table:table-cell>
          <table:table-cell table:formula="of:=IF(AND([.$A37]&gt;=[.D$4];[.$A37]&lt;[.D$6]);[.$A37];&quot;&quot;)">
            <text:p/>
          </table:table-cell>
          <table:table-cell table:formula="of:=IF(AND([.$A37]&gt;=[.E$4];[.$A37]&lt;[.E$6]);[.$A37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38]&gt;=[.B$4];[.$A38]&lt;[.B$6]);[.$A38];&quot;&quot;)">
            <text:p/>
          </table:table-cell>
          <table:table-cell table:style-name="Default" table:formula="of:=IF(AND([.$A38]&gt;=[.C$4];[.$A38]&lt;[.C$6]);[.$A38];&quot;&quot;)" office:value-type="float" office:value="259" calcext:value-type="float">
            <text:p>259</text:p>
          </table:table-cell>
          <table:table-cell table:formula="of:=IF(AND([.$A38]&gt;=[.D$4];[.$A38]&lt;[.D$6]);[.$A38];&quot;&quot;)">
            <text:p/>
          </table:table-cell>
          <table:table-cell table:formula="of:=IF(AND([.$A38]&gt;=[.E$4];[.$A38]&lt;[.E$6]);[.$A38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39]&gt;=[.B$4];[.$A39]&lt;[.B$6]);[.$A39];&quot;&quot;)">
            <text:p/>
          </table:table-cell>
          <table:table-cell table:formula="of:=IF(AND([.$A39]&gt;=[.C$4];[.$A39]&lt;[.C$6]);[.$A39];&quot;&quot;)">
            <text:p/>
          </table:table-cell>
          <table:table-cell table:formula="of:=IF(AND([.$A39]&gt;=[.D$4];[.$A39]&lt;[.D$6]);[.$A39];&quot;&quot;)" office:value-type="float" office:value="133" calcext:value-type="float">
            <text:p>133</text:p>
          </table:table-cell>
          <table:table-cell table:formula="of:=IF(AND([.$A39]&gt;=[.E$4];[.$A39]&lt;[.E$6]);[.$A39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40]&gt;=[.B$4];[.$A40]&lt;[.B$6]);[.$A40];&quot;&quot;)">
            <text:p/>
          </table:table-cell>
          <table:table-cell table:formula="of:=IF(AND([.$A40]&gt;=[.C$4];[.$A40]&lt;[.C$6]);[.$A40];&quot;&quot;)">
            <text:p/>
          </table:table-cell>
          <table:table-cell table:formula="of:=IF(AND([.$A40]&gt;=[.D$4];[.$A40]&lt;[.D$6]);[.$A40];&quot;&quot;)" office:value-type="float" office:value="133" calcext:value-type="float">
            <text:p>133</text:p>
          </table:table-cell>
          <table:table-cell table:formula="of:=IF(AND([.$A40]&gt;=[.E$4];[.$A40]&lt;[.E$6]);[.$A40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41]&gt;=[.B$4];[.$A41]&lt;[.B$6]);[.$A41];&quot;&quot;)">
            <text:p/>
          </table:table-cell>
          <table:table-cell table:formula="of:=IF(AND([.$A41]&gt;=[.C$4];[.$A41]&lt;[.C$6]);[.$A41];&quot;&quot;)">
            <text:p/>
          </table:table-cell>
          <table:table-cell table:formula="of:=IF(AND([.$A41]&gt;=[.D$4];[.$A41]&lt;[.D$6]);[.$A41];&quot;&quot;)" office:value-type="float" office:value="133" calcext:value-type="float">
            <text:p>133</text:p>
          </table:table-cell>
          <table:table-cell table:formula="of:=IF(AND([.$A41]&gt;=[.E$4];[.$A41]&lt;[.E$6]);[.$A41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42]&gt;=[.B$4];[.$A42]&lt;[.B$6]);[.$A42];&quot;&quot;)">
            <text:p/>
          </table:table-cell>
          <table:table-cell table:formula="of:=IF(AND([.$A42]&gt;=[.C$4];[.$A42]&lt;[.C$6]);[.$A42];&quot;&quot;)">
            <text:p/>
          </table:table-cell>
          <table:table-cell table:formula="of:=IF(AND([.$A42]&gt;=[.D$4];[.$A42]&lt;[.D$6]);[.$A42];&quot;&quot;)" office:value-type="float" office:value="133" calcext:value-type="float">
            <text:p>133</text:p>
          </table:table-cell>
          <table:table-cell table:formula="of:=IF(AND([.$A42]&gt;=[.E$4];[.$A42]&lt;[.E$6]);[.$A42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3]&gt;=[.B$4];[.$A43]&lt;[.B$6]);[.$A43];&quot;&quot;)">
            <text:p/>
          </table:table-cell>
          <table:table-cell table:formula="of:=IF(AND([.$A43]&gt;=[.C$4];[.$A43]&lt;[.C$6]);[.$A43];&quot;&quot;)">
            <text:p/>
          </table:table-cell>
          <table:table-cell table:formula="of:=IF(AND([.$A43]&gt;=[.D$4];[.$A43]&lt;[.D$6]);[.$A43];&quot;&quot;)">
            <text:p/>
          </table:table-cell>
          <table:table-cell table:formula="of:=IF(AND([.$A43]&gt;=[.E$4];[.$A43]&lt;[.E$6]);[.$A4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4]&gt;=[.B$4];[.$A44]&lt;[.B$6]);[.$A44];&quot;&quot;)">
            <text:p/>
          </table:table-cell>
          <table:table-cell table:formula="of:=IF(AND([.$A44]&gt;=[.C$4];[.$A44]&lt;[.C$6]);[.$A44];&quot;&quot;)">
            <text:p/>
          </table:table-cell>
          <table:table-cell table:formula="of:=IF(AND([.$A44]&gt;=[.D$4];[.$A44]&lt;[.D$6]);[.$A44];&quot;&quot;)">
            <text:p/>
          </table:table-cell>
          <table:table-cell table:formula="of:=IF(AND([.$A44]&gt;=[.E$4];[.$A44]&lt;[.E$6]);[.$A4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5]&gt;=[.B$4];[.$A45]&lt;[.B$6]);[.$A45];&quot;&quot;)">
            <text:p/>
          </table:table-cell>
          <table:table-cell table:formula="of:=IF(AND([.$A45]&gt;=[.C$4];[.$A45]&lt;[.C$6]);[.$A45];&quot;&quot;)">
            <text:p/>
          </table:table-cell>
          <table:table-cell table:formula="of:=IF(AND([.$A45]&gt;=[.D$4];[.$A45]&lt;[.D$6]);[.$A45];&quot;&quot;)">
            <text:p/>
          </table:table-cell>
          <table:table-cell table:formula="of:=IF(AND([.$A45]&gt;=[.E$4];[.$A45]&lt;[.E$6]);[.$A4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6]&gt;=[.B$4];[.$A46]&lt;[.B$6]);[.$A46];&quot;&quot;)">
            <text:p/>
          </table:table-cell>
          <table:table-cell table:formula="of:=IF(AND([.$A46]&gt;=[.C$4];[.$A46]&lt;[.C$6]);[.$A46];&quot;&quot;)">
            <text:p/>
          </table:table-cell>
          <table:table-cell table:formula="of:=IF(AND([.$A46]&gt;=[.D$4];[.$A46]&lt;[.D$6]);[.$A46];&quot;&quot;)">
            <text:p/>
          </table:table-cell>
          <table:table-cell table:formula="of:=IF(AND([.$A46]&gt;=[.E$4];[.$A46]&lt;[.E$6]);[.$A4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7]&gt;=[.B$4];[.$A47]&lt;[.B$6]);[.$A47];&quot;&quot;)">
            <text:p/>
          </table:table-cell>
          <table:table-cell table:formula="of:=IF(AND([.$A47]&gt;=[.C$4];[.$A47]&lt;[.C$6]);[.$A47];&quot;&quot;)">
            <text:p/>
          </table:table-cell>
          <table:table-cell table:formula="of:=IF(AND([.$A47]&gt;=[.D$4];[.$A47]&lt;[.D$6]);[.$A47];&quot;&quot;)">
            <text:p/>
          </table:table-cell>
          <table:table-cell table:formula="of:=IF(AND([.$A47]&gt;=[.E$4];[.$A47]&lt;[.E$6]);[.$A4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8]&gt;=[.B$4];[.$A48]&lt;[.B$6]);[.$A48];&quot;&quot;)">
            <text:p/>
          </table:table-cell>
          <table:table-cell table:formula="of:=IF(AND([.$A48]&gt;=[.C$4];[.$A48]&lt;[.C$6]);[.$A48];&quot;&quot;)">
            <text:p/>
          </table:table-cell>
          <table:table-cell table:formula="of:=IF(AND([.$A48]&gt;=[.D$4];[.$A48]&lt;[.D$6]);[.$A48];&quot;&quot;)">
            <text:p/>
          </table:table-cell>
          <table:table-cell table:formula="of:=IF(AND([.$A48]&gt;=[.E$4];[.$A48]&lt;[.E$6]);[.$A4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9]&gt;=[.B$4];[.$A49]&lt;[.B$6]);[.$A49];&quot;&quot;)">
            <text:p/>
          </table:table-cell>
          <table:table-cell table:formula="of:=IF(AND([.$A49]&gt;=[.C$4];[.$A49]&lt;[.C$6]);[.$A49];&quot;&quot;)">
            <text:p/>
          </table:table-cell>
          <table:table-cell table:formula="of:=IF(AND([.$A49]&gt;=[.D$4];[.$A49]&lt;[.D$6]);[.$A49];&quot;&quot;)">
            <text:p/>
          </table:table-cell>
          <table:table-cell table:formula="of:=IF(AND([.$A49]&gt;=[.E$4];[.$A49]&lt;[.E$6]);[.$A4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0]&gt;=[.B$4];[.$A50]&lt;[.B$6]);[.$A50];&quot;&quot;)">
            <text:p/>
          </table:table-cell>
          <table:table-cell table:formula="of:=IF(AND([.$A50]&gt;=[.C$4];[.$A50]&lt;[.C$6]);[.$A50];&quot;&quot;)">
            <text:p/>
          </table:table-cell>
          <table:table-cell table:formula="of:=IF(AND([.$A50]&gt;=[.D$4];[.$A50]&lt;[.D$6]);[.$A50];&quot;&quot;)">
            <text:p/>
          </table:table-cell>
          <table:table-cell table:formula="of:=IF(AND([.$A50]&gt;=[.E$4];[.$A50]&lt;[.E$6]);[.$A5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1]&gt;=[.B$4];[.$A51]&lt;[.B$6]);[.$A51];&quot;&quot;)">
            <text:p/>
          </table:table-cell>
          <table:table-cell table:formula="of:=IF(AND([.$A51]&gt;=[.C$4];[.$A51]&lt;[.C$6]);[.$A51];&quot;&quot;)">
            <text:p/>
          </table:table-cell>
          <table:table-cell table:formula="of:=IF(AND([.$A51]&gt;=[.D$4];[.$A51]&lt;[.D$6]);[.$A51];&quot;&quot;)">
            <text:p/>
          </table:table-cell>
          <table:table-cell table:formula="of:=IF(AND([.$A51]&gt;=[.E$4];[.$A51]&lt;[.E$6]);[.$A5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52]&gt;=[.B$4];[.$A52]&lt;[.B$6]);[.$A52];&quot;&quot;)" office:value-type="float" office:value="375" calcext:value-type="float">
            <text:p>375</text:p>
          </table:table-cell>
          <table:table-cell table:formula="of:=IF(AND([.$A52]&gt;=[.C$4];[.$A52]&lt;[.C$6]);[.$A52];&quot;&quot;)">
            <text:p/>
          </table:table-cell>
          <table:table-cell table:formula="of:=IF(AND([.$A52]&gt;=[.D$4];[.$A52]&lt;[.D$6]);[.$A52];&quot;&quot;)">
            <text:p/>
          </table:table-cell>
          <table:table-cell table:formula="of:=IF(AND([.$A52]&gt;=[.E$4];[.$A52]&lt;[.E$6]);[.$A52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53]&gt;=[.B$4];[.$A53]&lt;[.B$6]);[.$A53];&quot;&quot;)" office:value-type="float" office:value="374" calcext:value-type="float">
            <text:p>374</text:p>
          </table:table-cell>
          <table:table-cell table:formula="of:=IF(AND([.$A53]&gt;=[.C$4];[.$A53]&lt;[.C$6]);[.$A53];&quot;&quot;)">
            <text:p/>
          </table:table-cell>
          <table:table-cell table:formula="of:=IF(AND([.$A53]&gt;=[.D$4];[.$A53]&lt;[.D$6]);[.$A53];&quot;&quot;)">
            <text:p/>
          </table:table-cell>
          <table:table-cell table:formula="of:=IF(AND([.$A53]&gt;=[.E$4];[.$A53]&lt;[.E$6]);[.$A53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54]&gt;=[.B$4];[.$A54]&lt;[.B$6]);[.$A54];&quot;&quot;)" office:value-type="float" office:value="374" calcext:value-type="float">
            <text:p>374</text:p>
          </table:table-cell>
          <table:table-cell table:formula="of:=IF(AND([.$A54]&gt;=[.C$4];[.$A54]&lt;[.C$6]);[.$A54];&quot;&quot;)">
            <text:p/>
          </table:table-cell>
          <table:table-cell table:formula="of:=IF(AND([.$A54]&gt;=[.D$4];[.$A54]&lt;[.D$6]);[.$A54];&quot;&quot;)">
            <text:p/>
          </table:table-cell>
          <table:table-cell table:formula="of:=IF(AND([.$A54]&gt;=[.E$4];[.$A54]&lt;[.E$6]);[.$A54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IF(AND([.$A55]&gt;=[.B$4];[.$A55]&lt;[.B$6]);[.$A55];&quot;&quot;)">
            <text:p/>
          </table:table-cell>
          <table:table-cell table:style-name="Default" table:formula="of:=IF(AND([.$A55]&gt;=[.C$4];[.$A55]&lt;[.C$6]);[.$A55];&quot;&quot;)" office:value-type="float" office:value="258" calcext:value-type="float">
            <text:p>258</text:p>
          </table:table-cell>
          <table:table-cell table:formula="of:=IF(AND([.$A55]&gt;=[.D$4];[.$A55]&lt;[.D$6]);[.$A55];&quot;&quot;)">
            <text:p/>
          </table:table-cell>
          <table:table-cell table:formula="of:=IF(AND([.$A55]&gt;=[.E$4];[.$A55]&lt;[.E$6]);[.$A55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56]&gt;=[.B$4];[.$A56]&lt;[.B$6]);[.$A56];&quot;&quot;)">
            <text:p/>
          </table:table-cell>
          <table:table-cell table:style-name="Default" table:formula="of:=IF(AND([.$A56]&gt;=[.C$4];[.$A56]&lt;[.C$6]);[.$A56];&quot;&quot;)" office:value-type="float" office:value="259" calcext:value-type="float">
            <text:p>259</text:p>
          </table:table-cell>
          <table:table-cell table:formula="of:=IF(AND([.$A56]&gt;=[.D$4];[.$A56]&lt;[.D$6]);[.$A56];&quot;&quot;)">
            <text:p/>
          </table:table-cell>
          <table:table-cell table:formula="of:=IF(AND([.$A56]&gt;=[.E$4];[.$A56]&lt;[.E$6]);[.$A56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57]&gt;=[.B$4];[.$A57]&lt;[.B$6]);[.$A57];&quot;&quot;)">
            <text:p/>
          </table:table-cell>
          <table:table-cell table:style-name="Default" table:formula="of:=IF(AND([.$A57]&gt;=[.C$4];[.$A57]&lt;[.C$6]);[.$A57];&quot;&quot;)" office:value-type="float" office:value="259" calcext:value-type="float">
            <text:p>259</text:p>
          </table:table-cell>
          <table:table-cell table:formula="of:=IF(AND([.$A57]&gt;=[.D$4];[.$A57]&lt;[.D$6]);[.$A57];&quot;&quot;)">
            <text:p/>
          </table:table-cell>
          <table:table-cell table:formula="of:=IF(AND([.$A57]&gt;=[.E$4];[.$A57]&lt;[.E$6]);[.$A57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58]&gt;=[.B$4];[.$A58]&lt;[.B$6]);[.$A58];&quot;&quot;)">
            <text:p/>
          </table:table-cell>
          <table:table-cell table:style-name="Default" table:formula="of:=IF(AND([.$A58]&gt;=[.C$4];[.$A58]&lt;[.C$6]);[.$A58];&quot;&quot;)" office:value-type="float" office:value="259" calcext:value-type="float">
            <text:p>259</text:p>
          </table:table-cell>
          <table:table-cell table:formula="of:=IF(AND([.$A58]&gt;=[.D$4];[.$A58]&lt;[.D$6]);[.$A58];&quot;&quot;)">
            <text:p/>
          </table:table-cell>
          <table:table-cell table:formula="of:=IF(AND([.$A58]&gt;=[.E$4];[.$A58]&lt;[.E$6]);[.$A58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59]&gt;=[.B$4];[.$A59]&lt;[.B$6]);[.$A59];&quot;&quot;)">
            <text:p/>
          </table:table-cell>
          <table:table-cell table:formula="of:=IF(AND([.$A59]&gt;=[.C$4];[.$A59]&lt;[.C$6]);[.$A59];&quot;&quot;)">
            <text:p/>
          </table:table-cell>
          <table:table-cell table:formula="of:=IF(AND([.$A59]&gt;=[.D$4];[.$A59]&lt;[.D$6]);[.$A59];&quot;&quot;)" office:value-type="float" office:value="133" calcext:value-type="float">
            <text:p>133</text:p>
          </table:table-cell>
          <table:table-cell table:formula="of:=IF(AND([.$A59]&gt;=[.E$4];[.$A59]&lt;[.E$6]);[.$A59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60]&gt;=[.B$4];[.$A60]&lt;[.B$6]);[.$A60];&quot;&quot;)">
            <text:p/>
          </table:table-cell>
          <table:table-cell table:formula="of:=IF(AND([.$A60]&gt;=[.C$4];[.$A60]&lt;[.C$6]);[.$A60];&quot;&quot;)">
            <text:p/>
          </table:table-cell>
          <table:table-cell table:formula="of:=IF(AND([.$A60]&gt;=[.D$4];[.$A60]&lt;[.D$6]);[.$A60];&quot;&quot;)" office:value-type="float" office:value="133" calcext:value-type="float">
            <text:p>133</text:p>
          </table:table-cell>
          <table:table-cell table:formula="of:=IF(AND([.$A60]&gt;=[.E$4];[.$A60]&lt;[.E$6]);[.$A60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61]&gt;=[.B$4];[.$A61]&lt;[.B$6]);[.$A61];&quot;&quot;)">
            <text:p/>
          </table:table-cell>
          <table:table-cell table:formula="of:=IF(AND([.$A61]&gt;=[.C$4];[.$A61]&lt;[.C$6]);[.$A61];&quot;&quot;)">
            <text:p/>
          </table:table-cell>
          <table:table-cell table:formula="of:=IF(AND([.$A61]&gt;=[.D$4];[.$A61]&lt;[.D$6]);[.$A61];&quot;&quot;)" office:value-type="float" office:value="133" calcext:value-type="float">
            <text:p>133</text:p>
          </table:table-cell>
          <table:table-cell table:formula="of:=IF(AND([.$A61]&gt;=[.E$4];[.$A61]&lt;[.E$6]);[.$A61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2]&gt;=[.B$4];[.$A62]&lt;[.B$6]);[.$A62];&quot;&quot;)">
            <text:p/>
          </table:table-cell>
          <table:table-cell table:formula="of:=IF(AND([.$A62]&gt;=[.C$4];[.$A62]&lt;[.C$6]);[.$A62];&quot;&quot;)">
            <text:p/>
          </table:table-cell>
          <table:table-cell table:formula="of:=IF(AND([.$A62]&gt;=[.D$4];[.$A62]&lt;[.D$6]);[.$A62];&quot;&quot;)">
            <text:p/>
          </table:table-cell>
          <table:table-cell table:formula="of:=IF(AND([.$A62]&gt;=[.E$4];[.$A62]&lt;[.E$6]);[.$A6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3]&gt;=[.B$4];[.$A63]&lt;[.B$6]);[.$A63];&quot;&quot;)">
            <text:p/>
          </table:table-cell>
          <table:table-cell table:formula="of:=IF(AND([.$A63]&gt;=[.C$4];[.$A63]&lt;[.C$6]);[.$A63];&quot;&quot;)">
            <text:p/>
          </table:table-cell>
          <table:table-cell table:formula="of:=IF(AND([.$A63]&gt;=[.D$4];[.$A63]&lt;[.D$6]);[.$A63];&quot;&quot;)">
            <text:p/>
          </table:table-cell>
          <table:table-cell table:formula="of:=IF(AND([.$A63]&gt;=[.E$4];[.$A63]&lt;[.E$6]);[.$A6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4]&gt;=[.B$4];[.$A64]&lt;[.B$6]);[.$A64];&quot;&quot;)">
            <text:p/>
          </table:table-cell>
          <table:table-cell table:formula="of:=IF(AND([.$A64]&gt;=[.C$4];[.$A64]&lt;[.C$6]);[.$A64];&quot;&quot;)">
            <text:p/>
          </table:table-cell>
          <table:table-cell table:formula="of:=IF(AND([.$A64]&gt;=[.D$4];[.$A64]&lt;[.D$6]);[.$A64];&quot;&quot;)">
            <text:p/>
          </table:table-cell>
          <table:table-cell table:formula="of:=IF(AND([.$A64]&gt;=[.E$4];[.$A64]&lt;[.E$6]);[.$A6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5]&gt;=[.B$4];[.$A65]&lt;[.B$6]);[.$A65];&quot;&quot;)">
            <text:p/>
          </table:table-cell>
          <table:table-cell table:formula="of:=IF(AND([.$A65]&gt;=[.C$4];[.$A65]&lt;[.C$6]);[.$A65];&quot;&quot;)">
            <text:p/>
          </table:table-cell>
          <table:table-cell table:formula="of:=IF(AND([.$A65]&gt;=[.D$4];[.$A65]&lt;[.D$6]);[.$A65];&quot;&quot;)">
            <text:p/>
          </table:table-cell>
          <table:table-cell table:formula="of:=IF(AND([.$A65]&gt;=[.E$4];[.$A65]&lt;[.E$6]);[.$A6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6]&gt;=[.B$4];[.$A66]&lt;[.B$6]);[.$A66];&quot;&quot;)">
            <text:p/>
          </table:table-cell>
          <table:table-cell table:formula="of:=IF(AND([.$A66]&gt;=[.C$4];[.$A66]&lt;[.C$6]);[.$A66];&quot;&quot;)">
            <text:p/>
          </table:table-cell>
          <table:table-cell table:formula="of:=IF(AND([.$A66]&gt;=[.D$4];[.$A66]&lt;[.D$6]);[.$A66];&quot;&quot;)">
            <text:p/>
          </table:table-cell>
          <table:table-cell table:formula="of:=IF(AND([.$A66]&gt;=[.E$4];[.$A66]&lt;[.E$6]);[.$A6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7]&gt;=[.B$4];[.$A67]&lt;[.B$6]);[.$A67];&quot;&quot;)">
            <text:p/>
          </table:table-cell>
          <table:table-cell table:formula="of:=IF(AND([.$A67]&gt;=[.C$4];[.$A67]&lt;[.C$6]);[.$A67];&quot;&quot;)">
            <text:p/>
          </table:table-cell>
          <table:table-cell table:formula="of:=IF(AND([.$A67]&gt;=[.D$4];[.$A67]&lt;[.D$6]);[.$A67];&quot;&quot;)">
            <text:p/>
          </table:table-cell>
          <table:table-cell table:formula="of:=IF(AND([.$A67]&gt;=[.E$4];[.$A67]&lt;[.E$6]);[.$A6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8]&gt;=[.B$4];[.$A68]&lt;[.B$6]);[.$A68];&quot;&quot;)">
            <text:p/>
          </table:table-cell>
          <table:table-cell table:formula="of:=IF(AND([.$A68]&gt;=[.C$4];[.$A68]&lt;[.C$6]);[.$A68];&quot;&quot;)">
            <text:p/>
          </table:table-cell>
          <table:table-cell table:formula="of:=IF(AND([.$A68]&gt;=[.D$4];[.$A68]&lt;[.D$6]);[.$A68];&quot;&quot;)">
            <text:p/>
          </table:table-cell>
          <table:table-cell table:formula="of:=IF(AND([.$A68]&gt;=[.E$4];[.$A68]&lt;[.E$6]);[.$A6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9]&gt;=[.B$4];[.$A69]&lt;[.B$6]);[.$A69];&quot;&quot;)">
            <text:p/>
          </table:table-cell>
          <table:table-cell table:formula="of:=IF(AND([.$A69]&gt;=[.C$4];[.$A69]&lt;[.C$6]);[.$A69];&quot;&quot;)">
            <text:p/>
          </table:table-cell>
          <table:table-cell table:formula="of:=IF(AND([.$A69]&gt;=[.D$4];[.$A69]&lt;[.D$6]);[.$A69];&quot;&quot;)">
            <text:p/>
          </table:table-cell>
          <table:table-cell table:formula="of:=IF(AND([.$A69]&gt;=[.E$4];[.$A69]&lt;[.E$6]);[.$A6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0]&gt;=[.B$4];[.$A70]&lt;[.B$6]);[.$A70];&quot;&quot;)">
            <text:p/>
          </table:table-cell>
          <table:table-cell table:formula="of:=IF(AND([.$A70]&gt;=[.C$4];[.$A70]&lt;[.C$6]);[.$A70];&quot;&quot;)">
            <text:p/>
          </table:table-cell>
          <table:table-cell table:formula="of:=IF(AND([.$A70]&gt;=[.D$4];[.$A70]&lt;[.D$6]);[.$A70];&quot;&quot;)">
            <text:p/>
          </table:table-cell>
          <table:table-cell table:formula="of:=IF(AND([.$A70]&gt;=[.E$4];[.$A70]&lt;[.E$6]);[.$A7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71]&gt;=[.B$4];[.$A71]&lt;[.B$6]);[.$A71];&quot;&quot;)" office:value-type="float" office:value="375" calcext:value-type="float">
            <text:p>375</text:p>
          </table:table-cell>
          <table:table-cell table:formula="of:=IF(AND([.$A71]&gt;=[.C$4];[.$A71]&lt;[.C$6]);[.$A71];&quot;&quot;)">
            <text:p/>
          </table:table-cell>
          <table:table-cell table:formula="of:=IF(AND([.$A71]&gt;=[.D$4];[.$A71]&lt;[.D$6]);[.$A71];&quot;&quot;)">
            <text:p/>
          </table:table-cell>
          <table:table-cell table:formula="of:=IF(AND([.$A71]&gt;=[.E$4];[.$A71]&lt;[.E$6]);[.$A71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72]&gt;=[.B$4];[.$A72]&lt;[.B$6]);[.$A72];&quot;&quot;)" office:value-type="float" office:value="375" calcext:value-type="float">
            <text:p>375</text:p>
          </table:table-cell>
          <table:table-cell table:formula="of:=IF(AND([.$A72]&gt;=[.C$4];[.$A72]&lt;[.C$6]);[.$A72];&quot;&quot;)">
            <text:p/>
          </table:table-cell>
          <table:table-cell table:formula="of:=IF(AND([.$A72]&gt;=[.D$4];[.$A72]&lt;[.D$6]);[.$A72];&quot;&quot;)">
            <text:p/>
          </table:table-cell>
          <table:table-cell table:formula="of:=IF(AND([.$A72]&gt;=[.E$4];[.$A72]&lt;[.E$6]);[.$A72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73]&gt;=[.B$4];[.$A73]&lt;[.B$6]);[.$A73];&quot;&quot;)" office:value-type="float" office:value="375" calcext:value-type="float">
            <text:p>375</text:p>
          </table:table-cell>
          <table:table-cell table:formula="of:=IF(AND([.$A73]&gt;=[.C$4];[.$A73]&lt;[.C$6]);[.$A73];&quot;&quot;)">
            <text:p/>
          </table:table-cell>
          <table:table-cell table:formula="of:=IF(AND([.$A73]&gt;=[.D$4];[.$A73]&lt;[.D$6]);[.$A73];&quot;&quot;)">
            <text:p/>
          </table:table-cell>
          <table:table-cell table:formula="of:=IF(AND([.$A73]&gt;=[.E$4];[.$A73]&lt;[.E$6]);[.$A73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74]&gt;=[.B$4];[.$A74]&lt;[.B$6]);[.$A74];&quot;&quot;)" office:value-type="float" office:value="374" calcext:value-type="float">
            <text:p>374</text:p>
          </table:table-cell>
          <table:table-cell table:formula="of:=IF(AND([.$A74]&gt;=[.C$4];[.$A74]&lt;[.C$6]);[.$A74];&quot;&quot;)">
            <text:p/>
          </table:table-cell>
          <table:table-cell table:formula="of:=IF(AND([.$A74]&gt;=[.D$4];[.$A74]&lt;[.D$6]);[.$A74];&quot;&quot;)">
            <text:p/>
          </table:table-cell>
          <table:table-cell table:formula="of:=IF(AND([.$A74]&gt;=[.E$4];[.$A74]&lt;[.E$6]);[.$A74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75]&gt;=[.B$4];[.$A75]&lt;[.B$6]);[.$A75];&quot;&quot;)">
            <text:p/>
          </table:table-cell>
          <table:table-cell table:style-name="Default" table:formula="of:=IF(AND([.$A75]&gt;=[.C$4];[.$A75]&lt;[.C$6]);[.$A75];&quot;&quot;)" office:value-type="float" office:value="259" calcext:value-type="float">
            <text:p>259</text:p>
          </table:table-cell>
          <table:table-cell table:formula="of:=IF(AND([.$A75]&gt;=[.D$4];[.$A75]&lt;[.D$6]);[.$A75];&quot;&quot;)">
            <text:p/>
          </table:table-cell>
          <table:table-cell table:formula="of:=IF(AND([.$A75]&gt;=[.E$4];[.$A75]&lt;[.E$6]);[.$A75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76]&gt;=[.B$4];[.$A76]&lt;[.B$6]);[.$A76];&quot;&quot;)">
            <text:p/>
          </table:table-cell>
          <table:table-cell table:style-name="Default" table:formula="of:=IF(AND([.$A76]&gt;=[.C$4];[.$A76]&lt;[.C$6]);[.$A76];&quot;&quot;)" office:value-type="float" office:value="259" calcext:value-type="float">
            <text:p>259</text:p>
          </table:table-cell>
          <table:table-cell table:formula="of:=IF(AND([.$A76]&gt;=[.D$4];[.$A76]&lt;[.D$6]);[.$A76];&quot;&quot;)">
            <text:p/>
          </table:table-cell>
          <table:table-cell table:formula="of:=IF(AND([.$A76]&gt;=[.E$4];[.$A76]&lt;[.E$6]);[.$A76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77]&gt;=[.B$4];[.$A77]&lt;[.B$6]);[.$A77];&quot;&quot;)">
            <text:p/>
          </table:table-cell>
          <table:table-cell table:style-name="Default" table:formula="of:=IF(AND([.$A77]&gt;=[.C$4];[.$A77]&lt;[.C$6]);[.$A77];&quot;&quot;)" office:value-type="float" office:value="259" calcext:value-type="float">
            <text:p>259</text:p>
          </table:table-cell>
          <table:table-cell table:formula="of:=IF(AND([.$A77]&gt;=[.D$4];[.$A77]&lt;[.D$6]);[.$A77];&quot;&quot;)">
            <text:p/>
          </table:table-cell>
          <table:table-cell table:formula="of:=IF(AND([.$A77]&gt;=[.E$4];[.$A77]&lt;[.E$6]);[.$A77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78]&gt;=[.B$4];[.$A78]&lt;[.B$6]);[.$A78];&quot;&quot;)">
            <text:p/>
          </table:table-cell>
          <table:table-cell table:formula="of:=IF(AND([.$A78]&gt;=[.C$4];[.$A78]&lt;[.C$6]);[.$A78];&quot;&quot;)">
            <text:p/>
          </table:table-cell>
          <table:table-cell table:formula="of:=IF(AND([.$A78]&gt;=[.D$4];[.$A78]&lt;[.D$6]);[.$A78];&quot;&quot;)" office:value-type="float" office:value="133" calcext:value-type="float">
            <text:p>133</text:p>
          </table:table-cell>
          <table:table-cell table:formula="of:=IF(AND([.$A78]&gt;=[.E$4];[.$A78]&lt;[.E$6]);[.$A78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79]&gt;=[.B$4];[.$A79]&lt;[.B$6]);[.$A79];&quot;&quot;)">
            <text:p/>
          </table:table-cell>
          <table:table-cell table:formula="of:=IF(AND([.$A79]&gt;=[.C$4];[.$A79]&lt;[.C$6]);[.$A79];&quot;&quot;)">
            <text:p/>
          </table:table-cell>
          <table:table-cell table:formula="of:=IF(AND([.$A79]&gt;=[.D$4];[.$A79]&lt;[.D$6]);[.$A79];&quot;&quot;)" office:value-type="float" office:value="133" calcext:value-type="float">
            <text:p>133</text:p>
          </table:table-cell>
          <table:table-cell table:formula="of:=IF(AND([.$A79]&gt;=[.E$4];[.$A79]&lt;[.E$6]);[.$A79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80]&gt;=[.B$4];[.$A80]&lt;[.B$6]);[.$A80];&quot;&quot;)">
            <text:p/>
          </table:table-cell>
          <table:table-cell table:formula="of:=IF(AND([.$A80]&gt;=[.C$4];[.$A80]&lt;[.C$6]);[.$A80];&quot;&quot;)">
            <text:p/>
          </table:table-cell>
          <table:table-cell table:formula="of:=IF(AND([.$A80]&gt;=[.D$4];[.$A80]&lt;[.D$6]);[.$A80];&quot;&quot;)" office:value-type="float" office:value="133" calcext:value-type="float">
            <text:p>133</text:p>
          </table:table-cell>
          <table:table-cell table:formula="of:=IF(AND([.$A80]&gt;=[.E$4];[.$A80]&lt;[.E$6]);[.$A80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81]&gt;=[.B$4];[.$A81]&lt;[.B$6]);[.$A81];&quot;&quot;)">
            <text:p/>
          </table:table-cell>
          <table:table-cell table:formula="of:=IF(AND([.$A81]&gt;=[.C$4];[.$A81]&lt;[.C$6]);[.$A81];&quot;&quot;)">
            <text:p/>
          </table:table-cell>
          <table:table-cell table:formula="of:=IF(AND([.$A81]&gt;=[.D$4];[.$A81]&lt;[.D$6]);[.$A81];&quot;&quot;)" office:value-type="float" office:value="133" calcext:value-type="float">
            <text:p>133</text:p>
          </table:table-cell>
          <table:table-cell table:formula="of:=IF(AND([.$A81]&gt;=[.E$4];[.$A81]&lt;[.E$6]);[.$A81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2]&gt;=[.B$4];[.$A82]&lt;[.B$6]);[.$A82];&quot;&quot;)">
            <text:p/>
          </table:table-cell>
          <table:table-cell table:formula="of:=IF(AND([.$A82]&gt;=[.C$4];[.$A82]&lt;[.C$6]);[.$A82];&quot;&quot;)">
            <text:p/>
          </table:table-cell>
          <table:table-cell table:formula="of:=IF(AND([.$A82]&gt;=[.D$4];[.$A82]&lt;[.D$6]);[.$A82];&quot;&quot;)">
            <text:p/>
          </table:table-cell>
          <table:table-cell table:formula="of:=IF(AND([.$A82]&gt;=[.E$4];[.$A82]&lt;[.E$6]);[.$A8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3]&gt;=[.B$4];[.$A83]&lt;[.B$6]);[.$A83];&quot;&quot;)">
            <text:p/>
          </table:table-cell>
          <table:table-cell table:formula="of:=IF(AND([.$A83]&gt;=[.C$4];[.$A83]&lt;[.C$6]);[.$A83];&quot;&quot;)">
            <text:p/>
          </table:table-cell>
          <table:table-cell table:formula="of:=IF(AND([.$A83]&gt;=[.D$4];[.$A83]&lt;[.D$6]);[.$A83];&quot;&quot;)">
            <text:p/>
          </table:table-cell>
          <table:table-cell table:formula="of:=IF(AND([.$A83]&gt;=[.E$4];[.$A83]&lt;[.E$6]);[.$A8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4]&gt;=[.B$4];[.$A84]&lt;[.B$6]);[.$A84];&quot;&quot;)">
            <text:p/>
          </table:table-cell>
          <table:table-cell table:formula="of:=IF(AND([.$A84]&gt;=[.C$4];[.$A84]&lt;[.C$6]);[.$A84];&quot;&quot;)">
            <text:p/>
          </table:table-cell>
          <table:table-cell table:formula="of:=IF(AND([.$A84]&gt;=[.D$4];[.$A84]&lt;[.D$6]);[.$A84];&quot;&quot;)">
            <text:p/>
          </table:table-cell>
          <table:table-cell table:formula="of:=IF(AND([.$A84]&gt;=[.E$4];[.$A84]&lt;[.E$6]);[.$A8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5]&gt;=[.B$4];[.$A85]&lt;[.B$6]);[.$A85];&quot;&quot;)">
            <text:p/>
          </table:table-cell>
          <table:table-cell table:formula="of:=IF(AND([.$A85]&gt;=[.C$4];[.$A85]&lt;[.C$6]);[.$A85];&quot;&quot;)">
            <text:p/>
          </table:table-cell>
          <table:table-cell table:formula="of:=IF(AND([.$A85]&gt;=[.D$4];[.$A85]&lt;[.D$6]);[.$A85];&quot;&quot;)">
            <text:p/>
          </table:table-cell>
          <table:table-cell table:formula="of:=IF(AND([.$A85]&gt;=[.E$4];[.$A85]&lt;[.E$6]);[.$A8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6]&gt;=[.B$4];[.$A86]&lt;[.B$6]);[.$A86];&quot;&quot;)">
            <text:p/>
          </table:table-cell>
          <table:table-cell table:formula="of:=IF(AND([.$A86]&gt;=[.C$4];[.$A86]&lt;[.C$6]);[.$A86];&quot;&quot;)">
            <text:p/>
          </table:table-cell>
          <table:table-cell table:formula="of:=IF(AND([.$A86]&gt;=[.D$4];[.$A86]&lt;[.D$6]);[.$A86];&quot;&quot;)">
            <text:p/>
          </table:table-cell>
          <table:table-cell table:formula="of:=IF(AND([.$A86]&gt;=[.E$4];[.$A86]&lt;[.E$6]);[.$A8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7]&gt;=[.B$4];[.$A87]&lt;[.B$6]);[.$A87];&quot;&quot;)">
            <text:p/>
          </table:table-cell>
          <table:table-cell table:formula="of:=IF(AND([.$A87]&gt;=[.C$4];[.$A87]&lt;[.C$6]);[.$A87];&quot;&quot;)">
            <text:p/>
          </table:table-cell>
          <table:table-cell table:formula="of:=IF(AND([.$A87]&gt;=[.D$4];[.$A87]&lt;[.D$6]);[.$A87];&quot;&quot;)">
            <text:p/>
          </table:table-cell>
          <table:table-cell table:formula="of:=IF(AND([.$A87]&gt;=[.E$4];[.$A87]&lt;[.E$6]);[.$A8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8]&gt;=[.B$4];[.$A88]&lt;[.B$6]);[.$A88];&quot;&quot;)">
            <text:p/>
          </table:table-cell>
          <table:table-cell table:formula="of:=IF(AND([.$A88]&gt;=[.C$4];[.$A88]&lt;[.C$6]);[.$A88];&quot;&quot;)">
            <text:p/>
          </table:table-cell>
          <table:table-cell table:formula="of:=IF(AND([.$A88]&gt;=[.D$4];[.$A88]&lt;[.D$6]);[.$A88];&quot;&quot;)">
            <text:p/>
          </table:table-cell>
          <table:table-cell table:formula="of:=IF(AND([.$A88]&gt;=[.E$4];[.$A88]&lt;[.E$6]);[.$A8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9]&gt;=[.B$4];[.$A89]&lt;[.B$6]);[.$A89];&quot;&quot;)">
            <text:p/>
          </table:table-cell>
          <table:table-cell table:formula="of:=IF(AND([.$A89]&gt;=[.C$4];[.$A89]&lt;[.C$6]);[.$A89];&quot;&quot;)">
            <text:p/>
          </table:table-cell>
          <table:table-cell table:formula="of:=IF(AND([.$A89]&gt;=[.D$4];[.$A89]&lt;[.D$6]);[.$A89];&quot;&quot;)">
            <text:p/>
          </table:table-cell>
          <table:table-cell table:formula="of:=IF(AND([.$A89]&gt;=[.E$4];[.$A89]&lt;[.E$6]);[.$A8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90]&gt;=[.B$4];[.$A90]&lt;[.B$6]);[.$A90];&quot;&quot;)" office:value-type="float" office:value="375" calcext:value-type="float">
            <text:p>375</text:p>
          </table:table-cell>
          <table:table-cell table:formula="of:=IF(AND([.$A90]&gt;=[.C$4];[.$A90]&lt;[.C$6]);[.$A90];&quot;&quot;)">
            <text:p/>
          </table:table-cell>
          <table:table-cell table:formula="of:=IF(AND([.$A90]&gt;=[.D$4];[.$A90]&lt;[.D$6]);[.$A90];&quot;&quot;)">
            <text:p/>
          </table:table-cell>
          <table:table-cell table:formula="of:=IF(AND([.$A90]&gt;=[.E$4];[.$A90]&lt;[.E$6]);[.$A90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91]&gt;=[.B$4];[.$A91]&lt;[.B$6]);[.$A91];&quot;&quot;)" office:value-type="float" office:value="375" calcext:value-type="float">
            <text:p>375</text:p>
          </table:table-cell>
          <table:table-cell table:formula="of:=IF(AND([.$A91]&gt;=[.C$4];[.$A91]&lt;[.C$6]);[.$A91];&quot;&quot;)">
            <text:p/>
          </table:table-cell>
          <table:table-cell table:formula="of:=IF(AND([.$A91]&gt;=[.D$4];[.$A91]&lt;[.D$6]);[.$A91];&quot;&quot;)">
            <text:p/>
          </table:table-cell>
          <table:table-cell table:formula="of:=IF(AND([.$A91]&gt;=[.E$4];[.$A91]&lt;[.E$6]);[.$A91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92]&gt;=[.B$4];[.$A92]&lt;[.B$6]);[.$A92];&quot;&quot;)" office:value-type="float" office:value="374" calcext:value-type="float">
            <text:p>374</text:p>
          </table:table-cell>
          <table:table-cell table:formula="of:=IF(AND([.$A92]&gt;=[.C$4];[.$A92]&lt;[.C$6]);[.$A92];&quot;&quot;)">
            <text:p/>
          </table:table-cell>
          <table:table-cell table:formula="of:=IF(AND([.$A92]&gt;=[.D$4];[.$A92]&lt;[.D$6]);[.$A92];&quot;&quot;)">
            <text:p/>
          </table:table-cell>
          <table:table-cell table:formula="of:=IF(AND([.$A92]&gt;=[.E$4];[.$A92]&lt;[.E$6]);[.$A92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93]&gt;=[.B$4];[.$A93]&lt;[.B$6]);[.$A93];&quot;&quot;)" office:value-type="float" office:value="374" calcext:value-type="float">
            <text:p>374</text:p>
          </table:table-cell>
          <table:table-cell table:formula="of:=IF(AND([.$A93]&gt;=[.C$4];[.$A93]&lt;[.C$6]);[.$A93];&quot;&quot;)">
            <text:p/>
          </table:table-cell>
          <table:table-cell table:formula="of:=IF(AND([.$A93]&gt;=[.D$4];[.$A93]&lt;[.D$6]);[.$A93];&quot;&quot;)">
            <text:p/>
          </table:table-cell>
          <table:table-cell table:formula="of:=IF(AND([.$A93]&gt;=[.E$4];[.$A93]&lt;[.E$6]);[.$A93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94]&gt;=[.B$4];[.$A94]&lt;[.B$6]);[.$A94];&quot;&quot;)">
            <text:p/>
          </table:table-cell>
          <table:table-cell table:style-name="Default" table:formula="of:=IF(AND([.$A94]&gt;=[.C$4];[.$A94]&lt;[.C$6]);[.$A94];&quot;&quot;)" office:value-type="float" office:value="259" calcext:value-type="float">
            <text:p>259</text:p>
          </table:table-cell>
          <table:table-cell table:formula="of:=IF(AND([.$A94]&gt;=[.D$4];[.$A94]&lt;[.D$6]);[.$A94];&quot;&quot;)">
            <text:p/>
          </table:table-cell>
          <table:table-cell table:formula="of:=IF(AND([.$A94]&gt;=[.E$4];[.$A94]&lt;[.E$6]);[.$A94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95]&gt;=[.B$4];[.$A95]&lt;[.B$6]);[.$A95];&quot;&quot;)">
            <text:p/>
          </table:table-cell>
          <table:table-cell table:style-name="Default" table:formula="of:=IF(AND([.$A95]&gt;=[.C$4];[.$A95]&lt;[.C$6]);[.$A95];&quot;&quot;)" office:value-type="float" office:value="259" calcext:value-type="float">
            <text:p>259</text:p>
          </table:table-cell>
          <table:table-cell table:formula="of:=IF(AND([.$A95]&gt;=[.D$4];[.$A95]&lt;[.D$6]);[.$A95];&quot;&quot;)">
            <text:p/>
          </table:table-cell>
          <table:table-cell table:formula="of:=IF(AND([.$A95]&gt;=[.E$4];[.$A95]&lt;[.E$6]);[.$A95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96]&gt;=[.B$4];[.$A96]&lt;[.B$6]);[.$A96];&quot;&quot;)">
            <text:p/>
          </table:table-cell>
          <table:table-cell table:style-name="Default" table:formula="of:=IF(AND([.$A96]&gt;=[.C$4];[.$A96]&lt;[.C$6]);[.$A96];&quot;&quot;)" office:value-type="float" office:value="259" calcext:value-type="float">
            <text:p>259</text:p>
          </table:table-cell>
          <table:table-cell table:formula="of:=IF(AND([.$A96]&gt;=[.D$4];[.$A96]&lt;[.D$6]);[.$A96];&quot;&quot;)">
            <text:p/>
          </table:table-cell>
          <table:table-cell table:formula="of:=IF(AND([.$A96]&gt;=[.E$4];[.$A96]&lt;[.E$6]);[.$A96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97]&gt;=[.B$4];[.$A97]&lt;[.B$6]);[.$A97];&quot;&quot;)">
            <text:p/>
          </table:table-cell>
          <table:table-cell table:style-name="Default" table:formula="of:=IF(AND([.$A97]&gt;=[.C$4];[.$A97]&lt;[.C$6]);[.$A97];&quot;&quot;)" office:value-type="float" office:value="259" calcext:value-type="float">
            <text:p>259</text:p>
          </table:table-cell>
          <table:table-cell table:formula="of:=IF(AND([.$A97]&gt;=[.D$4];[.$A97]&lt;[.D$6]);[.$A97];&quot;&quot;)">
            <text:p/>
          </table:table-cell>
          <table:table-cell table:formula="of:=IF(AND([.$A97]&gt;=[.E$4];[.$A97]&lt;[.E$6]);[.$A97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98]&gt;=[.B$4];[.$A98]&lt;[.B$6]);[.$A98];&quot;&quot;)">
            <text:p/>
          </table:table-cell>
          <table:table-cell table:formula="of:=IF(AND([.$A98]&gt;=[.C$4];[.$A98]&lt;[.C$6]);[.$A98];&quot;&quot;)">
            <text:p/>
          </table:table-cell>
          <table:table-cell table:formula="of:=IF(AND([.$A98]&gt;=[.D$4];[.$A98]&lt;[.D$6]);[.$A98];&quot;&quot;)" office:value-type="float" office:value="133" calcext:value-type="float">
            <text:p>133</text:p>
          </table:table-cell>
          <table:table-cell table:formula="of:=IF(AND([.$A98]&gt;=[.E$4];[.$A98]&lt;[.E$6]);[.$A98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99]&gt;=[.B$4];[.$A99]&lt;[.B$6]);[.$A99];&quot;&quot;)">
            <text:p/>
          </table:table-cell>
          <table:table-cell table:formula="of:=IF(AND([.$A99]&gt;=[.C$4];[.$A99]&lt;[.C$6]);[.$A99];&quot;&quot;)">
            <text:p/>
          </table:table-cell>
          <table:table-cell table:formula="of:=IF(AND([.$A99]&gt;=[.D$4];[.$A99]&lt;[.D$6]);[.$A99];&quot;&quot;)" office:value-type="float" office:value="133" calcext:value-type="float">
            <text:p>133</text:p>
          </table:table-cell>
          <table:table-cell table:formula="of:=IF(AND([.$A99]&gt;=[.E$4];[.$A99]&lt;[.E$6]);[.$A99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100]&gt;=[.B$4];[.$A100]&lt;[.B$6]);[.$A100];&quot;&quot;)">
            <text:p/>
          </table:table-cell>
          <table:table-cell table:formula="of:=IF(AND([.$A100]&gt;=[.C$4];[.$A100]&lt;[.C$6]);[.$A100];&quot;&quot;)">
            <text:p/>
          </table:table-cell>
          <table:table-cell table:formula="of:=IF(AND([.$A100]&gt;=[.D$4];[.$A100]&lt;[.D$6]);[.$A100];&quot;&quot;)" office:value-type="float" office:value="133" calcext:value-type="float">
            <text:p>133</text:p>
          </table:table-cell>
          <table:table-cell table:formula="of:=IF(AND([.$A100]&gt;=[.E$4];[.$A100]&lt;[.E$6]);[.$A100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01]&gt;=[.B$4];[.$A101]&lt;[.B$6]);[.$A101];&quot;&quot;)">
            <text:p/>
          </table:table-cell>
          <table:table-cell table:formula="of:=IF(AND([.$A101]&gt;=[.C$4];[.$A101]&lt;[.C$6]);[.$A101];&quot;&quot;)">
            <text:p/>
          </table:table-cell>
          <table:table-cell table:formula="of:=IF(AND([.$A101]&gt;=[.D$4];[.$A101]&lt;[.D$6]);[.$A101];&quot;&quot;)">
            <text:p/>
          </table:table-cell>
          <table:table-cell table:formula="of:=IF(AND([.$A101]&gt;=[.E$4];[.$A101]&lt;[.E$6]);[.$A10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02]&gt;=[.B$4];[.$A102]&lt;[.B$6]);[.$A102];&quot;&quot;)">
            <text:p/>
          </table:table-cell>
          <table:table-cell table:formula="of:=IF(AND([.$A102]&gt;=[.C$4];[.$A102]&lt;[.C$6]);[.$A102];&quot;&quot;)">
            <text:p/>
          </table:table-cell>
          <table:table-cell table:formula="of:=IF(AND([.$A102]&gt;=[.D$4];[.$A102]&lt;[.D$6]);[.$A102];&quot;&quot;)">
            <text:p/>
          </table:table-cell>
          <table:table-cell table:formula="of:=IF(AND([.$A102]&gt;=[.E$4];[.$A102]&lt;[.E$6]);[.$A10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03]&gt;=[.B$4];[.$A103]&lt;[.B$6]);[.$A103];&quot;&quot;)">
            <text:p/>
          </table:table-cell>
          <table:table-cell table:formula="of:=IF(AND([.$A103]&gt;=[.C$4];[.$A103]&lt;[.C$6]);[.$A103];&quot;&quot;)">
            <text:p/>
          </table:table-cell>
          <table:table-cell table:formula="of:=IF(AND([.$A103]&gt;=[.D$4];[.$A103]&lt;[.D$6]);[.$A103];&quot;&quot;)">
            <text:p/>
          </table:table-cell>
          <table:table-cell table:formula="of:=IF(AND([.$A103]&gt;=[.E$4];[.$A103]&lt;[.E$6]);[.$A10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04]&gt;=[.B$4];[.$A104]&lt;[.B$6]);[.$A104];&quot;&quot;)">
            <text:p/>
          </table:table-cell>
          <table:table-cell table:formula="of:=IF(AND([.$A104]&gt;=[.C$4];[.$A104]&lt;[.C$6]);[.$A104];&quot;&quot;)">
            <text:p/>
          </table:table-cell>
          <table:table-cell table:formula="of:=IF(AND([.$A104]&gt;=[.D$4];[.$A104]&lt;[.D$6]);[.$A104];&quot;&quot;)">
            <text:p/>
          </table:table-cell>
          <table:table-cell table:formula="of:=IF(AND([.$A104]&gt;=[.E$4];[.$A104]&lt;[.E$6]);[.$A10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05]&gt;=[.B$4];[.$A105]&lt;[.B$6]);[.$A105];&quot;&quot;)">
            <text:p/>
          </table:table-cell>
          <table:table-cell table:formula="of:=IF(AND([.$A105]&gt;=[.C$4];[.$A105]&lt;[.C$6]);[.$A105];&quot;&quot;)">
            <text:p/>
          </table:table-cell>
          <table:table-cell table:formula="of:=IF(AND([.$A105]&gt;=[.D$4];[.$A105]&lt;[.D$6]);[.$A105];&quot;&quot;)">
            <text:p/>
          </table:table-cell>
          <table:table-cell table:formula="of:=IF(AND([.$A105]&gt;=[.E$4];[.$A105]&lt;[.E$6]);[.$A10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06]&gt;=[.B$4];[.$A106]&lt;[.B$6]);[.$A106];&quot;&quot;)">
            <text:p/>
          </table:table-cell>
          <table:table-cell table:formula="of:=IF(AND([.$A106]&gt;=[.C$4];[.$A106]&lt;[.C$6]);[.$A106];&quot;&quot;)">
            <text:p/>
          </table:table-cell>
          <table:table-cell table:formula="of:=IF(AND([.$A106]&gt;=[.D$4];[.$A106]&lt;[.D$6]);[.$A106];&quot;&quot;)">
            <text:p/>
          </table:table-cell>
          <table:table-cell table:formula="of:=IF(AND([.$A106]&gt;=[.E$4];[.$A106]&lt;[.E$6]);[.$A10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07]&gt;=[.B$4];[.$A107]&lt;[.B$6]);[.$A107];&quot;&quot;)">
            <text:p/>
          </table:table-cell>
          <table:table-cell table:formula="of:=IF(AND([.$A107]&gt;=[.C$4];[.$A107]&lt;[.C$6]);[.$A107];&quot;&quot;)">
            <text:p/>
          </table:table-cell>
          <table:table-cell table:formula="of:=IF(AND([.$A107]&gt;=[.D$4];[.$A107]&lt;[.D$6]);[.$A107];&quot;&quot;)">
            <text:p/>
          </table:table-cell>
          <table:table-cell table:formula="of:=IF(AND([.$A107]&gt;=[.E$4];[.$A107]&lt;[.E$6]);[.$A10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08]&gt;=[.B$4];[.$A108]&lt;[.B$6]);[.$A108];&quot;&quot;)">
            <text:p/>
          </table:table-cell>
          <table:table-cell table:formula="of:=IF(AND([.$A108]&gt;=[.C$4];[.$A108]&lt;[.C$6]);[.$A108];&quot;&quot;)">
            <text:p/>
          </table:table-cell>
          <table:table-cell table:formula="of:=IF(AND([.$A108]&gt;=[.D$4];[.$A108]&lt;[.D$6]);[.$A108];&quot;&quot;)">
            <text:p/>
          </table:table-cell>
          <table:table-cell table:formula="of:=IF(AND([.$A108]&gt;=[.E$4];[.$A108]&lt;[.E$6]);[.$A10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09]&gt;=[.B$4];[.$A109]&lt;[.B$6]);[.$A109];&quot;&quot;)">
            <text:p/>
          </table:table-cell>
          <table:table-cell table:formula="of:=IF(AND([.$A109]&gt;=[.C$4];[.$A109]&lt;[.C$6]);[.$A109];&quot;&quot;)">
            <text:p/>
          </table:table-cell>
          <table:table-cell table:formula="of:=IF(AND([.$A109]&gt;=[.D$4];[.$A109]&lt;[.D$6]);[.$A109];&quot;&quot;)">
            <text:p/>
          </table:table-cell>
          <table:table-cell table:formula="of:=IF(AND([.$A109]&gt;=[.E$4];[.$A109]&lt;[.E$6]);[.$A10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110]&gt;=[.B$4];[.$A110]&lt;[.B$6]);[.$A110];&quot;&quot;)" office:value-type="float" office:value="375" calcext:value-type="float">
            <text:p>375</text:p>
          </table:table-cell>
          <table:table-cell table:formula="of:=IF(AND([.$A110]&gt;=[.C$4];[.$A110]&lt;[.C$6]);[.$A110];&quot;&quot;)">
            <text:p/>
          </table:table-cell>
          <table:table-cell table:formula="of:=IF(AND([.$A110]&gt;=[.D$4];[.$A110]&lt;[.D$6]);[.$A110];&quot;&quot;)">
            <text:p/>
          </table:table-cell>
          <table:table-cell table:formula="of:=IF(AND([.$A110]&gt;=[.E$4];[.$A110]&lt;[.E$6]);[.$A110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111]&gt;=[.B$4];[.$A111]&lt;[.B$6]);[.$A111];&quot;&quot;)" office:value-type="float" office:value="375" calcext:value-type="float">
            <text:p>375</text:p>
          </table:table-cell>
          <table:table-cell table:formula="of:=IF(AND([.$A111]&gt;=[.C$4];[.$A111]&lt;[.C$6]);[.$A111];&quot;&quot;)">
            <text:p/>
          </table:table-cell>
          <table:table-cell table:formula="of:=IF(AND([.$A111]&gt;=[.D$4];[.$A111]&lt;[.D$6]);[.$A111];&quot;&quot;)">
            <text:p/>
          </table:table-cell>
          <table:table-cell table:formula="of:=IF(AND([.$A111]&gt;=[.E$4];[.$A111]&lt;[.E$6]);[.$A111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112]&gt;=[.B$4];[.$A112]&lt;[.B$6]);[.$A112];&quot;&quot;)" office:value-type="float" office:value="374" calcext:value-type="float">
            <text:p>374</text:p>
          </table:table-cell>
          <table:table-cell table:formula="of:=IF(AND([.$A112]&gt;=[.C$4];[.$A112]&lt;[.C$6]);[.$A112];&quot;&quot;)">
            <text:p/>
          </table:table-cell>
          <table:table-cell table:formula="of:=IF(AND([.$A112]&gt;=[.D$4];[.$A112]&lt;[.D$6]);[.$A112];&quot;&quot;)">
            <text:p/>
          </table:table-cell>
          <table:table-cell table:formula="of:=IF(AND([.$A112]&gt;=[.E$4];[.$A112]&lt;[.E$6]);[.$A112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113]&gt;=[.B$4];[.$A113]&lt;[.B$6]);[.$A113];&quot;&quot;)">
            <text:p/>
          </table:table-cell>
          <table:table-cell table:style-name="Default" table:formula="of:=IF(AND([.$A113]&gt;=[.C$4];[.$A113]&lt;[.C$6]);[.$A113];&quot;&quot;)" office:value-type="float" office:value="259" calcext:value-type="float">
            <text:p>259</text:p>
          </table:table-cell>
          <table:table-cell table:formula="of:=IF(AND([.$A113]&gt;=[.D$4];[.$A113]&lt;[.D$6]);[.$A113];&quot;&quot;)">
            <text:p/>
          </table:table-cell>
          <table:table-cell table:formula="of:=IF(AND([.$A113]&gt;=[.E$4];[.$A113]&lt;[.E$6]);[.$A113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114]&gt;=[.B$4];[.$A114]&lt;[.B$6]);[.$A114];&quot;&quot;)">
            <text:p/>
          </table:table-cell>
          <table:table-cell table:style-name="Default" table:formula="of:=IF(AND([.$A114]&gt;=[.C$4];[.$A114]&lt;[.C$6]);[.$A114];&quot;&quot;)" office:value-type="float" office:value="259" calcext:value-type="float">
            <text:p>259</text:p>
          </table:table-cell>
          <table:table-cell table:formula="of:=IF(AND([.$A114]&gt;=[.D$4];[.$A114]&lt;[.D$6]);[.$A114];&quot;&quot;)">
            <text:p/>
          </table:table-cell>
          <table:table-cell table:formula="of:=IF(AND([.$A114]&gt;=[.E$4];[.$A114]&lt;[.E$6]);[.$A114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115]&gt;=[.B$4];[.$A115]&lt;[.B$6]);[.$A115];&quot;&quot;)">
            <text:p/>
          </table:table-cell>
          <table:table-cell table:style-name="Default" table:formula="of:=IF(AND([.$A115]&gt;=[.C$4];[.$A115]&lt;[.C$6]);[.$A115];&quot;&quot;)" office:value-type="float" office:value="259" calcext:value-type="float">
            <text:p>259</text:p>
          </table:table-cell>
          <table:table-cell table:formula="of:=IF(AND([.$A115]&gt;=[.D$4];[.$A115]&lt;[.D$6]);[.$A115];&quot;&quot;)">
            <text:p/>
          </table:table-cell>
          <table:table-cell table:formula="of:=IF(AND([.$A115]&gt;=[.E$4];[.$A115]&lt;[.E$6]);[.$A115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116]&gt;=[.B$4];[.$A116]&lt;[.B$6]);[.$A116];&quot;&quot;)">
            <text:p/>
          </table:table-cell>
          <table:table-cell table:style-name="Default" table:formula="of:=IF(AND([.$A116]&gt;=[.C$4];[.$A116]&lt;[.C$6]);[.$A116];&quot;&quot;)" office:value-type="float" office:value="259" calcext:value-type="float">
            <text:p>259</text:p>
          </table:table-cell>
          <table:table-cell table:formula="of:=IF(AND([.$A116]&gt;=[.D$4];[.$A116]&lt;[.D$6]);[.$A116];&quot;&quot;)">
            <text:p/>
          </table:table-cell>
          <table:table-cell table:formula="of:=IF(AND([.$A116]&gt;=[.E$4];[.$A116]&lt;[.E$6]);[.$A116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117]&gt;=[.B$4];[.$A117]&lt;[.B$6]);[.$A117];&quot;&quot;)">
            <text:p/>
          </table:table-cell>
          <table:table-cell table:formula="of:=IF(AND([.$A117]&gt;=[.C$4];[.$A117]&lt;[.C$6]);[.$A117];&quot;&quot;)">
            <text:p/>
          </table:table-cell>
          <table:table-cell table:formula="of:=IF(AND([.$A117]&gt;=[.D$4];[.$A117]&lt;[.D$6]);[.$A117];&quot;&quot;)" office:value-type="float" office:value="133" calcext:value-type="float">
            <text:p>133</text:p>
          </table:table-cell>
          <table:table-cell table:formula="of:=IF(AND([.$A117]&gt;=[.E$4];[.$A117]&lt;[.E$6]);[.$A117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118]&gt;=[.B$4];[.$A118]&lt;[.B$6]);[.$A118];&quot;&quot;)">
            <text:p/>
          </table:table-cell>
          <table:table-cell table:formula="of:=IF(AND([.$A118]&gt;=[.C$4];[.$A118]&lt;[.C$6]);[.$A118];&quot;&quot;)">
            <text:p/>
          </table:table-cell>
          <table:table-cell table:formula="of:=IF(AND([.$A118]&gt;=[.D$4];[.$A118]&lt;[.D$6]);[.$A118];&quot;&quot;)" office:value-type="float" office:value="133" calcext:value-type="float">
            <text:p>133</text:p>
          </table:table-cell>
          <table:table-cell table:formula="of:=IF(AND([.$A118]&gt;=[.E$4];[.$A118]&lt;[.E$6]);[.$A118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119]&gt;=[.B$4];[.$A119]&lt;[.B$6]);[.$A119];&quot;&quot;)">
            <text:p/>
          </table:table-cell>
          <table:table-cell table:formula="of:=IF(AND([.$A119]&gt;=[.C$4];[.$A119]&lt;[.C$6]);[.$A119];&quot;&quot;)">
            <text:p/>
          </table:table-cell>
          <table:table-cell table:formula="of:=IF(AND([.$A119]&gt;=[.D$4];[.$A119]&lt;[.D$6]);[.$A119];&quot;&quot;)" office:value-type="float" office:value="133" calcext:value-type="float">
            <text:p>133</text:p>
          </table:table-cell>
          <table:table-cell table:formula="of:=IF(AND([.$A119]&gt;=[.E$4];[.$A119]&lt;[.E$6]);[.$A119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20]&gt;=[.B$4];[.$A120]&lt;[.B$6]);[.$A120];&quot;&quot;)">
            <text:p/>
          </table:table-cell>
          <table:table-cell table:formula="of:=IF(AND([.$A120]&gt;=[.C$4];[.$A120]&lt;[.C$6]);[.$A120];&quot;&quot;)">
            <text:p/>
          </table:table-cell>
          <table:table-cell table:formula="of:=IF(AND([.$A120]&gt;=[.D$4];[.$A120]&lt;[.D$6]);[.$A120];&quot;&quot;)">
            <text:p/>
          </table:table-cell>
          <table:table-cell table:formula="of:=IF(AND([.$A120]&gt;=[.E$4];[.$A120]&lt;[.E$6]);[.$A12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21]&gt;=[.B$4];[.$A121]&lt;[.B$6]);[.$A121];&quot;&quot;)">
            <text:p/>
          </table:table-cell>
          <table:table-cell table:formula="of:=IF(AND([.$A121]&gt;=[.C$4];[.$A121]&lt;[.C$6]);[.$A121];&quot;&quot;)">
            <text:p/>
          </table:table-cell>
          <table:table-cell table:formula="of:=IF(AND([.$A121]&gt;=[.D$4];[.$A121]&lt;[.D$6]);[.$A121];&quot;&quot;)">
            <text:p/>
          </table:table-cell>
          <table:table-cell table:formula="of:=IF(AND([.$A121]&gt;=[.E$4];[.$A121]&lt;[.E$6]);[.$A12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22]&gt;=[.B$4];[.$A122]&lt;[.B$6]);[.$A122];&quot;&quot;)">
            <text:p/>
          </table:table-cell>
          <table:table-cell table:formula="of:=IF(AND([.$A122]&gt;=[.C$4];[.$A122]&lt;[.C$6]);[.$A122];&quot;&quot;)">
            <text:p/>
          </table:table-cell>
          <table:table-cell table:formula="of:=IF(AND([.$A122]&gt;=[.D$4];[.$A122]&lt;[.D$6]);[.$A122];&quot;&quot;)">
            <text:p/>
          </table:table-cell>
          <table:table-cell table:formula="of:=IF(AND([.$A122]&gt;=[.E$4];[.$A122]&lt;[.E$6]);[.$A12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23]&gt;=[.B$4];[.$A123]&lt;[.B$6]);[.$A123];&quot;&quot;)">
            <text:p/>
          </table:table-cell>
          <table:table-cell table:formula="of:=IF(AND([.$A123]&gt;=[.C$4];[.$A123]&lt;[.C$6]);[.$A123];&quot;&quot;)">
            <text:p/>
          </table:table-cell>
          <table:table-cell table:formula="of:=IF(AND([.$A123]&gt;=[.D$4];[.$A123]&lt;[.D$6]);[.$A123];&quot;&quot;)">
            <text:p/>
          </table:table-cell>
          <table:table-cell table:formula="of:=IF(AND([.$A123]&gt;=[.E$4];[.$A123]&lt;[.E$6]);[.$A12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24]&gt;=[.B$4];[.$A124]&lt;[.B$6]);[.$A124];&quot;&quot;)">
            <text:p/>
          </table:table-cell>
          <table:table-cell table:formula="of:=IF(AND([.$A124]&gt;=[.C$4];[.$A124]&lt;[.C$6]);[.$A124];&quot;&quot;)">
            <text:p/>
          </table:table-cell>
          <table:table-cell table:formula="of:=IF(AND([.$A124]&gt;=[.D$4];[.$A124]&lt;[.D$6]);[.$A124];&quot;&quot;)">
            <text:p/>
          </table:table-cell>
          <table:table-cell table:formula="of:=IF(AND([.$A124]&gt;=[.E$4];[.$A124]&lt;[.E$6]);[.$A12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25]&gt;=[.B$4];[.$A125]&lt;[.B$6]);[.$A125];&quot;&quot;)">
            <text:p/>
          </table:table-cell>
          <table:table-cell table:formula="of:=IF(AND([.$A125]&gt;=[.C$4];[.$A125]&lt;[.C$6]);[.$A125];&quot;&quot;)">
            <text:p/>
          </table:table-cell>
          <table:table-cell table:formula="of:=IF(AND([.$A125]&gt;=[.D$4];[.$A125]&lt;[.D$6]);[.$A125];&quot;&quot;)">
            <text:p/>
          </table:table-cell>
          <table:table-cell table:formula="of:=IF(AND([.$A125]&gt;=[.E$4];[.$A125]&lt;[.E$6]);[.$A12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26]&gt;=[.B$4];[.$A126]&lt;[.B$6]);[.$A126];&quot;&quot;)">
            <text:p/>
          </table:table-cell>
          <table:table-cell table:formula="of:=IF(AND([.$A126]&gt;=[.C$4];[.$A126]&lt;[.C$6]);[.$A126];&quot;&quot;)">
            <text:p/>
          </table:table-cell>
          <table:table-cell table:formula="of:=IF(AND([.$A126]&gt;=[.D$4];[.$A126]&lt;[.D$6]);[.$A126];&quot;&quot;)">
            <text:p/>
          </table:table-cell>
          <table:table-cell table:formula="of:=IF(AND([.$A126]&gt;=[.E$4];[.$A126]&lt;[.E$6]);[.$A12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27]&gt;=[.B$4];[.$A127]&lt;[.B$6]);[.$A127];&quot;&quot;)">
            <text:p/>
          </table:table-cell>
          <table:table-cell table:formula="of:=IF(AND([.$A127]&gt;=[.C$4];[.$A127]&lt;[.C$6]);[.$A127];&quot;&quot;)">
            <text:p/>
          </table:table-cell>
          <table:table-cell table:formula="of:=IF(AND([.$A127]&gt;=[.D$4];[.$A127]&lt;[.D$6]);[.$A127];&quot;&quot;)">
            <text:p/>
          </table:table-cell>
          <table:table-cell table:formula="of:=IF(AND([.$A127]&gt;=[.E$4];[.$A127]&lt;[.E$6]);[.$A12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28]&gt;=[.B$4];[.$A128]&lt;[.B$6]);[.$A128];&quot;&quot;)">
            <text:p/>
          </table:table-cell>
          <table:table-cell table:formula="of:=IF(AND([.$A128]&gt;=[.C$4];[.$A128]&lt;[.C$6]);[.$A128];&quot;&quot;)">
            <text:p/>
          </table:table-cell>
          <table:table-cell table:formula="of:=IF(AND([.$A128]&gt;=[.D$4];[.$A128]&lt;[.D$6]);[.$A128];&quot;&quot;)">
            <text:p/>
          </table:table-cell>
          <table:table-cell table:formula="of:=IF(AND([.$A128]&gt;=[.E$4];[.$A128]&lt;[.E$6]);[.$A12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129]&gt;=[.B$4];[.$A129]&lt;[.B$6]);[.$A129];&quot;&quot;)" office:value-type="float" office:value="375" calcext:value-type="float">
            <text:p>375</text:p>
          </table:table-cell>
          <table:table-cell table:formula="of:=IF(AND([.$A129]&gt;=[.C$4];[.$A129]&lt;[.C$6]);[.$A129];&quot;&quot;)">
            <text:p/>
          </table:table-cell>
          <table:table-cell table:formula="of:=IF(AND([.$A129]&gt;=[.D$4];[.$A129]&lt;[.D$6]);[.$A129];&quot;&quot;)">
            <text:p/>
          </table:table-cell>
          <table:table-cell table:formula="of:=IF(AND([.$A129]&gt;=[.E$4];[.$A129]&lt;[.E$6]);[.$A129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130]&gt;=[.B$4];[.$A130]&lt;[.B$6]);[.$A130];&quot;&quot;)" office:value-type="float" office:value="375" calcext:value-type="float">
            <text:p>375</text:p>
          </table:table-cell>
          <table:table-cell table:formula="of:=IF(AND([.$A130]&gt;=[.C$4];[.$A130]&lt;[.C$6]);[.$A130];&quot;&quot;)">
            <text:p/>
          </table:table-cell>
          <table:table-cell table:formula="of:=IF(AND([.$A130]&gt;=[.D$4];[.$A130]&lt;[.D$6]);[.$A130];&quot;&quot;)">
            <text:p/>
          </table:table-cell>
          <table:table-cell table:formula="of:=IF(AND([.$A130]&gt;=[.E$4];[.$A130]&lt;[.E$6]);[.$A130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131]&gt;=[.B$4];[.$A131]&lt;[.B$6]);[.$A131];&quot;&quot;)" office:value-type="float" office:value="374" calcext:value-type="float">
            <text:p>374</text:p>
          </table:table-cell>
          <table:table-cell table:formula="of:=IF(AND([.$A131]&gt;=[.C$4];[.$A131]&lt;[.C$6]);[.$A131];&quot;&quot;)">
            <text:p/>
          </table:table-cell>
          <table:table-cell table:formula="of:=IF(AND([.$A131]&gt;=[.D$4];[.$A131]&lt;[.D$6]);[.$A131];&quot;&quot;)">
            <text:p/>
          </table:table-cell>
          <table:table-cell table:formula="of:=IF(AND([.$A131]&gt;=[.E$4];[.$A131]&lt;[.E$6]);[.$A131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132]&gt;=[.B$4];[.$A132]&lt;[.B$6]);[.$A132];&quot;&quot;)" office:value-type="float" office:value="374" calcext:value-type="float">
            <text:p>374</text:p>
          </table:table-cell>
          <table:table-cell table:formula="of:=IF(AND([.$A132]&gt;=[.C$4];[.$A132]&lt;[.C$6]);[.$A132];&quot;&quot;)">
            <text:p/>
          </table:table-cell>
          <table:table-cell table:formula="of:=IF(AND([.$A132]&gt;=[.D$4];[.$A132]&lt;[.D$6]);[.$A132];&quot;&quot;)">
            <text:p/>
          </table:table-cell>
          <table:table-cell table:formula="of:=IF(AND([.$A132]&gt;=[.E$4];[.$A132]&lt;[.E$6]);[.$A132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133]&gt;=[.B$4];[.$A133]&lt;[.B$6]);[.$A133];&quot;&quot;)">
            <text:p/>
          </table:table-cell>
          <table:table-cell table:style-name="Default" table:formula="of:=IF(AND([.$A133]&gt;=[.C$4];[.$A133]&lt;[.C$6]);[.$A133];&quot;&quot;)" office:value-type="float" office:value="259" calcext:value-type="float">
            <text:p>259</text:p>
          </table:table-cell>
          <table:table-cell table:formula="of:=IF(AND([.$A133]&gt;=[.D$4];[.$A133]&lt;[.D$6]);[.$A133];&quot;&quot;)">
            <text:p/>
          </table:table-cell>
          <table:table-cell table:formula="of:=IF(AND([.$A133]&gt;=[.E$4];[.$A133]&lt;[.E$6]);[.$A133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134]&gt;=[.B$4];[.$A134]&lt;[.B$6]);[.$A134];&quot;&quot;)">
            <text:p/>
          </table:table-cell>
          <table:table-cell table:style-name="Default" table:formula="of:=IF(AND([.$A134]&gt;=[.C$4];[.$A134]&lt;[.C$6]);[.$A134];&quot;&quot;)" office:value-type="float" office:value="259" calcext:value-type="float">
            <text:p>259</text:p>
          </table:table-cell>
          <table:table-cell table:formula="of:=IF(AND([.$A134]&gt;=[.D$4];[.$A134]&lt;[.D$6]);[.$A134];&quot;&quot;)">
            <text:p/>
          </table:table-cell>
          <table:table-cell table:formula="of:=IF(AND([.$A134]&gt;=[.E$4];[.$A134]&lt;[.E$6]);[.$A134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IF(AND([.$A135]&gt;=[.B$4];[.$A135]&lt;[.B$6]);[.$A135];&quot;&quot;)">
            <text:p/>
          </table:table-cell>
          <table:table-cell table:style-name="Default" table:formula="of:=IF(AND([.$A135]&gt;=[.C$4];[.$A135]&lt;[.C$6]);[.$A135];&quot;&quot;)" office:value-type="float" office:value="258" calcext:value-type="float">
            <text:p>258</text:p>
          </table:table-cell>
          <table:table-cell table:formula="of:=IF(AND([.$A135]&gt;=[.D$4];[.$A135]&lt;[.D$6]);[.$A135];&quot;&quot;)">
            <text:p/>
          </table:table-cell>
          <table:table-cell table:formula="of:=IF(AND([.$A135]&gt;=[.E$4];[.$A135]&lt;[.E$6]);[.$A135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136]&gt;=[.B$4];[.$A136]&lt;[.B$6]);[.$A136];&quot;&quot;)">
            <text:p/>
          </table:table-cell>
          <table:table-cell table:formula="of:=IF(AND([.$A136]&gt;=[.C$4];[.$A136]&lt;[.C$6]);[.$A136];&quot;&quot;)">
            <text:p/>
          </table:table-cell>
          <table:table-cell table:formula="of:=IF(AND([.$A136]&gt;=[.D$4];[.$A136]&lt;[.D$6]);[.$A136];&quot;&quot;)" office:value-type="float" office:value="133" calcext:value-type="float">
            <text:p>133</text:p>
          </table:table-cell>
          <table:table-cell table:formula="of:=IF(AND([.$A136]&gt;=[.E$4];[.$A136]&lt;[.E$6]);[.$A136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137]&gt;=[.B$4];[.$A137]&lt;[.B$6]);[.$A137];&quot;&quot;)">
            <text:p/>
          </table:table-cell>
          <table:table-cell table:formula="of:=IF(AND([.$A137]&gt;=[.C$4];[.$A137]&lt;[.C$6]);[.$A137];&quot;&quot;)">
            <text:p/>
          </table:table-cell>
          <table:table-cell table:formula="of:=IF(AND([.$A137]&gt;=[.D$4];[.$A137]&lt;[.D$6]);[.$A137];&quot;&quot;)" office:value-type="float" office:value="133" calcext:value-type="float">
            <text:p>133</text:p>
          </table:table-cell>
          <table:table-cell table:formula="of:=IF(AND([.$A137]&gt;=[.E$4];[.$A137]&lt;[.E$6]);[.$A137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138]&gt;=[.B$4];[.$A138]&lt;[.B$6]);[.$A138];&quot;&quot;)">
            <text:p/>
          </table:table-cell>
          <table:table-cell table:formula="of:=IF(AND([.$A138]&gt;=[.C$4];[.$A138]&lt;[.C$6]);[.$A138];&quot;&quot;)">
            <text:p/>
          </table:table-cell>
          <table:table-cell table:formula="of:=IF(AND([.$A138]&gt;=[.D$4];[.$A138]&lt;[.D$6]);[.$A138];&quot;&quot;)" office:value-type="float" office:value="133" calcext:value-type="float">
            <text:p>133</text:p>
          </table:table-cell>
          <table:table-cell table:formula="of:=IF(AND([.$A138]&gt;=[.E$4];[.$A138]&lt;[.E$6]);[.$A138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139]&gt;=[.B$4];[.$A139]&lt;[.B$6]);[.$A139];&quot;&quot;)">
            <text:p/>
          </table:table-cell>
          <table:table-cell table:formula="of:=IF(AND([.$A139]&gt;=[.C$4];[.$A139]&lt;[.C$6]);[.$A139];&quot;&quot;)">
            <text:p/>
          </table:table-cell>
          <table:table-cell table:formula="of:=IF(AND([.$A139]&gt;=[.D$4];[.$A139]&lt;[.D$6]);[.$A139];&quot;&quot;)" office:value-type="float" office:value="133" calcext:value-type="float">
            <text:p>133</text:p>
          </table:table-cell>
          <table:table-cell table:formula="of:=IF(AND([.$A139]&gt;=[.E$4];[.$A139]&lt;[.E$6]);[.$A139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40]&gt;=[.B$4];[.$A140]&lt;[.B$6]);[.$A140];&quot;&quot;)">
            <text:p/>
          </table:table-cell>
          <table:table-cell table:formula="of:=IF(AND([.$A140]&gt;=[.C$4];[.$A140]&lt;[.C$6]);[.$A140];&quot;&quot;)">
            <text:p/>
          </table:table-cell>
          <table:table-cell table:formula="of:=IF(AND([.$A140]&gt;=[.D$4];[.$A140]&lt;[.D$6]);[.$A140];&quot;&quot;)">
            <text:p/>
          </table:table-cell>
          <table:table-cell table:formula="of:=IF(AND([.$A140]&gt;=[.E$4];[.$A140]&lt;[.E$6]);[.$A14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41]&gt;=[.B$4];[.$A141]&lt;[.B$6]);[.$A141];&quot;&quot;)">
            <text:p/>
          </table:table-cell>
          <table:table-cell table:formula="of:=IF(AND([.$A141]&gt;=[.C$4];[.$A141]&lt;[.C$6]);[.$A141];&quot;&quot;)">
            <text:p/>
          </table:table-cell>
          <table:table-cell table:formula="of:=IF(AND([.$A141]&gt;=[.D$4];[.$A141]&lt;[.D$6]);[.$A141];&quot;&quot;)">
            <text:p/>
          </table:table-cell>
          <table:table-cell table:formula="of:=IF(AND([.$A141]&gt;=[.E$4];[.$A141]&lt;[.E$6]);[.$A14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42]&gt;=[.B$4];[.$A142]&lt;[.B$6]);[.$A142];&quot;&quot;)">
            <text:p/>
          </table:table-cell>
          <table:table-cell table:formula="of:=IF(AND([.$A142]&gt;=[.C$4];[.$A142]&lt;[.C$6]);[.$A142];&quot;&quot;)">
            <text:p/>
          </table:table-cell>
          <table:table-cell table:formula="of:=IF(AND([.$A142]&gt;=[.D$4];[.$A142]&lt;[.D$6]);[.$A142];&quot;&quot;)">
            <text:p/>
          </table:table-cell>
          <table:table-cell table:formula="of:=IF(AND([.$A142]&gt;=[.E$4];[.$A142]&lt;[.E$6]);[.$A14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43]&gt;=[.B$4];[.$A143]&lt;[.B$6]);[.$A143];&quot;&quot;)">
            <text:p/>
          </table:table-cell>
          <table:table-cell table:formula="of:=IF(AND([.$A143]&gt;=[.C$4];[.$A143]&lt;[.C$6]);[.$A143];&quot;&quot;)">
            <text:p/>
          </table:table-cell>
          <table:table-cell table:formula="of:=IF(AND([.$A143]&gt;=[.D$4];[.$A143]&lt;[.D$6]);[.$A143];&quot;&quot;)">
            <text:p/>
          </table:table-cell>
          <table:table-cell table:formula="of:=IF(AND([.$A143]&gt;=[.E$4];[.$A143]&lt;[.E$6]);[.$A14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44]&gt;=[.B$4];[.$A144]&lt;[.B$6]);[.$A144];&quot;&quot;)">
            <text:p/>
          </table:table-cell>
          <table:table-cell table:formula="of:=IF(AND([.$A144]&gt;=[.C$4];[.$A144]&lt;[.C$6]);[.$A144];&quot;&quot;)">
            <text:p/>
          </table:table-cell>
          <table:table-cell table:formula="of:=IF(AND([.$A144]&gt;=[.D$4];[.$A144]&lt;[.D$6]);[.$A144];&quot;&quot;)">
            <text:p/>
          </table:table-cell>
          <table:table-cell table:formula="of:=IF(AND([.$A144]&gt;=[.E$4];[.$A144]&lt;[.E$6]);[.$A14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45]&gt;=[.B$4];[.$A145]&lt;[.B$6]);[.$A145];&quot;&quot;)">
            <text:p/>
          </table:table-cell>
          <table:table-cell table:formula="of:=IF(AND([.$A145]&gt;=[.C$4];[.$A145]&lt;[.C$6]);[.$A145];&quot;&quot;)">
            <text:p/>
          </table:table-cell>
          <table:table-cell table:formula="of:=IF(AND([.$A145]&gt;=[.D$4];[.$A145]&lt;[.D$6]);[.$A145];&quot;&quot;)">
            <text:p/>
          </table:table-cell>
          <table:table-cell table:formula="of:=IF(AND([.$A145]&gt;=[.E$4];[.$A145]&lt;[.E$6]);[.$A14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46]&gt;=[.B$4];[.$A146]&lt;[.B$6]);[.$A146];&quot;&quot;)">
            <text:p/>
          </table:table-cell>
          <table:table-cell table:formula="of:=IF(AND([.$A146]&gt;=[.C$4];[.$A146]&lt;[.C$6]);[.$A146];&quot;&quot;)">
            <text:p/>
          </table:table-cell>
          <table:table-cell table:formula="of:=IF(AND([.$A146]&gt;=[.D$4];[.$A146]&lt;[.D$6]);[.$A146];&quot;&quot;)">
            <text:p/>
          </table:table-cell>
          <table:table-cell table:formula="of:=IF(AND([.$A146]&gt;=[.E$4];[.$A146]&lt;[.E$6]);[.$A14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47]&gt;=[.B$4];[.$A147]&lt;[.B$6]);[.$A147];&quot;&quot;)">
            <text:p/>
          </table:table-cell>
          <table:table-cell table:formula="of:=IF(AND([.$A147]&gt;=[.C$4];[.$A147]&lt;[.C$6]);[.$A147];&quot;&quot;)">
            <text:p/>
          </table:table-cell>
          <table:table-cell table:formula="of:=IF(AND([.$A147]&gt;=[.D$4];[.$A147]&lt;[.D$6]);[.$A147];&quot;&quot;)">
            <text:p/>
          </table:table-cell>
          <table:table-cell table:formula="of:=IF(AND([.$A147]&gt;=[.E$4];[.$A147]&lt;[.E$6]);[.$A14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IF(AND([.$A148]&gt;=[.B$4];[.$A148]&lt;[.B$6]);[.$A148];&quot;&quot;)">
            <text:p/>
          </table:table-cell>
          <table:table-cell table:formula="of:=IF(AND([.$A148]&gt;=[.C$4];[.$A148]&lt;[.C$6]);[.$A148];&quot;&quot;)">
            <text:p/>
          </table:table-cell>
          <table:table-cell table:formula="of:=IF(AND([.$A148]&gt;=[.D$4];[.$A148]&lt;[.D$6]);[.$A148];&quot;&quot;)" office:value-type="float" office:value="114" calcext:value-type="float">
            <text:p>114</text:p>
          </table:table-cell>
          <table:table-cell table:formula="of:=IF(AND([.$A148]&gt;=[.E$4];[.$A148]&lt;[.E$6]);[.$A148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149]&gt;=[.B$4];[.$A149]&lt;[.B$6]);[.$A149];&quot;&quot;)" office:value-type="float" office:value="374" calcext:value-type="float">
            <text:p>374</text:p>
          </table:table-cell>
          <table:table-cell table:formula="of:=IF(AND([.$A149]&gt;=[.C$4];[.$A149]&lt;[.C$6]);[.$A149];&quot;&quot;)">
            <text:p/>
          </table:table-cell>
          <table:table-cell table:formula="of:=IF(AND([.$A149]&gt;=[.D$4];[.$A149]&lt;[.D$6]);[.$A149];&quot;&quot;)">
            <text:p/>
          </table:table-cell>
          <table:table-cell table:formula="of:=IF(AND([.$A149]&gt;=[.E$4];[.$A149]&lt;[.E$6]);[.$A149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150]&gt;=[.B$4];[.$A150]&lt;[.B$6]);[.$A150];&quot;&quot;)" office:value-type="float" office:value="374" calcext:value-type="float">
            <text:p>374</text:p>
          </table:table-cell>
          <table:table-cell table:formula="of:=IF(AND([.$A150]&gt;=[.C$4];[.$A150]&lt;[.C$6]);[.$A150];&quot;&quot;)">
            <text:p/>
          </table:table-cell>
          <table:table-cell table:formula="of:=IF(AND([.$A150]&gt;=[.D$4];[.$A150]&lt;[.D$6]);[.$A150];&quot;&quot;)">
            <text:p/>
          </table:table-cell>
          <table:table-cell table:formula="of:=IF(AND([.$A150]&gt;=[.E$4];[.$A150]&lt;[.E$6]);[.$A150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151]&gt;=[.B$4];[.$A151]&lt;[.B$6]);[.$A151];&quot;&quot;)" office:value-type="float" office:value="374" calcext:value-type="float">
            <text:p>374</text:p>
          </table:table-cell>
          <table:table-cell table:formula="of:=IF(AND([.$A151]&gt;=[.C$4];[.$A151]&lt;[.C$6]);[.$A151];&quot;&quot;)">
            <text:p/>
          </table:table-cell>
          <table:table-cell table:formula="of:=IF(AND([.$A151]&gt;=[.D$4];[.$A151]&lt;[.D$6]);[.$A151];&quot;&quot;)">
            <text:p/>
          </table:table-cell>
          <table:table-cell table:formula="of:=IF(AND([.$A151]&gt;=[.E$4];[.$A151]&lt;[.E$6]);[.$A151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152]&gt;=[.B$4];[.$A152]&lt;[.B$6]);[.$A152];&quot;&quot;)">
            <text:p/>
          </table:table-cell>
          <table:table-cell table:style-name="Default" table:formula="of:=IF(AND([.$A152]&gt;=[.C$4];[.$A152]&lt;[.C$6]);[.$A152];&quot;&quot;)" office:value-type="float" office:value="259" calcext:value-type="float">
            <text:p>259</text:p>
          </table:table-cell>
          <table:table-cell table:formula="of:=IF(AND([.$A152]&gt;=[.D$4];[.$A152]&lt;[.D$6]);[.$A152];&quot;&quot;)">
            <text:p/>
          </table:table-cell>
          <table:table-cell table:formula="of:=IF(AND([.$A152]&gt;=[.E$4];[.$A152]&lt;[.E$6]);[.$A152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153]&gt;=[.B$4];[.$A153]&lt;[.B$6]);[.$A153];&quot;&quot;)">
            <text:p/>
          </table:table-cell>
          <table:table-cell table:style-name="Default" table:formula="of:=IF(AND([.$A153]&gt;=[.C$4];[.$A153]&lt;[.C$6]);[.$A153];&quot;&quot;)" office:value-type="float" office:value="259" calcext:value-type="float">
            <text:p>259</text:p>
          </table:table-cell>
          <table:table-cell table:formula="of:=IF(AND([.$A153]&gt;=[.D$4];[.$A153]&lt;[.D$6]);[.$A153];&quot;&quot;)">
            <text:p/>
          </table:table-cell>
          <table:table-cell table:formula="of:=IF(AND([.$A153]&gt;=[.E$4];[.$A153]&lt;[.E$6]);[.$A153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154]&gt;=[.B$4];[.$A154]&lt;[.B$6]);[.$A154];&quot;&quot;)">
            <text:p/>
          </table:table-cell>
          <table:table-cell table:style-name="Default" table:formula="of:=IF(AND([.$A154]&gt;=[.C$4];[.$A154]&lt;[.C$6]);[.$A154];&quot;&quot;)" office:value-type="float" office:value="259" calcext:value-type="float">
            <text:p>259</text:p>
          </table:table-cell>
          <table:table-cell table:formula="of:=IF(AND([.$A154]&gt;=[.D$4];[.$A154]&lt;[.D$6]);[.$A154];&quot;&quot;)">
            <text:p/>
          </table:table-cell>
          <table:table-cell table:formula="of:=IF(AND([.$A154]&gt;=[.E$4];[.$A154]&lt;[.E$6]);[.$A154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155]&gt;=[.B$4];[.$A155]&lt;[.B$6]);[.$A155];&quot;&quot;)">
            <text:p/>
          </table:table-cell>
          <table:table-cell table:style-name="Default" table:formula="of:=IF(AND([.$A155]&gt;=[.C$4];[.$A155]&lt;[.C$6]);[.$A155];&quot;&quot;)" office:value-type="float" office:value="259" calcext:value-type="float">
            <text:p>259</text:p>
          </table:table-cell>
          <table:table-cell table:formula="of:=IF(AND([.$A155]&gt;=[.D$4];[.$A155]&lt;[.D$6]);[.$A155];&quot;&quot;)">
            <text:p/>
          </table:table-cell>
          <table:table-cell table:formula="of:=IF(AND([.$A155]&gt;=[.E$4];[.$A155]&lt;[.E$6]);[.$A155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156]&gt;=[.B$4];[.$A156]&lt;[.B$6]);[.$A156];&quot;&quot;)">
            <text:p/>
          </table:table-cell>
          <table:table-cell table:formula="of:=IF(AND([.$A156]&gt;=[.C$4];[.$A156]&lt;[.C$6]);[.$A156];&quot;&quot;)">
            <text:p/>
          </table:table-cell>
          <table:table-cell table:formula="of:=IF(AND([.$A156]&gt;=[.D$4];[.$A156]&lt;[.D$6]);[.$A156];&quot;&quot;)" office:value-type="float" office:value="133" calcext:value-type="float">
            <text:p>133</text:p>
          </table:table-cell>
          <table:table-cell table:formula="of:=IF(AND([.$A156]&gt;=[.E$4];[.$A156]&lt;[.E$6]);[.$A156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157]&gt;=[.B$4];[.$A157]&lt;[.B$6]);[.$A157];&quot;&quot;)">
            <text:p/>
          </table:table-cell>
          <table:table-cell table:formula="of:=IF(AND([.$A157]&gt;=[.C$4];[.$A157]&lt;[.C$6]);[.$A157];&quot;&quot;)">
            <text:p/>
          </table:table-cell>
          <table:table-cell table:formula="of:=IF(AND([.$A157]&gt;=[.D$4];[.$A157]&lt;[.D$6]);[.$A157];&quot;&quot;)" office:value-type="float" office:value="133" calcext:value-type="float">
            <text:p>133</text:p>
          </table:table-cell>
          <table:table-cell table:formula="of:=IF(AND([.$A157]&gt;=[.E$4];[.$A157]&lt;[.E$6]);[.$A157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158]&gt;=[.B$4];[.$A158]&lt;[.B$6]);[.$A158];&quot;&quot;)">
            <text:p/>
          </table:table-cell>
          <table:table-cell table:formula="of:=IF(AND([.$A158]&gt;=[.C$4];[.$A158]&lt;[.C$6]);[.$A158];&quot;&quot;)">
            <text:p/>
          </table:table-cell>
          <table:table-cell table:formula="of:=IF(AND([.$A158]&gt;=[.D$4];[.$A158]&lt;[.D$6]);[.$A158];&quot;&quot;)" office:value-type="float" office:value="133" calcext:value-type="float">
            <text:p>133</text:p>
          </table:table-cell>
          <table:table-cell table:formula="of:=IF(AND([.$A158]&gt;=[.E$4];[.$A158]&lt;[.E$6]);[.$A158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59]&gt;=[.B$4];[.$A159]&lt;[.B$6]);[.$A159];&quot;&quot;)">
            <text:p/>
          </table:table-cell>
          <table:table-cell table:formula="of:=IF(AND([.$A159]&gt;=[.C$4];[.$A159]&lt;[.C$6]);[.$A159];&quot;&quot;)">
            <text:p/>
          </table:table-cell>
          <table:table-cell table:formula="of:=IF(AND([.$A159]&gt;=[.D$4];[.$A159]&lt;[.D$6]);[.$A159];&quot;&quot;)">
            <text:p/>
          </table:table-cell>
          <table:table-cell table:formula="of:=IF(AND([.$A159]&gt;=[.E$4];[.$A159]&lt;[.E$6]);[.$A15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60]&gt;=[.B$4];[.$A160]&lt;[.B$6]);[.$A160];&quot;&quot;)">
            <text:p/>
          </table:table-cell>
          <table:table-cell table:formula="of:=IF(AND([.$A160]&gt;=[.C$4];[.$A160]&lt;[.C$6]);[.$A160];&quot;&quot;)">
            <text:p/>
          </table:table-cell>
          <table:table-cell table:formula="of:=IF(AND([.$A160]&gt;=[.D$4];[.$A160]&lt;[.D$6]);[.$A160];&quot;&quot;)">
            <text:p/>
          </table:table-cell>
          <table:table-cell table:formula="of:=IF(AND([.$A160]&gt;=[.E$4];[.$A160]&lt;[.E$6]);[.$A16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61]&gt;=[.B$4];[.$A161]&lt;[.B$6]);[.$A161];&quot;&quot;)">
            <text:p/>
          </table:table-cell>
          <table:table-cell table:formula="of:=IF(AND([.$A161]&gt;=[.C$4];[.$A161]&lt;[.C$6]);[.$A161];&quot;&quot;)">
            <text:p/>
          </table:table-cell>
          <table:table-cell table:formula="of:=IF(AND([.$A161]&gt;=[.D$4];[.$A161]&lt;[.D$6]);[.$A161];&quot;&quot;)">
            <text:p/>
          </table:table-cell>
          <table:table-cell table:formula="of:=IF(AND([.$A161]&gt;=[.E$4];[.$A161]&lt;[.E$6]);[.$A16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62]&gt;=[.B$4];[.$A162]&lt;[.B$6]);[.$A162];&quot;&quot;)">
            <text:p/>
          </table:table-cell>
          <table:table-cell table:formula="of:=IF(AND([.$A162]&gt;=[.C$4];[.$A162]&lt;[.C$6]);[.$A162];&quot;&quot;)">
            <text:p/>
          </table:table-cell>
          <table:table-cell table:formula="of:=IF(AND([.$A162]&gt;=[.D$4];[.$A162]&lt;[.D$6]);[.$A162];&quot;&quot;)">
            <text:p/>
          </table:table-cell>
          <table:table-cell table:formula="of:=IF(AND([.$A162]&gt;=[.E$4];[.$A162]&lt;[.E$6]);[.$A16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63]&gt;=[.B$4];[.$A163]&lt;[.B$6]);[.$A163];&quot;&quot;)">
            <text:p/>
          </table:table-cell>
          <table:table-cell table:formula="of:=IF(AND([.$A163]&gt;=[.C$4];[.$A163]&lt;[.C$6]);[.$A163];&quot;&quot;)">
            <text:p/>
          </table:table-cell>
          <table:table-cell table:formula="of:=IF(AND([.$A163]&gt;=[.D$4];[.$A163]&lt;[.D$6]);[.$A163];&quot;&quot;)">
            <text:p/>
          </table:table-cell>
          <table:table-cell table:formula="of:=IF(AND([.$A163]&gt;=[.E$4];[.$A163]&lt;[.E$6]);[.$A16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64]&gt;=[.B$4];[.$A164]&lt;[.B$6]);[.$A164];&quot;&quot;)">
            <text:p/>
          </table:table-cell>
          <table:table-cell table:formula="of:=IF(AND([.$A164]&gt;=[.C$4];[.$A164]&lt;[.C$6]);[.$A164];&quot;&quot;)">
            <text:p/>
          </table:table-cell>
          <table:table-cell table:formula="of:=IF(AND([.$A164]&gt;=[.D$4];[.$A164]&lt;[.D$6]);[.$A164];&quot;&quot;)">
            <text:p/>
          </table:table-cell>
          <table:table-cell table:formula="of:=IF(AND([.$A164]&gt;=[.E$4];[.$A164]&lt;[.E$6]);[.$A16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65]&gt;=[.B$4];[.$A165]&lt;[.B$6]);[.$A165];&quot;&quot;)">
            <text:p/>
          </table:table-cell>
          <table:table-cell table:formula="of:=IF(AND([.$A165]&gt;=[.C$4];[.$A165]&lt;[.C$6]);[.$A165];&quot;&quot;)">
            <text:p/>
          </table:table-cell>
          <table:table-cell table:formula="of:=IF(AND([.$A165]&gt;=[.D$4];[.$A165]&lt;[.D$6]);[.$A165];&quot;&quot;)">
            <text:p/>
          </table:table-cell>
          <table:table-cell table:formula="of:=IF(AND([.$A165]&gt;=[.E$4];[.$A165]&lt;[.E$6]);[.$A16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66]&gt;=[.B$4];[.$A166]&lt;[.B$6]);[.$A166];&quot;&quot;)">
            <text:p/>
          </table:table-cell>
          <table:table-cell table:formula="of:=IF(AND([.$A166]&gt;=[.C$4];[.$A166]&lt;[.C$6]);[.$A166];&quot;&quot;)">
            <text:p/>
          </table:table-cell>
          <table:table-cell table:formula="of:=IF(AND([.$A166]&gt;=[.D$4];[.$A166]&lt;[.D$6]);[.$A166];&quot;&quot;)">
            <text:p/>
          </table:table-cell>
          <table:table-cell table:formula="of:=IF(AND([.$A166]&gt;=[.E$4];[.$A166]&lt;[.E$6]);[.$A16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67]&gt;=[.B$4];[.$A167]&lt;[.B$6]);[.$A167];&quot;&quot;)">
            <text:p/>
          </table:table-cell>
          <table:table-cell table:formula="of:=IF(AND([.$A167]&gt;=[.C$4];[.$A167]&lt;[.C$6]);[.$A167];&quot;&quot;)">
            <text:p/>
          </table:table-cell>
          <table:table-cell table:formula="of:=IF(AND([.$A167]&gt;=[.D$4];[.$A167]&lt;[.D$6]);[.$A167];&quot;&quot;)">
            <text:p/>
          </table:table-cell>
          <table:table-cell table:formula="of:=IF(AND([.$A167]&gt;=[.E$4];[.$A167]&lt;[.E$6]);[.$A16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168]&gt;=[.B$4];[.$A168]&lt;[.B$6]);[.$A168];&quot;&quot;)" office:value-type="float" office:value="374" calcext:value-type="float">
            <text:p>374</text:p>
          </table:table-cell>
          <table:table-cell table:formula="of:=IF(AND([.$A168]&gt;=[.C$4];[.$A168]&lt;[.C$6]);[.$A168];&quot;&quot;)">
            <text:p/>
          </table:table-cell>
          <table:table-cell table:formula="of:=IF(AND([.$A168]&gt;=[.D$4];[.$A168]&lt;[.D$6]);[.$A168];&quot;&quot;)">
            <text:p/>
          </table:table-cell>
          <table:table-cell table:formula="of:=IF(AND([.$A168]&gt;=[.E$4];[.$A168]&lt;[.E$6]);[.$A168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169]&gt;=[.B$4];[.$A169]&lt;[.B$6]);[.$A169];&quot;&quot;)" office:value-type="float" office:value="374" calcext:value-type="float">
            <text:p>374</text:p>
          </table:table-cell>
          <table:table-cell table:formula="of:=IF(AND([.$A169]&gt;=[.C$4];[.$A169]&lt;[.C$6]);[.$A169];&quot;&quot;)">
            <text:p/>
          </table:table-cell>
          <table:table-cell table:formula="of:=IF(AND([.$A169]&gt;=[.D$4];[.$A169]&lt;[.D$6]);[.$A169];&quot;&quot;)">
            <text:p/>
          </table:table-cell>
          <table:table-cell table:formula="of:=IF(AND([.$A169]&gt;=[.E$4];[.$A169]&lt;[.E$6]);[.$A169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170]&gt;=[.B$4];[.$A170]&lt;[.B$6]);[.$A170];&quot;&quot;)" office:value-type="float" office:value="375" calcext:value-type="float">
            <text:p>375</text:p>
          </table:table-cell>
          <table:table-cell table:formula="of:=IF(AND([.$A170]&gt;=[.C$4];[.$A170]&lt;[.C$6]);[.$A170];&quot;&quot;)">
            <text:p/>
          </table:table-cell>
          <table:table-cell table:formula="of:=IF(AND([.$A170]&gt;=[.D$4];[.$A170]&lt;[.D$6]);[.$A170];&quot;&quot;)">
            <text:p/>
          </table:table-cell>
          <table:table-cell table:formula="of:=IF(AND([.$A170]&gt;=[.E$4];[.$A170]&lt;[.E$6]);[.$A170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171]&gt;=[.B$4];[.$A171]&lt;[.B$6]);[.$A171];&quot;&quot;)">
            <text:p/>
          </table:table-cell>
          <table:table-cell table:style-name="Default" table:formula="of:=IF(AND([.$A171]&gt;=[.C$4];[.$A171]&lt;[.C$6]);[.$A171];&quot;&quot;)" office:value-type="float" office:value="259" calcext:value-type="float">
            <text:p>259</text:p>
          </table:table-cell>
          <table:table-cell table:formula="of:=IF(AND([.$A171]&gt;=[.D$4];[.$A171]&lt;[.D$6]);[.$A171];&quot;&quot;)">
            <text:p/>
          </table:table-cell>
          <table:table-cell table:formula="of:=IF(AND([.$A171]&gt;=[.E$4];[.$A171]&lt;[.E$6]);[.$A171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172]&gt;=[.B$4];[.$A172]&lt;[.B$6]);[.$A172];&quot;&quot;)">
            <text:p/>
          </table:table-cell>
          <table:table-cell table:style-name="Default" table:formula="of:=IF(AND([.$A172]&gt;=[.C$4];[.$A172]&lt;[.C$6]);[.$A172];&quot;&quot;)" office:value-type="float" office:value="259" calcext:value-type="float">
            <text:p>259</text:p>
          </table:table-cell>
          <table:table-cell table:formula="of:=IF(AND([.$A172]&gt;=[.D$4];[.$A172]&lt;[.D$6]);[.$A172];&quot;&quot;)">
            <text:p/>
          </table:table-cell>
          <table:table-cell table:formula="of:=IF(AND([.$A172]&gt;=[.E$4];[.$A172]&lt;[.E$6]);[.$A172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173]&gt;=[.B$4];[.$A173]&lt;[.B$6]);[.$A173];&quot;&quot;)">
            <text:p/>
          </table:table-cell>
          <table:table-cell table:style-name="Default" table:formula="of:=IF(AND([.$A173]&gt;=[.C$4];[.$A173]&lt;[.C$6]);[.$A173];&quot;&quot;)" office:value-type="float" office:value="259" calcext:value-type="float">
            <text:p>259</text:p>
          </table:table-cell>
          <table:table-cell table:formula="of:=IF(AND([.$A173]&gt;=[.D$4];[.$A173]&lt;[.D$6]);[.$A173];&quot;&quot;)">
            <text:p/>
          </table:table-cell>
          <table:table-cell table:formula="of:=IF(AND([.$A173]&gt;=[.E$4];[.$A173]&lt;[.E$6]);[.$A173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174]&gt;=[.B$4];[.$A174]&lt;[.B$6]);[.$A174];&quot;&quot;)">
            <text:p/>
          </table:table-cell>
          <table:table-cell table:style-name="Default" table:formula="of:=IF(AND([.$A174]&gt;=[.C$4];[.$A174]&lt;[.C$6]);[.$A174];&quot;&quot;)" office:value-type="float" office:value="259" calcext:value-type="float">
            <text:p>259</text:p>
          </table:table-cell>
          <table:table-cell table:formula="of:=IF(AND([.$A174]&gt;=[.D$4];[.$A174]&lt;[.D$6]);[.$A174];&quot;&quot;)">
            <text:p/>
          </table:table-cell>
          <table:table-cell table:formula="of:=IF(AND([.$A174]&gt;=[.E$4];[.$A174]&lt;[.E$6]);[.$A174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175]&gt;=[.B$4];[.$A175]&lt;[.B$6]);[.$A175];&quot;&quot;)">
            <text:p/>
          </table:table-cell>
          <table:table-cell table:formula="of:=IF(AND([.$A175]&gt;=[.C$4];[.$A175]&lt;[.C$6]);[.$A175];&quot;&quot;)">
            <text:p/>
          </table:table-cell>
          <table:table-cell table:formula="of:=IF(AND([.$A175]&gt;=[.D$4];[.$A175]&lt;[.D$6]);[.$A175];&quot;&quot;)" office:value-type="float" office:value="133" calcext:value-type="float">
            <text:p>133</text:p>
          </table:table-cell>
          <table:table-cell table:formula="of:=IF(AND([.$A175]&gt;=[.E$4];[.$A175]&lt;[.E$6]);[.$A175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176]&gt;=[.B$4];[.$A176]&lt;[.B$6]);[.$A176];&quot;&quot;)">
            <text:p/>
          </table:table-cell>
          <table:table-cell table:formula="of:=IF(AND([.$A176]&gt;=[.C$4];[.$A176]&lt;[.C$6]);[.$A176];&quot;&quot;)">
            <text:p/>
          </table:table-cell>
          <table:table-cell table:formula="of:=IF(AND([.$A176]&gt;=[.D$4];[.$A176]&lt;[.D$6]);[.$A176];&quot;&quot;)" office:value-type="float" office:value="133" calcext:value-type="float">
            <text:p>133</text:p>
          </table:table-cell>
          <table:table-cell table:formula="of:=IF(AND([.$A176]&gt;=[.E$4];[.$A176]&lt;[.E$6]);[.$A176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177]&gt;=[.B$4];[.$A177]&lt;[.B$6]);[.$A177];&quot;&quot;)">
            <text:p/>
          </table:table-cell>
          <table:table-cell table:formula="of:=IF(AND([.$A177]&gt;=[.C$4];[.$A177]&lt;[.C$6]);[.$A177];&quot;&quot;)">
            <text:p/>
          </table:table-cell>
          <table:table-cell table:formula="of:=IF(AND([.$A177]&gt;=[.D$4];[.$A177]&lt;[.D$6]);[.$A177];&quot;&quot;)" office:value-type="float" office:value="133" calcext:value-type="float">
            <text:p>133</text:p>
          </table:table-cell>
          <table:table-cell table:formula="of:=IF(AND([.$A177]&gt;=[.E$4];[.$A177]&lt;[.E$6]);[.$A177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178]&gt;=[.B$4];[.$A178]&lt;[.B$6]);[.$A178];&quot;&quot;)">
            <text:p/>
          </table:table-cell>
          <table:table-cell table:formula="of:=IF(AND([.$A178]&gt;=[.C$4];[.$A178]&lt;[.C$6]);[.$A178];&quot;&quot;)">
            <text:p/>
          </table:table-cell>
          <table:table-cell table:formula="of:=IF(AND([.$A178]&gt;=[.D$4];[.$A178]&lt;[.D$6]);[.$A178];&quot;&quot;)" office:value-type="float" office:value="133" calcext:value-type="float">
            <text:p>133</text:p>
          </table:table-cell>
          <table:table-cell table:formula="of:=IF(AND([.$A178]&gt;=[.E$4];[.$A178]&lt;[.E$6]);[.$A178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79]&gt;=[.B$4];[.$A179]&lt;[.B$6]);[.$A179];&quot;&quot;)">
            <text:p/>
          </table:table-cell>
          <table:table-cell table:formula="of:=IF(AND([.$A179]&gt;=[.C$4];[.$A179]&lt;[.C$6]);[.$A179];&quot;&quot;)">
            <text:p/>
          </table:table-cell>
          <table:table-cell table:formula="of:=IF(AND([.$A179]&gt;=[.D$4];[.$A179]&lt;[.D$6]);[.$A179];&quot;&quot;)">
            <text:p/>
          </table:table-cell>
          <table:table-cell table:formula="of:=IF(AND([.$A179]&gt;=[.E$4];[.$A179]&lt;[.E$6]);[.$A17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80]&gt;=[.B$4];[.$A180]&lt;[.B$6]);[.$A180];&quot;&quot;)">
            <text:p/>
          </table:table-cell>
          <table:table-cell table:formula="of:=IF(AND([.$A180]&gt;=[.C$4];[.$A180]&lt;[.C$6]);[.$A180];&quot;&quot;)">
            <text:p/>
          </table:table-cell>
          <table:table-cell table:formula="of:=IF(AND([.$A180]&gt;=[.D$4];[.$A180]&lt;[.D$6]);[.$A180];&quot;&quot;)">
            <text:p/>
          </table:table-cell>
          <table:table-cell table:formula="of:=IF(AND([.$A180]&gt;=[.E$4];[.$A180]&lt;[.E$6]);[.$A18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81]&gt;=[.B$4];[.$A181]&lt;[.B$6]);[.$A181];&quot;&quot;)">
            <text:p/>
          </table:table-cell>
          <table:table-cell table:formula="of:=IF(AND([.$A181]&gt;=[.C$4];[.$A181]&lt;[.C$6]);[.$A181];&quot;&quot;)">
            <text:p/>
          </table:table-cell>
          <table:table-cell table:formula="of:=IF(AND([.$A181]&gt;=[.D$4];[.$A181]&lt;[.D$6]);[.$A181];&quot;&quot;)">
            <text:p/>
          </table:table-cell>
          <table:table-cell table:formula="of:=IF(AND([.$A181]&gt;=[.E$4];[.$A181]&lt;[.E$6]);[.$A18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82]&gt;=[.B$4];[.$A182]&lt;[.B$6]);[.$A182];&quot;&quot;)">
            <text:p/>
          </table:table-cell>
          <table:table-cell table:formula="of:=IF(AND([.$A182]&gt;=[.C$4];[.$A182]&lt;[.C$6]);[.$A182];&quot;&quot;)">
            <text:p/>
          </table:table-cell>
          <table:table-cell table:formula="of:=IF(AND([.$A182]&gt;=[.D$4];[.$A182]&lt;[.D$6]);[.$A182];&quot;&quot;)">
            <text:p/>
          </table:table-cell>
          <table:table-cell table:formula="of:=IF(AND([.$A182]&gt;=[.E$4];[.$A182]&lt;[.E$6]);[.$A18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83]&gt;=[.B$4];[.$A183]&lt;[.B$6]);[.$A183];&quot;&quot;)">
            <text:p/>
          </table:table-cell>
          <table:table-cell table:formula="of:=IF(AND([.$A183]&gt;=[.C$4];[.$A183]&lt;[.C$6]);[.$A183];&quot;&quot;)">
            <text:p/>
          </table:table-cell>
          <table:table-cell table:formula="of:=IF(AND([.$A183]&gt;=[.D$4];[.$A183]&lt;[.D$6]);[.$A183];&quot;&quot;)">
            <text:p/>
          </table:table-cell>
          <table:table-cell table:formula="of:=IF(AND([.$A183]&gt;=[.E$4];[.$A183]&lt;[.E$6]);[.$A18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84]&gt;=[.B$4];[.$A184]&lt;[.B$6]);[.$A184];&quot;&quot;)">
            <text:p/>
          </table:table-cell>
          <table:table-cell table:formula="of:=IF(AND([.$A184]&gt;=[.C$4];[.$A184]&lt;[.C$6]);[.$A184];&quot;&quot;)">
            <text:p/>
          </table:table-cell>
          <table:table-cell table:formula="of:=IF(AND([.$A184]&gt;=[.D$4];[.$A184]&lt;[.D$6]);[.$A184];&quot;&quot;)">
            <text:p/>
          </table:table-cell>
          <table:table-cell table:formula="of:=IF(AND([.$A184]&gt;=[.E$4];[.$A184]&lt;[.E$6]);[.$A18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85]&gt;=[.B$4];[.$A185]&lt;[.B$6]);[.$A185];&quot;&quot;)">
            <text:p/>
          </table:table-cell>
          <table:table-cell table:formula="of:=IF(AND([.$A185]&gt;=[.C$4];[.$A185]&lt;[.C$6]);[.$A185];&quot;&quot;)">
            <text:p/>
          </table:table-cell>
          <table:table-cell table:formula="of:=IF(AND([.$A185]&gt;=[.D$4];[.$A185]&lt;[.D$6]);[.$A185];&quot;&quot;)">
            <text:p/>
          </table:table-cell>
          <table:table-cell table:formula="of:=IF(AND([.$A185]&gt;=[.E$4];[.$A185]&lt;[.E$6]);[.$A18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86]&gt;=[.B$4];[.$A186]&lt;[.B$6]);[.$A186];&quot;&quot;)">
            <text:p/>
          </table:table-cell>
          <table:table-cell table:formula="of:=IF(AND([.$A186]&gt;=[.C$4];[.$A186]&lt;[.C$6]);[.$A186];&quot;&quot;)">
            <text:p/>
          </table:table-cell>
          <table:table-cell table:formula="of:=IF(AND([.$A186]&gt;=[.D$4];[.$A186]&lt;[.D$6]);[.$A186];&quot;&quot;)">
            <text:p/>
          </table:table-cell>
          <table:table-cell table:formula="of:=IF(AND([.$A186]&gt;=[.E$4];[.$A186]&lt;[.E$6]);[.$A18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187]&gt;=[.B$4];[.$A187]&lt;[.B$6]);[.$A187];&quot;&quot;)" office:value-type="float" office:value="375" calcext:value-type="float">
            <text:p>375</text:p>
          </table:table-cell>
          <table:table-cell table:formula="of:=IF(AND([.$A187]&gt;=[.C$4];[.$A187]&lt;[.C$6]);[.$A187];&quot;&quot;)">
            <text:p/>
          </table:table-cell>
          <table:table-cell table:formula="of:=IF(AND([.$A187]&gt;=[.D$4];[.$A187]&lt;[.D$6]);[.$A187];&quot;&quot;)">
            <text:p/>
          </table:table-cell>
          <table:table-cell table:formula="of:=IF(AND([.$A187]&gt;=[.E$4];[.$A187]&lt;[.E$6]);[.$A187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188]&gt;=[.B$4];[.$A188]&lt;[.B$6]);[.$A188];&quot;&quot;)" office:value-type="float" office:value="374" calcext:value-type="float">
            <text:p>374</text:p>
          </table:table-cell>
          <table:table-cell table:formula="of:=IF(AND([.$A188]&gt;=[.C$4];[.$A188]&lt;[.C$6]);[.$A188];&quot;&quot;)">
            <text:p/>
          </table:table-cell>
          <table:table-cell table:formula="of:=IF(AND([.$A188]&gt;=[.D$4];[.$A188]&lt;[.D$6]);[.$A188];&quot;&quot;)">
            <text:p/>
          </table:table-cell>
          <table:table-cell table:formula="of:=IF(AND([.$A188]&gt;=[.E$4];[.$A188]&lt;[.E$6]);[.$A188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189]&gt;=[.B$4];[.$A189]&lt;[.B$6]);[.$A189];&quot;&quot;)" office:value-type="float" office:value="374" calcext:value-type="float">
            <text:p>374</text:p>
          </table:table-cell>
          <table:table-cell table:formula="of:=IF(AND([.$A189]&gt;=[.C$4];[.$A189]&lt;[.C$6]);[.$A189];&quot;&quot;)">
            <text:p/>
          </table:table-cell>
          <table:table-cell table:formula="of:=IF(AND([.$A189]&gt;=[.D$4];[.$A189]&lt;[.D$6]);[.$A189];&quot;&quot;)">
            <text:p/>
          </table:table-cell>
          <table:table-cell table:formula="of:=IF(AND([.$A189]&gt;=[.E$4];[.$A189]&lt;[.E$6]);[.$A189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190]&gt;=[.B$4];[.$A190]&lt;[.B$6]);[.$A190];&quot;&quot;)" office:value-type="float" office:value="374" calcext:value-type="float">
            <text:p>374</text:p>
          </table:table-cell>
          <table:table-cell table:formula="of:=IF(AND([.$A190]&gt;=[.C$4];[.$A190]&lt;[.C$6]);[.$A190];&quot;&quot;)">
            <text:p/>
          </table:table-cell>
          <table:table-cell table:formula="of:=IF(AND([.$A190]&gt;=[.D$4];[.$A190]&lt;[.D$6]);[.$A190];&quot;&quot;)">
            <text:p/>
          </table:table-cell>
          <table:table-cell table:formula="of:=IF(AND([.$A190]&gt;=[.E$4];[.$A190]&lt;[.E$6]);[.$A190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191]&gt;=[.B$4];[.$A191]&lt;[.B$6]);[.$A191];&quot;&quot;)">
            <text:p/>
          </table:table-cell>
          <table:table-cell table:style-name="Default" table:formula="of:=IF(AND([.$A191]&gt;=[.C$4];[.$A191]&lt;[.C$6]);[.$A191];&quot;&quot;)" office:value-type="float" office:value="259" calcext:value-type="float">
            <text:p>259</text:p>
          </table:table-cell>
          <table:table-cell table:formula="of:=IF(AND([.$A191]&gt;=[.D$4];[.$A191]&lt;[.D$6]);[.$A191];&quot;&quot;)">
            <text:p/>
          </table:table-cell>
          <table:table-cell table:formula="of:=IF(AND([.$A191]&gt;=[.E$4];[.$A191]&lt;[.E$6]);[.$A191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192]&gt;=[.B$4];[.$A192]&lt;[.B$6]);[.$A192];&quot;&quot;)">
            <text:p/>
          </table:table-cell>
          <table:table-cell table:style-name="Default" table:formula="of:=IF(AND([.$A192]&gt;=[.C$4];[.$A192]&lt;[.C$6]);[.$A192];&quot;&quot;)" office:value-type="float" office:value="259" calcext:value-type="float">
            <text:p>259</text:p>
          </table:table-cell>
          <table:table-cell table:formula="of:=IF(AND([.$A192]&gt;=[.D$4];[.$A192]&lt;[.D$6]);[.$A192];&quot;&quot;)">
            <text:p/>
          </table:table-cell>
          <table:table-cell table:formula="of:=IF(AND([.$A192]&gt;=[.E$4];[.$A192]&lt;[.E$6]);[.$A192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193]&gt;=[.B$4];[.$A193]&lt;[.B$6]);[.$A193];&quot;&quot;)">
            <text:p/>
          </table:table-cell>
          <table:table-cell table:style-name="Default" table:formula="of:=IF(AND([.$A193]&gt;=[.C$4];[.$A193]&lt;[.C$6]);[.$A193];&quot;&quot;)" office:value-type="float" office:value="259" calcext:value-type="float">
            <text:p>259</text:p>
          </table:table-cell>
          <table:table-cell table:formula="of:=IF(AND([.$A193]&gt;=[.D$4];[.$A193]&lt;[.D$6]);[.$A193];&quot;&quot;)">
            <text:p/>
          </table:table-cell>
          <table:table-cell table:formula="of:=IF(AND([.$A193]&gt;=[.E$4];[.$A193]&lt;[.E$6]);[.$A193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194]&gt;=[.B$4];[.$A194]&lt;[.B$6]);[.$A194];&quot;&quot;)">
            <text:p/>
          </table:table-cell>
          <table:table-cell table:formula="of:=IF(AND([.$A194]&gt;=[.C$4];[.$A194]&lt;[.C$6]);[.$A194];&quot;&quot;)">
            <text:p/>
          </table:table-cell>
          <table:table-cell table:formula="of:=IF(AND([.$A194]&gt;=[.D$4];[.$A194]&lt;[.D$6]);[.$A194];&quot;&quot;)" office:value-type="float" office:value="133" calcext:value-type="float">
            <text:p>133</text:p>
          </table:table-cell>
          <table:table-cell table:formula="of:=IF(AND([.$A194]&gt;=[.E$4];[.$A194]&lt;[.E$6]);[.$A194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195]&gt;=[.B$4];[.$A195]&lt;[.B$6]);[.$A195];&quot;&quot;)">
            <text:p/>
          </table:table-cell>
          <table:table-cell table:formula="of:=IF(AND([.$A195]&gt;=[.C$4];[.$A195]&lt;[.C$6]);[.$A195];&quot;&quot;)">
            <text:p/>
          </table:table-cell>
          <table:table-cell table:formula="of:=IF(AND([.$A195]&gt;=[.D$4];[.$A195]&lt;[.D$6]);[.$A195];&quot;&quot;)" office:value-type="float" office:value="133" calcext:value-type="float">
            <text:p>133</text:p>
          </table:table-cell>
          <table:table-cell table:formula="of:=IF(AND([.$A195]&gt;=[.E$4];[.$A195]&lt;[.E$6]);[.$A195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196]&gt;=[.B$4];[.$A196]&lt;[.B$6]);[.$A196];&quot;&quot;)">
            <text:p/>
          </table:table-cell>
          <table:table-cell table:formula="of:=IF(AND([.$A196]&gt;=[.C$4];[.$A196]&lt;[.C$6]);[.$A196];&quot;&quot;)">
            <text:p/>
          </table:table-cell>
          <table:table-cell table:formula="of:=IF(AND([.$A196]&gt;=[.D$4];[.$A196]&lt;[.D$6]);[.$A196];&quot;&quot;)" office:value-type="float" office:value="133" calcext:value-type="float">
            <text:p>133</text:p>
          </table:table-cell>
          <table:table-cell table:formula="of:=IF(AND([.$A196]&gt;=[.E$4];[.$A196]&lt;[.E$6]);[.$A196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197]&gt;=[.B$4];[.$A197]&lt;[.B$6]);[.$A197];&quot;&quot;)">
            <text:p/>
          </table:table-cell>
          <table:table-cell table:formula="of:=IF(AND([.$A197]&gt;=[.C$4];[.$A197]&lt;[.C$6]);[.$A197];&quot;&quot;)">
            <text:p/>
          </table:table-cell>
          <table:table-cell table:formula="of:=IF(AND([.$A197]&gt;=[.D$4];[.$A197]&lt;[.D$6]);[.$A197];&quot;&quot;)" office:value-type="float" office:value="133" calcext:value-type="float">
            <text:p>133</text:p>
          </table:table-cell>
          <table:table-cell table:formula="of:=IF(AND([.$A197]&gt;=[.E$4];[.$A197]&lt;[.E$6]);[.$A197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98]&gt;=[.B$4];[.$A198]&lt;[.B$6]);[.$A198];&quot;&quot;)">
            <text:p/>
          </table:table-cell>
          <table:table-cell table:formula="of:=IF(AND([.$A198]&gt;=[.C$4];[.$A198]&lt;[.C$6]);[.$A198];&quot;&quot;)">
            <text:p/>
          </table:table-cell>
          <table:table-cell table:formula="of:=IF(AND([.$A198]&gt;=[.D$4];[.$A198]&lt;[.D$6]);[.$A198];&quot;&quot;)">
            <text:p/>
          </table:table-cell>
          <table:table-cell table:formula="of:=IF(AND([.$A198]&gt;=[.E$4];[.$A198]&lt;[.E$6]);[.$A19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199]&gt;=[.B$4];[.$A199]&lt;[.B$6]);[.$A199];&quot;&quot;)">
            <text:p/>
          </table:table-cell>
          <table:table-cell table:formula="of:=IF(AND([.$A199]&gt;=[.C$4];[.$A199]&lt;[.C$6]);[.$A199];&quot;&quot;)">
            <text:p/>
          </table:table-cell>
          <table:table-cell table:formula="of:=IF(AND([.$A199]&gt;=[.D$4];[.$A199]&lt;[.D$6]);[.$A199];&quot;&quot;)">
            <text:p/>
          </table:table-cell>
          <table:table-cell table:formula="of:=IF(AND([.$A199]&gt;=[.E$4];[.$A199]&lt;[.E$6]);[.$A19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00]&gt;=[.B$4];[.$A200]&lt;[.B$6]);[.$A200];&quot;&quot;)">
            <text:p/>
          </table:table-cell>
          <table:table-cell table:formula="of:=IF(AND([.$A200]&gt;=[.C$4];[.$A200]&lt;[.C$6]);[.$A200];&quot;&quot;)">
            <text:p/>
          </table:table-cell>
          <table:table-cell table:formula="of:=IF(AND([.$A200]&gt;=[.D$4];[.$A200]&lt;[.D$6]);[.$A200];&quot;&quot;)">
            <text:p/>
          </table:table-cell>
          <table:table-cell table:formula="of:=IF(AND([.$A200]&gt;=[.E$4];[.$A200]&lt;[.E$6]);[.$A20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01]&gt;=[.B$4];[.$A201]&lt;[.B$6]);[.$A201];&quot;&quot;)">
            <text:p/>
          </table:table-cell>
          <table:table-cell table:formula="of:=IF(AND([.$A201]&gt;=[.C$4];[.$A201]&lt;[.C$6]);[.$A201];&quot;&quot;)">
            <text:p/>
          </table:table-cell>
          <table:table-cell table:formula="of:=IF(AND([.$A201]&gt;=[.D$4];[.$A201]&lt;[.D$6]);[.$A201];&quot;&quot;)">
            <text:p/>
          </table:table-cell>
          <table:table-cell table:formula="of:=IF(AND([.$A201]&gt;=[.E$4];[.$A201]&lt;[.E$6]);[.$A20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02]&gt;=[.B$4];[.$A202]&lt;[.B$6]);[.$A202];&quot;&quot;)">
            <text:p/>
          </table:table-cell>
          <table:table-cell table:formula="of:=IF(AND([.$A202]&gt;=[.C$4];[.$A202]&lt;[.C$6]);[.$A202];&quot;&quot;)">
            <text:p/>
          </table:table-cell>
          <table:table-cell table:formula="of:=IF(AND([.$A202]&gt;=[.D$4];[.$A202]&lt;[.D$6]);[.$A202];&quot;&quot;)">
            <text:p/>
          </table:table-cell>
          <table:table-cell table:formula="of:=IF(AND([.$A202]&gt;=[.E$4];[.$A202]&lt;[.E$6]);[.$A20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03]&gt;=[.B$4];[.$A203]&lt;[.B$6]);[.$A203];&quot;&quot;)">
            <text:p/>
          </table:table-cell>
          <table:table-cell table:formula="of:=IF(AND([.$A203]&gt;=[.C$4];[.$A203]&lt;[.C$6]);[.$A203];&quot;&quot;)">
            <text:p/>
          </table:table-cell>
          <table:table-cell table:formula="of:=IF(AND([.$A203]&gt;=[.D$4];[.$A203]&lt;[.D$6]);[.$A203];&quot;&quot;)">
            <text:p/>
          </table:table-cell>
          <table:table-cell table:formula="of:=IF(AND([.$A203]&gt;=[.E$4];[.$A203]&lt;[.E$6]);[.$A20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04]&gt;=[.B$4];[.$A204]&lt;[.B$6]);[.$A204];&quot;&quot;)">
            <text:p/>
          </table:table-cell>
          <table:table-cell table:formula="of:=IF(AND([.$A204]&gt;=[.C$4];[.$A204]&lt;[.C$6]);[.$A204];&quot;&quot;)">
            <text:p/>
          </table:table-cell>
          <table:table-cell table:formula="of:=IF(AND([.$A204]&gt;=[.D$4];[.$A204]&lt;[.D$6]);[.$A204];&quot;&quot;)">
            <text:p/>
          </table:table-cell>
          <table:table-cell table:formula="of:=IF(AND([.$A204]&gt;=[.E$4];[.$A204]&lt;[.E$6]);[.$A20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05]&gt;=[.B$4];[.$A205]&lt;[.B$6]);[.$A205];&quot;&quot;)">
            <text:p/>
          </table:table-cell>
          <table:table-cell table:formula="of:=IF(AND([.$A205]&gt;=[.C$4];[.$A205]&lt;[.C$6]);[.$A205];&quot;&quot;)">
            <text:p/>
          </table:table-cell>
          <table:table-cell table:formula="of:=IF(AND([.$A205]&gt;=[.D$4];[.$A205]&lt;[.D$6]);[.$A205];&quot;&quot;)">
            <text:p/>
          </table:table-cell>
          <table:table-cell table:formula="of:=IF(AND([.$A205]&gt;=[.E$4];[.$A205]&lt;[.E$6]);[.$A20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206]&gt;=[.B$4];[.$A206]&lt;[.B$6]);[.$A206];&quot;&quot;)" office:value-type="float" office:value="375" calcext:value-type="float">
            <text:p>375</text:p>
          </table:table-cell>
          <table:table-cell table:formula="of:=IF(AND([.$A206]&gt;=[.C$4];[.$A206]&lt;[.C$6]);[.$A206];&quot;&quot;)">
            <text:p/>
          </table:table-cell>
          <table:table-cell table:formula="of:=IF(AND([.$A206]&gt;=[.D$4];[.$A206]&lt;[.D$6]);[.$A206];&quot;&quot;)">
            <text:p/>
          </table:table-cell>
          <table:table-cell table:formula="of:=IF(AND([.$A206]&gt;=[.E$4];[.$A206]&lt;[.E$6]);[.$A206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207]&gt;=[.B$4];[.$A207]&lt;[.B$6]);[.$A207];&quot;&quot;)" office:value-type="float" office:value="375" calcext:value-type="float">
            <text:p>375</text:p>
          </table:table-cell>
          <table:table-cell table:formula="of:=IF(AND([.$A207]&gt;=[.C$4];[.$A207]&lt;[.C$6]);[.$A207];&quot;&quot;)">
            <text:p/>
          </table:table-cell>
          <table:table-cell table:formula="of:=IF(AND([.$A207]&gt;=[.D$4];[.$A207]&lt;[.D$6]);[.$A207];&quot;&quot;)">
            <text:p/>
          </table:table-cell>
          <table:table-cell table:formula="of:=IF(AND([.$A207]&gt;=[.E$4];[.$A207]&lt;[.E$6]);[.$A207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208]&gt;=[.B$4];[.$A208]&lt;[.B$6]);[.$A208];&quot;&quot;)" office:value-type="float" office:value="374" calcext:value-type="float">
            <text:p>374</text:p>
          </table:table-cell>
          <table:table-cell table:formula="of:=IF(AND([.$A208]&gt;=[.C$4];[.$A208]&lt;[.C$6]);[.$A208];&quot;&quot;)">
            <text:p/>
          </table:table-cell>
          <table:table-cell table:formula="of:=IF(AND([.$A208]&gt;=[.D$4];[.$A208]&lt;[.D$6]);[.$A208];&quot;&quot;)">
            <text:p/>
          </table:table-cell>
          <table:table-cell table:formula="of:=IF(AND([.$A208]&gt;=[.E$4];[.$A208]&lt;[.E$6]);[.$A208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209]&gt;=[.B$4];[.$A209]&lt;[.B$6]);[.$A209];&quot;&quot;)" office:value-type="float" office:value="374" calcext:value-type="float">
            <text:p>374</text:p>
          </table:table-cell>
          <table:table-cell table:formula="of:=IF(AND([.$A209]&gt;=[.C$4];[.$A209]&lt;[.C$6]);[.$A209];&quot;&quot;)">
            <text:p/>
          </table:table-cell>
          <table:table-cell table:formula="of:=IF(AND([.$A209]&gt;=[.D$4];[.$A209]&lt;[.D$6]);[.$A209];&quot;&quot;)">
            <text:p/>
          </table:table-cell>
          <table:table-cell table:formula="of:=IF(AND([.$A209]&gt;=[.E$4];[.$A209]&lt;[.E$6]);[.$A209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210]&gt;=[.B$4];[.$A210]&lt;[.B$6]);[.$A210];&quot;&quot;)">
            <text:p/>
          </table:table-cell>
          <table:table-cell table:style-name="Default" table:formula="of:=IF(AND([.$A210]&gt;=[.C$4];[.$A210]&lt;[.C$6]);[.$A210];&quot;&quot;)" office:value-type="float" office:value="259" calcext:value-type="float">
            <text:p>259</text:p>
          </table:table-cell>
          <table:table-cell table:formula="of:=IF(AND([.$A210]&gt;=[.D$4];[.$A210]&lt;[.D$6]);[.$A210];&quot;&quot;)">
            <text:p/>
          </table:table-cell>
          <table:table-cell table:formula="of:=IF(AND([.$A210]&gt;=[.E$4];[.$A210]&lt;[.E$6]);[.$A210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211]&gt;=[.B$4];[.$A211]&lt;[.B$6]);[.$A211];&quot;&quot;)">
            <text:p/>
          </table:table-cell>
          <table:table-cell table:style-name="Default" table:formula="of:=IF(AND([.$A211]&gt;=[.C$4];[.$A211]&lt;[.C$6]);[.$A211];&quot;&quot;)" office:value-type="float" office:value="259" calcext:value-type="float">
            <text:p>259</text:p>
          </table:table-cell>
          <table:table-cell table:formula="of:=IF(AND([.$A211]&gt;=[.D$4];[.$A211]&lt;[.D$6]);[.$A211];&quot;&quot;)">
            <text:p/>
          </table:table-cell>
          <table:table-cell table:formula="of:=IF(AND([.$A211]&gt;=[.E$4];[.$A211]&lt;[.E$6]);[.$A211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212]&gt;=[.B$4];[.$A212]&lt;[.B$6]);[.$A212];&quot;&quot;)">
            <text:p/>
          </table:table-cell>
          <table:table-cell table:style-name="Default" table:formula="of:=IF(AND([.$A212]&gt;=[.C$4];[.$A212]&lt;[.C$6]);[.$A212];&quot;&quot;)" office:value-type="float" office:value="259" calcext:value-type="float">
            <text:p>259</text:p>
          </table:table-cell>
          <table:table-cell table:formula="of:=IF(AND([.$A212]&gt;=[.D$4];[.$A212]&lt;[.D$6]);[.$A212];&quot;&quot;)">
            <text:p/>
          </table:table-cell>
          <table:table-cell table:formula="of:=IF(AND([.$A212]&gt;=[.E$4];[.$A212]&lt;[.E$6]);[.$A212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213]&gt;=[.B$4];[.$A213]&lt;[.B$6]);[.$A213];&quot;&quot;)">
            <text:p/>
          </table:table-cell>
          <table:table-cell table:formula="of:=IF(AND([.$A213]&gt;=[.C$4];[.$A213]&lt;[.C$6]);[.$A213];&quot;&quot;)">
            <text:p/>
          </table:table-cell>
          <table:table-cell table:formula="of:=IF(AND([.$A213]&gt;=[.D$4];[.$A213]&lt;[.D$6]);[.$A213];&quot;&quot;)" office:value-type="float" office:value="133" calcext:value-type="float">
            <text:p>133</text:p>
          </table:table-cell>
          <table:table-cell table:formula="of:=IF(AND([.$A213]&gt;=[.E$4];[.$A213]&lt;[.E$6]);[.$A213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214]&gt;=[.B$4];[.$A214]&lt;[.B$6]);[.$A214];&quot;&quot;)">
            <text:p/>
          </table:table-cell>
          <table:table-cell table:formula="of:=IF(AND([.$A214]&gt;=[.C$4];[.$A214]&lt;[.C$6]);[.$A214];&quot;&quot;)">
            <text:p/>
          </table:table-cell>
          <table:table-cell table:formula="of:=IF(AND([.$A214]&gt;=[.D$4];[.$A214]&lt;[.D$6]);[.$A214];&quot;&quot;)" office:value-type="float" office:value="133" calcext:value-type="float">
            <text:p>133</text:p>
          </table:table-cell>
          <table:table-cell table:formula="of:=IF(AND([.$A214]&gt;=[.E$4];[.$A214]&lt;[.E$6]);[.$A214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215]&gt;=[.B$4];[.$A215]&lt;[.B$6]);[.$A215];&quot;&quot;)">
            <text:p/>
          </table:table-cell>
          <table:table-cell table:formula="of:=IF(AND([.$A215]&gt;=[.C$4];[.$A215]&lt;[.C$6]);[.$A215];&quot;&quot;)">
            <text:p/>
          </table:table-cell>
          <table:table-cell table:formula="of:=IF(AND([.$A215]&gt;=[.D$4];[.$A215]&lt;[.D$6]);[.$A215];&quot;&quot;)" office:value-type="float" office:value="133" calcext:value-type="float">
            <text:p>133</text:p>
          </table:table-cell>
          <table:table-cell table:formula="of:=IF(AND([.$A215]&gt;=[.E$4];[.$A215]&lt;[.E$6]);[.$A215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216]&gt;=[.B$4];[.$A216]&lt;[.B$6]);[.$A216];&quot;&quot;)">
            <text:p/>
          </table:table-cell>
          <table:table-cell table:formula="of:=IF(AND([.$A216]&gt;=[.C$4];[.$A216]&lt;[.C$6]);[.$A216];&quot;&quot;)">
            <text:p/>
          </table:table-cell>
          <table:table-cell table:formula="of:=IF(AND([.$A216]&gt;=[.D$4];[.$A216]&lt;[.D$6]);[.$A216];&quot;&quot;)" office:value-type="float" office:value="133" calcext:value-type="float">
            <text:p>133</text:p>
          </table:table-cell>
          <table:table-cell table:formula="of:=IF(AND([.$A216]&gt;=[.E$4];[.$A216]&lt;[.E$6]);[.$A216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17]&gt;=[.B$4];[.$A217]&lt;[.B$6]);[.$A217];&quot;&quot;)">
            <text:p/>
          </table:table-cell>
          <table:table-cell table:formula="of:=IF(AND([.$A217]&gt;=[.C$4];[.$A217]&lt;[.C$6]);[.$A217];&quot;&quot;)">
            <text:p/>
          </table:table-cell>
          <table:table-cell table:formula="of:=IF(AND([.$A217]&gt;=[.D$4];[.$A217]&lt;[.D$6]);[.$A217];&quot;&quot;)">
            <text:p/>
          </table:table-cell>
          <table:table-cell table:formula="of:=IF(AND([.$A217]&gt;=[.E$4];[.$A217]&lt;[.E$6]);[.$A21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18]&gt;=[.B$4];[.$A218]&lt;[.B$6]);[.$A218];&quot;&quot;)">
            <text:p/>
          </table:table-cell>
          <table:table-cell table:formula="of:=IF(AND([.$A218]&gt;=[.C$4];[.$A218]&lt;[.C$6]);[.$A218];&quot;&quot;)">
            <text:p/>
          </table:table-cell>
          <table:table-cell table:formula="of:=IF(AND([.$A218]&gt;=[.D$4];[.$A218]&lt;[.D$6]);[.$A218];&quot;&quot;)">
            <text:p/>
          </table:table-cell>
          <table:table-cell table:formula="of:=IF(AND([.$A218]&gt;=[.E$4];[.$A218]&lt;[.E$6]);[.$A21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19]&gt;=[.B$4];[.$A219]&lt;[.B$6]);[.$A219];&quot;&quot;)">
            <text:p/>
          </table:table-cell>
          <table:table-cell table:formula="of:=IF(AND([.$A219]&gt;=[.C$4];[.$A219]&lt;[.C$6]);[.$A219];&quot;&quot;)">
            <text:p/>
          </table:table-cell>
          <table:table-cell table:formula="of:=IF(AND([.$A219]&gt;=[.D$4];[.$A219]&lt;[.D$6]);[.$A219];&quot;&quot;)">
            <text:p/>
          </table:table-cell>
          <table:table-cell table:formula="of:=IF(AND([.$A219]&gt;=[.E$4];[.$A219]&lt;[.E$6]);[.$A21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20]&gt;=[.B$4];[.$A220]&lt;[.B$6]);[.$A220];&quot;&quot;)">
            <text:p/>
          </table:table-cell>
          <table:table-cell table:formula="of:=IF(AND([.$A220]&gt;=[.C$4];[.$A220]&lt;[.C$6]);[.$A220];&quot;&quot;)">
            <text:p/>
          </table:table-cell>
          <table:table-cell table:formula="of:=IF(AND([.$A220]&gt;=[.D$4];[.$A220]&lt;[.D$6]);[.$A220];&quot;&quot;)">
            <text:p/>
          </table:table-cell>
          <table:table-cell table:formula="of:=IF(AND([.$A220]&gt;=[.E$4];[.$A220]&lt;[.E$6]);[.$A22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21]&gt;=[.B$4];[.$A221]&lt;[.B$6]);[.$A221];&quot;&quot;)">
            <text:p/>
          </table:table-cell>
          <table:table-cell table:formula="of:=IF(AND([.$A221]&gt;=[.C$4];[.$A221]&lt;[.C$6]);[.$A221];&quot;&quot;)">
            <text:p/>
          </table:table-cell>
          <table:table-cell table:formula="of:=IF(AND([.$A221]&gt;=[.D$4];[.$A221]&lt;[.D$6]);[.$A221];&quot;&quot;)">
            <text:p/>
          </table:table-cell>
          <table:table-cell table:formula="of:=IF(AND([.$A221]&gt;=[.E$4];[.$A221]&lt;[.E$6]);[.$A22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22]&gt;=[.B$4];[.$A222]&lt;[.B$6]);[.$A222];&quot;&quot;)">
            <text:p/>
          </table:table-cell>
          <table:table-cell table:formula="of:=IF(AND([.$A222]&gt;=[.C$4];[.$A222]&lt;[.C$6]);[.$A222];&quot;&quot;)">
            <text:p/>
          </table:table-cell>
          <table:table-cell table:formula="of:=IF(AND([.$A222]&gt;=[.D$4];[.$A222]&lt;[.D$6]);[.$A222];&quot;&quot;)">
            <text:p/>
          </table:table-cell>
          <table:table-cell table:formula="of:=IF(AND([.$A222]&gt;=[.E$4];[.$A222]&lt;[.E$6]);[.$A22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23]&gt;=[.B$4];[.$A223]&lt;[.B$6]);[.$A223];&quot;&quot;)">
            <text:p/>
          </table:table-cell>
          <table:table-cell table:formula="of:=IF(AND([.$A223]&gt;=[.C$4];[.$A223]&lt;[.C$6]);[.$A223];&quot;&quot;)">
            <text:p/>
          </table:table-cell>
          <table:table-cell table:formula="of:=IF(AND([.$A223]&gt;=[.D$4];[.$A223]&lt;[.D$6]);[.$A223];&quot;&quot;)">
            <text:p/>
          </table:table-cell>
          <table:table-cell table:formula="of:=IF(AND([.$A223]&gt;=[.E$4];[.$A223]&lt;[.E$6]);[.$A22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24]&gt;=[.B$4];[.$A224]&lt;[.B$6]);[.$A224];&quot;&quot;)">
            <text:p/>
          </table:table-cell>
          <table:table-cell table:formula="of:=IF(AND([.$A224]&gt;=[.C$4];[.$A224]&lt;[.C$6]);[.$A224];&quot;&quot;)">
            <text:p/>
          </table:table-cell>
          <table:table-cell table:formula="of:=IF(AND([.$A224]&gt;=[.D$4];[.$A224]&lt;[.D$6]);[.$A224];&quot;&quot;)">
            <text:p/>
          </table:table-cell>
          <table:table-cell table:formula="of:=IF(AND([.$A224]&gt;=[.E$4];[.$A224]&lt;[.E$6]);[.$A22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25]&gt;=[.B$4];[.$A225]&lt;[.B$6]);[.$A225];&quot;&quot;)">
            <text:p/>
          </table:table-cell>
          <table:table-cell table:formula="of:=IF(AND([.$A225]&gt;=[.C$4];[.$A225]&lt;[.C$6]);[.$A225];&quot;&quot;)">
            <text:p/>
          </table:table-cell>
          <table:table-cell table:formula="of:=IF(AND([.$A225]&gt;=[.D$4];[.$A225]&lt;[.D$6]);[.$A225];&quot;&quot;)">
            <text:p/>
          </table:table-cell>
          <table:table-cell table:formula="of:=IF(AND([.$A225]&gt;=[.E$4];[.$A225]&lt;[.E$6]);[.$A22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226]&gt;=[.B$4];[.$A226]&lt;[.B$6]);[.$A226];&quot;&quot;)" office:value-type="float" office:value="375" calcext:value-type="float">
            <text:p>375</text:p>
          </table:table-cell>
          <table:table-cell table:formula="of:=IF(AND([.$A226]&gt;=[.C$4];[.$A226]&lt;[.C$6]);[.$A226];&quot;&quot;)">
            <text:p/>
          </table:table-cell>
          <table:table-cell table:formula="of:=IF(AND([.$A226]&gt;=[.D$4];[.$A226]&lt;[.D$6]);[.$A226];&quot;&quot;)">
            <text:p/>
          </table:table-cell>
          <table:table-cell table:formula="of:=IF(AND([.$A226]&gt;=[.E$4];[.$A226]&lt;[.E$6]);[.$A226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227]&gt;=[.B$4];[.$A227]&lt;[.B$6]);[.$A227];&quot;&quot;)" office:value-type="float" office:value="374" calcext:value-type="float">
            <text:p>374</text:p>
          </table:table-cell>
          <table:table-cell table:formula="of:=IF(AND([.$A227]&gt;=[.C$4];[.$A227]&lt;[.C$6]);[.$A227];&quot;&quot;)">
            <text:p/>
          </table:table-cell>
          <table:table-cell table:formula="of:=IF(AND([.$A227]&gt;=[.D$4];[.$A227]&lt;[.D$6]);[.$A227];&quot;&quot;)">
            <text:p/>
          </table:table-cell>
          <table:table-cell table:formula="of:=IF(AND([.$A227]&gt;=[.E$4];[.$A227]&lt;[.E$6]);[.$A227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228]&gt;=[.B$4];[.$A228]&lt;[.B$6]);[.$A228];&quot;&quot;)" office:value-type="float" office:value="374" calcext:value-type="float">
            <text:p>374</text:p>
          </table:table-cell>
          <table:table-cell table:formula="of:=IF(AND([.$A228]&gt;=[.C$4];[.$A228]&lt;[.C$6]);[.$A228];&quot;&quot;)">
            <text:p/>
          </table:table-cell>
          <table:table-cell table:formula="of:=IF(AND([.$A228]&gt;=[.D$4];[.$A228]&lt;[.D$6]);[.$A228];&quot;&quot;)">
            <text:p/>
          </table:table-cell>
          <table:table-cell table:formula="of:=IF(AND([.$A228]&gt;=[.E$4];[.$A228]&lt;[.E$6]);[.$A228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229]&gt;=[.B$4];[.$A229]&lt;[.B$6]);[.$A229];&quot;&quot;)">
            <text:p/>
          </table:table-cell>
          <table:table-cell table:style-name="Default" table:formula="of:=IF(AND([.$A229]&gt;=[.C$4];[.$A229]&lt;[.C$6]);[.$A229];&quot;&quot;)" office:value-type="float" office:value="259" calcext:value-type="float">
            <text:p>259</text:p>
          </table:table-cell>
          <table:table-cell table:formula="of:=IF(AND([.$A229]&gt;=[.D$4];[.$A229]&lt;[.D$6]);[.$A229];&quot;&quot;)">
            <text:p/>
          </table:table-cell>
          <table:table-cell table:formula="of:=IF(AND([.$A229]&gt;=[.E$4];[.$A229]&lt;[.E$6]);[.$A229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230]&gt;=[.B$4];[.$A230]&lt;[.B$6]);[.$A230];&quot;&quot;)">
            <text:p/>
          </table:table-cell>
          <table:table-cell table:style-name="Default" table:formula="of:=IF(AND([.$A230]&gt;=[.C$4];[.$A230]&lt;[.C$6]);[.$A230];&quot;&quot;)" office:value-type="float" office:value="259" calcext:value-type="float">
            <text:p>259</text:p>
          </table:table-cell>
          <table:table-cell table:formula="of:=IF(AND([.$A230]&gt;=[.D$4];[.$A230]&lt;[.D$6]);[.$A230];&quot;&quot;)">
            <text:p/>
          </table:table-cell>
          <table:table-cell table:formula="of:=IF(AND([.$A230]&gt;=[.E$4];[.$A230]&lt;[.E$6]);[.$A230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231]&gt;=[.B$4];[.$A231]&lt;[.B$6]);[.$A231];&quot;&quot;)">
            <text:p/>
          </table:table-cell>
          <table:table-cell table:style-name="Default" table:formula="of:=IF(AND([.$A231]&gt;=[.C$4];[.$A231]&lt;[.C$6]);[.$A231];&quot;&quot;)" office:value-type="float" office:value="259" calcext:value-type="float">
            <text:p>259</text:p>
          </table:table-cell>
          <table:table-cell table:formula="of:=IF(AND([.$A231]&gt;=[.D$4];[.$A231]&lt;[.D$6]);[.$A231];&quot;&quot;)">
            <text:p/>
          </table:table-cell>
          <table:table-cell table:formula="of:=IF(AND([.$A231]&gt;=[.E$4];[.$A231]&lt;[.E$6]);[.$A231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232]&gt;=[.B$4];[.$A232]&lt;[.B$6]);[.$A232];&quot;&quot;)">
            <text:p/>
          </table:table-cell>
          <table:table-cell table:style-name="Default" table:formula="of:=IF(AND([.$A232]&gt;=[.C$4];[.$A232]&lt;[.C$6]);[.$A232];&quot;&quot;)" office:value-type="float" office:value="259" calcext:value-type="float">
            <text:p>259</text:p>
          </table:table-cell>
          <table:table-cell table:formula="of:=IF(AND([.$A232]&gt;=[.D$4];[.$A232]&lt;[.D$6]);[.$A232];&quot;&quot;)">
            <text:p/>
          </table:table-cell>
          <table:table-cell table:formula="of:=IF(AND([.$A232]&gt;=[.E$4];[.$A232]&lt;[.E$6]);[.$A232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233]&gt;=[.B$4];[.$A233]&lt;[.B$6]);[.$A233];&quot;&quot;)">
            <text:p/>
          </table:table-cell>
          <table:table-cell table:formula="of:=IF(AND([.$A233]&gt;=[.C$4];[.$A233]&lt;[.C$6]);[.$A233];&quot;&quot;)">
            <text:p/>
          </table:table-cell>
          <table:table-cell table:formula="of:=IF(AND([.$A233]&gt;=[.D$4];[.$A233]&lt;[.D$6]);[.$A233];&quot;&quot;)" office:value-type="float" office:value="133" calcext:value-type="float">
            <text:p>133</text:p>
          </table:table-cell>
          <table:table-cell table:formula="of:=IF(AND([.$A233]&gt;=[.E$4];[.$A233]&lt;[.E$6]);[.$A233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234]&gt;=[.B$4];[.$A234]&lt;[.B$6]);[.$A234];&quot;&quot;)">
            <text:p/>
          </table:table-cell>
          <table:table-cell table:formula="of:=IF(AND([.$A234]&gt;=[.C$4];[.$A234]&lt;[.C$6]);[.$A234];&quot;&quot;)">
            <text:p/>
          </table:table-cell>
          <table:table-cell table:formula="of:=IF(AND([.$A234]&gt;=[.D$4];[.$A234]&lt;[.D$6]);[.$A234];&quot;&quot;)" office:value-type="float" office:value="133" calcext:value-type="float">
            <text:p>133</text:p>
          </table:table-cell>
          <table:table-cell table:formula="of:=IF(AND([.$A234]&gt;=[.E$4];[.$A234]&lt;[.E$6]);[.$A234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235]&gt;=[.B$4];[.$A235]&lt;[.B$6]);[.$A235];&quot;&quot;)">
            <text:p/>
          </table:table-cell>
          <table:table-cell table:formula="of:=IF(AND([.$A235]&gt;=[.C$4];[.$A235]&lt;[.C$6]);[.$A235];&quot;&quot;)">
            <text:p/>
          </table:table-cell>
          <table:table-cell table:formula="of:=IF(AND([.$A235]&gt;=[.D$4];[.$A235]&lt;[.D$6]);[.$A235];&quot;&quot;)" office:value-type="float" office:value="133" calcext:value-type="float">
            <text:p>133</text:p>
          </table:table-cell>
          <table:table-cell table:formula="of:=IF(AND([.$A235]&gt;=[.E$4];[.$A235]&lt;[.E$6]);[.$A235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36]&gt;=[.B$4];[.$A236]&lt;[.B$6]);[.$A236];&quot;&quot;)">
            <text:p/>
          </table:table-cell>
          <table:table-cell table:formula="of:=IF(AND([.$A236]&gt;=[.C$4];[.$A236]&lt;[.C$6]);[.$A236];&quot;&quot;)">
            <text:p/>
          </table:table-cell>
          <table:table-cell table:formula="of:=IF(AND([.$A236]&gt;=[.D$4];[.$A236]&lt;[.D$6]);[.$A236];&quot;&quot;)">
            <text:p/>
          </table:table-cell>
          <table:table-cell table:formula="of:=IF(AND([.$A236]&gt;=[.E$4];[.$A236]&lt;[.E$6]);[.$A23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37]&gt;=[.B$4];[.$A237]&lt;[.B$6]);[.$A237];&quot;&quot;)">
            <text:p/>
          </table:table-cell>
          <table:table-cell table:formula="of:=IF(AND([.$A237]&gt;=[.C$4];[.$A237]&lt;[.C$6]);[.$A237];&quot;&quot;)">
            <text:p/>
          </table:table-cell>
          <table:table-cell table:formula="of:=IF(AND([.$A237]&gt;=[.D$4];[.$A237]&lt;[.D$6]);[.$A237];&quot;&quot;)">
            <text:p/>
          </table:table-cell>
          <table:table-cell table:formula="of:=IF(AND([.$A237]&gt;=[.E$4];[.$A237]&lt;[.E$6]);[.$A23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38]&gt;=[.B$4];[.$A238]&lt;[.B$6]);[.$A238];&quot;&quot;)">
            <text:p/>
          </table:table-cell>
          <table:table-cell table:formula="of:=IF(AND([.$A238]&gt;=[.C$4];[.$A238]&lt;[.C$6]);[.$A238];&quot;&quot;)">
            <text:p/>
          </table:table-cell>
          <table:table-cell table:formula="of:=IF(AND([.$A238]&gt;=[.D$4];[.$A238]&lt;[.D$6]);[.$A238];&quot;&quot;)">
            <text:p/>
          </table:table-cell>
          <table:table-cell table:formula="of:=IF(AND([.$A238]&gt;=[.E$4];[.$A238]&lt;[.E$6]);[.$A23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39]&gt;=[.B$4];[.$A239]&lt;[.B$6]);[.$A239];&quot;&quot;)">
            <text:p/>
          </table:table-cell>
          <table:table-cell table:formula="of:=IF(AND([.$A239]&gt;=[.C$4];[.$A239]&lt;[.C$6]);[.$A239];&quot;&quot;)">
            <text:p/>
          </table:table-cell>
          <table:table-cell table:formula="of:=IF(AND([.$A239]&gt;=[.D$4];[.$A239]&lt;[.D$6]);[.$A239];&quot;&quot;)">
            <text:p/>
          </table:table-cell>
          <table:table-cell table:formula="of:=IF(AND([.$A239]&gt;=[.E$4];[.$A239]&lt;[.E$6]);[.$A23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40]&gt;=[.B$4];[.$A240]&lt;[.B$6]);[.$A240];&quot;&quot;)">
            <text:p/>
          </table:table-cell>
          <table:table-cell table:formula="of:=IF(AND([.$A240]&gt;=[.C$4];[.$A240]&lt;[.C$6]);[.$A240];&quot;&quot;)">
            <text:p/>
          </table:table-cell>
          <table:table-cell table:formula="of:=IF(AND([.$A240]&gt;=[.D$4];[.$A240]&lt;[.D$6]);[.$A240];&quot;&quot;)">
            <text:p/>
          </table:table-cell>
          <table:table-cell table:formula="of:=IF(AND([.$A240]&gt;=[.E$4];[.$A240]&lt;[.E$6]);[.$A24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41]&gt;=[.B$4];[.$A241]&lt;[.B$6]);[.$A241];&quot;&quot;)">
            <text:p/>
          </table:table-cell>
          <table:table-cell table:formula="of:=IF(AND([.$A241]&gt;=[.C$4];[.$A241]&lt;[.C$6]);[.$A241];&quot;&quot;)">
            <text:p/>
          </table:table-cell>
          <table:table-cell table:formula="of:=IF(AND([.$A241]&gt;=[.D$4];[.$A241]&lt;[.D$6]);[.$A241];&quot;&quot;)">
            <text:p/>
          </table:table-cell>
          <table:table-cell table:formula="of:=IF(AND([.$A241]&gt;=[.E$4];[.$A241]&lt;[.E$6]);[.$A24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42]&gt;=[.B$4];[.$A242]&lt;[.B$6]);[.$A242];&quot;&quot;)">
            <text:p/>
          </table:table-cell>
          <table:table-cell table:formula="of:=IF(AND([.$A242]&gt;=[.C$4];[.$A242]&lt;[.C$6]);[.$A242];&quot;&quot;)">
            <text:p/>
          </table:table-cell>
          <table:table-cell table:formula="of:=IF(AND([.$A242]&gt;=[.D$4];[.$A242]&lt;[.D$6]);[.$A242];&quot;&quot;)">
            <text:p/>
          </table:table-cell>
          <table:table-cell table:formula="of:=IF(AND([.$A242]&gt;=[.E$4];[.$A242]&lt;[.E$6]);[.$A24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43]&gt;=[.B$4];[.$A243]&lt;[.B$6]);[.$A243];&quot;&quot;)">
            <text:p/>
          </table:table-cell>
          <table:table-cell table:formula="of:=IF(AND([.$A243]&gt;=[.C$4];[.$A243]&lt;[.C$6]);[.$A243];&quot;&quot;)">
            <text:p/>
          </table:table-cell>
          <table:table-cell table:formula="of:=IF(AND([.$A243]&gt;=[.D$4];[.$A243]&lt;[.D$6]);[.$A243];&quot;&quot;)">
            <text:p/>
          </table:table-cell>
          <table:table-cell table:formula="of:=IF(AND([.$A243]&gt;=[.E$4];[.$A243]&lt;[.E$6]);[.$A24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44]&gt;=[.B$4];[.$A244]&lt;[.B$6]);[.$A244];&quot;&quot;)">
            <text:p/>
          </table:table-cell>
          <table:table-cell table:formula="of:=IF(AND([.$A244]&gt;=[.C$4];[.$A244]&lt;[.C$6]);[.$A244];&quot;&quot;)">
            <text:p/>
          </table:table-cell>
          <table:table-cell table:formula="of:=IF(AND([.$A244]&gt;=[.D$4];[.$A244]&lt;[.D$6]);[.$A244];&quot;&quot;)">
            <text:p/>
          </table:table-cell>
          <table:table-cell table:formula="of:=IF(AND([.$A244]&gt;=[.E$4];[.$A244]&lt;[.E$6]);[.$A24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245]&gt;=[.B$4];[.$A245]&lt;[.B$6]);[.$A245];&quot;&quot;)" office:value-type="float" office:value="375" calcext:value-type="float">
            <text:p>375</text:p>
          </table:table-cell>
          <table:table-cell table:formula="of:=IF(AND([.$A245]&gt;=[.C$4];[.$A245]&lt;[.C$6]);[.$A245];&quot;&quot;)">
            <text:p/>
          </table:table-cell>
          <table:table-cell table:formula="of:=IF(AND([.$A245]&gt;=[.D$4];[.$A245]&lt;[.D$6]);[.$A245];&quot;&quot;)">
            <text:p/>
          </table:table-cell>
          <table:table-cell table:formula="of:=IF(AND([.$A245]&gt;=[.E$4];[.$A245]&lt;[.E$6]);[.$A245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246]&gt;=[.B$4];[.$A246]&lt;[.B$6]);[.$A246];&quot;&quot;)" office:value-type="float" office:value="374" calcext:value-type="float">
            <text:p>374</text:p>
          </table:table-cell>
          <table:table-cell table:formula="of:=IF(AND([.$A246]&gt;=[.C$4];[.$A246]&lt;[.C$6]);[.$A246];&quot;&quot;)">
            <text:p/>
          </table:table-cell>
          <table:table-cell table:formula="of:=IF(AND([.$A246]&gt;=[.D$4];[.$A246]&lt;[.D$6]);[.$A246];&quot;&quot;)">
            <text:p/>
          </table:table-cell>
          <table:table-cell table:formula="of:=IF(AND([.$A246]&gt;=[.E$4];[.$A246]&lt;[.E$6]);[.$A246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247]&gt;=[.B$4];[.$A247]&lt;[.B$6]);[.$A247];&quot;&quot;)" office:value-type="float" office:value="374" calcext:value-type="float">
            <text:p>374</text:p>
          </table:table-cell>
          <table:table-cell table:formula="of:=IF(AND([.$A247]&gt;=[.C$4];[.$A247]&lt;[.C$6]);[.$A247];&quot;&quot;)">
            <text:p/>
          </table:table-cell>
          <table:table-cell table:formula="of:=IF(AND([.$A247]&gt;=[.D$4];[.$A247]&lt;[.D$6]);[.$A247];&quot;&quot;)">
            <text:p/>
          </table:table-cell>
          <table:table-cell table:formula="of:=IF(AND([.$A247]&gt;=[.E$4];[.$A247]&lt;[.E$6]);[.$A247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248]&gt;=[.B$4];[.$A248]&lt;[.B$6]);[.$A248];&quot;&quot;)" office:value-type="float" office:value="375" calcext:value-type="float">
            <text:p>375</text:p>
          </table:table-cell>
          <table:table-cell table:formula="of:=IF(AND([.$A248]&gt;=[.C$4];[.$A248]&lt;[.C$6]);[.$A248];&quot;&quot;)">
            <text:p/>
          </table:table-cell>
          <table:table-cell table:formula="of:=IF(AND([.$A248]&gt;=[.D$4];[.$A248]&lt;[.D$6]);[.$A248];&quot;&quot;)">
            <text:p/>
          </table:table-cell>
          <table:table-cell table:formula="of:=IF(AND([.$A248]&gt;=[.E$4];[.$A248]&lt;[.E$6]);[.$A248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249]&gt;=[.B$4];[.$A249]&lt;[.B$6]);[.$A249];&quot;&quot;)">
            <text:p/>
          </table:table-cell>
          <table:table-cell table:style-name="Default" table:formula="of:=IF(AND([.$A249]&gt;=[.C$4];[.$A249]&lt;[.C$6]);[.$A249];&quot;&quot;)" office:value-type="float" office:value="259" calcext:value-type="float">
            <text:p>259</text:p>
          </table:table-cell>
          <table:table-cell table:formula="of:=IF(AND([.$A249]&gt;=[.D$4];[.$A249]&lt;[.D$6]);[.$A249];&quot;&quot;)">
            <text:p/>
          </table:table-cell>
          <table:table-cell table:formula="of:=IF(AND([.$A249]&gt;=[.E$4];[.$A249]&lt;[.E$6]);[.$A249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250]&gt;=[.B$4];[.$A250]&lt;[.B$6]);[.$A250];&quot;&quot;)">
            <text:p/>
          </table:table-cell>
          <table:table-cell table:style-name="Default" table:formula="of:=IF(AND([.$A250]&gt;=[.C$4];[.$A250]&lt;[.C$6]);[.$A250];&quot;&quot;)" office:value-type="float" office:value="259" calcext:value-type="float">
            <text:p>259</text:p>
          </table:table-cell>
          <table:table-cell table:formula="of:=IF(AND([.$A250]&gt;=[.D$4];[.$A250]&lt;[.D$6]);[.$A250];&quot;&quot;)">
            <text:p/>
          </table:table-cell>
          <table:table-cell table:formula="of:=IF(AND([.$A250]&gt;=[.E$4];[.$A250]&lt;[.E$6]);[.$A250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251]&gt;=[.B$4];[.$A251]&lt;[.B$6]);[.$A251];&quot;&quot;)">
            <text:p/>
          </table:table-cell>
          <table:table-cell table:style-name="Default" table:formula="of:=IF(AND([.$A251]&gt;=[.C$4];[.$A251]&lt;[.C$6]);[.$A251];&quot;&quot;)" office:value-type="float" office:value="259" calcext:value-type="float">
            <text:p>259</text:p>
          </table:table-cell>
          <table:table-cell table:formula="of:=IF(AND([.$A251]&gt;=[.D$4];[.$A251]&lt;[.D$6]);[.$A251];&quot;&quot;)">
            <text:p/>
          </table:table-cell>
          <table:table-cell table:formula="of:=IF(AND([.$A251]&gt;=[.E$4];[.$A251]&lt;[.E$6]);[.$A251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252]&gt;=[.B$4];[.$A252]&lt;[.B$6]);[.$A252];&quot;&quot;)">
            <text:p/>
          </table:table-cell>
          <table:table-cell table:formula="of:=IF(AND([.$A252]&gt;=[.C$4];[.$A252]&lt;[.C$6]);[.$A252];&quot;&quot;)">
            <text:p/>
          </table:table-cell>
          <table:table-cell table:formula="of:=IF(AND([.$A252]&gt;=[.D$4];[.$A252]&lt;[.D$6]);[.$A252];&quot;&quot;)" office:value-type="float" office:value="133" calcext:value-type="float">
            <text:p>133</text:p>
          </table:table-cell>
          <table:table-cell table:formula="of:=IF(AND([.$A252]&gt;=[.E$4];[.$A252]&lt;[.E$6]);[.$A252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253]&gt;=[.B$4];[.$A253]&lt;[.B$6]);[.$A253];&quot;&quot;)">
            <text:p/>
          </table:table-cell>
          <table:table-cell table:formula="of:=IF(AND([.$A253]&gt;=[.C$4];[.$A253]&lt;[.C$6]);[.$A253];&quot;&quot;)">
            <text:p/>
          </table:table-cell>
          <table:table-cell table:formula="of:=IF(AND([.$A253]&gt;=[.D$4];[.$A253]&lt;[.D$6]);[.$A253];&quot;&quot;)" office:value-type="float" office:value="133" calcext:value-type="float">
            <text:p>133</text:p>
          </table:table-cell>
          <table:table-cell table:formula="of:=IF(AND([.$A253]&gt;=[.E$4];[.$A253]&lt;[.E$6]);[.$A253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254]&gt;=[.B$4];[.$A254]&lt;[.B$6]);[.$A254];&quot;&quot;)">
            <text:p/>
          </table:table-cell>
          <table:table-cell table:formula="of:=IF(AND([.$A254]&gt;=[.C$4];[.$A254]&lt;[.C$6]);[.$A254];&quot;&quot;)">
            <text:p/>
          </table:table-cell>
          <table:table-cell table:formula="of:=IF(AND([.$A254]&gt;=[.D$4];[.$A254]&lt;[.D$6]);[.$A254];&quot;&quot;)" office:value-type="float" office:value="133" calcext:value-type="float">
            <text:p>133</text:p>
          </table:table-cell>
          <table:table-cell table:formula="of:=IF(AND([.$A254]&gt;=[.E$4];[.$A254]&lt;[.E$6]);[.$A254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255]&gt;=[.B$4];[.$A255]&lt;[.B$6]);[.$A255];&quot;&quot;)">
            <text:p/>
          </table:table-cell>
          <table:table-cell table:formula="of:=IF(AND([.$A255]&gt;=[.C$4];[.$A255]&lt;[.C$6]);[.$A255];&quot;&quot;)">
            <text:p/>
          </table:table-cell>
          <table:table-cell table:formula="of:=IF(AND([.$A255]&gt;=[.D$4];[.$A255]&lt;[.D$6]);[.$A255];&quot;&quot;)" office:value-type="float" office:value="133" calcext:value-type="float">
            <text:p>133</text:p>
          </table:table-cell>
          <table:table-cell table:formula="of:=IF(AND([.$A255]&gt;=[.E$4];[.$A255]&lt;[.E$6]);[.$A255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56]&gt;=[.B$4];[.$A256]&lt;[.B$6]);[.$A256];&quot;&quot;)">
            <text:p/>
          </table:table-cell>
          <table:table-cell table:formula="of:=IF(AND([.$A256]&gt;=[.C$4];[.$A256]&lt;[.C$6]);[.$A256];&quot;&quot;)">
            <text:p/>
          </table:table-cell>
          <table:table-cell table:formula="of:=IF(AND([.$A256]&gt;=[.D$4];[.$A256]&lt;[.D$6]);[.$A256];&quot;&quot;)">
            <text:p/>
          </table:table-cell>
          <table:table-cell table:formula="of:=IF(AND([.$A256]&gt;=[.E$4];[.$A256]&lt;[.E$6]);[.$A25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57]&gt;=[.B$4];[.$A257]&lt;[.B$6]);[.$A257];&quot;&quot;)">
            <text:p/>
          </table:table-cell>
          <table:table-cell table:formula="of:=IF(AND([.$A257]&gt;=[.C$4];[.$A257]&lt;[.C$6]);[.$A257];&quot;&quot;)">
            <text:p/>
          </table:table-cell>
          <table:table-cell table:formula="of:=IF(AND([.$A257]&gt;=[.D$4];[.$A257]&lt;[.D$6]);[.$A257];&quot;&quot;)">
            <text:p/>
          </table:table-cell>
          <table:table-cell table:formula="of:=IF(AND([.$A257]&gt;=[.E$4];[.$A257]&lt;[.E$6]);[.$A25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58]&gt;=[.B$4];[.$A258]&lt;[.B$6]);[.$A258];&quot;&quot;)">
            <text:p/>
          </table:table-cell>
          <table:table-cell table:formula="of:=IF(AND([.$A258]&gt;=[.C$4];[.$A258]&lt;[.C$6]);[.$A258];&quot;&quot;)">
            <text:p/>
          </table:table-cell>
          <table:table-cell table:formula="of:=IF(AND([.$A258]&gt;=[.D$4];[.$A258]&lt;[.D$6]);[.$A258];&quot;&quot;)">
            <text:p/>
          </table:table-cell>
          <table:table-cell table:formula="of:=IF(AND([.$A258]&gt;=[.E$4];[.$A258]&lt;[.E$6]);[.$A25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59]&gt;=[.B$4];[.$A259]&lt;[.B$6]);[.$A259];&quot;&quot;)">
            <text:p/>
          </table:table-cell>
          <table:table-cell table:formula="of:=IF(AND([.$A259]&gt;=[.C$4];[.$A259]&lt;[.C$6]);[.$A259];&quot;&quot;)">
            <text:p/>
          </table:table-cell>
          <table:table-cell table:formula="of:=IF(AND([.$A259]&gt;=[.D$4];[.$A259]&lt;[.D$6]);[.$A259];&quot;&quot;)">
            <text:p/>
          </table:table-cell>
          <table:table-cell table:formula="of:=IF(AND([.$A259]&gt;=[.E$4];[.$A259]&lt;[.E$6]);[.$A25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60]&gt;=[.B$4];[.$A260]&lt;[.B$6]);[.$A260];&quot;&quot;)">
            <text:p/>
          </table:table-cell>
          <table:table-cell table:formula="of:=IF(AND([.$A260]&gt;=[.C$4];[.$A260]&lt;[.C$6]);[.$A260];&quot;&quot;)">
            <text:p/>
          </table:table-cell>
          <table:table-cell table:formula="of:=IF(AND([.$A260]&gt;=[.D$4];[.$A260]&lt;[.D$6]);[.$A260];&quot;&quot;)">
            <text:p/>
          </table:table-cell>
          <table:table-cell table:formula="of:=IF(AND([.$A260]&gt;=[.E$4];[.$A260]&lt;[.E$6]);[.$A26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61]&gt;=[.B$4];[.$A261]&lt;[.B$6]);[.$A261];&quot;&quot;)">
            <text:p/>
          </table:table-cell>
          <table:table-cell table:formula="of:=IF(AND([.$A261]&gt;=[.C$4];[.$A261]&lt;[.C$6]);[.$A261];&quot;&quot;)">
            <text:p/>
          </table:table-cell>
          <table:table-cell table:formula="of:=IF(AND([.$A261]&gt;=[.D$4];[.$A261]&lt;[.D$6]);[.$A261];&quot;&quot;)">
            <text:p/>
          </table:table-cell>
          <table:table-cell table:formula="of:=IF(AND([.$A261]&gt;=[.E$4];[.$A261]&lt;[.E$6]);[.$A26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62]&gt;=[.B$4];[.$A262]&lt;[.B$6]);[.$A262];&quot;&quot;)">
            <text:p/>
          </table:table-cell>
          <table:table-cell table:formula="of:=IF(AND([.$A262]&gt;=[.C$4];[.$A262]&lt;[.C$6]);[.$A262];&quot;&quot;)">
            <text:p/>
          </table:table-cell>
          <table:table-cell table:formula="of:=IF(AND([.$A262]&gt;=[.D$4];[.$A262]&lt;[.D$6]);[.$A262];&quot;&quot;)">
            <text:p/>
          </table:table-cell>
          <table:table-cell table:formula="of:=IF(AND([.$A262]&gt;=[.E$4];[.$A262]&lt;[.E$6]);[.$A26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63]&gt;=[.B$4];[.$A263]&lt;[.B$6]);[.$A263];&quot;&quot;)">
            <text:p/>
          </table:table-cell>
          <table:table-cell table:formula="of:=IF(AND([.$A263]&gt;=[.C$4];[.$A263]&lt;[.C$6]);[.$A263];&quot;&quot;)">
            <text:p/>
          </table:table-cell>
          <table:table-cell table:formula="of:=IF(AND([.$A263]&gt;=[.D$4];[.$A263]&lt;[.D$6]);[.$A263];&quot;&quot;)">
            <text:p/>
          </table:table-cell>
          <table:table-cell table:formula="of:=IF(AND([.$A263]&gt;=[.E$4];[.$A263]&lt;[.E$6]);[.$A26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264]&gt;=[.B$4];[.$A264]&lt;[.B$6]);[.$A264];&quot;&quot;)" office:value-type="float" office:value="375" calcext:value-type="float">
            <text:p>375</text:p>
          </table:table-cell>
          <table:table-cell table:formula="of:=IF(AND([.$A264]&gt;=[.C$4];[.$A264]&lt;[.C$6]);[.$A264];&quot;&quot;)">
            <text:p/>
          </table:table-cell>
          <table:table-cell table:formula="of:=IF(AND([.$A264]&gt;=[.D$4];[.$A264]&lt;[.D$6]);[.$A264];&quot;&quot;)">
            <text:p/>
          </table:table-cell>
          <table:table-cell table:formula="of:=IF(AND([.$A264]&gt;=[.E$4];[.$A264]&lt;[.E$6]);[.$A264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265]&gt;=[.B$4];[.$A265]&lt;[.B$6]);[.$A265];&quot;&quot;)" office:value-type="float" office:value="375" calcext:value-type="float">
            <text:p>375</text:p>
          </table:table-cell>
          <table:table-cell table:formula="of:=IF(AND([.$A265]&gt;=[.C$4];[.$A265]&lt;[.C$6]);[.$A265];&quot;&quot;)">
            <text:p/>
          </table:table-cell>
          <table:table-cell table:formula="of:=IF(AND([.$A265]&gt;=[.D$4];[.$A265]&lt;[.D$6]);[.$A265];&quot;&quot;)">
            <text:p/>
          </table:table-cell>
          <table:table-cell table:formula="of:=IF(AND([.$A265]&gt;=[.E$4];[.$A265]&lt;[.E$6]);[.$A265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266]&gt;=[.B$4];[.$A266]&lt;[.B$6]);[.$A266];&quot;&quot;)" office:value-type="float" office:value="374" calcext:value-type="float">
            <text:p>374</text:p>
          </table:table-cell>
          <table:table-cell table:formula="of:=IF(AND([.$A266]&gt;=[.C$4];[.$A266]&lt;[.C$6]);[.$A266];&quot;&quot;)">
            <text:p/>
          </table:table-cell>
          <table:table-cell table:formula="of:=IF(AND([.$A266]&gt;=[.D$4];[.$A266]&lt;[.D$6]);[.$A266];&quot;&quot;)">
            <text:p/>
          </table:table-cell>
          <table:table-cell table:formula="of:=IF(AND([.$A266]&gt;=[.E$4];[.$A266]&lt;[.E$6]);[.$A266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267]&gt;=[.B$4];[.$A267]&lt;[.B$6]);[.$A267];&quot;&quot;)" office:value-type="float" office:value="375" calcext:value-type="float">
            <text:p>375</text:p>
          </table:table-cell>
          <table:table-cell table:formula="of:=IF(AND([.$A267]&gt;=[.C$4];[.$A267]&lt;[.C$6]);[.$A267];&quot;&quot;)">
            <text:p/>
          </table:table-cell>
          <table:table-cell table:formula="of:=IF(AND([.$A267]&gt;=[.D$4];[.$A267]&lt;[.D$6]);[.$A267];&quot;&quot;)">
            <text:p/>
          </table:table-cell>
          <table:table-cell table:formula="of:=IF(AND([.$A267]&gt;=[.E$4];[.$A267]&lt;[.E$6]);[.$A267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268]&gt;=[.B$4];[.$A268]&lt;[.B$6]);[.$A268];&quot;&quot;)">
            <text:p/>
          </table:table-cell>
          <table:table-cell table:style-name="Default" table:formula="of:=IF(AND([.$A268]&gt;=[.C$4];[.$A268]&lt;[.C$6]);[.$A268];&quot;&quot;)" office:value-type="float" office:value="259" calcext:value-type="float">
            <text:p>259</text:p>
          </table:table-cell>
          <table:table-cell table:formula="of:=IF(AND([.$A268]&gt;=[.D$4];[.$A268]&lt;[.D$6]);[.$A268];&quot;&quot;)">
            <text:p/>
          </table:table-cell>
          <table:table-cell table:formula="of:=IF(AND([.$A268]&gt;=[.E$4];[.$A268]&lt;[.E$6]);[.$A268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269]&gt;=[.B$4];[.$A269]&lt;[.B$6]);[.$A269];&quot;&quot;)">
            <text:p/>
          </table:table-cell>
          <table:table-cell table:style-name="Default" table:formula="of:=IF(AND([.$A269]&gt;=[.C$4];[.$A269]&lt;[.C$6]);[.$A269];&quot;&quot;)" office:value-type="float" office:value="259" calcext:value-type="float">
            <text:p>259</text:p>
          </table:table-cell>
          <table:table-cell table:formula="of:=IF(AND([.$A269]&gt;=[.D$4];[.$A269]&lt;[.D$6]);[.$A269];&quot;&quot;)">
            <text:p/>
          </table:table-cell>
          <table:table-cell table:formula="of:=IF(AND([.$A269]&gt;=[.E$4];[.$A269]&lt;[.E$6]);[.$A269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270]&gt;=[.B$4];[.$A270]&lt;[.B$6]);[.$A270];&quot;&quot;)">
            <text:p/>
          </table:table-cell>
          <table:table-cell table:style-name="Default" table:formula="of:=IF(AND([.$A270]&gt;=[.C$4];[.$A270]&lt;[.C$6]);[.$A270];&quot;&quot;)" office:value-type="float" office:value="259" calcext:value-type="float">
            <text:p>259</text:p>
          </table:table-cell>
          <table:table-cell table:formula="of:=IF(AND([.$A270]&gt;=[.D$4];[.$A270]&lt;[.D$6]);[.$A270];&quot;&quot;)">
            <text:p/>
          </table:table-cell>
          <table:table-cell table:formula="of:=IF(AND([.$A270]&gt;=[.E$4];[.$A270]&lt;[.E$6]);[.$A270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271]&gt;=[.B$4];[.$A271]&lt;[.B$6]);[.$A271];&quot;&quot;)">
            <text:p/>
          </table:table-cell>
          <table:table-cell table:style-name="Default" table:formula="of:=IF(AND([.$A271]&gt;=[.C$4];[.$A271]&lt;[.C$6]);[.$A271];&quot;&quot;)" office:value-type="float" office:value="259" calcext:value-type="float">
            <text:p>259</text:p>
          </table:table-cell>
          <table:table-cell table:formula="of:=IF(AND([.$A271]&gt;=[.D$4];[.$A271]&lt;[.D$6]);[.$A271];&quot;&quot;)">
            <text:p/>
          </table:table-cell>
          <table:table-cell table:formula="of:=IF(AND([.$A271]&gt;=[.E$4];[.$A271]&lt;[.E$6]);[.$A271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272]&gt;=[.B$4];[.$A272]&lt;[.B$6]);[.$A272];&quot;&quot;)">
            <text:p/>
          </table:table-cell>
          <table:table-cell table:formula="of:=IF(AND([.$A272]&gt;=[.C$4];[.$A272]&lt;[.C$6]);[.$A272];&quot;&quot;)">
            <text:p/>
          </table:table-cell>
          <table:table-cell table:formula="of:=IF(AND([.$A272]&gt;=[.D$4];[.$A272]&lt;[.D$6]);[.$A272];&quot;&quot;)" office:value-type="float" office:value="133" calcext:value-type="float">
            <text:p>133</text:p>
          </table:table-cell>
          <table:table-cell table:formula="of:=IF(AND([.$A272]&gt;=[.E$4];[.$A272]&lt;[.E$6]);[.$A272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273]&gt;=[.B$4];[.$A273]&lt;[.B$6]);[.$A273];&quot;&quot;)">
            <text:p/>
          </table:table-cell>
          <table:table-cell table:formula="of:=IF(AND([.$A273]&gt;=[.C$4];[.$A273]&lt;[.C$6]);[.$A273];&quot;&quot;)">
            <text:p/>
          </table:table-cell>
          <table:table-cell table:formula="of:=IF(AND([.$A273]&gt;=[.D$4];[.$A273]&lt;[.D$6]);[.$A273];&quot;&quot;)" office:value-type="float" office:value="133" calcext:value-type="float">
            <text:p>133</text:p>
          </table:table-cell>
          <table:table-cell table:formula="of:=IF(AND([.$A273]&gt;=[.E$4];[.$A273]&lt;[.E$6]);[.$A273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274]&gt;=[.B$4];[.$A274]&lt;[.B$6]);[.$A274];&quot;&quot;)">
            <text:p/>
          </table:table-cell>
          <table:table-cell table:formula="of:=IF(AND([.$A274]&gt;=[.C$4];[.$A274]&lt;[.C$6]);[.$A274];&quot;&quot;)">
            <text:p/>
          </table:table-cell>
          <table:table-cell table:formula="of:=IF(AND([.$A274]&gt;=[.D$4];[.$A274]&lt;[.D$6]);[.$A274];&quot;&quot;)" office:value-type="float" office:value="133" calcext:value-type="float">
            <text:p>133</text:p>
          </table:table-cell>
          <table:table-cell table:formula="of:=IF(AND([.$A274]&gt;=[.E$4];[.$A274]&lt;[.E$6]);[.$A274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75]&gt;=[.B$4];[.$A275]&lt;[.B$6]);[.$A275];&quot;&quot;)">
            <text:p/>
          </table:table-cell>
          <table:table-cell table:formula="of:=IF(AND([.$A275]&gt;=[.C$4];[.$A275]&lt;[.C$6]);[.$A275];&quot;&quot;)">
            <text:p/>
          </table:table-cell>
          <table:table-cell table:formula="of:=IF(AND([.$A275]&gt;=[.D$4];[.$A275]&lt;[.D$6]);[.$A275];&quot;&quot;)">
            <text:p/>
          </table:table-cell>
          <table:table-cell table:formula="of:=IF(AND([.$A275]&gt;=[.E$4];[.$A275]&lt;[.E$6]);[.$A27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76]&gt;=[.B$4];[.$A276]&lt;[.B$6]);[.$A276];&quot;&quot;)">
            <text:p/>
          </table:table-cell>
          <table:table-cell table:formula="of:=IF(AND([.$A276]&gt;=[.C$4];[.$A276]&lt;[.C$6]);[.$A276];&quot;&quot;)">
            <text:p/>
          </table:table-cell>
          <table:table-cell table:formula="of:=IF(AND([.$A276]&gt;=[.D$4];[.$A276]&lt;[.D$6]);[.$A276];&quot;&quot;)">
            <text:p/>
          </table:table-cell>
          <table:table-cell table:formula="of:=IF(AND([.$A276]&gt;=[.E$4];[.$A276]&lt;[.E$6]);[.$A27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77]&gt;=[.B$4];[.$A277]&lt;[.B$6]);[.$A277];&quot;&quot;)">
            <text:p/>
          </table:table-cell>
          <table:table-cell table:formula="of:=IF(AND([.$A277]&gt;=[.C$4];[.$A277]&lt;[.C$6]);[.$A277];&quot;&quot;)">
            <text:p/>
          </table:table-cell>
          <table:table-cell table:formula="of:=IF(AND([.$A277]&gt;=[.D$4];[.$A277]&lt;[.D$6]);[.$A277];&quot;&quot;)">
            <text:p/>
          </table:table-cell>
          <table:table-cell table:formula="of:=IF(AND([.$A277]&gt;=[.E$4];[.$A277]&lt;[.E$6]);[.$A27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78]&gt;=[.B$4];[.$A278]&lt;[.B$6]);[.$A278];&quot;&quot;)">
            <text:p/>
          </table:table-cell>
          <table:table-cell table:formula="of:=IF(AND([.$A278]&gt;=[.C$4];[.$A278]&lt;[.C$6]);[.$A278];&quot;&quot;)">
            <text:p/>
          </table:table-cell>
          <table:table-cell table:formula="of:=IF(AND([.$A278]&gt;=[.D$4];[.$A278]&lt;[.D$6]);[.$A278];&quot;&quot;)">
            <text:p/>
          </table:table-cell>
          <table:table-cell table:formula="of:=IF(AND([.$A278]&gt;=[.E$4];[.$A278]&lt;[.E$6]);[.$A27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79]&gt;=[.B$4];[.$A279]&lt;[.B$6]);[.$A279];&quot;&quot;)">
            <text:p/>
          </table:table-cell>
          <table:table-cell table:formula="of:=IF(AND([.$A279]&gt;=[.C$4];[.$A279]&lt;[.C$6]);[.$A279];&quot;&quot;)">
            <text:p/>
          </table:table-cell>
          <table:table-cell table:formula="of:=IF(AND([.$A279]&gt;=[.D$4];[.$A279]&lt;[.D$6]);[.$A279];&quot;&quot;)">
            <text:p/>
          </table:table-cell>
          <table:table-cell table:formula="of:=IF(AND([.$A279]&gt;=[.E$4];[.$A279]&lt;[.E$6]);[.$A27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80]&gt;=[.B$4];[.$A280]&lt;[.B$6]);[.$A280];&quot;&quot;)">
            <text:p/>
          </table:table-cell>
          <table:table-cell table:formula="of:=IF(AND([.$A280]&gt;=[.C$4];[.$A280]&lt;[.C$6]);[.$A280];&quot;&quot;)">
            <text:p/>
          </table:table-cell>
          <table:table-cell table:formula="of:=IF(AND([.$A280]&gt;=[.D$4];[.$A280]&lt;[.D$6]);[.$A280];&quot;&quot;)">
            <text:p/>
          </table:table-cell>
          <table:table-cell table:formula="of:=IF(AND([.$A280]&gt;=[.E$4];[.$A280]&lt;[.E$6]);[.$A28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81]&gt;=[.B$4];[.$A281]&lt;[.B$6]);[.$A281];&quot;&quot;)">
            <text:p/>
          </table:table-cell>
          <table:table-cell table:formula="of:=IF(AND([.$A281]&gt;=[.C$4];[.$A281]&lt;[.C$6]);[.$A281];&quot;&quot;)">
            <text:p/>
          </table:table-cell>
          <table:table-cell table:formula="of:=IF(AND([.$A281]&gt;=[.D$4];[.$A281]&lt;[.D$6]);[.$A281];&quot;&quot;)">
            <text:p/>
          </table:table-cell>
          <table:table-cell table:formula="of:=IF(AND([.$A281]&gt;=[.E$4];[.$A281]&lt;[.E$6]);[.$A28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82]&gt;=[.B$4];[.$A282]&lt;[.B$6]);[.$A282];&quot;&quot;)">
            <text:p/>
          </table:table-cell>
          <table:table-cell table:formula="of:=IF(AND([.$A282]&gt;=[.C$4];[.$A282]&lt;[.C$6]);[.$A282];&quot;&quot;)">
            <text:p/>
          </table:table-cell>
          <table:table-cell table:formula="of:=IF(AND([.$A282]&gt;=[.D$4];[.$A282]&lt;[.D$6]);[.$A282];&quot;&quot;)">
            <text:p/>
          </table:table-cell>
          <table:table-cell table:formula="of:=IF(AND([.$A282]&gt;=[.E$4];[.$A282]&lt;[.E$6]);[.$A28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83]&gt;=[.B$4];[.$A283]&lt;[.B$6]);[.$A283];&quot;&quot;)">
            <text:p/>
          </table:table-cell>
          <table:table-cell table:formula="of:=IF(AND([.$A283]&gt;=[.C$4];[.$A283]&lt;[.C$6]);[.$A283];&quot;&quot;)">
            <text:p/>
          </table:table-cell>
          <table:table-cell table:formula="of:=IF(AND([.$A283]&gt;=[.D$4];[.$A283]&lt;[.D$6]);[.$A283];&quot;&quot;)">
            <text:p/>
          </table:table-cell>
          <table:table-cell table:formula="of:=IF(AND([.$A283]&gt;=[.E$4];[.$A283]&lt;[.E$6]);[.$A28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284]&gt;=[.B$4];[.$A284]&lt;[.B$6]);[.$A284];&quot;&quot;)" office:value-type="float" office:value="375" calcext:value-type="float">
            <text:p>375</text:p>
          </table:table-cell>
          <table:table-cell table:formula="of:=IF(AND([.$A284]&gt;=[.C$4];[.$A284]&lt;[.C$6]);[.$A284];&quot;&quot;)">
            <text:p/>
          </table:table-cell>
          <table:table-cell table:formula="of:=IF(AND([.$A284]&gt;=[.D$4];[.$A284]&lt;[.D$6]);[.$A284];&quot;&quot;)">
            <text:p/>
          </table:table-cell>
          <table:table-cell table:formula="of:=IF(AND([.$A284]&gt;=[.E$4];[.$A284]&lt;[.E$6]);[.$A284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285]&gt;=[.B$4];[.$A285]&lt;[.B$6]);[.$A285];&quot;&quot;)" office:value-type="float" office:value="374" calcext:value-type="float">
            <text:p>374</text:p>
          </table:table-cell>
          <table:table-cell table:formula="of:=IF(AND([.$A285]&gt;=[.C$4];[.$A285]&lt;[.C$6]);[.$A285];&quot;&quot;)">
            <text:p/>
          </table:table-cell>
          <table:table-cell table:formula="of:=IF(AND([.$A285]&gt;=[.D$4];[.$A285]&lt;[.D$6]);[.$A285];&quot;&quot;)">
            <text:p/>
          </table:table-cell>
          <table:table-cell table:formula="of:=IF(AND([.$A285]&gt;=[.E$4];[.$A285]&lt;[.E$6]);[.$A285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286]&gt;=[.B$4];[.$A286]&lt;[.B$6]);[.$A286];&quot;&quot;)" office:value-type="float" office:value="375" calcext:value-type="float">
            <text:p>375</text:p>
          </table:table-cell>
          <table:table-cell table:formula="of:=IF(AND([.$A286]&gt;=[.C$4];[.$A286]&lt;[.C$6]);[.$A286];&quot;&quot;)">
            <text:p/>
          </table:table-cell>
          <table:table-cell table:formula="of:=IF(AND([.$A286]&gt;=[.D$4];[.$A286]&lt;[.D$6]);[.$A286];&quot;&quot;)">
            <text:p/>
          </table:table-cell>
          <table:table-cell table:formula="of:=IF(AND([.$A286]&gt;=[.E$4];[.$A286]&lt;[.E$6]);[.$A286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IF(AND([.$A287]&gt;=[.B$4];[.$A287]&lt;[.B$6]);[.$A287];&quot;&quot;)">
            <text:p/>
          </table:table-cell>
          <table:table-cell table:style-name="Default" table:formula="of:=IF(AND([.$A287]&gt;=[.C$4];[.$A287]&lt;[.C$6]);[.$A287];&quot;&quot;)" office:value-type="float" office:value="258" calcext:value-type="float">
            <text:p>258</text:p>
          </table:table-cell>
          <table:table-cell table:formula="of:=IF(AND([.$A287]&gt;=[.D$4];[.$A287]&lt;[.D$6]);[.$A287];&quot;&quot;)">
            <text:p/>
          </table:table-cell>
          <table:table-cell table:formula="of:=IF(AND([.$A287]&gt;=[.E$4];[.$A287]&lt;[.E$6]);[.$A287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288]&gt;=[.B$4];[.$A288]&lt;[.B$6]);[.$A288];&quot;&quot;)">
            <text:p/>
          </table:table-cell>
          <table:table-cell table:style-name="Default" table:formula="of:=IF(AND([.$A288]&gt;=[.C$4];[.$A288]&lt;[.C$6]);[.$A288];&quot;&quot;)" office:value-type="float" office:value="259" calcext:value-type="float">
            <text:p>259</text:p>
          </table:table-cell>
          <table:table-cell table:formula="of:=IF(AND([.$A288]&gt;=[.D$4];[.$A288]&lt;[.D$6]);[.$A288];&quot;&quot;)">
            <text:p/>
          </table:table-cell>
          <table:table-cell table:formula="of:=IF(AND([.$A288]&gt;=[.E$4];[.$A288]&lt;[.E$6]);[.$A288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289]&gt;=[.B$4];[.$A289]&lt;[.B$6]);[.$A289];&quot;&quot;)">
            <text:p/>
          </table:table-cell>
          <table:table-cell table:style-name="Default" table:formula="of:=IF(AND([.$A289]&gt;=[.C$4];[.$A289]&lt;[.C$6]);[.$A289];&quot;&quot;)" office:value-type="float" office:value="259" calcext:value-type="float">
            <text:p>259</text:p>
          </table:table-cell>
          <table:table-cell table:formula="of:=IF(AND([.$A289]&gt;=[.D$4];[.$A289]&lt;[.D$6]);[.$A289];&quot;&quot;)">
            <text:p/>
          </table:table-cell>
          <table:table-cell table:formula="of:=IF(AND([.$A289]&gt;=[.E$4];[.$A289]&lt;[.E$6]);[.$A289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290]&gt;=[.B$4];[.$A290]&lt;[.B$6]);[.$A290];&quot;&quot;)">
            <text:p/>
          </table:table-cell>
          <table:table-cell table:style-name="Default" table:formula="of:=IF(AND([.$A290]&gt;=[.C$4];[.$A290]&lt;[.C$6]);[.$A290];&quot;&quot;)" office:value-type="float" office:value="259" calcext:value-type="float">
            <text:p>259</text:p>
          </table:table-cell>
          <table:table-cell table:formula="of:=IF(AND([.$A290]&gt;=[.D$4];[.$A290]&lt;[.D$6]);[.$A290];&quot;&quot;)">
            <text:p/>
          </table:table-cell>
          <table:table-cell table:formula="of:=IF(AND([.$A290]&gt;=[.E$4];[.$A290]&lt;[.E$6]);[.$A290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291]&gt;=[.B$4];[.$A291]&lt;[.B$6]);[.$A291];&quot;&quot;)">
            <text:p/>
          </table:table-cell>
          <table:table-cell table:formula="of:=IF(AND([.$A291]&gt;=[.C$4];[.$A291]&lt;[.C$6]);[.$A291];&quot;&quot;)">
            <text:p/>
          </table:table-cell>
          <table:table-cell table:formula="of:=IF(AND([.$A291]&gt;=[.D$4];[.$A291]&lt;[.D$6]);[.$A291];&quot;&quot;)" office:value-type="float" office:value="133" calcext:value-type="float">
            <text:p>133</text:p>
          </table:table-cell>
          <table:table-cell table:formula="of:=IF(AND([.$A291]&gt;=[.E$4];[.$A291]&lt;[.E$6]);[.$A291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292]&gt;=[.B$4];[.$A292]&lt;[.B$6]);[.$A292];&quot;&quot;)">
            <text:p/>
          </table:table-cell>
          <table:table-cell table:formula="of:=IF(AND([.$A292]&gt;=[.C$4];[.$A292]&lt;[.C$6]);[.$A292];&quot;&quot;)">
            <text:p/>
          </table:table-cell>
          <table:table-cell table:formula="of:=IF(AND([.$A292]&gt;=[.D$4];[.$A292]&lt;[.D$6]);[.$A292];&quot;&quot;)" office:value-type="float" office:value="133" calcext:value-type="float">
            <text:p>133</text:p>
          </table:table-cell>
          <table:table-cell table:formula="of:=IF(AND([.$A292]&gt;=[.E$4];[.$A292]&lt;[.E$6]);[.$A292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293]&gt;=[.B$4];[.$A293]&lt;[.B$6]);[.$A293];&quot;&quot;)">
            <text:p/>
          </table:table-cell>
          <table:table-cell table:formula="of:=IF(AND([.$A293]&gt;=[.C$4];[.$A293]&lt;[.C$6]);[.$A293];&quot;&quot;)">
            <text:p/>
          </table:table-cell>
          <table:table-cell table:formula="of:=IF(AND([.$A293]&gt;=[.D$4];[.$A293]&lt;[.D$6]);[.$A293];&quot;&quot;)" office:value-type="float" office:value="133" calcext:value-type="float">
            <text:p>133</text:p>
          </table:table-cell>
          <table:table-cell table:formula="of:=IF(AND([.$A293]&gt;=[.E$4];[.$A293]&lt;[.E$6]);[.$A293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94]&gt;=[.B$4];[.$A294]&lt;[.B$6]);[.$A294];&quot;&quot;)">
            <text:p/>
          </table:table-cell>
          <table:table-cell table:formula="of:=IF(AND([.$A294]&gt;=[.C$4];[.$A294]&lt;[.C$6]);[.$A294];&quot;&quot;)">
            <text:p/>
          </table:table-cell>
          <table:table-cell table:formula="of:=IF(AND([.$A294]&gt;=[.D$4];[.$A294]&lt;[.D$6]);[.$A294];&quot;&quot;)">
            <text:p/>
          </table:table-cell>
          <table:table-cell table:formula="of:=IF(AND([.$A294]&gt;=[.E$4];[.$A294]&lt;[.E$6]);[.$A29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95]&gt;=[.B$4];[.$A295]&lt;[.B$6]);[.$A295];&quot;&quot;)">
            <text:p/>
          </table:table-cell>
          <table:table-cell table:formula="of:=IF(AND([.$A295]&gt;=[.C$4];[.$A295]&lt;[.C$6]);[.$A295];&quot;&quot;)">
            <text:p/>
          </table:table-cell>
          <table:table-cell table:formula="of:=IF(AND([.$A295]&gt;=[.D$4];[.$A295]&lt;[.D$6]);[.$A295];&quot;&quot;)">
            <text:p/>
          </table:table-cell>
          <table:table-cell table:formula="of:=IF(AND([.$A295]&gt;=[.E$4];[.$A295]&lt;[.E$6]);[.$A29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96]&gt;=[.B$4];[.$A296]&lt;[.B$6]);[.$A296];&quot;&quot;)">
            <text:p/>
          </table:table-cell>
          <table:table-cell table:formula="of:=IF(AND([.$A296]&gt;=[.C$4];[.$A296]&lt;[.C$6]);[.$A296];&quot;&quot;)">
            <text:p/>
          </table:table-cell>
          <table:table-cell table:formula="of:=IF(AND([.$A296]&gt;=[.D$4];[.$A296]&lt;[.D$6]);[.$A296];&quot;&quot;)">
            <text:p/>
          </table:table-cell>
          <table:table-cell table:formula="of:=IF(AND([.$A296]&gt;=[.E$4];[.$A296]&lt;[.E$6]);[.$A29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97]&gt;=[.B$4];[.$A297]&lt;[.B$6]);[.$A297];&quot;&quot;)">
            <text:p/>
          </table:table-cell>
          <table:table-cell table:formula="of:=IF(AND([.$A297]&gt;=[.C$4];[.$A297]&lt;[.C$6]);[.$A297];&quot;&quot;)">
            <text:p/>
          </table:table-cell>
          <table:table-cell table:formula="of:=IF(AND([.$A297]&gt;=[.D$4];[.$A297]&lt;[.D$6]);[.$A297];&quot;&quot;)">
            <text:p/>
          </table:table-cell>
          <table:table-cell table:formula="of:=IF(AND([.$A297]&gt;=[.E$4];[.$A297]&lt;[.E$6]);[.$A29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98]&gt;=[.B$4];[.$A298]&lt;[.B$6]);[.$A298];&quot;&quot;)">
            <text:p/>
          </table:table-cell>
          <table:table-cell table:formula="of:=IF(AND([.$A298]&gt;=[.C$4];[.$A298]&lt;[.C$6]);[.$A298];&quot;&quot;)">
            <text:p/>
          </table:table-cell>
          <table:table-cell table:formula="of:=IF(AND([.$A298]&gt;=[.D$4];[.$A298]&lt;[.D$6]);[.$A298];&quot;&quot;)">
            <text:p/>
          </table:table-cell>
          <table:table-cell table:formula="of:=IF(AND([.$A298]&gt;=[.E$4];[.$A298]&lt;[.E$6]);[.$A29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299]&gt;=[.B$4];[.$A299]&lt;[.B$6]);[.$A299];&quot;&quot;)">
            <text:p/>
          </table:table-cell>
          <table:table-cell table:formula="of:=IF(AND([.$A299]&gt;=[.C$4];[.$A299]&lt;[.C$6]);[.$A299];&quot;&quot;)">
            <text:p/>
          </table:table-cell>
          <table:table-cell table:formula="of:=IF(AND([.$A299]&gt;=[.D$4];[.$A299]&lt;[.D$6]);[.$A299];&quot;&quot;)">
            <text:p/>
          </table:table-cell>
          <table:table-cell table:formula="of:=IF(AND([.$A299]&gt;=[.E$4];[.$A299]&lt;[.E$6]);[.$A29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00]&gt;=[.B$4];[.$A300]&lt;[.B$6]);[.$A300];&quot;&quot;)">
            <text:p/>
          </table:table-cell>
          <table:table-cell table:formula="of:=IF(AND([.$A300]&gt;=[.C$4];[.$A300]&lt;[.C$6]);[.$A300];&quot;&quot;)">
            <text:p/>
          </table:table-cell>
          <table:table-cell table:formula="of:=IF(AND([.$A300]&gt;=[.D$4];[.$A300]&lt;[.D$6]);[.$A300];&quot;&quot;)">
            <text:p/>
          </table:table-cell>
          <table:table-cell table:formula="of:=IF(AND([.$A300]&gt;=[.E$4];[.$A300]&lt;[.E$6]);[.$A30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01]&gt;=[.B$4];[.$A301]&lt;[.B$6]);[.$A301];&quot;&quot;)">
            <text:p/>
          </table:table-cell>
          <table:table-cell table:formula="of:=IF(AND([.$A301]&gt;=[.C$4];[.$A301]&lt;[.C$6]);[.$A301];&quot;&quot;)">
            <text:p/>
          </table:table-cell>
          <table:table-cell table:formula="of:=IF(AND([.$A301]&gt;=[.D$4];[.$A301]&lt;[.D$6]);[.$A301];&quot;&quot;)">
            <text:p/>
          </table:table-cell>
          <table:table-cell table:formula="of:=IF(AND([.$A301]&gt;=[.E$4];[.$A301]&lt;[.E$6]);[.$A30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02]&gt;=[.B$4];[.$A302]&lt;[.B$6]);[.$A302];&quot;&quot;)">
            <text:p/>
          </table:table-cell>
          <table:table-cell table:formula="of:=IF(AND([.$A302]&gt;=[.C$4];[.$A302]&lt;[.C$6]);[.$A302];&quot;&quot;)">
            <text:p/>
          </table:table-cell>
          <table:table-cell table:formula="of:=IF(AND([.$A302]&gt;=[.D$4];[.$A302]&lt;[.D$6]);[.$A302];&quot;&quot;)">
            <text:p/>
          </table:table-cell>
          <table:table-cell table:formula="of:=IF(AND([.$A302]&gt;=[.E$4];[.$A302]&lt;[.E$6]);[.$A30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303]&gt;=[.B$4];[.$A303]&lt;[.B$6]);[.$A303];&quot;&quot;)" office:value-type="float" office:value="375" calcext:value-type="float">
            <text:p>375</text:p>
          </table:table-cell>
          <table:table-cell table:formula="of:=IF(AND([.$A303]&gt;=[.C$4];[.$A303]&lt;[.C$6]);[.$A303];&quot;&quot;)">
            <text:p/>
          </table:table-cell>
          <table:table-cell table:formula="of:=IF(AND([.$A303]&gt;=[.D$4];[.$A303]&lt;[.D$6]);[.$A303];&quot;&quot;)">
            <text:p/>
          </table:table-cell>
          <table:table-cell table:formula="of:=IF(AND([.$A303]&gt;=[.E$4];[.$A303]&lt;[.E$6]);[.$A303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304]&gt;=[.B$4];[.$A304]&lt;[.B$6]);[.$A304];&quot;&quot;)" office:value-type="float" office:value="375" calcext:value-type="float">
            <text:p>375</text:p>
          </table:table-cell>
          <table:table-cell table:formula="of:=IF(AND([.$A304]&gt;=[.C$4];[.$A304]&lt;[.C$6]);[.$A304];&quot;&quot;)">
            <text:p/>
          </table:table-cell>
          <table:table-cell table:formula="of:=IF(AND([.$A304]&gt;=[.D$4];[.$A304]&lt;[.D$6]);[.$A304];&quot;&quot;)">
            <text:p/>
          </table:table-cell>
          <table:table-cell table:formula="of:=IF(AND([.$A304]&gt;=[.E$4];[.$A304]&lt;[.E$6]);[.$A304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305]&gt;=[.B$4];[.$A305]&lt;[.B$6]);[.$A305];&quot;&quot;)" office:value-type="float" office:value="374" calcext:value-type="float">
            <text:p>374</text:p>
          </table:table-cell>
          <table:table-cell table:formula="of:=IF(AND([.$A305]&gt;=[.C$4];[.$A305]&lt;[.C$6]);[.$A305];&quot;&quot;)">
            <text:p/>
          </table:table-cell>
          <table:table-cell table:formula="of:=IF(AND([.$A305]&gt;=[.D$4];[.$A305]&lt;[.D$6]);[.$A305];&quot;&quot;)">
            <text:p/>
          </table:table-cell>
          <table:table-cell table:formula="of:=IF(AND([.$A305]&gt;=[.E$4];[.$A305]&lt;[.E$6]);[.$A305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306]&gt;=[.B$4];[.$A306]&lt;[.B$6]);[.$A306];&quot;&quot;)" office:value-type="float" office:value="374" calcext:value-type="float">
            <text:p>374</text:p>
          </table:table-cell>
          <table:table-cell table:formula="of:=IF(AND([.$A306]&gt;=[.C$4];[.$A306]&lt;[.C$6]);[.$A306];&quot;&quot;)">
            <text:p/>
          </table:table-cell>
          <table:table-cell table:formula="of:=IF(AND([.$A306]&gt;=[.D$4];[.$A306]&lt;[.D$6]);[.$A306];&quot;&quot;)">
            <text:p/>
          </table:table-cell>
          <table:table-cell table:formula="of:=IF(AND([.$A306]&gt;=[.E$4];[.$A306]&lt;[.E$6]);[.$A306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307]&gt;=[.B$4];[.$A307]&lt;[.B$6]);[.$A307];&quot;&quot;)">
            <text:p/>
          </table:table-cell>
          <table:table-cell table:style-name="Default" table:formula="of:=IF(AND([.$A307]&gt;=[.C$4];[.$A307]&lt;[.C$6]);[.$A307];&quot;&quot;)" office:value-type="float" office:value="259" calcext:value-type="float">
            <text:p>259</text:p>
          </table:table-cell>
          <table:table-cell table:formula="of:=IF(AND([.$A307]&gt;=[.D$4];[.$A307]&lt;[.D$6]);[.$A307];&quot;&quot;)">
            <text:p/>
          </table:table-cell>
          <table:table-cell table:formula="of:=IF(AND([.$A307]&gt;=[.E$4];[.$A307]&lt;[.E$6]);[.$A307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308]&gt;=[.B$4];[.$A308]&lt;[.B$6]);[.$A308];&quot;&quot;)">
            <text:p/>
          </table:table-cell>
          <table:table-cell table:style-name="Default" table:formula="of:=IF(AND([.$A308]&gt;=[.C$4];[.$A308]&lt;[.C$6]);[.$A308];&quot;&quot;)" office:value-type="float" office:value="259" calcext:value-type="float">
            <text:p>259</text:p>
          </table:table-cell>
          <table:table-cell table:formula="of:=IF(AND([.$A308]&gt;=[.D$4];[.$A308]&lt;[.D$6]);[.$A308];&quot;&quot;)">
            <text:p/>
          </table:table-cell>
          <table:table-cell table:formula="of:=IF(AND([.$A308]&gt;=[.E$4];[.$A308]&lt;[.E$6]);[.$A308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309]&gt;=[.B$4];[.$A309]&lt;[.B$6]);[.$A309];&quot;&quot;)">
            <text:p/>
          </table:table-cell>
          <table:table-cell table:style-name="Default" table:formula="of:=IF(AND([.$A309]&gt;=[.C$4];[.$A309]&lt;[.C$6]);[.$A309];&quot;&quot;)" office:value-type="float" office:value="259" calcext:value-type="float">
            <text:p>259</text:p>
          </table:table-cell>
          <table:table-cell table:formula="of:=IF(AND([.$A309]&gt;=[.D$4];[.$A309]&lt;[.D$6]);[.$A309];&quot;&quot;)">
            <text:p/>
          </table:table-cell>
          <table:table-cell table:formula="of:=IF(AND([.$A309]&gt;=[.E$4];[.$A309]&lt;[.E$6]);[.$A309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310]&gt;=[.B$4];[.$A310]&lt;[.B$6]);[.$A310];&quot;&quot;)">
            <text:p/>
          </table:table-cell>
          <table:table-cell table:formula="of:=IF(AND([.$A310]&gt;=[.C$4];[.$A310]&lt;[.C$6]);[.$A310];&quot;&quot;)">
            <text:p/>
          </table:table-cell>
          <table:table-cell table:formula="of:=IF(AND([.$A310]&gt;=[.D$4];[.$A310]&lt;[.D$6]);[.$A310];&quot;&quot;)" office:value-type="float" office:value="133" calcext:value-type="float">
            <text:p>133</text:p>
          </table:table-cell>
          <table:table-cell table:formula="of:=IF(AND([.$A310]&gt;=[.E$4];[.$A310]&lt;[.E$6]);[.$A310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311]&gt;=[.B$4];[.$A311]&lt;[.B$6]);[.$A311];&quot;&quot;)">
            <text:p/>
          </table:table-cell>
          <table:table-cell table:formula="of:=IF(AND([.$A311]&gt;=[.C$4];[.$A311]&lt;[.C$6]);[.$A311];&quot;&quot;)">
            <text:p/>
          </table:table-cell>
          <table:table-cell table:formula="of:=IF(AND([.$A311]&gt;=[.D$4];[.$A311]&lt;[.D$6]);[.$A311];&quot;&quot;)" office:value-type="float" office:value="133" calcext:value-type="float">
            <text:p>133</text:p>
          </table:table-cell>
          <table:table-cell table:formula="of:=IF(AND([.$A311]&gt;=[.E$4];[.$A311]&lt;[.E$6]);[.$A311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312]&gt;=[.B$4];[.$A312]&lt;[.B$6]);[.$A312];&quot;&quot;)">
            <text:p/>
          </table:table-cell>
          <table:table-cell table:formula="of:=IF(AND([.$A312]&gt;=[.C$4];[.$A312]&lt;[.C$6]);[.$A312];&quot;&quot;)">
            <text:p/>
          </table:table-cell>
          <table:table-cell table:formula="of:=IF(AND([.$A312]&gt;=[.D$4];[.$A312]&lt;[.D$6]);[.$A312];&quot;&quot;)" office:value-type="float" office:value="133" calcext:value-type="float">
            <text:p>133</text:p>
          </table:table-cell>
          <table:table-cell table:formula="of:=IF(AND([.$A312]&gt;=[.E$4];[.$A312]&lt;[.E$6]);[.$A312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313]&gt;=[.B$4];[.$A313]&lt;[.B$6]);[.$A313];&quot;&quot;)">
            <text:p/>
          </table:table-cell>
          <table:table-cell table:formula="of:=IF(AND([.$A313]&gt;=[.C$4];[.$A313]&lt;[.C$6]);[.$A313];&quot;&quot;)">
            <text:p/>
          </table:table-cell>
          <table:table-cell table:formula="of:=IF(AND([.$A313]&gt;=[.D$4];[.$A313]&lt;[.D$6]);[.$A313];&quot;&quot;)" office:value-type="float" office:value="133" calcext:value-type="float">
            <text:p>133</text:p>
          </table:table-cell>
          <table:table-cell table:formula="of:=IF(AND([.$A313]&gt;=[.E$4];[.$A313]&lt;[.E$6]);[.$A313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14]&gt;=[.B$4];[.$A314]&lt;[.B$6]);[.$A314];&quot;&quot;)">
            <text:p/>
          </table:table-cell>
          <table:table-cell table:formula="of:=IF(AND([.$A314]&gt;=[.C$4];[.$A314]&lt;[.C$6]);[.$A314];&quot;&quot;)">
            <text:p/>
          </table:table-cell>
          <table:table-cell table:formula="of:=IF(AND([.$A314]&gt;=[.D$4];[.$A314]&lt;[.D$6]);[.$A314];&quot;&quot;)">
            <text:p/>
          </table:table-cell>
          <table:table-cell table:formula="of:=IF(AND([.$A314]&gt;=[.E$4];[.$A314]&lt;[.E$6]);[.$A31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15]&gt;=[.B$4];[.$A315]&lt;[.B$6]);[.$A315];&quot;&quot;)">
            <text:p/>
          </table:table-cell>
          <table:table-cell table:formula="of:=IF(AND([.$A315]&gt;=[.C$4];[.$A315]&lt;[.C$6]);[.$A315];&quot;&quot;)">
            <text:p/>
          </table:table-cell>
          <table:table-cell table:formula="of:=IF(AND([.$A315]&gt;=[.D$4];[.$A315]&lt;[.D$6]);[.$A315];&quot;&quot;)">
            <text:p/>
          </table:table-cell>
          <table:table-cell table:formula="of:=IF(AND([.$A315]&gt;=[.E$4];[.$A315]&lt;[.E$6]);[.$A31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16]&gt;=[.B$4];[.$A316]&lt;[.B$6]);[.$A316];&quot;&quot;)">
            <text:p/>
          </table:table-cell>
          <table:table-cell table:formula="of:=IF(AND([.$A316]&gt;=[.C$4];[.$A316]&lt;[.C$6]);[.$A316];&quot;&quot;)">
            <text:p/>
          </table:table-cell>
          <table:table-cell table:formula="of:=IF(AND([.$A316]&gt;=[.D$4];[.$A316]&lt;[.D$6]);[.$A316];&quot;&quot;)">
            <text:p/>
          </table:table-cell>
          <table:table-cell table:formula="of:=IF(AND([.$A316]&gt;=[.E$4];[.$A316]&lt;[.E$6]);[.$A31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17]&gt;=[.B$4];[.$A317]&lt;[.B$6]);[.$A317];&quot;&quot;)">
            <text:p/>
          </table:table-cell>
          <table:table-cell table:formula="of:=IF(AND([.$A317]&gt;=[.C$4];[.$A317]&lt;[.C$6]);[.$A317];&quot;&quot;)">
            <text:p/>
          </table:table-cell>
          <table:table-cell table:formula="of:=IF(AND([.$A317]&gt;=[.D$4];[.$A317]&lt;[.D$6]);[.$A317];&quot;&quot;)">
            <text:p/>
          </table:table-cell>
          <table:table-cell table:formula="of:=IF(AND([.$A317]&gt;=[.E$4];[.$A317]&lt;[.E$6]);[.$A31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18]&gt;=[.B$4];[.$A318]&lt;[.B$6]);[.$A318];&quot;&quot;)">
            <text:p/>
          </table:table-cell>
          <table:table-cell table:formula="of:=IF(AND([.$A318]&gt;=[.C$4];[.$A318]&lt;[.C$6]);[.$A318];&quot;&quot;)">
            <text:p/>
          </table:table-cell>
          <table:table-cell table:formula="of:=IF(AND([.$A318]&gt;=[.D$4];[.$A318]&lt;[.D$6]);[.$A318];&quot;&quot;)">
            <text:p/>
          </table:table-cell>
          <table:table-cell table:formula="of:=IF(AND([.$A318]&gt;=[.E$4];[.$A318]&lt;[.E$6]);[.$A31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19]&gt;=[.B$4];[.$A319]&lt;[.B$6]);[.$A319];&quot;&quot;)">
            <text:p/>
          </table:table-cell>
          <table:table-cell table:formula="of:=IF(AND([.$A319]&gt;=[.C$4];[.$A319]&lt;[.C$6]);[.$A319];&quot;&quot;)">
            <text:p/>
          </table:table-cell>
          <table:table-cell table:formula="of:=IF(AND([.$A319]&gt;=[.D$4];[.$A319]&lt;[.D$6]);[.$A319];&quot;&quot;)">
            <text:p/>
          </table:table-cell>
          <table:table-cell table:formula="of:=IF(AND([.$A319]&gt;=[.E$4];[.$A319]&lt;[.E$6]);[.$A31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20]&gt;=[.B$4];[.$A320]&lt;[.B$6]);[.$A320];&quot;&quot;)">
            <text:p/>
          </table:table-cell>
          <table:table-cell table:formula="of:=IF(AND([.$A320]&gt;=[.C$4];[.$A320]&lt;[.C$6]);[.$A320];&quot;&quot;)">
            <text:p/>
          </table:table-cell>
          <table:table-cell table:formula="of:=IF(AND([.$A320]&gt;=[.D$4];[.$A320]&lt;[.D$6]);[.$A320];&quot;&quot;)">
            <text:p/>
          </table:table-cell>
          <table:table-cell table:formula="of:=IF(AND([.$A320]&gt;=[.E$4];[.$A320]&lt;[.E$6]);[.$A32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21]&gt;=[.B$4];[.$A321]&lt;[.B$6]);[.$A321];&quot;&quot;)">
            <text:p/>
          </table:table-cell>
          <table:table-cell table:formula="of:=IF(AND([.$A321]&gt;=[.C$4];[.$A321]&lt;[.C$6]);[.$A321];&quot;&quot;)">
            <text:p/>
          </table:table-cell>
          <table:table-cell table:formula="of:=IF(AND([.$A321]&gt;=[.D$4];[.$A321]&lt;[.D$6]);[.$A321];&quot;&quot;)">
            <text:p/>
          </table:table-cell>
          <table:table-cell table:formula="of:=IF(AND([.$A321]&gt;=[.E$4];[.$A321]&lt;[.E$6]);[.$A32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22]&gt;=[.B$4];[.$A322]&lt;[.B$6]);[.$A322];&quot;&quot;)">
            <text:p/>
          </table:table-cell>
          <table:table-cell table:formula="of:=IF(AND([.$A322]&gt;=[.C$4];[.$A322]&lt;[.C$6]);[.$A322];&quot;&quot;)">
            <text:p/>
          </table:table-cell>
          <table:table-cell table:formula="of:=IF(AND([.$A322]&gt;=[.D$4];[.$A322]&lt;[.D$6]);[.$A322];&quot;&quot;)">
            <text:p/>
          </table:table-cell>
          <table:table-cell table:formula="of:=IF(AND([.$A322]&gt;=[.E$4];[.$A322]&lt;[.E$6]);[.$A32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323]&gt;=[.B$4];[.$A323]&lt;[.B$6]);[.$A323];&quot;&quot;)" office:value-type="float" office:value="375" calcext:value-type="float">
            <text:p>375</text:p>
          </table:table-cell>
          <table:table-cell table:formula="of:=IF(AND([.$A323]&gt;=[.C$4];[.$A323]&lt;[.C$6]);[.$A323];&quot;&quot;)">
            <text:p/>
          </table:table-cell>
          <table:table-cell table:formula="of:=IF(AND([.$A323]&gt;=[.D$4];[.$A323]&lt;[.D$6]);[.$A323];&quot;&quot;)">
            <text:p/>
          </table:table-cell>
          <table:table-cell table:formula="of:=IF(AND([.$A323]&gt;=[.E$4];[.$A323]&lt;[.E$6]);[.$A323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324]&gt;=[.B$4];[.$A324]&lt;[.B$6]);[.$A324];&quot;&quot;)" office:value-type="float" office:value="375" calcext:value-type="float">
            <text:p>375</text:p>
          </table:table-cell>
          <table:table-cell table:formula="of:=IF(AND([.$A324]&gt;=[.C$4];[.$A324]&lt;[.C$6]);[.$A324];&quot;&quot;)">
            <text:p/>
          </table:table-cell>
          <table:table-cell table:formula="of:=IF(AND([.$A324]&gt;=[.D$4];[.$A324]&lt;[.D$6]);[.$A324];&quot;&quot;)">
            <text:p/>
          </table:table-cell>
          <table:table-cell table:formula="of:=IF(AND([.$A324]&gt;=[.E$4];[.$A324]&lt;[.E$6]);[.$A324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325]&gt;=[.B$4];[.$A325]&lt;[.B$6]);[.$A325];&quot;&quot;)" office:value-type="float" office:value="374" calcext:value-type="float">
            <text:p>374</text:p>
          </table:table-cell>
          <table:table-cell table:formula="of:=IF(AND([.$A325]&gt;=[.C$4];[.$A325]&lt;[.C$6]);[.$A325];&quot;&quot;)">
            <text:p/>
          </table:table-cell>
          <table:table-cell table:formula="of:=IF(AND([.$A325]&gt;=[.D$4];[.$A325]&lt;[.D$6]);[.$A325];&quot;&quot;)">
            <text:p/>
          </table:table-cell>
          <table:table-cell table:formula="of:=IF(AND([.$A325]&gt;=[.E$4];[.$A325]&lt;[.E$6]);[.$A325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326]&gt;=[.B$4];[.$A326]&lt;[.B$6]);[.$A326];&quot;&quot;)">
            <text:p/>
          </table:table-cell>
          <table:table-cell table:style-name="Default" table:formula="of:=IF(AND([.$A326]&gt;=[.C$4];[.$A326]&lt;[.C$6]);[.$A326];&quot;&quot;)" office:value-type="float" office:value="259" calcext:value-type="float">
            <text:p>259</text:p>
          </table:table-cell>
          <table:table-cell table:formula="of:=IF(AND([.$A326]&gt;=[.D$4];[.$A326]&lt;[.D$6]);[.$A326];&quot;&quot;)">
            <text:p/>
          </table:table-cell>
          <table:table-cell table:formula="of:=IF(AND([.$A326]&gt;=[.E$4];[.$A326]&lt;[.E$6]);[.$A326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327]&gt;=[.B$4];[.$A327]&lt;[.B$6]);[.$A327];&quot;&quot;)">
            <text:p/>
          </table:table-cell>
          <table:table-cell table:style-name="Default" table:formula="of:=IF(AND([.$A327]&gt;=[.C$4];[.$A327]&lt;[.C$6]);[.$A327];&quot;&quot;)" office:value-type="float" office:value="259" calcext:value-type="float">
            <text:p>259</text:p>
          </table:table-cell>
          <table:table-cell table:formula="of:=IF(AND([.$A327]&gt;=[.D$4];[.$A327]&lt;[.D$6]);[.$A327];&quot;&quot;)">
            <text:p/>
          </table:table-cell>
          <table:table-cell table:formula="of:=IF(AND([.$A327]&gt;=[.E$4];[.$A327]&lt;[.E$6]);[.$A327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IF(AND([.$A328]&gt;=[.B$4];[.$A328]&lt;[.B$6]);[.$A328];&quot;&quot;)">
            <text:p/>
          </table:table-cell>
          <table:table-cell table:style-name="Default" table:formula="of:=IF(AND([.$A328]&gt;=[.C$4];[.$A328]&lt;[.C$6]);[.$A328];&quot;&quot;)" office:value-type="float" office:value="258" calcext:value-type="float">
            <text:p>258</text:p>
          </table:table-cell>
          <table:table-cell table:formula="of:=IF(AND([.$A328]&gt;=[.D$4];[.$A328]&lt;[.D$6]);[.$A328];&quot;&quot;)">
            <text:p/>
          </table:table-cell>
          <table:table-cell table:formula="of:=IF(AND([.$A328]&gt;=[.E$4];[.$A328]&lt;[.E$6]);[.$A328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329]&gt;=[.B$4];[.$A329]&lt;[.B$6]);[.$A329];&quot;&quot;)">
            <text:p/>
          </table:table-cell>
          <table:table-cell table:style-name="Default" table:formula="of:=IF(AND([.$A329]&gt;=[.C$4];[.$A329]&lt;[.C$6]);[.$A329];&quot;&quot;)" office:value-type="float" office:value="259" calcext:value-type="float">
            <text:p>259</text:p>
          </table:table-cell>
          <table:table-cell table:formula="of:=IF(AND([.$A329]&gt;=[.D$4];[.$A329]&lt;[.D$6]);[.$A329];&quot;&quot;)">
            <text:p/>
          </table:table-cell>
          <table:table-cell table:formula="of:=IF(AND([.$A329]&gt;=[.E$4];[.$A329]&lt;[.E$6]);[.$A329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330]&gt;=[.B$4];[.$A330]&lt;[.B$6]);[.$A330];&quot;&quot;)">
            <text:p/>
          </table:table-cell>
          <table:table-cell table:formula="of:=IF(AND([.$A330]&gt;=[.C$4];[.$A330]&lt;[.C$6]);[.$A330];&quot;&quot;)">
            <text:p/>
          </table:table-cell>
          <table:table-cell table:formula="of:=IF(AND([.$A330]&gt;=[.D$4];[.$A330]&lt;[.D$6]);[.$A330];&quot;&quot;)" office:value-type="float" office:value="133" calcext:value-type="float">
            <text:p>133</text:p>
          </table:table-cell>
          <table:table-cell table:formula="of:=IF(AND([.$A330]&gt;=[.E$4];[.$A330]&lt;[.E$6]);[.$A330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331]&gt;=[.B$4];[.$A331]&lt;[.B$6]);[.$A331];&quot;&quot;)">
            <text:p/>
          </table:table-cell>
          <table:table-cell table:formula="of:=IF(AND([.$A331]&gt;=[.C$4];[.$A331]&lt;[.C$6]);[.$A331];&quot;&quot;)">
            <text:p/>
          </table:table-cell>
          <table:table-cell table:formula="of:=IF(AND([.$A331]&gt;=[.D$4];[.$A331]&lt;[.D$6]);[.$A331];&quot;&quot;)" office:value-type="float" office:value="133" calcext:value-type="float">
            <text:p>133</text:p>
          </table:table-cell>
          <table:table-cell table:formula="of:=IF(AND([.$A331]&gt;=[.E$4];[.$A331]&lt;[.E$6]);[.$A331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332]&gt;=[.B$4];[.$A332]&lt;[.B$6]);[.$A332];&quot;&quot;)">
            <text:p/>
          </table:table-cell>
          <table:table-cell table:formula="of:=IF(AND([.$A332]&gt;=[.C$4];[.$A332]&lt;[.C$6]);[.$A332];&quot;&quot;)">
            <text:p/>
          </table:table-cell>
          <table:table-cell table:formula="of:=IF(AND([.$A332]&gt;=[.D$4];[.$A332]&lt;[.D$6]);[.$A332];&quot;&quot;)" office:value-type="float" office:value="133" calcext:value-type="float">
            <text:p>133</text:p>
          </table:table-cell>
          <table:table-cell table:formula="of:=IF(AND([.$A332]&gt;=[.E$4];[.$A332]&lt;[.E$6]);[.$A332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33]&gt;=[.B$4];[.$A333]&lt;[.B$6]);[.$A333];&quot;&quot;)">
            <text:p/>
          </table:table-cell>
          <table:table-cell table:formula="of:=IF(AND([.$A333]&gt;=[.C$4];[.$A333]&lt;[.C$6]);[.$A333];&quot;&quot;)">
            <text:p/>
          </table:table-cell>
          <table:table-cell table:formula="of:=IF(AND([.$A333]&gt;=[.D$4];[.$A333]&lt;[.D$6]);[.$A333];&quot;&quot;)">
            <text:p/>
          </table:table-cell>
          <table:table-cell table:formula="of:=IF(AND([.$A333]&gt;=[.E$4];[.$A333]&lt;[.E$6]);[.$A33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34]&gt;=[.B$4];[.$A334]&lt;[.B$6]);[.$A334];&quot;&quot;)">
            <text:p/>
          </table:table-cell>
          <table:table-cell table:formula="of:=IF(AND([.$A334]&gt;=[.C$4];[.$A334]&lt;[.C$6]);[.$A334];&quot;&quot;)">
            <text:p/>
          </table:table-cell>
          <table:table-cell table:formula="of:=IF(AND([.$A334]&gt;=[.D$4];[.$A334]&lt;[.D$6]);[.$A334];&quot;&quot;)">
            <text:p/>
          </table:table-cell>
          <table:table-cell table:formula="of:=IF(AND([.$A334]&gt;=[.E$4];[.$A334]&lt;[.E$6]);[.$A33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35]&gt;=[.B$4];[.$A335]&lt;[.B$6]);[.$A335];&quot;&quot;)">
            <text:p/>
          </table:table-cell>
          <table:table-cell table:formula="of:=IF(AND([.$A335]&gt;=[.C$4];[.$A335]&lt;[.C$6]);[.$A335];&quot;&quot;)">
            <text:p/>
          </table:table-cell>
          <table:table-cell table:formula="of:=IF(AND([.$A335]&gt;=[.D$4];[.$A335]&lt;[.D$6]);[.$A335];&quot;&quot;)">
            <text:p/>
          </table:table-cell>
          <table:table-cell table:formula="of:=IF(AND([.$A335]&gt;=[.E$4];[.$A335]&lt;[.E$6]);[.$A33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36]&gt;=[.B$4];[.$A336]&lt;[.B$6]);[.$A336];&quot;&quot;)">
            <text:p/>
          </table:table-cell>
          <table:table-cell table:formula="of:=IF(AND([.$A336]&gt;=[.C$4];[.$A336]&lt;[.C$6]);[.$A336];&quot;&quot;)">
            <text:p/>
          </table:table-cell>
          <table:table-cell table:formula="of:=IF(AND([.$A336]&gt;=[.D$4];[.$A336]&lt;[.D$6]);[.$A336];&quot;&quot;)">
            <text:p/>
          </table:table-cell>
          <table:table-cell table:formula="of:=IF(AND([.$A336]&gt;=[.E$4];[.$A336]&lt;[.E$6]);[.$A33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37]&gt;=[.B$4];[.$A337]&lt;[.B$6]);[.$A337];&quot;&quot;)">
            <text:p/>
          </table:table-cell>
          <table:table-cell table:formula="of:=IF(AND([.$A337]&gt;=[.C$4];[.$A337]&lt;[.C$6]);[.$A337];&quot;&quot;)">
            <text:p/>
          </table:table-cell>
          <table:table-cell table:formula="of:=IF(AND([.$A337]&gt;=[.D$4];[.$A337]&lt;[.D$6]);[.$A337];&quot;&quot;)">
            <text:p/>
          </table:table-cell>
          <table:table-cell table:formula="of:=IF(AND([.$A337]&gt;=[.E$4];[.$A337]&lt;[.E$6]);[.$A33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38]&gt;=[.B$4];[.$A338]&lt;[.B$6]);[.$A338];&quot;&quot;)">
            <text:p/>
          </table:table-cell>
          <table:table-cell table:formula="of:=IF(AND([.$A338]&gt;=[.C$4];[.$A338]&lt;[.C$6]);[.$A338];&quot;&quot;)">
            <text:p/>
          </table:table-cell>
          <table:table-cell table:formula="of:=IF(AND([.$A338]&gt;=[.D$4];[.$A338]&lt;[.D$6]);[.$A338];&quot;&quot;)">
            <text:p/>
          </table:table-cell>
          <table:table-cell table:formula="of:=IF(AND([.$A338]&gt;=[.E$4];[.$A338]&lt;[.E$6]);[.$A33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39]&gt;=[.B$4];[.$A339]&lt;[.B$6]);[.$A339];&quot;&quot;)">
            <text:p/>
          </table:table-cell>
          <table:table-cell table:formula="of:=IF(AND([.$A339]&gt;=[.C$4];[.$A339]&lt;[.C$6]);[.$A339];&quot;&quot;)">
            <text:p/>
          </table:table-cell>
          <table:table-cell table:formula="of:=IF(AND([.$A339]&gt;=[.D$4];[.$A339]&lt;[.D$6]);[.$A339];&quot;&quot;)">
            <text:p/>
          </table:table-cell>
          <table:table-cell table:formula="of:=IF(AND([.$A339]&gt;=[.E$4];[.$A339]&lt;[.E$6]);[.$A33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40]&gt;=[.B$4];[.$A340]&lt;[.B$6]);[.$A340];&quot;&quot;)">
            <text:p/>
          </table:table-cell>
          <table:table-cell table:formula="of:=IF(AND([.$A340]&gt;=[.C$4];[.$A340]&lt;[.C$6]);[.$A340];&quot;&quot;)">
            <text:p/>
          </table:table-cell>
          <table:table-cell table:formula="of:=IF(AND([.$A340]&gt;=[.D$4];[.$A340]&lt;[.D$6]);[.$A340];&quot;&quot;)">
            <text:p/>
          </table:table-cell>
          <table:table-cell table:formula="of:=IF(AND([.$A340]&gt;=[.E$4];[.$A340]&lt;[.E$6]);[.$A34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41]&gt;=[.B$4];[.$A341]&lt;[.B$6]);[.$A341];&quot;&quot;)">
            <text:p/>
          </table:table-cell>
          <table:table-cell table:formula="of:=IF(AND([.$A341]&gt;=[.C$4];[.$A341]&lt;[.C$6]);[.$A341];&quot;&quot;)">
            <text:p/>
          </table:table-cell>
          <table:table-cell table:formula="of:=IF(AND([.$A341]&gt;=[.D$4];[.$A341]&lt;[.D$6]);[.$A341];&quot;&quot;)">
            <text:p/>
          </table:table-cell>
          <table:table-cell table:formula="of:=IF(AND([.$A341]&gt;=[.E$4];[.$A341]&lt;[.E$6]);[.$A34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342]&gt;=[.B$4];[.$A342]&lt;[.B$6]);[.$A342];&quot;&quot;)" office:value-type="float" office:value="375" calcext:value-type="float">
            <text:p>375</text:p>
          </table:table-cell>
          <table:table-cell table:formula="of:=IF(AND([.$A342]&gt;=[.C$4];[.$A342]&lt;[.C$6]);[.$A342];&quot;&quot;)">
            <text:p/>
          </table:table-cell>
          <table:table-cell table:formula="of:=IF(AND([.$A342]&gt;=[.D$4];[.$A342]&lt;[.D$6]);[.$A342];&quot;&quot;)">
            <text:p/>
          </table:table-cell>
          <table:table-cell table:formula="of:=IF(AND([.$A342]&gt;=[.E$4];[.$A342]&lt;[.E$6]);[.$A342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343]&gt;=[.B$4];[.$A343]&lt;[.B$6]);[.$A343];&quot;&quot;)" office:value-type="float" office:value="375" calcext:value-type="float">
            <text:p>375</text:p>
          </table:table-cell>
          <table:table-cell table:formula="of:=IF(AND([.$A343]&gt;=[.C$4];[.$A343]&lt;[.C$6]);[.$A343];&quot;&quot;)">
            <text:p/>
          </table:table-cell>
          <table:table-cell table:formula="of:=IF(AND([.$A343]&gt;=[.D$4];[.$A343]&lt;[.D$6]);[.$A343];&quot;&quot;)">
            <text:p/>
          </table:table-cell>
          <table:table-cell table:formula="of:=IF(AND([.$A343]&gt;=[.E$4];[.$A343]&lt;[.E$6]);[.$A343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344]&gt;=[.B$4];[.$A344]&lt;[.B$6]);[.$A344];&quot;&quot;)" office:value-type="float" office:value="374" calcext:value-type="float">
            <text:p>374</text:p>
          </table:table-cell>
          <table:table-cell table:formula="of:=IF(AND([.$A344]&gt;=[.C$4];[.$A344]&lt;[.C$6]);[.$A344];&quot;&quot;)">
            <text:p/>
          </table:table-cell>
          <table:table-cell table:formula="of:=IF(AND([.$A344]&gt;=[.D$4];[.$A344]&lt;[.D$6]);[.$A344];&quot;&quot;)">
            <text:p/>
          </table:table-cell>
          <table:table-cell table:formula="of:=IF(AND([.$A344]&gt;=[.E$4];[.$A344]&lt;[.E$6]);[.$A344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345]&gt;=[.B$4];[.$A345]&lt;[.B$6]);[.$A345];&quot;&quot;)" office:value-type="float" office:value="374" calcext:value-type="float">
            <text:p>374</text:p>
          </table:table-cell>
          <table:table-cell table:formula="of:=IF(AND([.$A345]&gt;=[.C$4];[.$A345]&lt;[.C$6]);[.$A345];&quot;&quot;)">
            <text:p/>
          </table:table-cell>
          <table:table-cell table:formula="of:=IF(AND([.$A345]&gt;=[.D$4];[.$A345]&lt;[.D$6]);[.$A345];&quot;&quot;)">
            <text:p/>
          </table:table-cell>
          <table:table-cell table:formula="of:=IF(AND([.$A345]&gt;=[.E$4];[.$A345]&lt;[.E$6]);[.$A345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346]&gt;=[.B$4];[.$A346]&lt;[.B$6]);[.$A346];&quot;&quot;)">
            <text:p/>
          </table:table-cell>
          <table:table-cell table:style-name="Default" table:formula="of:=IF(AND([.$A346]&gt;=[.C$4];[.$A346]&lt;[.C$6]);[.$A346];&quot;&quot;)" office:value-type="float" office:value="259" calcext:value-type="float">
            <text:p>259</text:p>
          </table:table-cell>
          <table:table-cell table:formula="of:=IF(AND([.$A346]&gt;=[.D$4];[.$A346]&lt;[.D$6]);[.$A346];&quot;&quot;)">
            <text:p/>
          </table:table-cell>
          <table:table-cell table:formula="of:=IF(AND([.$A346]&gt;=[.E$4];[.$A346]&lt;[.E$6]);[.$A346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347]&gt;=[.B$4];[.$A347]&lt;[.B$6]);[.$A347];&quot;&quot;)">
            <text:p/>
          </table:table-cell>
          <table:table-cell table:style-name="Default" table:formula="of:=IF(AND([.$A347]&gt;=[.C$4];[.$A347]&lt;[.C$6]);[.$A347];&quot;&quot;)" office:value-type="float" office:value="259" calcext:value-type="float">
            <text:p>259</text:p>
          </table:table-cell>
          <table:table-cell table:formula="of:=IF(AND([.$A347]&gt;=[.D$4];[.$A347]&lt;[.D$6]);[.$A347];&quot;&quot;)">
            <text:p/>
          </table:table-cell>
          <table:table-cell table:formula="of:=IF(AND([.$A347]&gt;=[.E$4];[.$A347]&lt;[.E$6]);[.$A347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348]&gt;=[.B$4];[.$A348]&lt;[.B$6]);[.$A348];&quot;&quot;)">
            <text:p/>
          </table:table-cell>
          <table:table-cell table:style-name="Default" table:formula="of:=IF(AND([.$A348]&gt;=[.C$4];[.$A348]&lt;[.C$6]);[.$A348];&quot;&quot;)" office:value-type="float" office:value="259" calcext:value-type="float">
            <text:p>259</text:p>
          </table:table-cell>
          <table:table-cell table:formula="of:=IF(AND([.$A348]&gt;=[.D$4];[.$A348]&lt;[.D$6]);[.$A348];&quot;&quot;)">
            <text:p/>
          </table:table-cell>
          <table:table-cell table:formula="of:=IF(AND([.$A348]&gt;=[.E$4];[.$A348]&lt;[.E$6]);[.$A348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349]&gt;=[.B$4];[.$A349]&lt;[.B$6]);[.$A349];&quot;&quot;)">
            <text:p/>
          </table:table-cell>
          <table:table-cell table:formula="of:=IF(AND([.$A349]&gt;=[.C$4];[.$A349]&lt;[.C$6]);[.$A349];&quot;&quot;)">
            <text:p/>
          </table:table-cell>
          <table:table-cell table:formula="of:=IF(AND([.$A349]&gt;=[.D$4];[.$A349]&lt;[.D$6]);[.$A349];&quot;&quot;)" office:value-type="float" office:value="133" calcext:value-type="float">
            <text:p>133</text:p>
          </table:table-cell>
          <table:table-cell table:formula="of:=IF(AND([.$A349]&gt;=[.E$4];[.$A349]&lt;[.E$6]);[.$A349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350]&gt;=[.B$4];[.$A350]&lt;[.B$6]);[.$A350];&quot;&quot;)">
            <text:p/>
          </table:table-cell>
          <table:table-cell table:formula="of:=IF(AND([.$A350]&gt;=[.C$4];[.$A350]&lt;[.C$6]);[.$A350];&quot;&quot;)">
            <text:p/>
          </table:table-cell>
          <table:table-cell table:formula="of:=IF(AND([.$A350]&gt;=[.D$4];[.$A350]&lt;[.D$6]);[.$A350];&quot;&quot;)" office:value-type="float" office:value="133" calcext:value-type="float">
            <text:p>133</text:p>
          </table:table-cell>
          <table:table-cell table:formula="of:=IF(AND([.$A350]&gt;=[.E$4];[.$A350]&lt;[.E$6]);[.$A350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351]&gt;=[.B$4];[.$A351]&lt;[.B$6]);[.$A351];&quot;&quot;)">
            <text:p/>
          </table:table-cell>
          <table:table-cell table:formula="of:=IF(AND([.$A351]&gt;=[.C$4];[.$A351]&lt;[.C$6]);[.$A351];&quot;&quot;)">
            <text:p/>
          </table:table-cell>
          <table:table-cell table:formula="of:=IF(AND([.$A351]&gt;=[.D$4];[.$A351]&lt;[.D$6]);[.$A351];&quot;&quot;)" office:value-type="float" office:value="133" calcext:value-type="float">
            <text:p>133</text:p>
          </table:table-cell>
          <table:table-cell table:formula="of:=IF(AND([.$A351]&gt;=[.E$4];[.$A351]&lt;[.E$6]);[.$A351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352]&gt;=[.B$4];[.$A352]&lt;[.B$6]);[.$A352];&quot;&quot;)">
            <text:p/>
          </table:table-cell>
          <table:table-cell table:formula="of:=IF(AND([.$A352]&gt;=[.C$4];[.$A352]&lt;[.C$6]);[.$A352];&quot;&quot;)">
            <text:p/>
          </table:table-cell>
          <table:table-cell table:formula="of:=IF(AND([.$A352]&gt;=[.D$4];[.$A352]&lt;[.D$6]);[.$A352];&quot;&quot;)" office:value-type="float" office:value="133" calcext:value-type="float">
            <text:p>133</text:p>
          </table:table-cell>
          <table:table-cell table:formula="of:=IF(AND([.$A352]&gt;=[.E$4];[.$A352]&lt;[.E$6]);[.$A352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53]&gt;=[.B$4];[.$A353]&lt;[.B$6]);[.$A353];&quot;&quot;)">
            <text:p/>
          </table:table-cell>
          <table:table-cell table:formula="of:=IF(AND([.$A353]&gt;=[.C$4];[.$A353]&lt;[.C$6]);[.$A353];&quot;&quot;)">
            <text:p/>
          </table:table-cell>
          <table:table-cell table:formula="of:=IF(AND([.$A353]&gt;=[.D$4];[.$A353]&lt;[.D$6]);[.$A353];&quot;&quot;)">
            <text:p/>
          </table:table-cell>
          <table:table-cell table:formula="of:=IF(AND([.$A353]&gt;=[.E$4];[.$A353]&lt;[.E$6]);[.$A35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54]&gt;=[.B$4];[.$A354]&lt;[.B$6]);[.$A354];&quot;&quot;)">
            <text:p/>
          </table:table-cell>
          <table:table-cell table:formula="of:=IF(AND([.$A354]&gt;=[.C$4];[.$A354]&lt;[.C$6]);[.$A354];&quot;&quot;)">
            <text:p/>
          </table:table-cell>
          <table:table-cell table:formula="of:=IF(AND([.$A354]&gt;=[.D$4];[.$A354]&lt;[.D$6]);[.$A354];&quot;&quot;)">
            <text:p/>
          </table:table-cell>
          <table:table-cell table:formula="of:=IF(AND([.$A354]&gt;=[.E$4];[.$A354]&lt;[.E$6]);[.$A35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55]&gt;=[.B$4];[.$A355]&lt;[.B$6]);[.$A355];&quot;&quot;)">
            <text:p/>
          </table:table-cell>
          <table:table-cell table:formula="of:=IF(AND([.$A355]&gt;=[.C$4];[.$A355]&lt;[.C$6]);[.$A355];&quot;&quot;)">
            <text:p/>
          </table:table-cell>
          <table:table-cell table:formula="of:=IF(AND([.$A355]&gt;=[.D$4];[.$A355]&lt;[.D$6]);[.$A355];&quot;&quot;)">
            <text:p/>
          </table:table-cell>
          <table:table-cell table:formula="of:=IF(AND([.$A355]&gt;=[.E$4];[.$A355]&lt;[.E$6]);[.$A35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56]&gt;=[.B$4];[.$A356]&lt;[.B$6]);[.$A356];&quot;&quot;)">
            <text:p/>
          </table:table-cell>
          <table:table-cell table:formula="of:=IF(AND([.$A356]&gt;=[.C$4];[.$A356]&lt;[.C$6]);[.$A356];&quot;&quot;)">
            <text:p/>
          </table:table-cell>
          <table:table-cell table:formula="of:=IF(AND([.$A356]&gt;=[.D$4];[.$A356]&lt;[.D$6]);[.$A356];&quot;&quot;)">
            <text:p/>
          </table:table-cell>
          <table:table-cell table:formula="of:=IF(AND([.$A356]&gt;=[.E$4];[.$A356]&lt;[.E$6]);[.$A35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57]&gt;=[.B$4];[.$A357]&lt;[.B$6]);[.$A357];&quot;&quot;)">
            <text:p/>
          </table:table-cell>
          <table:table-cell table:formula="of:=IF(AND([.$A357]&gt;=[.C$4];[.$A357]&lt;[.C$6]);[.$A357];&quot;&quot;)">
            <text:p/>
          </table:table-cell>
          <table:table-cell table:formula="of:=IF(AND([.$A357]&gt;=[.D$4];[.$A357]&lt;[.D$6]);[.$A357];&quot;&quot;)">
            <text:p/>
          </table:table-cell>
          <table:table-cell table:formula="of:=IF(AND([.$A357]&gt;=[.E$4];[.$A357]&lt;[.E$6]);[.$A35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58]&gt;=[.B$4];[.$A358]&lt;[.B$6]);[.$A358];&quot;&quot;)">
            <text:p/>
          </table:table-cell>
          <table:table-cell table:formula="of:=IF(AND([.$A358]&gt;=[.C$4];[.$A358]&lt;[.C$6]);[.$A358];&quot;&quot;)">
            <text:p/>
          </table:table-cell>
          <table:table-cell table:formula="of:=IF(AND([.$A358]&gt;=[.D$4];[.$A358]&lt;[.D$6]);[.$A358];&quot;&quot;)">
            <text:p/>
          </table:table-cell>
          <table:table-cell table:formula="of:=IF(AND([.$A358]&gt;=[.E$4];[.$A358]&lt;[.E$6]);[.$A35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59]&gt;=[.B$4];[.$A359]&lt;[.B$6]);[.$A359];&quot;&quot;)">
            <text:p/>
          </table:table-cell>
          <table:table-cell table:formula="of:=IF(AND([.$A359]&gt;=[.C$4];[.$A359]&lt;[.C$6]);[.$A359];&quot;&quot;)">
            <text:p/>
          </table:table-cell>
          <table:table-cell table:formula="of:=IF(AND([.$A359]&gt;=[.D$4];[.$A359]&lt;[.D$6]);[.$A359];&quot;&quot;)">
            <text:p/>
          </table:table-cell>
          <table:table-cell table:formula="of:=IF(AND([.$A359]&gt;=[.E$4];[.$A359]&lt;[.E$6]);[.$A35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60]&gt;=[.B$4];[.$A360]&lt;[.B$6]);[.$A360];&quot;&quot;)">
            <text:p/>
          </table:table-cell>
          <table:table-cell table:formula="of:=IF(AND([.$A360]&gt;=[.C$4];[.$A360]&lt;[.C$6]);[.$A360];&quot;&quot;)">
            <text:p/>
          </table:table-cell>
          <table:table-cell table:formula="of:=IF(AND([.$A360]&gt;=[.D$4];[.$A360]&lt;[.D$6]);[.$A360];&quot;&quot;)">
            <text:p/>
          </table:table-cell>
          <table:table-cell table:formula="of:=IF(AND([.$A360]&gt;=[.E$4];[.$A360]&lt;[.E$6]);[.$A36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361]&gt;=[.B$4];[.$A361]&lt;[.B$6]);[.$A361];&quot;&quot;)" office:value-type="float" office:value="375" calcext:value-type="float">
            <text:p>375</text:p>
          </table:table-cell>
          <table:table-cell table:formula="of:=IF(AND([.$A361]&gt;=[.C$4];[.$A361]&lt;[.C$6]);[.$A361];&quot;&quot;)">
            <text:p/>
          </table:table-cell>
          <table:table-cell table:formula="of:=IF(AND([.$A361]&gt;=[.D$4];[.$A361]&lt;[.D$6]);[.$A361];&quot;&quot;)">
            <text:p/>
          </table:table-cell>
          <table:table-cell table:formula="of:=IF(AND([.$A361]&gt;=[.E$4];[.$A361]&lt;[.E$6]);[.$A361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362]&gt;=[.B$4];[.$A362]&lt;[.B$6]);[.$A362];&quot;&quot;)" office:value-type="float" office:value="375" calcext:value-type="float">
            <text:p>375</text:p>
          </table:table-cell>
          <table:table-cell table:formula="of:=IF(AND([.$A362]&gt;=[.C$4];[.$A362]&lt;[.C$6]);[.$A362];&quot;&quot;)">
            <text:p/>
          </table:table-cell>
          <table:table-cell table:formula="of:=IF(AND([.$A362]&gt;=[.D$4];[.$A362]&lt;[.D$6]);[.$A362];&quot;&quot;)">
            <text:p/>
          </table:table-cell>
          <table:table-cell table:formula="of:=IF(AND([.$A362]&gt;=[.E$4];[.$A362]&lt;[.E$6]);[.$A362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363]&gt;=[.B$4];[.$A363]&lt;[.B$6]);[.$A363];&quot;&quot;)" office:value-type="float" office:value="374" calcext:value-type="float">
            <text:p>374</text:p>
          </table:table-cell>
          <table:table-cell table:formula="of:=IF(AND([.$A363]&gt;=[.C$4];[.$A363]&lt;[.C$6]);[.$A363];&quot;&quot;)">
            <text:p/>
          </table:table-cell>
          <table:table-cell table:formula="of:=IF(AND([.$A363]&gt;=[.D$4];[.$A363]&lt;[.D$6]);[.$A363];&quot;&quot;)">
            <text:p/>
          </table:table-cell>
          <table:table-cell table:formula="of:=IF(AND([.$A363]&gt;=[.E$4];[.$A363]&lt;[.E$6]);[.$A363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364]&gt;=[.B$4];[.$A364]&lt;[.B$6]);[.$A364];&quot;&quot;)" office:value-type="float" office:value="374" calcext:value-type="float">
            <text:p>374</text:p>
          </table:table-cell>
          <table:table-cell table:formula="of:=IF(AND([.$A364]&gt;=[.C$4];[.$A364]&lt;[.C$6]);[.$A364];&quot;&quot;)">
            <text:p/>
          </table:table-cell>
          <table:table-cell table:formula="of:=IF(AND([.$A364]&gt;=[.D$4];[.$A364]&lt;[.D$6]);[.$A364];&quot;&quot;)">
            <text:p/>
          </table:table-cell>
          <table:table-cell table:formula="of:=IF(AND([.$A364]&gt;=[.E$4];[.$A364]&lt;[.E$6]);[.$A364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365]&gt;=[.B$4];[.$A365]&lt;[.B$6]);[.$A365];&quot;&quot;)">
            <text:p/>
          </table:table-cell>
          <table:table-cell table:style-name="Default" table:formula="of:=IF(AND([.$A365]&gt;=[.C$4];[.$A365]&lt;[.C$6]);[.$A365];&quot;&quot;)" office:value-type="float" office:value="259" calcext:value-type="float">
            <text:p>259</text:p>
          </table:table-cell>
          <table:table-cell table:formula="of:=IF(AND([.$A365]&gt;=[.D$4];[.$A365]&lt;[.D$6]);[.$A365];&quot;&quot;)">
            <text:p/>
          </table:table-cell>
          <table:table-cell table:formula="of:=IF(AND([.$A365]&gt;=[.E$4];[.$A365]&lt;[.E$6]);[.$A365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366]&gt;=[.B$4];[.$A366]&lt;[.B$6]);[.$A366];&quot;&quot;)">
            <text:p/>
          </table:table-cell>
          <table:table-cell table:style-name="Default" table:formula="of:=IF(AND([.$A366]&gt;=[.C$4];[.$A366]&lt;[.C$6]);[.$A366];&quot;&quot;)" office:value-type="float" office:value="259" calcext:value-type="float">
            <text:p>259</text:p>
          </table:table-cell>
          <table:table-cell table:formula="of:=IF(AND([.$A366]&gt;=[.D$4];[.$A366]&lt;[.D$6]);[.$A366];&quot;&quot;)">
            <text:p/>
          </table:table-cell>
          <table:table-cell table:formula="of:=IF(AND([.$A366]&gt;=[.E$4];[.$A366]&lt;[.E$6]);[.$A366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367]&gt;=[.B$4];[.$A367]&lt;[.B$6]);[.$A367];&quot;&quot;)">
            <text:p/>
          </table:table-cell>
          <table:table-cell table:style-name="Default" table:formula="of:=IF(AND([.$A367]&gt;=[.C$4];[.$A367]&lt;[.C$6]);[.$A367];&quot;&quot;)" office:value-type="float" office:value="259" calcext:value-type="float">
            <text:p>259</text:p>
          </table:table-cell>
          <table:table-cell table:formula="of:=IF(AND([.$A367]&gt;=[.D$4];[.$A367]&lt;[.D$6]);[.$A367];&quot;&quot;)">
            <text:p/>
          </table:table-cell>
          <table:table-cell table:formula="of:=IF(AND([.$A367]&gt;=[.E$4];[.$A367]&lt;[.E$6]);[.$A367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368]&gt;=[.B$4];[.$A368]&lt;[.B$6]);[.$A368];&quot;&quot;)">
            <text:p/>
          </table:table-cell>
          <table:table-cell table:formula="of:=IF(AND([.$A368]&gt;=[.C$4];[.$A368]&lt;[.C$6]);[.$A368];&quot;&quot;)">
            <text:p/>
          </table:table-cell>
          <table:table-cell table:formula="of:=IF(AND([.$A368]&gt;=[.D$4];[.$A368]&lt;[.D$6]);[.$A368];&quot;&quot;)" office:value-type="float" office:value="133" calcext:value-type="float">
            <text:p>133</text:p>
          </table:table-cell>
          <table:table-cell table:formula="of:=IF(AND([.$A368]&gt;=[.E$4];[.$A368]&lt;[.E$6]);[.$A368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369]&gt;=[.B$4];[.$A369]&lt;[.B$6]);[.$A369];&quot;&quot;)">
            <text:p/>
          </table:table-cell>
          <table:table-cell table:formula="of:=IF(AND([.$A369]&gt;=[.C$4];[.$A369]&lt;[.C$6]);[.$A369];&quot;&quot;)">
            <text:p/>
          </table:table-cell>
          <table:table-cell table:formula="of:=IF(AND([.$A369]&gt;=[.D$4];[.$A369]&lt;[.D$6]);[.$A369];&quot;&quot;)" office:value-type="float" office:value="133" calcext:value-type="float">
            <text:p>133</text:p>
          </table:table-cell>
          <table:table-cell table:formula="of:=IF(AND([.$A369]&gt;=[.E$4];[.$A369]&lt;[.E$6]);[.$A369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370]&gt;=[.B$4];[.$A370]&lt;[.B$6]);[.$A370];&quot;&quot;)">
            <text:p/>
          </table:table-cell>
          <table:table-cell table:formula="of:=IF(AND([.$A370]&gt;=[.C$4];[.$A370]&lt;[.C$6]);[.$A370];&quot;&quot;)">
            <text:p/>
          </table:table-cell>
          <table:table-cell table:formula="of:=IF(AND([.$A370]&gt;=[.D$4];[.$A370]&lt;[.D$6]);[.$A370];&quot;&quot;)" office:value-type="float" office:value="133" calcext:value-type="float">
            <text:p>133</text:p>
          </table:table-cell>
          <table:table-cell table:formula="of:=IF(AND([.$A370]&gt;=[.E$4];[.$A370]&lt;[.E$6]);[.$A370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371]&gt;=[.B$4];[.$A371]&lt;[.B$6]);[.$A371];&quot;&quot;)">
            <text:p/>
          </table:table-cell>
          <table:table-cell table:formula="of:=IF(AND([.$A371]&gt;=[.C$4];[.$A371]&lt;[.C$6]);[.$A371];&quot;&quot;)">
            <text:p/>
          </table:table-cell>
          <table:table-cell table:formula="of:=IF(AND([.$A371]&gt;=[.D$4];[.$A371]&lt;[.D$6]);[.$A371];&quot;&quot;)" office:value-type="float" office:value="133" calcext:value-type="float">
            <text:p>133</text:p>
          </table:table-cell>
          <table:table-cell table:formula="of:=IF(AND([.$A371]&gt;=[.E$4];[.$A371]&lt;[.E$6]);[.$A371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72]&gt;=[.B$4];[.$A372]&lt;[.B$6]);[.$A372];&quot;&quot;)">
            <text:p/>
          </table:table-cell>
          <table:table-cell table:formula="of:=IF(AND([.$A372]&gt;=[.C$4];[.$A372]&lt;[.C$6]);[.$A372];&quot;&quot;)">
            <text:p/>
          </table:table-cell>
          <table:table-cell table:formula="of:=IF(AND([.$A372]&gt;=[.D$4];[.$A372]&lt;[.D$6]);[.$A372];&quot;&quot;)">
            <text:p/>
          </table:table-cell>
          <table:table-cell table:formula="of:=IF(AND([.$A372]&gt;=[.E$4];[.$A372]&lt;[.E$6]);[.$A37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73]&gt;=[.B$4];[.$A373]&lt;[.B$6]);[.$A373];&quot;&quot;)">
            <text:p/>
          </table:table-cell>
          <table:table-cell table:formula="of:=IF(AND([.$A373]&gt;=[.C$4];[.$A373]&lt;[.C$6]);[.$A373];&quot;&quot;)">
            <text:p/>
          </table:table-cell>
          <table:table-cell table:formula="of:=IF(AND([.$A373]&gt;=[.D$4];[.$A373]&lt;[.D$6]);[.$A373];&quot;&quot;)">
            <text:p/>
          </table:table-cell>
          <table:table-cell table:formula="of:=IF(AND([.$A373]&gt;=[.E$4];[.$A373]&lt;[.E$6]);[.$A37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74]&gt;=[.B$4];[.$A374]&lt;[.B$6]);[.$A374];&quot;&quot;)">
            <text:p/>
          </table:table-cell>
          <table:table-cell table:formula="of:=IF(AND([.$A374]&gt;=[.C$4];[.$A374]&lt;[.C$6]);[.$A374];&quot;&quot;)">
            <text:p/>
          </table:table-cell>
          <table:table-cell table:formula="of:=IF(AND([.$A374]&gt;=[.D$4];[.$A374]&lt;[.D$6]);[.$A374];&quot;&quot;)">
            <text:p/>
          </table:table-cell>
          <table:table-cell table:formula="of:=IF(AND([.$A374]&gt;=[.E$4];[.$A374]&lt;[.E$6]);[.$A37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75]&gt;=[.B$4];[.$A375]&lt;[.B$6]);[.$A375];&quot;&quot;)">
            <text:p/>
          </table:table-cell>
          <table:table-cell table:formula="of:=IF(AND([.$A375]&gt;=[.C$4];[.$A375]&lt;[.C$6]);[.$A375];&quot;&quot;)">
            <text:p/>
          </table:table-cell>
          <table:table-cell table:formula="of:=IF(AND([.$A375]&gt;=[.D$4];[.$A375]&lt;[.D$6]);[.$A375];&quot;&quot;)">
            <text:p/>
          </table:table-cell>
          <table:table-cell table:formula="of:=IF(AND([.$A375]&gt;=[.E$4];[.$A375]&lt;[.E$6]);[.$A37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76]&gt;=[.B$4];[.$A376]&lt;[.B$6]);[.$A376];&quot;&quot;)">
            <text:p/>
          </table:table-cell>
          <table:table-cell table:formula="of:=IF(AND([.$A376]&gt;=[.C$4];[.$A376]&lt;[.C$6]);[.$A376];&quot;&quot;)">
            <text:p/>
          </table:table-cell>
          <table:table-cell table:formula="of:=IF(AND([.$A376]&gt;=[.D$4];[.$A376]&lt;[.D$6]);[.$A376];&quot;&quot;)">
            <text:p/>
          </table:table-cell>
          <table:table-cell table:formula="of:=IF(AND([.$A376]&gt;=[.E$4];[.$A376]&lt;[.E$6]);[.$A37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77]&gt;=[.B$4];[.$A377]&lt;[.B$6]);[.$A377];&quot;&quot;)">
            <text:p/>
          </table:table-cell>
          <table:table-cell table:formula="of:=IF(AND([.$A377]&gt;=[.C$4];[.$A377]&lt;[.C$6]);[.$A377];&quot;&quot;)">
            <text:p/>
          </table:table-cell>
          <table:table-cell table:formula="of:=IF(AND([.$A377]&gt;=[.D$4];[.$A377]&lt;[.D$6]);[.$A377];&quot;&quot;)">
            <text:p/>
          </table:table-cell>
          <table:table-cell table:formula="of:=IF(AND([.$A377]&gt;=[.E$4];[.$A377]&lt;[.E$6]);[.$A37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78]&gt;=[.B$4];[.$A378]&lt;[.B$6]);[.$A378];&quot;&quot;)">
            <text:p/>
          </table:table-cell>
          <table:table-cell table:formula="of:=IF(AND([.$A378]&gt;=[.C$4];[.$A378]&lt;[.C$6]);[.$A378];&quot;&quot;)">
            <text:p/>
          </table:table-cell>
          <table:table-cell table:formula="of:=IF(AND([.$A378]&gt;=[.D$4];[.$A378]&lt;[.D$6]);[.$A378];&quot;&quot;)">
            <text:p/>
          </table:table-cell>
          <table:table-cell table:formula="of:=IF(AND([.$A378]&gt;=[.E$4];[.$A378]&lt;[.E$6]);[.$A37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79]&gt;=[.B$4];[.$A379]&lt;[.B$6]);[.$A379];&quot;&quot;)">
            <text:p/>
          </table:table-cell>
          <table:table-cell table:formula="of:=IF(AND([.$A379]&gt;=[.C$4];[.$A379]&lt;[.C$6]);[.$A379];&quot;&quot;)">
            <text:p/>
          </table:table-cell>
          <table:table-cell table:formula="of:=IF(AND([.$A379]&gt;=[.D$4];[.$A379]&lt;[.D$6]);[.$A379];&quot;&quot;)">
            <text:p/>
          </table:table-cell>
          <table:table-cell table:formula="of:=IF(AND([.$A379]&gt;=[.E$4];[.$A379]&lt;[.E$6]);[.$A37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80]&gt;=[.B$4];[.$A380]&lt;[.B$6]);[.$A380];&quot;&quot;)">
            <text:p/>
          </table:table-cell>
          <table:table-cell table:formula="of:=IF(AND([.$A380]&gt;=[.C$4];[.$A380]&lt;[.C$6]);[.$A380];&quot;&quot;)">
            <text:p/>
          </table:table-cell>
          <table:table-cell table:formula="of:=IF(AND([.$A380]&gt;=[.D$4];[.$A380]&lt;[.D$6]);[.$A380];&quot;&quot;)">
            <text:p/>
          </table:table-cell>
          <table:table-cell table:formula="of:=IF(AND([.$A380]&gt;=[.E$4];[.$A380]&lt;[.E$6]);[.$A38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381]&gt;=[.B$4];[.$A381]&lt;[.B$6]);[.$A381];&quot;&quot;)" office:value-type="float" office:value="375" calcext:value-type="float">
            <text:p>375</text:p>
          </table:table-cell>
          <table:table-cell table:formula="of:=IF(AND([.$A381]&gt;=[.C$4];[.$A381]&lt;[.C$6]);[.$A381];&quot;&quot;)">
            <text:p/>
          </table:table-cell>
          <table:table-cell table:formula="of:=IF(AND([.$A381]&gt;=[.D$4];[.$A381]&lt;[.D$6]);[.$A381];&quot;&quot;)">
            <text:p/>
          </table:table-cell>
          <table:table-cell table:formula="of:=IF(AND([.$A381]&gt;=[.E$4];[.$A381]&lt;[.E$6]);[.$A381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382]&gt;=[.B$4];[.$A382]&lt;[.B$6]);[.$A382];&quot;&quot;)" office:value-type="float" office:value="375" calcext:value-type="float">
            <text:p>375</text:p>
          </table:table-cell>
          <table:table-cell table:formula="of:=IF(AND([.$A382]&gt;=[.C$4];[.$A382]&lt;[.C$6]);[.$A382];&quot;&quot;)">
            <text:p/>
          </table:table-cell>
          <table:table-cell table:formula="of:=IF(AND([.$A382]&gt;=[.D$4];[.$A382]&lt;[.D$6]);[.$A382];&quot;&quot;)">
            <text:p/>
          </table:table-cell>
          <table:table-cell table:formula="of:=IF(AND([.$A382]&gt;=[.E$4];[.$A382]&lt;[.E$6]);[.$A382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383]&gt;=[.B$4];[.$A383]&lt;[.B$6]);[.$A383];&quot;&quot;)" office:value-type="float" office:value="374" calcext:value-type="float">
            <text:p>374</text:p>
          </table:table-cell>
          <table:table-cell table:formula="of:=IF(AND([.$A383]&gt;=[.C$4];[.$A383]&lt;[.C$6]);[.$A383];&quot;&quot;)">
            <text:p/>
          </table:table-cell>
          <table:table-cell table:formula="of:=IF(AND([.$A383]&gt;=[.D$4];[.$A383]&lt;[.D$6]);[.$A383];&quot;&quot;)">
            <text:p/>
          </table:table-cell>
          <table:table-cell table:formula="of:=IF(AND([.$A383]&gt;=[.E$4];[.$A383]&lt;[.E$6]);[.$A383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384]&gt;=[.B$4];[.$A384]&lt;[.B$6]);[.$A384];&quot;&quot;)">
            <text:p/>
          </table:table-cell>
          <table:table-cell table:style-name="Default" table:formula="of:=IF(AND([.$A384]&gt;=[.C$4];[.$A384]&lt;[.C$6]);[.$A384];&quot;&quot;)" office:value-type="float" office:value="259" calcext:value-type="float">
            <text:p>259</text:p>
          </table:table-cell>
          <table:table-cell table:formula="of:=IF(AND([.$A384]&gt;=[.D$4];[.$A384]&lt;[.D$6]);[.$A384];&quot;&quot;)">
            <text:p/>
          </table:table-cell>
          <table:table-cell table:formula="of:=IF(AND([.$A384]&gt;=[.E$4];[.$A384]&lt;[.E$6]);[.$A384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385]&gt;=[.B$4];[.$A385]&lt;[.B$6]);[.$A385];&quot;&quot;)">
            <text:p/>
          </table:table-cell>
          <table:table-cell table:style-name="Default" table:formula="of:=IF(AND([.$A385]&gt;=[.C$4];[.$A385]&lt;[.C$6]);[.$A385];&quot;&quot;)" office:value-type="float" office:value="259" calcext:value-type="float">
            <text:p>259</text:p>
          </table:table-cell>
          <table:table-cell table:formula="of:=IF(AND([.$A385]&gt;=[.D$4];[.$A385]&lt;[.D$6]);[.$A385];&quot;&quot;)">
            <text:p/>
          </table:table-cell>
          <table:table-cell table:formula="of:=IF(AND([.$A385]&gt;=[.E$4];[.$A385]&lt;[.E$6]);[.$A385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386]&gt;=[.B$4];[.$A386]&lt;[.B$6]);[.$A386];&quot;&quot;)">
            <text:p/>
          </table:table-cell>
          <table:table-cell table:style-name="Default" table:formula="of:=IF(AND([.$A386]&gt;=[.C$4];[.$A386]&lt;[.C$6]);[.$A386];&quot;&quot;)" office:value-type="float" office:value="259" calcext:value-type="float">
            <text:p>259</text:p>
          </table:table-cell>
          <table:table-cell table:formula="of:=IF(AND([.$A386]&gt;=[.D$4];[.$A386]&lt;[.D$6]);[.$A386];&quot;&quot;)">
            <text:p/>
          </table:table-cell>
          <table:table-cell table:formula="of:=IF(AND([.$A386]&gt;=[.E$4];[.$A386]&lt;[.E$6]);[.$A386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387]&gt;=[.B$4];[.$A387]&lt;[.B$6]);[.$A387];&quot;&quot;)">
            <text:p/>
          </table:table-cell>
          <table:table-cell table:style-name="Default" table:formula="of:=IF(AND([.$A387]&gt;=[.C$4];[.$A387]&lt;[.C$6]);[.$A387];&quot;&quot;)" office:value-type="float" office:value="259" calcext:value-type="float">
            <text:p>259</text:p>
          </table:table-cell>
          <table:table-cell table:formula="of:=IF(AND([.$A387]&gt;=[.D$4];[.$A387]&lt;[.D$6]);[.$A387];&quot;&quot;)">
            <text:p/>
          </table:table-cell>
          <table:table-cell table:formula="of:=IF(AND([.$A387]&gt;=[.E$4];[.$A387]&lt;[.E$6]);[.$A387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388]&gt;=[.B$4];[.$A388]&lt;[.B$6]);[.$A388];&quot;&quot;)">
            <text:p/>
          </table:table-cell>
          <table:table-cell table:formula="of:=IF(AND([.$A388]&gt;=[.C$4];[.$A388]&lt;[.C$6]);[.$A388];&quot;&quot;)">
            <text:p/>
          </table:table-cell>
          <table:table-cell table:formula="of:=IF(AND([.$A388]&gt;=[.D$4];[.$A388]&lt;[.D$6]);[.$A388];&quot;&quot;)" office:value-type="float" office:value="133" calcext:value-type="float">
            <text:p>133</text:p>
          </table:table-cell>
          <table:table-cell table:formula="of:=IF(AND([.$A388]&gt;=[.E$4];[.$A388]&lt;[.E$6]);[.$A388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389]&gt;=[.B$4];[.$A389]&lt;[.B$6]);[.$A389];&quot;&quot;)">
            <text:p/>
          </table:table-cell>
          <table:table-cell table:formula="of:=IF(AND([.$A389]&gt;=[.C$4];[.$A389]&lt;[.C$6]);[.$A389];&quot;&quot;)">
            <text:p/>
          </table:table-cell>
          <table:table-cell table:formula="of:=IF(AND([.$A389]&gt;=[.D$4];[.$A389]&lt;[.D$6]);[.$A389];&quot;&quot;)" office:value-type="float" office:value="133" calcext:value-type="float">
            <text:p>133</text:p>
          </table:table-cell>
          <table:table-cell table:formula="of:=IF(AND([.$A389]&gt;=[.E$4];[.$A389]&lt;[.E$6]);[.$A389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390]&gt;=[.B$4];[.$A390]&lt;[.B$6]);[.$A390];&quot;&quot;)">
            <text:p/>
          </table:table-cell>
          <table:table-cell table:formula="of:=IF(AND([.$A390]&gt;=[.C$4];[.$A390]&lt;[.C$6]);[.$A390];&quot;&quot;)">
            <text:p/>
          </table:table-cell>
          <table:table-cell table:formula="of:=IF(AND([.$A390]&gt;=[.D$4];[.$A390]&lt;[.D$6]);[.$A390];&quot;&quot;)" office:value-type="float" office:value="133" calcext:value-type="float">
            <text:p>133</text:p>
          </table:table-cell>
          <table:table-cell table:formula="of:=IF(AND([.$A390]&gt;=[.E$4];[.$A390]&lt;[.E$6]);[.$A390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91]&gt;=[.B$4];[.$A391]&lt;[.B$6]);[.$A391];&quot;&quot;)">
            <text:p/>
          </table:table-cell>
          <table:table-cell table:formula="of:=IF(AND([.$A391]&gt;=[.C$4];[.$A391]&lt;[.C$6]);[.$A391];&quot;&quot;)">
            <text:p/>
          </table:table-cell>
          <table:table-cell table:formula="of:=IF(AND([.$A391]&gt;=[.D$4];[.$A391]&lt;[.D$6]);[.$A391];&quot;&quot;)">
            <text:p/>
          </table:table-cell>
          <table:table-cell table:formula="of:=IF(AND([.$A391]&gt;=[.E$4];[.$A391]&lt;[.E$6]);[.$A39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92]&gt;=[.B$4];[.$A392]&lt;[.B$6]);[.$A392];&quot;&quot;)">
            <text:p/>
          </table:table-cell>
          <table:table-cell table:formula="of:=IF(AND([.$A392]&gt;=[.C$4];[.$A392]&lt;[.C$6]);[.$A392];&quot;&quot;)">
            <text:p/>
          </table:table-cell>
          <table:table-cell table:formula="of:=IF(AND([.$A392]&gt;=[.D$4];[.$A392]&lt;[.D$6]);[.$A392];&quot;&quot;)">
            <text:p/>
          </table:table-cell>
          <table:table-cell table:formula="of:=IF(AND([.$A392]&gt;=[.E$4];[.$A392]&lt;[.E$6]);[.$A39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93]&gt;=[.B$4];[.$A393]&lt;[.B$6]);[.$A393];&quot;&quot;)">
            <text:p/>
          </table:table-cell>
          <table:table-cell table:formula="of:=IF(AND([.$A393]&gt;=[.C$4];[.$A393]&lt;[.C$6]);[.$A393];&quot;&quot;)">
            <text:p/>
          </table:table-cell>
          <table:table-cell table:formula="of:=IF(AND([.$A393]&gt;=[.D$4];[.$A393]&lt;[.D$6]);[.$A393];&quot;&quot;)">
            <text:p/>
          </table:table-cell>
          <table:table-cell table:formula="of:=IF(AND([.$A393]&gt;=[.E$4];[.$A393]&lt;[.E$6]);[.$A39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94]&gt;=[.B$4];[.$A394]&lt;[.B$6]);[.$A394];&quot;&quot;)">
            <text:p/>
          </table:table-cell>
          <table:table-cell table:formula="of:=IF(AND([.$A394]&gt;=[.C$4];[.$A394]&lt;[.C$6]);[.$A394];&quot;&quot;)">
            <text:p/>
          </table:table-cell>
          <table:table-cell table:formula="of:=IF(AND([.$A394]&gt;=[.D$4];[.$A394]&lt;[.D$6]);[.$A394];&quot;&quot;)">
            <text:p/>
          </table:table-cell>
          <table:table-cell table:formula="of:=IF(AND([.$A394]&gt;=[.E$4];[.$A394]&lt;[.E$6]);[.$A39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95]&gt;=[.B$4];[.$A395]&lt;[.B$6]);[.$A395];&quot;&quot;)">
            <text:p/>
          </table:table-cell>
          <table:table-cell table:formula="of:=IF(AND([.$A395]&gt;=[.C$4];[.$A395]&lt;[.C$6]);[.$A395];&quot;&quot;)">
            <text:p/>
          </table:table-cell>
          <table:table-cell table:formula="of:=IF(AND([.$A395]&gt;=[.D$4];[.$A395]&lt;[.D$6]);[.$A395];&quot;&quot;)">
            <text:p/>
          </table:table-cell>
          <table:table-cell table:formula="of:=IF(AND([.$A395]&gt;=[.E$4];[.$A395]&lt;[.E$6]);[.$A39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96]&gt;=[.B$4];[.$A396]&lt;[.B$6]);[.$A396];&quot;&quot;)">
            <text:p/>
          </table:table-cell>
          <table:table-cell table:formula="of:=IF(AND([.$A396]&gt;=[.C$4];[.$A396]&lt;[.C$6]);[.$A396];&quot;&quot;)">
            <text:p/>
          </table:table-cell>
          <table:table-cell table:formula="of:=IF(AND([.$A396]&gt;=[.D$4];[.$A396]&lt;[.D$6]);[.$A396];&quot;&quot;)">
            <text:p/>
          </table:table-cell>
          <table:table-cell table:formula="of:=IF(AND([.$A396]&gt;=[.E$4];[.$A396]&lt;[.E$6]);[.$A39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97]&gt;=[.B$4];[.$A397]&lt;[.B$6]);[.$A397];&quot;&quot;)">
            <text:p/>
          </table:table-cell>
          <table:table-cell table:formula="of:=IF(AND([.$A397]&gt;=[.C$4];[.$A397]&lt;[.C$6]);[.$A397];&quot;&quot;)">
            <text:p/>
          </table:table-cell>
          <table:table-cell table:formula="of:=IF(AND([.$A397]&gt;=[.D$4];[.$A397]&lt;[.D$6]);[.$A397];&quot;&quot;)">
            <text:p/>
          </table:table-cell>
          <table:table-cell table:formula="of:=IF(AND([.$A397]&gt;=[.E$4];[.$A397]&lt;[.E$6]);[.$A39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98]&gt;=[.B$4];[.$A398]&lt;[.B$6]);[.$A398];&quot;&quot;)">
            <text:p/>
          </table:table-cell>
          <table:table-cell table:formula="of:=IF(AND([.$A398]&gt;=[.C$4];[.$A398]&lt;[.C$6]);[.$A398];&quot;&quot;)">
            <text:p/>
          </table:table-cell>
          <table:table-cell table:formula="of:=IF(AND([.$A398]&gt;=[.D$4];[.$A398]&lt;[.D$6]);[.$A398];&quot;&quot;)">
            <text:p/>
          </table:table-cell>
          <table:table-cell table:formula="of:=IF(AND([.$A398]&gt;=[.E$4];[.$A398]&lt;[.E$6]);[.$A39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399]&gt;=[.B$4];[.$A399]&lt;[.B$6]);[.$A399];&quot;&quot;)">
            <text:p/>
          </table:table-cell>
          <table:table-cell table:formula="of:=IF(AND([.$A399]&gt;=[.C$4];[.$A399]&lt;[.C$6]);[.$A399];&quot;&quot;)">
            <text:p/>
          </table:table-cell>
          <table:table-cell table:formula="of:=IF(AND([.$A399]&gt;=[.D$4];[.$A399]&lt;[.D$6]);[.$A399];&quot;&quot;)">
            <text:p/>
          </table:table-cell>
          <table:table-cell table:formula="of:=IF(AND([.$A399]&gt;=[.E$4];[.$A399]&lt;[.E$6]);[.$A39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400]&gt;=[.B$4];[.$A400]&lt;[.B$6]);[.$A400];&quot;&quot;)" office:value-type="float" office:value="375" calcext:value-type="float">
            <text:p>375</text:p>
          </table:table-cell>
          <table:table-cell table:formula="of:=IF(AND([.$A400]&gt;=[.C$4];[.$A400]&lt;[.C$6]);[.$A400];&quot;&quot;)">
            <text:p/>
          </table:table-cell>
          <table:table-cell table:formula="of:=IF(AND([.$A400]&gt;=[.D$4];[.$A400]&lt;[.D$6]);[.$A400];&quot;&quot;)">
            <text:p/>
          </table:table-cell>
          <table:table-cell table:formula="of:=IF(AND([.$A400]&gt;=[.E$4];[.$A400]&lt;[.E$6]);[.$A400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401]&gt;=[.B$4];[.$A401]&lt;[.B$6]);[.$A401];&quot;&quot;)" office:value-type="float" office:value="375" calcext:value-type="float">
            <text:p>375</text:p>
          </table:table-cell>
          <table:table-cell table:formula="of:=IF(AND([.$A401]&gt;=[.C$4];[.$A401]&lt;[.C$6]);[.$A401];&quot;&quot;)">
            <text:p/>
          </table:table-cell>
          <table:table-cell table:formula="of:=IF(AND([.$A401]&gt;=[.D$4];[.$A401]&lt;[.D$6]);[.$A401];&quot;&quot;)">
            <text:p/>
          </table:table-cell>
          <table:table-cell table:formula="of:=IF(AND([.$A401]&gt;=[.E$4];[.$A401]&lt;[.E$6]);[.$A401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402]&gt;=[.B$4];[.$A402]&lt;[.B$6]);[.$A402];&quot;&quot;)" office:value-type="float" office:value="374" calcext:value-type="float">
            <text:p>374</text:p>
          </table:table-cell>
          <table:table-cell table:formula="of:=IF(AND([.$A402]&gt;=[.C$4];[.$A402]&lt;[.C$6]);[.$A402];&quot;&quot;)">
            <text:p/>
          </table:table-cell>
          <table:table-cell table:formula="of:=IF(AND([.$A402]&gt;=[.D$4];[.$A402]&lt;[.D$6]);[.$A402];&quot;&quot;)">
            <text:p/>
          </table:table-cell>
          <table:table-cell table:formula="of:=IF(AND([.$A402]&gt;=[.E$4];[.$A402]&lt;[.E$6]);[.$A402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403]&gt;=[.B$4];[.$A403]&lt;[.B$6]);[.$A403];&quot;&quot;)" office:value-type="float" office:value="374" calcext:value-type="float">
            <text:p>374</text:p>
          </table:table-cell>
          <table:table-cell table:formula="of:=IF(AND([.$A403]&gt;=[.C$4];[.$A403]&lt;[.C$6]);[.$A403];&quot;&quot;)">
            <text:p/>
          </table:table-cell>
          <table:table-cell table:formula="of:=IF(AND([.$A403]&gt;=[.D$4];[.$A403]&lt;[.D$6]);[.$A403];&quot;&quot;)">
            <text:p/>
          </table:table-cell>
          <table:table-cell table:formula="of:=IF(AND([.$A403]&gt;=[.E$4];[.$A403]&lt;[.E$6]);[.$A403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404]&gt;=[.B$4];[.$A404]&lt;[.B$6]);[.$A404];&quot;&quot;)">
            <text:p/>
          </table:table-cell>
          <table:table-cell table:style-name="Default" table:formula="of:=IF(AND([.$A404]&gt;=[.C$4];[.$A404]&lt;[.C$6]);[.$A404];&quot;&quot;)" office:value-type="float" office:value="259" calcext:value-type="float">
            <text:p>259</text:p>
          </table:table-cell>
          <table:table-cell table:formula="of:=IF(AND([.$A404]&gt;=[.D$4];[.$A404]&lt;[.D$6]);[.$A404];&quot;&quot;)">
            <text:p/>
          </table:table-cell>
          <table:table-cell table:formula="of:=IF(AND([.$A404]&gt;=[.E$4];[.$A404]&lt;[.E$6]);[.$A404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405]&gt;=[.B$4];[.$A405]&lt;[.B$6]);[.$A405];&quot;&quot;)">
            <text:p/>
          </table:table-cell>
          <table:table-cell table:style-name="Default" table:formula="of:=IF(AND([.$A405]&gt;=[.C$4];[.$A405]&lt;[.C$6]);[.$A405];&quot;&quot;)" office:value-type="float" office:value="259" calcext:value-type="float">
            <text:p>259</text:p>
          </table:table-cell>
          <table:table-cell table:formula="of:=IF(AND([.$A405]&gt;=[.D$4];[.$A405]&lt;[.D$6]);[.$A405];&quot;&quot;)">
            <text:p/>
          </table:table-cell>
          <table:table-cell table:formula="of:=IF(AND([.$A405]&gt;=[.E$4];[.$A405]&lt;[.E$6]);[.$A405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406]&gt;=[.B$4];[.$A406]&lt;[.B$6]);[.$A406];&quot;&quot;)">
            <text:p/>
          </table:table-cell>
          <table:table-cell table:style-name="Default" table:formula="of:=IF(AND([.$A406]&gt;=[.C$4];[.$A406]&lt;[.C$6]);[.$A406];&quot;&quot;)" office:value-type="float" office:value="259" calcext:value-type="float">
            <text:p>259</text:p>
          </table:table-cell>
          <table:table-cell table:formula="of:=IF(AND([.$A406]&gt;=[.D$4];[.$A406]&lt;[.D$6]);[.$A406];&quot;&quot;)">
            <text:p/>
          </table:table-cell>
          <table:table-cell table:formula="of:=IF(AND([.$A406]&gt;=[.E$4];[.$A406]&lt;[.E$6]);[.$A406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407]&gt;=[.B$4];[.$A407]&lt;[.B$6]);[.$A407];&quot;&quot;)">
            <text:p/>
          </table:table-cell>
          <table:table-cell table:formula="of:=IF(AND([.$A407]&gt;=[.C$4];[.$A407]&lt;[.C$6]);[.$A407];&quot;&quot;)">
            <text:p/>
          </table:table-cell>
          <table:table-cell table:formula="of:=IF(AND([.$A407]&gt;=[.D$4];[.$A407]&lt;[.D$6]);[.$A407];&quot;&quot;)" office:value-type="float" office:value="133" calcext:value-type="float">
            <text:p>133</text:p>
          </table:table-cell>
          <table:table-cell table:formula="of:=IF(AND([.$A407]&gt;=[.E$4];[.$A407]&lt;[.E$6]);[.$A407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408]&gt;=[.B$4];[.$A408]&lt;[.B$6]);[.$A408];&quot;&quot;)">
            <text:p/>
          </table:table-cell>
          <table:table-cell table:formula="of:=IF(AND([.$A408]&gt;=[.C$4];[.$A408]&lt;[.C$6]);[.$A408];&quot;&quot;)">
            <text:p/>
          </table:table-cell>
          <table:table-cell table:formula="of:=IF(AND([.$A408]&gt;=[.D$4];[.$A408]&lt;[.D$6]);[.$A408];&quot;&quot;)" office:value-type="float" office:value="133" calcext:value-type="float">
            <text:p>133</text:p>
          </table:table-cell>
          <table:table-cell table:formula="of:=IF(AND([.$A408]&gt;=[.E$4];[.$A408]&lt;[.E$6]);[.$A408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409]&gt;=[.B$4];[.$A409]&lt;[.B$6]);[.$A409];&quot;&quot;)">
            <text:p/>
          </table:table-cell>
          <table:table-cell table:formula="of:=IF(AND([.$A409]&gt;=[.C$4];[.$A409]&lt;[.C$6]);[.$A409];&quot;&quot;)">
            <text:p/>
          </table:table-cell>
          <table:table-cell table:formula="of:=IF(AND([.$A409]&gt;=[.D$4];[.$A409]&lt;[.D$6]);[.$A409];&quot;&quot;)" office:value-type="float" office:value="133" calcext:value-type="float">
            <text:p>133</text:p>
          </table:table-cell>
          <table:table-cell table:formula="of:=IF(AND([.$A409]&gt;=[.E$4];[.$A409]&lt;[.E$6]);[.$A409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410]&gt;=[.B$4];[.$A410]&lt;[.B$6]);[.$A410];&quot;&quot;)">
            <text:p/>
          </table:table-cell>
          <table:table-cell table:formula="of:=IF(AND([.$A410]&gt;=[.C$4];[.$A410]&lt;[.C$6]);[.$A410];&quot;&quot;)">
            <text:p/>
          </table:table-cell>
          <table:table-cell table:formula="of:=IF(AND([.$A410]&gt;=[.D$4];[.$A410]&lt;[.D$6]);[.$A410];&quot;&quot;)" office:value-type="float" office:value="133" calcext:value-type="float">
            <text:p>133</text:p>
          </table:table-cell>
          <table:table-cell table:formula="of:=IF(AND([.$A410]&gt;=[.E$4];[.$A410]&lt;[.E$6]);[.$A410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11]&gt;=[.B$4];[.$A411]&lt;[.B$6]);[.$A411];&quot;&quot;)">
            <text:p/>
          </table:table-cell>
          <table:table-cell table:formula="of:=IF(AND([.$A411]&gt;=[.C$4];[.$A411]&lt;[.C$6]);[.$A411];&quot;&quot;)">
            <text:p/>
          </table:table-cell>
          <table:table-cell table:formula="of:=IF(AND([.$A411]&gt;=[.D$4];[.$A411]&lt;[.D$6]);[.$A411];&quot;&quot;)">
            <text:p/>
          </table:table-cell>
          <table:table-cell table:formula="of:=IF(AND([.$A411]&gt;=[.E$4];[.$A411]&lt;[.E$6]);[.$A41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12]&gt;=[.B$4];[.$A412]&lt;[.B$6]);[.$A412];&quot;&quot;)">
            <text:p/>
          </table:table-cell>
          <table:table-cell table:formula="of:=IF(AND([.$A412]&gt;=[.C$4];[.$A412]&lt;[.C$6]);[.$A412];&quot;&quot;)">
            <text:p/>
          </table:table-cell>
          <table:table-cell table:formula="of:=IF(AND([.$A412]&gt;=[.D$4];[.$A412]&lt;[.D$6]);[.$A412];&quot;&quot;)">
            <text:p/>
          </table:table-cell>
          <table:table-cell table:formula="of:=IF(AND([.$A412]&gt;=[.E$4];[.$A412]&lt;[.E$6]);[.$A41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13]&gt;=[.B$4];[.$A413]&lt;[.B$6]);[.$A413];&quot;&quot;)">
            <text:p/>
          </table:table-cell>
          <table:table-cell table:formula="of:=IF(AND([.$A413]&gt;=[.C$4];[.$A413]&lt;[.C$6]);[.$A413];&quot;&quot;)">
            <text:p/>
          </table:table-cell>
          <table:table-cell table:formula="of:=IF(AND([.$A413]&gt;=[.D$4];[.$A413]&lt;[.D$6]);[.$A413];&quot;&quot;)">
            <text:p/>
          </table:table-cell>
          <table:table-cell table:formula="of:=IF(AND([.$A413]&gt;=[.E$4];[.$A413]&lt;[.E$6]);[.$A41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14]&gt;=[.B$4];[.$A414]&lt;[.B$6]);[.$A414];&quot;&quot;)">
            <text:p/>
          </table:table-cell>
          <table:table-cell table:formula="of:=IF(AND([.$A414]&gt;=[.C$4];[.$A414]&lt;[.C$6]);[.$A414];&quot;&quot;)">
            <text:p/>
          </table:table-cell>
          <table:table-cell table:formula="of:=IF(AND([.$A414]&gt;=[.D$4];[.$A414]&lt;[.D$6]);[.$A414];&quot;&quot;)">
            <text:p/>
          </table:table-cell>
          <table:table-cell table:formula="of:=IF(AND([.$A414]&gt;=[.E$4];[.$A414]&lt;[.E$6]);[.$A41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15]&gt;=[.B$4];[.$A415]&lt;[.B$6]);[.$A415];&quot;&quot;)">
            <text:p/>
          </table:table-cell>
          <table:table-cell table:formula="of:=IF(AND([.$A415]&gt;=[.C$4];[.$A415]&lt;[.C$6]);[.$A415];&quot;&quot;)">
            <text:p/>
          </table:table-cell>
          <table:table-cell table:formula="of:=IF(AND([.$A415]&gt;=[.D$4];[.$A415]&lt;[.D$6]);[.$A415];&quot;&quot;)">
            <text:p/>
          </table:table-cell>
          <table:table-cell table:formula="of:=IF(AND([.$A415]&gt;=[.E$4];[.$A415]&lt;[.E$6]);[.$A41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16]&gt;=[.B$4];[.$A416]&lt;[.B$6]);[.$A416];&quot;&quot;)">
            <text:p/>
          </table:table-cell>
          <table:table-cell table:formula="of:=IF(AND([.$A416]&gt;=[.C$4];[.$A416]&lt;[.C$6]);[.$A416];&quot;&quot;)">
            <text:p/>
          </table:table-cell>
          <table:table-cell table:formula="of:=IF(AND([.$A416]&gt;=[.D$4];[.$A416]&lt;[.D$6]);[.$A416];&quot;&quot;)">
            <text:p/>
          </table:table-cell>
          <table:table-cell table:formula="of:=IF(AND([.$A416]&gt;=[.E$4];[.$A416]&lt;[.E$6]);[.$A41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17]&gt;=[.B$4];[.$A417]&lt;[.B$6]);[.$A417];&quot;&quot;)">
            <text:p/>
          </table:table-cell>
          <table:table-cell table:formula="of:=IF(AND([.$A417]&gt;=[.C$4];[.$A417]&lt;[.C$6]);[.$A417];&quot;&quot;)">
            <text:p/>
          </table:table-cell>
          <table:table-cell table:formula="of:=IF(AND([.$A417]&gt;=[.D$4];[.$A417]&lt;[.D$6]);[.$A417];&quot;&quot;)">
            <text:p/>
          </table:table-cell>
          <table:table-cell table:formula="of:=IF(AND([.$A417]&gt;=[.E$4];[.$A417]&lt;[.E$6]);[.$A41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18]&gt;=[.B$4];[.$A418]&lt;[.B$6]);[.$A418];&quot;&quot;)">
            <text:p/>
          </table:table-cell>
          <table:table-cell table:formula="of:=IF(AND([.$A418]&gt;=[.C$4];[.$A418]&lt;[.C$6]);[.$A418];&quot;&quot;)">
            <text:p/>
          </table:table-cell>
          <table:table-cell table:formula="of:=IF(AND([.$A418]&gt;=[.D$4];[.$A418]&lt;[.D$6]);[.$A418];&quot;&quot;)">
            <text:p/>
          </table:table-cell>
          <table:table-cell table:formula="of:=IF(AND([.$A418]&gt;=[.E$4];[.$A418]&lt;[.E$6]);[.$A41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419]&gt;=[.B$4];[.$A419]&lt;[.B$6]);[.$A419];&quot;&quot;)" office:value-type="float" office:value="375" calcext:value-type="float">
            <text:p>375</text:p>
          </table:table-cell>
          <table:table-cell table:formula="of:=IF(AND([.$A419]&gt;=[.C$4];[.$A419]&lt;[.C$6]);[.$A419];&quot;&quot;)">
            <text:p/>
          </table:table-cell>
          <table:table-cell table:formula="of:=IF(AND([.$A419]&gt;=[.D$4];[.$A419]&lt;[.D$6]);[.$A419];&quot;&quot;)">
            <text:p/>
          </table:table-cell>
          <table:table-cell table:formula="of:=IF(AND([.$A419]&gt;=[.E$4];[.$A419]&lt;[.E$6]);[.$A419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420]&gt;=[.B$4];[.$A420]&lt;[.B$6]);[.$A420];&quot;&quot;)" office:value-type="float" office:value="375" calcext:value-type="float">
            <text:p>375</text:p>
          </table:table-cell>
          <table:table-cell table:formula="of:=IF(AND([.$A420]&gt;=[.C$4];[.$A420]&lt;[.C$6]);[.$A420];&quot;&quot;)">
            <text:p/>
          </table:table-cell>
          <table:table-cell table:formula="of:=IF(AND([.$A420]&gt;=[.D$4];[.$A420]&lt;[.D$6]);[.$A420];&quot;&quot;)">
            <text:p/>
          </table:table-cell>
          <table:table-cell table:formula="of:=IF(AND([.$A420]&gt;=[.E$4];[.$A420]&lt;[.E$6]);[.$A420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421]&gt;=[.B$4];[.$A421]&lt;[.B$6]);[.$A421];&quot;&quot;)" office:value-type="float" office:value="374" calcext:value-type="float">
            <text:p>374</text:p>
          </table:table-cell>
          <table:table-cell table:formula="of:=IF(AND([.$A421]&gt;=[.C$4];[.$A421]&lt;[.C$6]);[.$A421];&quot;&quot;)">
            <text:p/>
          </table:table-cell>
          <table:table-cell table:formula="of:=IF(AND([.$A421]&gt;=[.D$4];[.$A421]&lt;[.D$6]);[.$A421];&quot;&quot;)">
            <text:p/>
          </table:table-cell>
          <table:table-cell table:formula="of:=IF(AND([.$A421]&gt;=[.E$4];[.$A421]&lt;[.E$6]);[.$A421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422]&gt;=[.B$4];[.$A422]&lt;[.B$6]);[.$A422];&quot;&quot;)" office:value-type="float" office:value="375" calcext:value-type="float">
            <text:p>375</text:p>
          </table:table-cell>
          <table:table-cell table:formula="of:=IF(AND([.$A422]&gt;=[.C$4];[.$A422]&lt;[.C$6]);[.$A422];&quot;&quot;)">
            <text:p/>
          </table:table-cell>
          <table:table-cell table:formula="of:=IF(AND([.$A422]&gt;=[.D$4];[.$A422]&lt;[.D$6]);[.$A422];&quot;&quot;)">
            <text:p/>
          </table:table-cell>
          <table:table-cell table:formula="of:=IF(AND([.$A422]&gt;=[.E$4];[.$A422]&lt;[.E$6]);[.$A422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423]&gt;=[.B$4];[.$A423]&lt;[.B$6]);[.$A423];&quot;&quot;)">
            <text:p/>
          </table:table-cell>
          <table:table-cell table:style-name="Default" table:formula="of:=IF(AND([.$A423]&gt;=[.C$4];[.$A423]&lt;[.C$6]);[.$A423];&quot;&quot;)" office:value-type="float" office:value="259" calcext:value-type="float">
            <text:p>259</text:p>
          </table:table-cell>
          <table:table-cell table:formula="of:=IF(AND([.$A423]&gt;=[.D$4];[.$A423]&lt;[.D$6]);[.$A423];&quot;&quot;)">
            <text:p/>
          </table:table-cell>
          <table:table-cell table:formula="of:=IF(AND([.$A423]&gt;=[.E$4];[.$A423]&lt;[.E$6]);[.$A423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424]&gt;=[.B$4];[.$A424]&lt;[.B$6]);[.$A424];&quot;&quot;)">
            <text:p/>
          </table:table-cell>
          <table:table-cell table:style-name="Default" table:formula="of:=IF(AND([.$A424]&gt;=[.C$4];[.$A424]&lt;[.C$6]);[.$A424];&quot;&quot;)" office:value-type="float" office:value="259" calcext:value-type="float">
            <text:p>259</text:p>
          </table:table-cell>
          <table:table-cell table:formula="of:=IF(AND([.$A424]&gt;=[.D$4];[.$A424]&lt;[.D$6]);[.$A424];&quot;&quot;)">
            <text:p/>
          </table:table-cell>
          <table:table-cell table:formula="of:=IF(AND([.$A424]&gt;=[.E$4];[.$A424]&lt;[.E$6]);[.$A424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425]&gt;=[.B$4];[.$A425]&lt;[.B$6]);[.$A425];&quot;&quot;)">
            <text:p/>
          </table:table-cell>
          <table:table-cell table:style-name="Default" table:formula="of:=IF(AND([.$A425]&gt;=[.C$4];[.$A425]&lt;[.C$6]);[.$A425];&quot;&quot;)" office:value-type="float" office:value="259" calcext:value-type="float">
            <text:p>259</text:p>
          </table:table-cell>
          <table:table-cell table:formula="of:=IF(AND([.$A425]&gt;=[.D$4];[.$A425]&lt;[.D$6]);[.$A425];&quot;&quot;)">
            <text:p/>
          </table:table-cell>
          <table:table-cell table:formula="of:=IF(AND([.$A425]&gt;=[.E$4];[.$A425]&lt;[.E$6]);[.$A425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IF(AND([.$A426]&gt;=[.B$4];[.$A426]&lt;[.B$6]);[.$A426];&quot;&quot;)">
            <text:p/>
          </table:table-cell>
          <table:table-cell table:formula="of:=IF(AND([.$A426]&gt;=[.C$4];[.$A426]&lt;[.C$6]);[.$A426];&quot;&quot;)">
            <text:p/>
          </table:table-cell>
          <table:table-cell table:formula="of:=IF(AND([.$A426]&gt;=[.D$4];[.$A426]&lt;[.D$6]);[.$A426];&quot;&quot;)" office:value-type="float" office:value="134" calcext:value-type="float">
            <text:p>134</text:p>
          </table:table-cell>
          <table:table-cell table:formula="of:=IF(AND([.$A426]&gt;=[.E$4];[.$A426]&lt;[.E$6]);[.$A426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427]&gt;=[.B$4];[.$A427]&lt;[.B$6]);[.$A427];&quot;&quot;)">
            <text:p/>
          </table:table-cell>
          <table:table-cell table:formula="of:=IF(AND([.$A427]&gt;=[.C$4];[.$A427]&lt;[.C$6]);[.$A427];&quot;&quot;)">
            <text:p/>
          </table:table-cell>
          <table:table-cell table:formula="of:=IF(AND([.$A427]&gt;=[.D$4];[.$A427]&lt;[.D$6]);[.$A427];&quot;&quot;)" office:value-type="float" office:value="133" calcext:value-type="float">
            <text:p>133</text:p>
          </table:table-cell>
          <table:table-cell table:formula="of:=IF(AND([.$A427]&gt;=[.E$4];[.$A427]&lt;[.E$6]);[.$A427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428]&gt;=[.B$4];[.$A428]&lt;[.B$6]);[.$A428];&quot;&quot;)">
            <text:p/>
          </table:table-cell>
          <table:table-cell table:formula="of:=IF(AND([.$A428]&gt;=[.C$4];[.$A428]&lt;[.C$6]);[.$A428];&quot;&quot;)">
            <text:p/>
          </table:table-cell>
          <table:table-cell table:formula="of:=IF(AND([.$A428]&gt;=[.D$4];[.$A428]&lt;[.D$6]);[.$A428];&quot;&quot;)" office:value-type="float" office:value="133" calcext:value-type="float">
            <text:p>133</text:p>
          </table:table-cell>
          <table:table-cell table:formula="of:=IF(AND([.$A428]&gt;=[.E$4];[.$A428]&lt;[.E$6]);[.$A428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429]&gt;=[.B$4];[.$A429]&lt;[.B$6]);[.$A429];&quot;&quot;)">
            <text:p/>
          </table:table-cell>
          <table:table-cell table:formula="of:=IF(AND([.$A429]&gt;=[.C$4];[.$A429]&lt;[.C$6]);[.$A429];&quot;&quot;)">
            <text:p/>
          </table:table-cell>
          <table:table-cell table:formula="of:=IF(AND([.$A429]&gt;=[.D$4];[.$A429]&lt;[.D$6]);[.$A429];&quot;&quot;)" office:value-type="float" office:value="133" calcext:value-type="float">
            <text:p>133</text:p>
          </table:table-cell>
          <table:table-cell table:formula="of:=IF(AND([.$A429]&gt;=[.E$4];[.$A429]&lt;[.E$6]);[.$A429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30]&gt;=[.B$4];[.$A430]&lt;[.B$6]);[.$A430];&quot;&quot;)">
            <text:p/>
          </table:table-cell>
          <table:table-cell table:formula="of:=IF(AND([.$A430]&gt;=[.C$4];[.$A430]&lt;[.C$6]);[.$A430];&quot;&quot;)">
            <text:p/>
          </table:table-cell>
          <table:table-cell table:formula="of:=IF(AND([.$A430]&gt;=[.D$4];[.$A430]&lt;[.D$6]);[.$A430];&quot;&quot;)">
            <text:p/>
          </table:table-cell>
          <table:table-cell table:formula="of:=IF(AND([.$A430]&gt;=[.E$4];[.$A430]&lt;[.E$6]);[.$A43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31]&gt;=[.B$4];[.$A431]&lt;[.B$6]);[.$A431];&quot;&quot;)">
            <text:p/>
          </table:table-cell>
          <table:table-cell table:formula="of:=IF(AND([.$A431]&gt;=[.C$4];[.$A431]&lt;[.C$6]);[.$A431];&quot;&quot;)">
            <text:p/>
          </table:table-cell>
          <table:table-cell table:formula="of:=IF(AND([.$A431]&gt;=[.D$4];[.$A431]&lt;[.D$6]);[.$A431];&quot;&quot;)">
            <text:p/>
          </table:table-cell>
          <table:table-cell table:formula="of:=IF(AND([.$A431]&gt;=[.E$4];[.$A431]&lt;[.E$6]);[.$A43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32]&gt;=[.B$4];[.$A432]&lt;[.B$6]);[.$A432];&quot;&quot;)">
            <text:p/>
          </table:table-cell>
          <table:table-cell table:formula="of:=IF(AND([.$A432]&gt;=[.C$4];[.$A432]&lt;[.C$6]);[.$A432];&quot;&quot;)">
            <text:p/>
          </table:table-cell>
          <table:table-cell table:formula="of:=IF(AND([.$A432]&gt;=[.D$4];[.$A432]&lt;[.D$6]);[.$A432];&quot;&quot;)">
            <text:p/>
          </table:table-cell>
          <table:table-cell table:formula="of:=IF(AND([.$A432]&gt;=[.E$4];[.$A432]&lt;[.E$6]);[.$A43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33]&gt;=[.B$4];[.$A433]&lt;[.B$6]);[.$A433];&quot;&quot;)">
            <text:p/>
          </table:table-cell>
          <table:table-cell table:formula="of:=IF(AND([.$A433]&gt;=[.C$4];[.$A433]&lt;[.C$6]);[.$A433];&quot;&quot;)">
            <text:p/>
          </table:table-cell>
          <table:table-cell table:formula="of:=IF(AND([.$A433]&gt;=[.D$4];[.$A433]&lt;[.D$6]);[.$A433];&quot;&quot;)">
            <text:p/>
          </table:table-cell>
          <table:table-cell table:formula="of:=IF(AND([.$A433]&gt;=[.E$4];[.$A433]&lt;[.E$6]);[.$A43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34]&gt;=[.B$4];[.$A434]&lt;[.B$6]);[.$A434];&quot;&quot;)">
            <text:p/>
          </table:table-cell>
          <table:table-cell table:formula="of:=IF(AND([.$A434]&gt;=[.C$4];[.$A434]&lt;[.C$6]);[.$A434];&quot;&quot;)">
            <text:p/>
          </table:table-cell>
          <table:table-cell table:formula="of:=IF(AND([.$A434]&gt;=[.D$4];[.$A434]&lt;[.D$6]);[.$A434];&quot;&quot;)">
            <text:p/>
          </table:table-cell>
          <table:table-cell table:formula="of:=IF(AND([.$A434]&gt;=[.E$4];[.$A434]&lt;[.E$6]);[.$A43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35]&gt;=[.B$4];[.$A435]&lt;[.B$6]);[.$A435];&quot;&quot;)">
            <text:p/>
          </table:table-cell>
          <table:table-cell table:formula="of:=IF(AND([.$A435]&gt;=[.C$4];[.$A435]&lt;[.C$6]);[.$A435];&quot;&quot;)">
            <text:p/>
          </table:table-cell>
          <table:table-cell table:formula="of:=IF(AND([.$A435]&gt;=[.D$4];[.$A435]&lt;[.D$6]);[.$A435];&quot;&quot;)">
            <text:p/>
          </table:table-cell>
          <table:table-cell table:formula="of:=IF(AND([.$A435]&gt;=[.E$4];[.$A435]&lt;[.E$6]);[.$A43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36]&gt;=[.B$4];[.$A436]&lt;[.B$6]);[.$A436];&quot;&quot;)">
            <text:p/>
          </table:table-cell>
          <table:table-cell table:formula="of:=IF(AND([.$A436]&gt;=[.C$4];[.$A436]&lt;[.C$6]);[.$A436];&quot;&quot;)">
            <text:p/>
          </table:table-cell>
          <table:table-cell table:formula="of:=IF(AND([.$A436]&gt;=[.D$4];[.$A436]&lt;[.D$6]);[.$A436];&quot;&quot;)">
            <text:p/>
          </table:table-cell>
          <table:table-cell table:formula="of:=IF(AND([.$A436]&gt;=[.E$4];[.$A436]&lt;[.E$6]);[.$A43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37]&gt;=[.B$4];[.$A437]&lt;[.B$6]);[.$A437];&quot;&quot;)">
            <text:p/>
          </table:table-cell>
          <table:table-cell table:formula="of:=IF(AND([.$A437]&gt;=[.C$4];[.$A437]&lt;[.C$6]);[.$A437];&quot;&quot;)">
            <text:p/>
          </table:table-cell>
          <table:table-cell table:formula="of:=IF(AND([.$A437]&gt;=[.D$4];[.$A437]&lt;[.D$6]);[.$A437];&quot;&quot;)">
            <text:p/>
          </table:table-cell>
          <table:table-cell table:formula="of:=IF(AND([.$A437]&gt;=[.E$4];[.$A437]&lt;[.E$6]);[.$A43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38]&gt;=[.B$4];[.$A438]&lt;[.B$6]);[.$A438];&quot;&quot;)">
            <text:p/>
          </table:table-cell>
          <table:table-cell table:formula="of:=IF(AND([.$A438]&gt;=[.C$4];[.$A438]&lt;[.C$6]);[.$A438];&quot;&quot;)">
            <text:p/>
          </table:table-cell>
          <table:table-cell table:formula="of:=IF(AND([.$A438]&gt;=[.D$4];[.$A438]&lt;[.D$6]);[.$A438];&quot;&quot;)">
            <text:p/>
          </table:table-cell>
          <table:table-cell table:formula="of:=IF(AND([.$A438]&gt;=[.E$4];[.$A438]&lt;[.E$6]);[.$A43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439]&gt;=[.B$4];[.$A439]&lt;[.B$6]);[.$A439];&quot;&quot;)" office:value-type="float" office:value="375" calcext:value-type="float">
            <text:p>375</text:p>
          </table:table-cell>
          <table:table-cell table:formula="of:=IF(AND([.$A439]&gt;=[.C$4];[.$A439]&lt;[.C$6]);[.$A439];&quot;&quot;)">
            <text:p/>
          </table:table-cell>
          <table:table-cell table:formula="of:=IF(AND([.$A439]&gt;=[.D$4];[.$A439]&lt;[.D$6]);[.$A439];&quot;&quot;)">
            <text:p/>
          </table:table-cell>
          <table:table-cell table:formula="of:=IF(AND([.$A439]&gt;=[.E$4];[.$A439]&lt;[.E$6]);[.$A439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440]&gt;=[.B$4];[.$A440]&lt;[.B$6]);[.$A440];&quot;&quot;)" office:value-type="float" office:value="375" calcext:value-type="float">
            <text:p>375</text:p>
          </table:table-cell>
          <table:table-cell table:formula="of:=IF(AND([.$A440]&gt;=[.C$4];[.$A440]&lt;[.C$6]);[.$A440];&quot;&quot;)">
            <text:p/>
          </table:table-cell>
          <table:table-cell table:formula="of:=IF(AND([.$A440]&gt;=[.D$4];[.$A440]&lt;[.D$6]);[.$A440];&quot;&quot;)">
            <text:p/>
          </table:table-cell>
          <table:table-cell table:formula="of:=IF(AND([.$A440]&gt;=[.E$4];[.$A440]&lt;[.E$6]);[.$A440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441]&gt;=[.B$4];[.$A441]&lt;[.B$6]);[.$A441];&quot;&quot;)" office:value-type="float" office:value="374" calcext:value-type="float">
            <text:p>374</text:p>
          </table:table-cell>
          <table:table-cell table:formula="of:=IF(AND([.$A441]&gt;=[.C$4];[.$A441]&lt;[.C$6]);[.$A441];&quot;&quot;)">
            <text:p/>
          </table:table-cell>
          <table:table-cell table:formula="of:=IF(AND([.$A441]&gt;=[.D$4];[.$A441]&lt;[.D$6]);[.$A441];&quot;&quot;)">
            <text:p/>
          </table:table-cell>
          <table:table-cell table:formula="of:=IF(AND([.$A441]&gt;=[.E$4];[.$A441]&lt;[.E$6]);[.$A441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442]&gt;=[.B$4];[.$A442]&lt;[.B$6]);[.$A442];&quot;&quot;)">
            <text:p/>
          </table:table-cell>
          <table:table-cell table:style-name="Default" table:formula="of:=IF(AND([.$A442]&gt;=[.C$4];[.$A442]&lt;[.C$6]);[.$A442];&quot;&quot;)" office:value-type="float" office:value="259" calcext:value-type="float">
            <text:p>259</text:p>
          </table:table-cell>
          <table:table-cell table:formula="of:=IF(AND([.$A442]&gt;=[.D$4];[.$A442]&lt;[.D$6]);[.$A442];&quot;&quot;)">
            <text:p/>
          </table:table-cell>
          <table:table-cell table:formula="of:=IF(AND([.$A442]&gt;=[.E$4];[.$A442]&lt;[.E$6]);[.$A442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443]&gt;=[.B$4];[.$A443]&lt;[.B$6]);[.$A443];&quot;&quot;)">
            <text:p/>
          </table:table-cell>
          <table:table-cell table:style-name="Default" table:formula="of:=IF(AND([.$A443]&gt;=[.C$4];[.$A443]&lt;[.C$6]);[.$A443];&quot;&quot;)" office:value-type="float" office:value="259" calcext:value-type="float">
            <text:p>259</text:p>
          </table:table-cell>
          <table:table-cell table:formula="of:=IF(AND([.$A443]&gt;=[.D$4];[.$A443]&lt;[.D$6]);[.$A443];&quot;&quot;)">
            <text:p/>
          </table:table-cell>
          <table:table-cell table:formula="of:=IF(AND([.$A443]&gt;=[.E$4];[.$A443]&lt;[.E$6]);[.$A443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444]&gt;=[.B$4];[.$A444]&lt;[.B$6]);[.$A444];&quot;&quot;)">
            <text:p/>
          </table:table-cell>
          <table:table-cell table:style-name="Default" table:formula="of:=IF(AND([.$A444]&gt;=[.C$4];[.$A444]&lt;[.C$6]);[.$A444];&quot;&quot;)" office:value-type="float" office:value="259" calcext:value-type="float">
            <text:p>259</text:p>
          </table:table-cell>
          <table:table-cell table:formula="of:=IF(AND([.$A444]&gt;=[.D$4];[.$A444]&lt;[.D$6]);[.$A444];&quot;&quot;)">
            <text:p/>
          </table:table-cell>
          <table:table-cell table:formula="of:=IF(AND([.$A444]&gt;=[.E$4];[.$A444]&lt;[.E$6]);[.$A444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445]&gt;=[.B$4];[.$A445]&lt;[.B$6]);[.$A445];&quot;&quot;)">
            <text:p/>
          </table:table-cell>
          <table:table-cell table:style-name="Default" table:formula="of:=IF(AND([.$A445]&gt;=[.C$4];[.$A445]&lt;[.C$6]);[.$A445];&quot;&quot;)" office:value-type="float" office:value="259" calcext:value-type="float">
            <text:p>259</text:p>
          </table:table-cell>
          <table:table-cell table:formula="of:=IF(AND([.$A445]&gt;=[.D$4];[.$A445]&lt;[.D$6]);[.$A445];&quot;&quot;)">
            <text:p/>
          </table:table-cell>
          <table:table-cell table:formula="of:=IF(AND([.$A445]&gt;=[.E$4];[.$A445]&lt;[.E$6]);[.$A445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446]&gt;=[.B$4];[.$A446]&lt;[.B$6]);[.$A446];&quot;&quot;)">
            <text:p/>
          </table:table-cell>
          <table:table-cell table:formula="of:=IF(AND([.$A446]&gt;=[.C$4];[.$A446]&lt;[.C$6]);[.$A446];&quot;&quot;)">
            <text:p/>
          </table:table-cell>
          <table:table-cell table:formula="of:=IF(AND([.$A446]&gt;=[.D$4];[.$A446]&lt;[.D$6]);[.$A446];&quot;&quot;)" office:value-type="float" office:value="133" calcext:value-type="float">
            <text:p>133</text:p>
          </table:table-cell>
          <table:table-cell table:formula="of:=IF(AND([.$A446]&gt;=[.E$4];[.$A446]&lt;[.E$6]);[.$A446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447]&gt;=[.B$4];[.$A447]&lt;[.B$6]);[.$A447];&quot;&quot;)">
            <text:p/>
          </table:table-cell>
          <table:table-cell table:formula="of:=IF(AND([.$A447]&gt;=[.C$4];[.$A447]&lt;[.C$6]);[.$A447];&quot;&quot;)">
            <text:p/>
          </table:table-cell>
          <table:table-cell table:formula="of:=IF(AND([.$A447]&gt;=[.D$4];[.$A447]&lt;[.D$6]);[.$A447];&quot;&quot;)" office:value-type="float" office:value="133" calcext:value-type="float">
            <text:p>133</text:p>
          </table:table-cell>
          <table:table-cell table:formula="of:=IF(AND([.$A447]&gt;=[.E$4];[.$A447]&lt;[.E$6]);[.$A447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448]&gt;=[.B$4];[.$A448]&lt;[.B$6]);[.$A448];&quot;&quot;)">
            <text:p/>
          </table:table-cell>
          <table:table-cell table:formula="of:=IF(AND([.$A448]&gt;=[.C$4];[.$A448]&lt;[.C$6]);[.$A448];&quot;&quot;)">
            <text:p/>
          </table:table-cell>
          <table:table-cell table:formula="of:=IF(AND([.$A448]&gt;=[.D$4];[.$A448]&lt;[.D$6]);[.$A448];&quot;&quot;)" office:value-type="float" office:value="133" calcext:value-type="float">
            <text:p>133</text:p>
          </table:table-cell>
          <table:table-cell table:formula="of:=IF(AND([.$A448]&gt;=[.E$4];[.$A448]&lt;[.E$6]);[.$A448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49]&gt;=[.B$4];[.$A449]&lt;[.B$6]);[.$A449];&quot;&quot;)">
            <text:p/>
          </table:table-cell>
          <table:table-cell table:formula="of:=IF(AND([.$A449]&gt;=[.C$4];[.$A449]&lt;[.C$6]);[.$A449];&quot;&quot;)">
            <text:p/>
          </table:table-cell>
          <table:table-cell table:formula="of:=IF(AND([.$A449]&gt;=[.D$4];[.$A449]&lt;[.D$6]);[.$A449];&quot;&quot;)">
            <text:p/>
          </table:table-cell>
          <table:table-cell table:formula="of:=IF(AND([.$A449]&gt;=[.E$4];[.$A449]&lt;[.E$6]);[.$A44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50]&gt;=[.B$4];[.$A450]&lt;[.B$6]);[.$A450];&quot;&quot;)">
            <text:p/>
          </table:table-cell>
          <table:table-cell table:formula="of:=IF(AND([.$A450]&gt;=[.C$4];[.$A450]&lt;[.C$6]);[.$A450];&quot;&quot;)">
            <text:p/>
          </table:table-cell>
          <table:table-cell table:formula="of:=IF(AND([.$A450]&gt;=[.D$4];[.$A450]&lt;[.D$6]);[.$A450];&quot;&quot;)">
            <text:p/>
          </table:table-cell>
          <table:table-cell table:formula="of:=IF(AND([.$A450]&gt;=[.E$4];[.$A450]&lt;[.E$6]);[.$A45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51]&gt;=[.B$4];[.$A451]&lt;[.B$6]);[.$A451];&quot;&quot;)">
            <text:p/>
          </table:table-cell>
          <table:table-cell table:formula="of:=IF(AND([.$A451]&gt;=[.C$4];[.$A451]&lt;[.C$6]);[.$A451];&quot;&quot;)">
            <text:p/>
          </table:table-cell>
          <table:table-cell table:formula="of:=IF(AND([.$A451]&gt;=[.D$4];[.$A451]&lt;[.D$6]);[.$A451];&quot;&quot;)">
            <text:p/>
          </table:table-cell>
          <table:table-cell table:formula="of:=IF(AND([.$A451]&gt;=[.E$4];[.$A451]&lt;[.E$6]);[.$A45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52]&gt;=[.B$4];[.$A452]&lt;[.B$6]);[.$A452];&quot;&quot;)">
            <text:p/>
          </table:table-cell>
          <table:table-cell table:formula="of:=IF(AND([.$A452]&gt;=[.C$4];[.$A452]&lt;[.C$6]);[.$A452];&quot;&quot;)">
            <text:p/>
          </table:table-cell>
          <table:table-cell table:formula="of:=IF(AND([.$A452]&gt;=[.D$4];[.$A452]&lt;[.D$6]);[.$A452];&quot;&quot;)">
            <text:p/>
          </table:table-cell>
          <table:table-cell table:formula="of:=IF(AND([.$A452]&gt;=[.E$4];[.$A452]&lt;[.E$6]);[.$A45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53]&gt;=[.B$4];[.$A453]&lt;[.B$6]);[.$A453];&quot;&quot;)">
            <text:p/>
          </table:table-cell>
          <table:table-cell table:formula="of:=IF(AND([.$A453]&gt;=[.C$4];[.$A453]&lt;[.C$6]);[.$A453];&quot;&quot;)">
            <text:p/>
          </table:table-cell>
          <table:table-cell table:formula="of:=IF(AND([.$A453]&gt;=[.D$4];[.$A453]&lt;[.D$6]);[.$A453];&quot;&quot;)">
            <text:p/>
          </table:table-cell>
          <table:table-cell table:formula="of:=IF(AND([.$A453]&gt;=[.E$4];[.$A453]&lt;[.E$6]);[.$A45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54]&gt;=[.B$4];[.$A454]&lt;[.B$6]);[.$A454];&quot;&quot;)">
            <text:p/>
          </table:table-cell>
          <table:table-cell table:formula="of:=IF(AND([.$A454]&gt;=[.C$4];[.$A454]&lt;[.C$6]);[.$A454];&quot;&quot;)">
            <text:p/>
          </table:table-cell>
          <table:table-cell table:formula="of:=IF(AND([.$A454]&gt;=[.D$4];[.$A454]&lt;[.D$6]);[.$A454];&quot;&quot;)">
            <text:p/>
          </table:table-cell>
          <table:table-cell table:formula="of:=IF(AND([.$A454]&gt;=[.E$4];[.$A454]&lt;[.E$6]);[.$A45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55]&gt;=[.B$4];[.$A455]&lt;[.B$6]);[.$A455];&quot;&quot;)">
            <text:p/>
          </table:table-cell>
          <table:table-cell table:formula="of:=IF(AND([.$A455]&gt;=[.C$4];[.$A455]&lt;[.C$6]);[.$A455];&quot;&quot;)">
            <text:p/>
          </table:table-cell>
          <table:table-cell table:formula="of:=IF(AND([.$A455]&gt;=[.D$4];[.$A455]&lt;[.D$6]);[.$A455];&quot;&quot;)">
            <text:p/>
          </table:table-cell>
          <table:table-cell table:formula="of:=IF(AND([.$A455]&gt;=[.E$4];[.$A455]&lt;[.E$6]);[.$A45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56]&gt;=[.B$4];[.$A456]&lt;[.B$6]);[.$A456];&quot;&quot;)">
            <text:p/>
          </table:table-cell>
          <table:table-cell table:formula="of:=IF(AND([.$A456]&gt;=[.C$4];[.$A456]&lt;[.C$6]);[.$A456];&quot;&quot;)">
            <text:p/>
          </table:table-cell>
          <table:table-cell table:formula="of:=IF(AND([.$A456]&gt;=[.D$4];[.$A456]&lt;[.D$6]);[.$A456];&quot;&quot;)">
            <text:p/>
          </table:table-cell>
          <table:table-cell table:formula="of:=IF(AND([.$A456]&gt;=[.E$4];[.$A456]&lt;[.E$6]);[.$A45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57]&gt;=[.B$4];[.$A457]&lt;[.B$6]);[.$A457];&quot;&quot;)">
            <text:p/>
          </table:table-cell>
          <table:table-cell table:formula="of:=IF(AND([.$A457]&gt;=[.C$4];[.$A457]&lt;[.C$6]);[.$A457];&quot;&quot;)">
            <text:p/>
          </table:table-cell>
          <table:table-cell table:formula="of:=IF(AND([.$A457]&gt;=[.D$4];[.$A457]&lt;[.D$6]);[.$A457];&quot;&quot;)">
            <text:p/>
          </table:table-cell>
          <table:table-cell table:formula="of:=IF(AND([.$A457]&gt;=[.E$4];[.$A457]&lt;[.E$6]);[.$A45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458]&gt;=[.B$4];[.$A458]&lt;[.B$6]);[.$A458];&quot;&quot;)" office:value-type="float" office:value="375" calcext:value-type="float">
            <text:p>375</text:p>
          </table:table-cell>
          <table:table-cell table:formula="of:=IF(AND([.$A458]&gt;=[.C$4];[.$A458]&lt;[.C$6]);[.$A458];&quot;&quot;)">
            <text:p/>
          </table:table-cell>
          <table:table-cell table:formula="of:=IF(AND([.$A458]&gt;=[.D$4];[.$A458]&lt;[.D$6]);[.$A458];&quot;&quot;)">
            <text:p/>
          </table:table-cell>
          <table:table-cell table:formula="of:=IF(AND([.$A458]&gt;=[.E$4];[.$A458]&lt;[.E$6]);[.$A458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459]&gt;=[.B$4];[.$A459]&lt;[.B$6]);[.$A459];&quot;&quot;)" office:value-type="float" office:value="375" calcext:value-type="float">
            <text:p>375</text:p>
          </table:table-cell>
          <table:table-cell table:formula="of:=IF(AND([.$A459]&gt;=[.C$4];[.$A459]&lt;[.C$6]);[.$A459];&quot;&quot;)">
            <text:p/>
          </table:table-cell>
          <table:table-cell table:formula="of:=IF(AND([.$A459]&gt;=[.D$4];[.$A459]&lt;[.D$6]);[.$A459];&quot;&quot;)">
            <text:p/>
          </table:table-cell>
          <table:table-cell table:formula="of:=IF(AND([.$A459]&gt;=[.E$4];[.$A459]&lt;[.E$6]);[.$A459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460]&gt;=[.B$4];[.$A460]&lt;[.B$6]);[.$A460];&quot;&quot;)" office:value-type="float" office:value="375" calcext:value-type="float">
            <text:p>375</text:p>
          </table:table-cell>
          <table:table-cell table:formula="of:=IF(AND([.$A460]&gt;=[.C$4];[.$A460]&lt;[.C$6]);[.$A460];&quot;&quot;)">
            <text:p/>
          </table:table-cell>
          <table:table-cell table:formula="of:=IF(AND([.$A460]&gt;=[.D$4];[.$A460]&lt;[.D$6]);[.$A460];&quot;&quot;)">
            <text:p/>
          </table:table-cell>
          <table:table-cell table:formula="of:=IF(AND([.$A460]&gt;=[.E$4];[.$A460]&lt;[.E$6]);[.$A460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461]&gt;=[.B$4];[.$A461]&lt;[.B$6]);[.$A461];&quot;&quot;)" office:value-type="float" office:value="375" calcext:value-type="float">
            <text:p>375</text:p>
          </table:table-cell>
          <table:table-cell table:formula="of:=IF(AND([.$A461]&gt;=[.C$4];[.$A461]&lt;[.C$6]);[.$A461];&quot;&quot;)">
            <text:p/>
          </table:table-cell>
          <table:table-cell table:formula="of:=IF(AND([.$A461]&gt;=[.D$4];[.$A461]&lt;[.D$6]);[.$A461];&quot;&quot;)">
            <text:p/>
          </table:table-cell>
          <table:table-cell table:formula="of:=IF(AND([.$A461]&gt;=[.E$4];[.$A461]&lt;[.E$6]);[.$A461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462]&gt;=[.B$4];[.$A462]&lt;[.B$6]);[.$A462];&quot;&quot;)">
            <text:p/>
          </table:table-cell>
          <table:table-cell table:style-name="Default" table:formula="of:=IF(AND([.$A462]&gt;=[.C$4];[.$A462]&lt;[.C$6]);[.$A462];&quot;&quot;)" office:value-type="float" office:value="259" calcext:value-type="float">
            <text:p>259</text:p>
          </table:table-cell>
          <table:table-cell table:formula="of:=IF(AND([.$A462]&gt;=[.D$4];[.$A462]&lt;[.D$6]);[.$A462];&quot;&quot;)">
            <text:p/>
          </table:table-cell>
          <table:table-cell table:formula="of:=IF(AND([.$A462]&gt;=[.E$4];[.$A462]&lt;[.E$6]);[.$A462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463]&gt;=[.B$4];[.$A463]&lt;[.B$6]);[.$A463];&quot;&quot;)">
            <text:p/>
          </table:table-cell>
          <table:table-cell table:style-name="Default" table:formula="of:=IF(AND([.$A463]&gt;=[.C$4];[.$A463]&lt;[.C$6]);[.$A463];&quot;&quot;)" office:value-type="float" office:value="259" calcext:value-type="float">
            <text:p>259</text:p>
          </table:table-cell>
          <table:table-cell table:formula="of:=IF(AND([.$A463]&gt;=[.D$4];[.$A463]&lt;[.D$6]);[.$A463];&quot;&quot;)">
            <text:p/>
          </table:table-cell>
          <table:table-cell table:formula="of:=IF(AND([.$A463]&gt;=[.E$4];[.$A463]&lt;[.E$6]);[.$A463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464]&gt;=[.B$4];[.$A464]&lt;[.B$6]);[.$A464];&quot;&quot;)">
            <text:p/>
          </table:table-cell>
          <table:table-cell table:style-name="Default" table:formula="of:=IF(AND([.$A464]&gt;=[.C$4];[.$A464]&lt;[.C$6]);[.$A464];&quot;&quot;)" office:value-type="float" office:value="259" calcext:value-type="float">
            <text:p>259</text:p>
          </table:table-cell>
          <table:table-cell table:formula="of:=IF(AND([.$A464]&gt;=[.D$4];[.$A464]&lt;[.D$6]);[.$A464];&quot;&quot;)">
            <text:p/>
          </table:table-cell>
          <table:table-cell table:formula="of:=IF(AND([.$A464]&gt;=[.E$4];[.$A464]&lt;[.E$6]);[.$A464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465]&gt;=[.B$4];[.$A465]&lt;[.B$6]);[.$A465];&quot;&quot;)">
            <text:p/>
          </table:table-cell>
          <table:table-cell table:formula="of:=IF(AND([.$A465]&gt;=[.C$4];[.$A465]&lt;[.C$6]);[.$A465];&quot;&quot;)">
            <text:p/>
          </table:table-cell>
          <table:table-cell table:formula="of:=IF(AND([.$A465]&gt;=[.D$4];[.$A465]&lt;[.D$6]);[.$A465];&quot;&quot;)" office:value-type="float" office:value="133" calcext:value-type="float">
            <text:p>133</text:p>
          </table:table-cell>
          <table:table-cell table:formula="of:=IF(AND([.$A465]&gt;=[.E$4];[.$A465]&lt;[.E$6]);[.$A465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466]&gt;=[.B$4];[.$A466]&lt;[.B$6]);[.$A466];&quot;&quot;)">
            <text:p/>
          </table:table-cell>
          <table:table-cell table:formula="of:=IF(AND([.$A466]&gt;=[.C$4];[.$A466]&lt;[.C$6]);[.$A466];&quot;&quot;)">
            <text:p/>
          </table:table-cell>
          <table:table-cell table:formula="of:=IF(AND([.$A466]&gt;=[.D$4];[.$A466]&lt;[.D$6]);[.$A466];&quot;&quot;)" office:value-type="float" office:value="133" calcext:value-type="float">
            <text:p>133</text:p>
          </table:table-cell>
          <table:table-cell table:formula="of:=IF(AND([.$A466]&gt;=[.E$4];[.$A466]&lt;[.E$6]);[.$A466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467]&gt;=[.B$4];[.$A467]&lt;[.B$6]);[.$A467];&quot;&quot;)">
            <text:p/>
          </table:table-cell>
          <table:table-cell table:formula="of:=IF(AND([.$A467]&gt;=[.C$4];[.$A467]&lt;[.C$6]);[.$A467];&quot;&quot;)">
            <text:p/>
          </table:table-cell>
          <table:table-cell table:formula="of:=IF(AND([.$A467]&gt;=[.D$4];[.$A467]&lt;[.D$6]);[.$A467];&quot;&quot;)" office:value-type="float" office:value="133" calcext:value-type="float">
            <text:p>133</text:p>
          </table:table-cell>
          <table:table-cell table:formula="of:=IF(AND([.$A467]&gt;=[.E$4];[.$A467]&lt;[.E$6]);[.$A467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468]&gt;=[.B$4];[.$A468]&lt;[.B$6]);[.$A468];&quot;&quot;)">
            <text:p/>
          </table:table-cell>
          <table:table-cell table:formula="of:=IF(AND([.$A468]&gt;=[.C$4];[.$A468]&lt;[.C$6]);[.$A468];&quot;&quot;)">
            <text:p/>
          </table:table-cell>
          <table:table-cell table:formula="of:=IF(AND([.$A468]&gt;=[.D$4];[.$A468]&lt;[.D$6]);[.$A468];&quot;&quot;)" office:value-type="float" office:value="133" calcext:value-type="float">
            <text:p>133</text:p>
          </table:table-cell>
          <table:table-cell table:formula="of:=IF(AND([.$A468]&gt;=[.E$4];[.$A468]&lt;[.E$6]);[.$A468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69]&gt;=[.B$4];[.$A469]&lt;[.B$6]);[.$A469];&quot;&quot;)">
            <text:p/>
          </table:table-cell>
          <table:table-cell table:formula="of:=IF(AND([.$A469]&gt;=[.C$4];[.$A469]&lt;[.C$6]);[.$A469];&quot;&quot;)">
            <text:p/>
          </table:table-cell>
          <table:table-cell table:formula="of:=IF(AND([.$A469]&gt;=[.D$4];[.$A469]&lt;[.D$6]);[.$A469];&quot;&quot;)">
            <text:p/>
          </table:table-cell>
          <table:table-cell table:formula="of:=IF(AND([.$A469]&gt;=[.E$4];[.$A469]&lt;[.E$6]);[.$A46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70]&gt;=[.B$4];[.$A470]&lt;[.B$6]);[.$A470];&quot;&quot;)">
            <text:p/>
          </table:table-cell>
          <table:table-cell table:formula="of:=IF(AND([.$A470]&gt;=[.C$4];[.$A470]&lt;[.C$6]);[.$A470];&quot;&quot;)">
            <text:p/>
          </table:table-cell>
          <table:table-cell table:formula="of:=IF(AND([.$A470]&gt;=[.D$4];[.$A470]&lt;[.D$6]);[.$A470];&quot;&quot;)">
            <text:p/>
          </table:table-cell>
          <table:table-cell table:formula="of:=IF(AND([.$A470]&gt;=[.E$4];[.$A470]&lt;[.E$6]);[.$A47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71]&gt;=[.B$4];[.$A471]&lt;[.B$6]);[.$A471];&quot;&quot;)">
            <text:p/>
          </table:table-cell>
          <table:table-cell table:formula="of:=IF(AND([.$A471]&gt;=[.C$4];[.$A471]&lt;[.C$6]);[.$A471];&quot;&quot;)">
            <text:p/>
          </table:table-cell>
          <table:table-cell table:formula="of:=IF(AND([.$A471]&gt;=[.D$4];[.$A471]&lt;[.D$6]);[.$A471];&quot;&quot;)">
            <text:p/>
          </table:table-cell>
          <table:table-cell table:formula="of:=IF(AND([.$A471]&gt;=[.E$4];[.$A471]&lt;[.E$6]);[.$A47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72]&gt;=[.B$4];[.$A472]&lt;[.B$6]);[.$A472];&quot;&quot;)">
            <text:p/>
          </table:table-cell>
          <table:table-cell table:formula="of:=IF(AND([.$A472]&gt;=[.C$4];[.$A472]&lt;[.C$6]);[.$A472];&quot;&quot;)">
            <text:p/>
          </table:table-cell>
          <table:table-cell table:formula="of:=IF(AND([.$A472]&gt;=[.D$4];[.$A472]&lt;[.D$6]);[.$A472];&quot;&quot;)">
            <text:p/>
          </table:table-cell>
          <table:table-cell table:formula="of:=IF(AND([.$A472]&gt;=[.E$4];[.$A472]&lt;[.E$6]);[.$A47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73]&gt;=[.B$4];[.$A473]&lt;[.B$6]);[.$A473];&quot;&quot;)">
            <text:p/>
          </table:table-cell>
          <table:table-cell table:formula="of:=IF(AND([.$A473]&gt;=[.C$4];[.$A473]&lt;[.C$6]);[.$A473];&quot;&quot;)">
            <text:p/>
          </table:table-cell>
          <table:table-cell table:formula="of:=IF(AND([.$A473]&gt;=[.D$4];[.$A473]&lt;[.D$6]);[.$A473];&quot;&quot;)">
            <text:p/>
          </table:table-cell>
          <table:table-cell table:formula="of:=IF(AND([.$A473]&gt;=[.E$4];[.$A473]&lt;[.E$6]);[.$A47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74]&gt;=[.B$4];[.$A474]&lt;[.B$6]);[.$A474];&quot;&quot;)">
            <text:p/>
          </table:table-cell>
          <table:table-cell table:formula="of:=IF(AND([.$A474]&gt;=[.C$4];[.$A474]&lt;[.C$6]);[.$A474];&quot;&quot;)">
            <text:p/>
          </table:table-cell>
          <table:table-cell table:formula="of:=IF(AND([.$A474]&gt;=[.D$4];[.$A474]&lt;[.D$6]);[.$A474];&quot;&quot;)">
            <text:p/>
          </table:table-cell>
          <table:table-cell table:formula="of:=IF(AND([.$A474]&gt;=[.E$4];[.$A474]&lt;[.E$6]);[.$A47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75]&gt;=[.B$4];[.$A475]&lt;[.B$6]);[.$A475];&quot;&quot;)">
            <text:p/>
          </table:table-cell>
          <table:table-cell table:formula="of:=IF(AND([.$A475]&gt;=[.C$4];[.$A475]&lt;[.C$6]);[.$A475];&quot;&quot;)">
            <text:p/>
          </table:table-cell>
          <table:table-cell table:formula="of:=IF(AND([.$A475]&gt;=[.D$4];[.$A475]&lt;[.D$6]);[.$A475];&quot;&quot;)">
            <text:p/>
          </table:table-cell>
          <table:table-cell table:formula="of:=IF(AND([.$A475]&gt;=[.E$4];[.$A475]&lt;[.E$6]);[.$A47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76]&gt;=[.B$4];[.$A476]&lt;[.B$6]);[.$A476];&quot;&quot;)">
            <text:p/>
          </table:table-cell>
          <table:table-cell table:formula="of:=IF(AND([.$A476]&gt;=[.C$4];[.$A476]&lt;[.C$6]);[.$A476];&quot;&quot;)">
            <text:p/>
          </table:table-cell>
          <table:table-cell table:formula="of:=IF(AND([.$A476]&gt;=[.D$4];[.$A476]&lt;[.D$6]);[.$A476];&quot;&quot;)">
            <text:p/>
          </table:table-cell>
          <table:table-cell table:formula="of:=IF(AND([.$A476]&gt;=[.E$4];[.$A476]&lt;[.E$6]);[.$A47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77]&gt;=[.B$4];[.$A477]&lt;[.B$6]);[.$A477];&quot;&quot;)">
            <text:p/>
          </table:table-cell>
          <table:table-cell table:formula="of:=IF(AND([.$A477]&gt;=[.C$4];[.$A477]&lt;[.C$6]);[.$A477];&quot;&quot;)">
            <text:p/>
          </table:table-cell>
          <table:table-cell table:formula="of:=IF(AND([.$A477]&gt;=[.D$4];[.$A477]&lt;[.D$6]);[.$A477];&quot;&quot;)">
            <text:p/>
          </table:table-cell>
          <table:table-cell table:formula="of:=IF(AND([.$A477]&gt;=[.E$4];[.$A477]&lt;[.E$6]);[.$A47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478]&gt;=[.B$4];[.$A478]&lt;[.B$6]);[.$A478];&quot;&quot;)" office:value-type="float" office:value="375" calcext:value-type="float">
            <text:p>375</text:p>
          </table:table-cell>
          <table:table-cell table:formula="of:=IF(AND([.$A478]&gt;=[.C$4];[.$A478]&lt;[.C$6]);[.$A478];&quot;&quot;)">
            <text:p/>
          </table:table-cell>
          <table:table-cell table:formula="of:=IF(AND([.$A478]&gt;=[.D$4];[.$A478]&lt;[.D$6]);[.$A478];&quot;&quot;)">
            <text:p/>
          </table:table-cell>
          <table:table-cell table:formula="of:=IF(AND([.$A478]&gt;=[.E$4];[.$A478]&lt;[.E$6]);[.$A478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479]&gt;=[.B$4];[.$A479]&lt;[.B$6]);[.$A479];&quot;&quot;)" office:value-type="float" office:value="375" calcext:value-type="float">
            <text:p>375</text:p>
          </table:table-cell>
          <table:table-cell table:formula="of:=IF(AND([.$A479]&gt;=[.C$4];[.$A479]&lt;[.C$6]);[.$A479];&quot;&quot;)">
            <text:p/>
          </table:table-cell>
          <table:table-cell table:formula="of:=IF(AND([.$A479]&gt;=[.D$4];[.$A479]&lt;[.D$6]);[.$A479];&quot;&quot;)">
            <text:p/>
          </table:table-cell>
          <table:table-cell table:formula="of:=IF(AND([.$A479]&gt;=[.E$4];[.$A479]&lt;[.E$6]);[.$A479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480]&gt;=[.B$4];[.$A480]&lt;[.B$6]);[.$A480];&quot;&quot;)" office:value-type="float" office:value="374" calcext:value-type="float">
            <text:p>374</text:p>
          </table:table-cell>
          <table:table-cell table:formula="of:=IF(AND([.$A480]&gt;=[.C$4];[.$A480]&lt;[.C$6]);[.$A480];&quot;&quot;)">
            <text:p/>
          </table:table-cell>
          <table:table-cell table:formula="of:=IF(AND([.$A480]&gt;=[.D$4];[.$A480]&lt;[.D$6]);[.$A480];&quot;&quot;)">
            <text:p/>
          </table:table-cell>
          <table:table-cell table:formula="of:=IF(AND([.$A480]&gt;=[.E$4];[.$A480]&lt;[.E$6]);[.$A480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481]&gt;=[.B$4];[.$A481]&lt;[.B$6]);[.$A481];&quot;&quot;)">
            <text:p/>
          </table:table-cell>
          <table:table-cell table:style-name="Default" table:formula="of:=IF(AND([.$A481]&gt;=[.C$4];[.$A481]&lt;[.C$6]);[.$A481];&quot;&quot;)" office:value-type="float" office:value="259" calcext:value-type="float">
            <text:p>259</text:p>
          </table:table-cell>
          <table:table-cell table:formula="of:=IF(AND([.$A481]&gt;=[.D$4];[.$A481]&lt;[.D$6]);[.$A481];&quot;&quot;)">
            <text:p/>
          </table:table-cell>
          <table:table-cell table:formula="of:=IF(AND([.$A481]&gt;=[.E$4];[.$A481]&lt;[.E$6]);[.$A481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482]&gt;=[.B$4];[.$A482]&lt;[.B$6]);[.$A482];&quot;&quot;)">
            <text:p/>
          </table:table-cell>
          <table:table-cell table:style-name="Default" table:formula="of:=IF(AND([.$A482]&gt;=[.C$4];[.$A482]&lt;[.C$6]);[.$A482];&quot;&quot;)" office:value-type="float" office:value="259" calcext:value-type="float">
            <text:p>259</text:p>
          </table:table-cell>
          <table:table-cell table:formula="of:=IF(AND([.$A482]&gt;=[.D$4];[.$A482]&lt;[.D$6]);[.$A482];&quot;&quot;)">
            <text:p/>
          </table:table-cell>
          <table:table-cell table:formula="of:=IF(AND([.$A482]&gt;=[.E$4];[.$A482]&lt;[.E$6]);[.$A482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483]&gt;=[.B$4];[.$A483]&lt;[.B$6]);[.$A483];&quot;&quot;)">
            <text:p/>
          </table:table-cell>
          <table:table-cell table:style-name="Default" table:formula="of:=IF(AND([.$A483]&gt;=[.C$4];[.$A483]&lt;[.C$6]);[.$A483];&quot;&quot;)" office:value-type="float" office:value="259" calcext:value-type="float">
            <text:p>259</text:p>
          </table:table-cell>
          <table:table-cell table:formula="of:=IF(AND([.$A483]&gt;=[.D$4];[.$A483]&lt;[.D$6]);[.$A483];&quot;&quot;)">
            <text:p/>
          </table:table-cell>
          <table:table-cell table:formula="of:=IF(AND([.$A483]&gt;=[.E$4];[.$A483]&lt;[.E$6]);[.$A483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484]&gt;=[.B$4];[.$A484]&lt;[.B$6]);[.$A484];&quot;&quot;)">
            <text:p/>
          </table:table-cell>
          <table:table-cell table:style-name="Default" table:formula="of:=IF(AND([.$A484]&gt;=[.C$4];[.$A484]&lt;[.C$6]);[.$A484];&quot;&quot;)" office:value-type="float" office:value="259" calcext:value-type="float">
            <text:p>259</text:p>
          </table:table-cell>
          <table:table-cell table:formula="of:=IF(AND([.$A484]&gt;=[.D$4];[.$A484]&lt;[.D$6]);[.$A484];&quot;&quot;)">
            <text:p/>
          </table:table-cell>
          <table:table-cell table:formula="of:=IF(AND([.$A484]&gt;=[.E$4];[.$A484]&lt;[.E$6]);[.$A484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485]&gt;=[.B$4];[.$A485]&lt;[.B$6]);[.$A485];&quot;&quot;)">
            <text:p/>
          </table:table-cell>
          <table:table-cell table:formula="of:=IF(AND([.$A485]&gt;=[.C$4];[.$A485]&lt;[.C$6]);[.$A485];&quot;&quot;)">
            <text:p/>
          </table:table-cell>
          <table:table-cell table:formula="of:=IF(AND([.$A485]&gt;=[.D$4];[.$A485]&lt;[.D$6]);[.$A485];&quot;&quot;)" office:value-type="float" office:value="133" calcext:value-type="float">
            <text:p>133</text:p>
          </table:table-cell>
          <table:table-cell table:formula="of:=IF(AND([.$A485]&gt;=[.E$4];[.$A485]&lt;[.E$6]);[.$A485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486]&gt;=[.B$4];[.$A486]&lt;[.B$6]);[.$A486];&quot;&quot;)">
            <text:p/>
          </table:table-cell>
          <table:table-cell table:formula="of:=IF(AND([.$A486]&gt;=[.C$4];[.$A486]&lt;[.C$6]);[.$A486];&quot;&quot;)">
            <text:p/>
          </table:table-cell>
          <table:table-cell table:formula="of:=IF(AND([.$A486]&gt;=[.D$4];[.$A486]&lt;[.D$6]);[.$A486];&quot;&quot;)" office:value-type="float" office:value="133" calcext:value-type="float">
            <text:p>133</text:p>
          </table:table-cell>
          <table:table-cell table:formula="of:=IF(AND([.$A486]&gt;=[.E$4];[.$A486]&lt;[.E$6]);[.$A486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487]&gt;=[.B$4];[.$A487]&lt;[.B$6]);[.$A487];&quot;&quot;)">
            <text:p/>
          </table:table-cell>
          <table:table-cell table:formula="of:=IF(AND([.$A487]&gt;=[.C$4];[.$A487]&lt;[.C$6]);[.$A487];&quot;&quot;)">
            <text:p/>
          </table:table-cell>
          <table:table-cell table:formula="of:=IF(AND([.$A487]&gt;=[.D$4];[.$A487]&lt;[.D$6]);[.$A487];&quot;&quot;)" office:value-type="float" office:value="133" calcext:value-type="float">
            <text:p>133</text:p>
          </table:table-cell>
          <table:table-cell table:formula="of:=IF(AND([.$A487]&gt;=[.E$4];[.$A487]&lt;[.E$6]);[.$A487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88]&gt;=[.B$4];[.$A488]&lt;[.B$6]);[.$A488];&quot;&quot;)">
            <text:p/>
          </table:table-cell>
          <table:table-cell table:formula="of:=IF(AND([.$A488]&gt;=[.C$4];[.$A488]&lt;[.C$6]);[.$A488];&quot;&quot;)">
            <text:p/>
          </table:table-cell>
          <table:table-cell table:formula="of:=IF(AND([.$A488]&gt;=[.D$4];[.$A488]&lt;[.D$6]);[.$A488];&quot;&quot;)">
            <text:p/>
          </table:table-cell>
          <table:table-cell table:formula="of:=IF(AND([.$A488]&gt;=[.E$4];[.$A488]&lt;[.E$6]);[.$A48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89]&gt;=[.B$4];[.$A489]&lt;[.B$6]);[.$A489];&quot;&quot;)">
            <text:p/>
          </table:table-cell>
          <table:table-cell table:formula="of:=IF(AND([.$A489]&gt;=[.C$4];[.$A489]&lt;[.C$6]);[.$A489];&quot;&quot;)">
            <text:p/>
          </table:table-cell>
          <table:table-cell table:formula="of:=IF(AND([.$A489]&gt;=[.D$4];[.$A489]&lt;[.D$6]);[.$A489];&quot;&quot;)">
            <text:p/>
          </table:table-cell>
          <table:table-cell table:formula="of:=IF(AND([.$A489]&gt;=[.E$4];[.$A489]&lt;[.E$6]);[.$A48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90]&gt;=[.B$4];[.$A490]&lt;[.B$6]);[.$A490];&quot;&quot;)">
            <text:p/>
          </table:table-cell>
          <table:table-cell table:formula="of:=IF(AND([.$A490]&gt;=[.C$4];[.$A490]&lt;[.C$6]);[.$A490];&quot;&quot;)">
            <text:p/>
          </table:table-cell>
          <table:table-cell table:formula="of:=IF(AND([.$A490]&gt;=[.D$4];[.$A490]&lt;[.D$6]);[.$A490];&quot;&quot;)">
            <text:p/>
          </table:table-cell>
          <table:table-cell table:formula="of:=IF(AND([.$A490]&gt;=[.E$4];[.$A490]&lt;[.E$6]);[.$A49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91]&gt;=[.B$4];[.$A491]&lt;[.B$6]);[.$A491];&quot;&quot;)">
            <text:p/>
          </table:table-cell>
          <table:table-cell table:formula="of:=IF(AND([.$A491]&gt;=[.C$4];[.$A491]&lt;[.C$6]);[.$A491];&quot;&quot;)">
            <text:p/>
          </table:table-cell>
          <table:table-cell table:formula="of:=IF(AND([.$A491]&gt;=[.D$4];[.$A491]&lt;[.D$6]);[.$A491];&quot;&quot;)">
            <text:p/>
          </table:table-cell>
          <table:table-cell table:formula="of:=IF(AND([.$A491]&gt;=[.E$4];[.$A491]&lt;[.E$6]);[.$A49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92]&gt;=[.B$4];[.$A492]&lt;[.B$6]);[.$A492];&quot;&quot;)">
            <text:p/>
          </table:table-cell>
          <table:table-cell table:formula="of:=IF(AND([.$A492]&gt;=[.C$4];[.$A492]&lt;[.C$6]);[.$A492];&quot;&quot;)">
            <text:p/>
          </table:table-cell>
          <table:table-cell table:formula="of:=IF(AND([.$A492]&gt;=[.D$4];[.$A492]&lt;[.D$6]);[.$A492];&quot;&quot;)">
            <text:p/>
          </table:table-cell>
          <table:table-cell table:formula="of:=IF(AND([.$A492]&gt;=[.E$4];[.$A492]&lt;[.E$6]);[.$A49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93]&gt;=[.B$4];[.$A493]&lt;[.B$6]);[.$A493];&quot;&quot;)">
            <text:p/>
          </table:table-cell>
          <table:table-cell table:formula="of:=IF(AND([.$A493]&gt;=[.C$4];[.$A493]&lt;[.C$6]);[.$A493];&quot;&quot;)">
            <text:p/>
          </table:table-cell>
          <table:table-cell table:formula="of:=IF(AND([.$A493]&gt;=[.D$4];[.$A493]&lt;[.D$6]);[.$A493];&quot;&quot;)">
            <text:p/>
          </table:table-cell>
          <table:table-cell table:formula="of:=IF(AND([.$A493]&gt;=[.E$4];[.$A493]&lt;[.E$6]);[.$A49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94]&gt;=[.B$4];[.$A494]&lt;[.B$6]);[.$A494];&quot;&quot;)">
            <text:p/>
          </table:table-cell>
          <table:table-cell table:formula="of:=IF(AND([.$A494]&gt;=[.C$4];[.$A494]&lt;[.C$6]);[.$A494];&quot;&quot;)">
            <text:p/>
          </table:table-cell>
          <table:table-cell table:formula="of:=IF(AND([.$A494]&gt;=[.D$4];[.$A494]&lt;[.D$6]);[.$A494];&quot;&quot;)">
            <text:p/>
          </table:table-cell>
          <table:table-cell table:formula="of:=IF(AND([.$A494]&gt;=[.E$4];[.$A494]&lt;[.E$6]);[.$A49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95]&gt;=[.B$4];[.$A495]&lt;[.B$6]);[.$A495];&quot;&quot;)">
            <text:p/>
          </table:table-cell>
          <table:table-cell table:formula="of:=IF(AND([.$A495]&gt;=[.C$4];[.$A495]&lt;[.C$6]);[.$A495];&quot;&quot;)">
            <text:p/>
          </table:table-cell>
          <table:table-cell table:formula="of:=IF(AND([.$A495]&gt;=[.D$4];[.$A495]&lt;[.D$6]);[.$A495];&quot;&quot;)">
            <text:p/>
          </table:table-cell>
          <table:table-cell table:formula="of:=IF(AND([.$A495]&gt;=[.E$4];[.$A495]&lt;[.E$6]);[.$A49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496]&gt;=[.B$4];[.$A496]&lt;[.B$6]);[.$A496];&quot;&quot;)">
            <text:p/>
          </table:table-cell>
          <table:table-cell table:formula="of:=IF(AND([.$A496]&gt;=[.C$4];[.$A496]&lt;[.C$6]);[.$A496];&quot;&quot;)">
            <text:p/>
          </table:table-cell>
          <table:table-cell table:formula="of:=IF(AND([.$A496]&gt;=[.D$4];[.$A496]&lt;[.D$6]);[.$A496];&quot;&quot;)">
            <text:p/>
          </table:table-cell>
          <table:table-cell table:formula="of:=IF(AND([.$A496]&gt;=[.E$4];[.$A496]&lt;[.E$6]);[.$A49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497]&gt;=[.B$4];[.$A497]&lt;[.B$6]);[.$A497];&quot;&quot;)" office:value-type="float" office:value="375" calcext:value-type="float">
            <text:p>375</text:p>
          </table:table-cell>
          <table:table-cell table:formula="of:=IF(AND([.$A497]&gt;=[.C$4];[.$A497]&lt;[.C$6]);[.$A497];&quot;&quot;)">
            <text:p/>
          </table:table-cell>
          <table:table-cell table:formula="of:=IF(AND([.$A497]&gt;=[.D$4];[.$A497]&lt;[.D$6]);[.$A497];&quot;&quot;)">
            <text:p/>
          </table:table-cell>
          <table:table-cell table:formula="of:=IF(AND([.$A497]&gt;=[.E$4];[.$A497]&lt;[.E$6]);[.$A497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498]&gt;=[.B$4];[.$A498]&lt;[.B$6]);[.$A498];&quot;&quot;)" office:value-type="float" office:value="375" calcext:value-type="float">
            <text:p>375</text:p>
          </table:table-cell>
          <table:table-cell table:formula="of:=IF(AND([.$A498]&gt;=[.C$4];[.$A498]&lt;[.C$6]);[.$A498];&quot;&quot;)">
            <text:p/>
          </table:table-cell>
          <table:table-cell table:formula="of:=IF(AND([.$A498]&gt;=[.D$4];[.$A498]&lt;[.D$6]);[.$A498];&quot;&quot;)">
            <text:p/>
          </table:table-cell>
          <table:table-cell table:formula="of:=IF(AND([.$A498]&gt;=[.E$4];[.$A498]&lt;[.E$6]);[.$A498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499]&gt;=[.B$4];[.$A499]&lt;[.B$6]);[.$A499];&quot;&quot;)" office:value-type="float" office:value="375" calcext:value-type="float">
            <text:p>375</text:p>
          </table:table-cell>
          <table:table-cell table:formula="of:=IF(AND([.$A499]&gt;=[.C$4];[.$A499]&lt;[.C$6]);[.$A499];&quot;&quot;)">
            <text:p/>
          </table:table-cell>
          <table:table-cell table:formula="of:=IF(AND([.$A499]&gt;=[.D$4];[.$A499]&lt;[.D$6]);[.$A499];&quot;&quot;)">
            <text:p/>
          </table:table-cell>
          <table:table-cell table:formula="of:=IF(AND([.$A499]&gt;=[.E$4];[.$A499]&lt;[.E$6]);[.$A499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500]&gt;=[.B$4];[.$A500]&lt;[.B$6]);[.$A500];&quot;&quot;)" office:value-type="float" office:value="374" calcext:value-type="float">
            <text:p>374</text:p>
          </table:table-cell>
          <table:table-cell table:formula="of:=IF(AND([.$A500]&gt;=[.C$4];[.$A500]&lt;[.C$6]);[.$A500];&quot;&quot;)">
            <text:p/>
          </table:table-cell>
          <table:table-cell table:formula="of:=IF(AND([.$A500]&gt;=[.D$4];[.$A500]&lt;[.D$6]);[.$A500];&quot;&quot;)">
            <text:p/>
          </table:table-cell>
          <table:table-cell table:formula="of:=IF(AND([.$A500]&gt;=[.E$4];[.$A500]&lt;[.E$6]);[.$A500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501]&gt;=[.B$4];[.$A501]&lt;[.B$6]);[.$A501];&quot;&quot;)">
            <text:p/>
          </table:table-cell>
          <table:table-cell table:style-name="Default" table:formula="of:=IF(AND([.$A501]&gt;=[.C$4];[.$A501]&lt;[.C$6]);[.$A501];&quot;&quot;)" office:value-type="float" office:value="259" calcext:value-type="float">
            <text:p>259</text:p>
          </table:table-cell>
          <table:table-cell table:formula="of:=IF(AND([.$A501]&gt;=[.D$4];[.$A501]&lt;[.D$6]);[.$A501];&quot;&quot;)">
            <text:p/>
          </table:table-cell>
          <table:table-cell table:formula="of:=IF(AND([.$A501]&gt;=[.E$4];[.$A501]&lt;[.E$6]);[.$A501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502]&gt;=[.B$4];[.$A502]&lt;[.B$6]);[.$A502];&quot;&quot;)">
            <text:p/>
          </table:table-cell>
          <table:table-cell table:style-name="Default" table:formula="of:=IF(AND([.$A502]&gt;=[.C$4];[.$A502]&lt;[.C$6]);[.$A502];&quot;&quot;)" office:value-type="float" office:value="259" calcext:value-type="float">
            <text:p>259</text:p>
          </table:table-cell>
          <table:table-cell table:formula="of:=IF(AND([.$A502]&gt;=[.D$4];[.$A502]&lt;[.D$6]);[.$A502];&quot;&quot;)">
            <text:p/>
          </table:table-cell>
          <table:table-cell table:formula="of:=IF(AND([.$A502]&gt;=[.E$4];[.$A502]&lt;[.E$6]);[.$A502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503]&gt;=[.B$4];[.$A503]&lt;[.B$6]);[.$A503];&quot;&quot;)">
            <text:p/>
          </table:table-cell>
          <table:table-cell table:style-name="Default" table:formula="of:=IF(AND([.$A503]&gt;=[.C$4];[.$A503]&lt;[.C$6]);[.$A503];&quot;&quot;)" office:value-type="float" office:value="259" calcext:value-type="float">
            <text:p>259</text:p>
          </table:table-cell>
          <table:table-cell table:formula="of:=IF(AND([.$A503]&gt;=[.D$4];[.$A503]&lt;[.D$6]);[.$A503];&quot;&quot;)">
            <text:p/>
          </table:table-cell>
          <table:table-cell table:formula="of:=IF(AND([.$A503]&gt;=[.E$4];[.$A503]&lt;[.E$6]);[.$A503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504]&gt;=[.B$4];[.$A504]&lt;[.B$6]);[.$A504];&quot;&quot;)">
            <text:p/>
          </table:table-cell>
          <table:table-cell table:formula="of:=IF(AND([.$A504]&gt;=[.C$4];[.$A504]&lt;[.C$6]);[.$A504];&quot;&quot;)">
            <text:p/>
          </table:table-cell>
          <table:table-cell table:formula="of:=IF(AND([.$A504]&gt;=[.D$4];[.$A504]&lt;[.D$6]);[.$A504];&quot;&quot;)" office:value-type="float" office:value="133" calcext:value-type="float">
            <text:p>133</text:p>
          </table:table-cell>
          <table:table-cell table:formula="of:=IF(AND([.$A504]&gt;=[.E$4];[.$A504]&lt;[.E$6]);[.$A504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505]&gt;=[.B$4];[.$A505]&lt;[.B$6]);[.$A505];&quot;&quot;)">
            <text:p/>
          </table:table-cell>
          <table:table-cell table:formula="of:=IF(AND([.$A505]&gt;=[.C$4];[.$A505]&lt;[.C$6]);[.$A505];&quot;&quot;)">
            <text:p/>
          </table:table-cell>
          <table:table-cell table:formula="of:=IF(AND([.$A505]&gt;=[.D$4];[.$A505]&lt;[.D$6]);[.$A505];&quot;&quot;)" office:value-type="float" office:value="133" calcext:value-type="float">
            <text:p>133</text:p>
          </table:table-cell>
          <table:table-cell table:formula="of:=IF(AND([.$A505]&gt;=[.E$4];[.$A505]&lt;[.E$6]);[.$A505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506]&gt;=[.B$4];[.$A506]&lt;[.B$6]);[.$A506];&quot;&quot;)">
            <text:p/>
          </table:table-cell>
          <table:table-cell table:formula="of:=IF(AND([.$A506]&gt;=[.C$4];[.$A506]&lt;[.C$6]);[.$A506];&quot;&quot;)">
            <text:p/>
          </table:table-cell>
          <table:table-cell table:formula="of:=IF(AND([.$A506]&gt;=[.D$4];[.$A506]&lt;[.D$6]);[.$A506];&quot;&quot;)" office:value-type="float" office:value="133" calcext:value-type="float">
            <text:p>133</text:p>
          </table:table-cell>
          <table:table-cell table:formula="of:=IF(AND([.$A506]&gt;=[.E$4];[.$A506]&lt;[.E$6]);[.$A506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507]&gt;=[.B$4];[.$A507]&lt;[.B$6]);[.$A507];&quot;&quot;)">
            <text:p/>
          </table:table-cell>
          <table:table-cell table:formula="of:=IF(AND([.$A507]&gt;=[.C$4];[.$A507]&lt;[.C$6]);[.$A507];&quot;&quot;)">
            <text:p/>
          </table:table-cell>
          <table:table-cell table:formula="of:=IF(AND([.$A507]&gt;=[.D$4];[.$A507]&lt;[.D$6]);[.$A507];&quot;&quot;)" office:value-type="float" office:value="133" calcext:value-type="float">
            <text:p>133</text:p>
          </table:table-cell>
          <table:table-cell table:formula="of:=IF(AND([.$A507]&gt;=[.E$4];[.$A507]&lt;[.E$6]);[.$A507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08]&gt;=[.B$4];[.$A508]&lt;[.B$6]);[.$A508];&quot;&quot;)">
            <text:p/>
          </table:table-cell>
          <table:table-cell table:formula="of:=IF(AND([.$A508]&gt;=[.C$4];[.$A508]&lt;[.C$6]);[.$A508];&quot;&quot;)">
            <text:p/>
          </table:table-cell>
          <table:table-cell table:formula="of:=IF(AND([.$A508]&gt;=[.D$4];[.$A508]&lt;[.D$6]);[.$A508];&quot;&quot;)">
            <text:p/>
          </table:table-cell>
          <table:table-cell table:formula="of:=IF(AND([.$A508]&gt;=[.E$4];[.$A508]&lt;[.E$6]);[.$A50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09]&gt;=[.B$4];[.$A509]&lt;[.B$6]);[.$A509];&quot;&quot;)">
            <text:p/>
          </table:table-cell>
          <table:table-cell table:formula="of:=IF(AND([.$A509]&gt;=[.C$4];[.$A509]&lt;[.C$6]);[.$A509];&quot;&quot;)">
            <text:p/>
          </table:table-cell>
          <table:table-cell table:formula="of:=IF(AND([.$A509]&gt;=[.D$4];[.$A509]&lt;[.D$6]);[.$A509];&quot;&quot;)">
            <text:p/>
          </table:table-cell>
          <table:table-cell table:formula="of:=IF(AND([.$A509]&gt;=[.E$4];[.$A509]&lt;[.E$6]);[.$A50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10]&gt;=[.B$4];[.$A510]&lt;[.B$6]);[.$A510];&quot;&quot;)">
            <text:p/>
          </table:table-cell>
          <table:table-cell table:formula="of:=IF(AND([.$A510]&gt;=[.C$4];[.$A510]&lt;[.C$6]);[.$A510];&quot;&quot;)">
            <text:p/>
          </table:table-cell>
          <table:table-cell table:formula="of:=IF(AND([.$A510]&gt;=[.D$4];[.$A510]&lt;[.D$6]);[.$A510];&quot;&quot;)">
            <text:p/>
          </table:table-cell>
          <table:table-cell table:formula="of:=IF(AND([.$A510]&gt;=[.E$4];[.$A510]&lt;[.E$6]);[.$A51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11]&gt;=[.B$4];[.$A511]&lt;[.B$6]);[.$A511];&quot;&quot;)">
            <text:p/>
          </table:table-cell>
          <table:table-cell table:formula="of:=IF(AND([.$A511]&gt;=[.C$4];[.$A511]&lt;[.C$6]);[.$A511];&quot;&quot;)">
            <text:p/>
          </table:table-cell>
          <table:table-cell table:formula="of:=IF(AND([.$A511]&gt;=[.D$4];[.$A511]&lt;[.D$6]);[.$A511];&quot;&quot;)">
            <text:p/>
          </table:table-cell>
          <table:table-cell table:formula="of:=IF(AND([.$A511]&gt;=[.E$4];[.$A511]&lt;[.E$6]);[.$A51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12]&gt;=[.B$4];[.$A512]&lt;[.B$6]);[.$A512];&quot;&quot;)">
            <text:p/>
          </table:table-cell>
          <table:table-cell table:formula="of:=IF(AND([.$A512]&gt;=[.C$4];[.$A512]&lt;[.C$6]);[.$A512];&quot;&quot;)">
            <text:p/>
          </table:table-cell>
          <table:table-cell table:formula="of:=IF(AND([.$A512]&gt;=[.D$4];[.$A512]&lt;[.D$6]);[.$A512];&quot;&quot;)">
            <text:p/>
          </table:table-cell>
          <table:table-cell table:formula="of:=IF(AND([.$A512]&gt;=[.E$4];[.$A512]&lt;[.E$6]);[.$A51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13]&gt;=[.B$4];[.$A513]&lt;[.B$6]);[.$A513];&quot;&quot;)">
            <text:p/>
          </table:table-cell>
          <table:table-cell table:formula="of:=IF(AND([.$A513]&gt;=[.C$4];[.$A513]&lt;[.C$6]);[.$A513];&quot;&quot;)">
            <text:p/>
          </table:table-cell>
          <table:table-cell table:formula="of:=IF(AND([.$A513]&gt;=[.D$4];[.$A513]&lt;[.D$6]);[.$A513];&quot;&quot;)">
            <text:p/>
          </table:table-cell>
          <table:table-cell table:formula="of:=IF(AND([.$A513]&gt;=[.E$4];[.$A513]&lt;[.E$6]);[.$A51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14]&gt;=[.B$4];[.$A514]&lt;[.B$6]);[.$A514];&quot;&quot;)">
            <text:p/>
          </table:table-cell>
          <table:table-cell table:formula="of:=IF(AND([.$A514]&gt;=[.C$4];[.$A514]&lt;[.C$6]);[.$A514];&quot;&quot;)">
            <text:p/>
          </table:table-cell>
          <table:table-cell table:formula="of:=IF(AND([.$A514]&gt;=[.D$4];[.$A514]&lt;[.D$6]);[.$A514];&quot;&quot;)">
            <text:p/>
          </table:table-cell>
          <table:table-cell table:formula="of:=IF(AND([.$A514]&gt;=[.E$4];[.$A514]&lt;[.E$6]);[.$A51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15]&gt;=[.B$4];[.$A515]&lt;[.B$6]);[.$A515];&quot;&quot;)">
            <text:p/>
          </table:table-cell>
          <table:table-cell table:formula="of:=IF(AND([.$A515]&gt;=[.C$4];[.$A515]&lt;[.C$6]);[.$A515];&quot;&quot;)">
            <text:p/>
          </table:table-cell>
          <table:table-cell table:formula="of:=IF(AND([.$A515]&gt;=[.D$4];[.$A515]&lt;[.D$6]);[.$A515];&quot;&quot;)">
            <text:p/>
          </table:table-cell>
          <table:table-cell table:formula="of:=IF(AND([.$A515]&gt;=[.E$4];[.$A515]&lt;[.E$6]);[.$A51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516]&gt;=[.B$4];[.$A516]&lt;[.B$6]);[.$A516];&quot;&quot;)" office:value-type="float" office:value="375" calcext:value-type="float">
            <text:p>375</text:p>
          </table:table-cell>
          <table:table-cell table:formula="of:=IF(AND([.$A516]&gt;=[.C$4];[.$A516]&lt;[.C$6]);[.$A516];&quot;&quot;)">
            <text:p/>
          </table:table-cell>
          <table:table-cell table:formula="of:=IF(AND([.$A516]&gt;=[.D$4];[.$A516]&lt;[.D$6]);[.$A516];&quot;&quot;)">
            <text:p/>
          </table:table-cell>
          <table:table-cell table:formula="of:=IF(AND([.$A516]&gt;=[.E$4];[.$A516]&lt;[.E$6]);[.$A516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517]&gt;=[.B$4];[.$A517]&lt;[.B$6]);[.$A517];&quot;&quot;)" office:value-type="float" office:value="375" calcext:value-type="float">
            <text:p>375</text:p>
          </table:table-cell>
          <table:table-cell table:formula="of:=IF(AND([.$A517]&gt;=[.C$4];[.$A517]&lt;[.C$6]);[.$A517];&quot;&quot;)">
            <text:p/>
          </table:table-cell>
          <table:table-cell table:formula="of:=IF(AND([.$A517]&gt;=[.D$4];[.$A517]&lt;[.D$6]);[.$A517];&quot;&quot;)">
            <text:p/>
          </table:table-cell>
          <table:table-cell table:formula="of:=IF(AND([.$A517]&gt;=[.E$4];[.$A517]&lt;[.E$6]);[.$A517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518]&gt;=[.B$4];[.$A518]&lt;[.B$6]);[.$A518];&quot;&quot;)" office:value-type="float" office:value="375" calcext:value-type="float">
            <text:p>375</text:p>
          </table:table-cell>
          <table:table-cell table:formula="of:=IF(AND([.$A518]&gt;=[.C$4];[.$A518]&lt;[.C$6]);[.$A518];&quot;&quot;)">
            <text:p/>
          </table:table-cell>
          <table:table-cell table:formula="of:=IF(AND([.$A518]&gt;=[.D$4];[.$A518]&lt;[.D$6]);[.$A518];&quot;&quot;)">
            <text:p/>
          </table:table-cell>
          <table:table-cell table:formula="of:=IF(AND([.$A518]&gt;=[.E$4];[.$A518]&lt;[.E$6]);[.$A518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519]&gt;=[.B$4];[.$A519]&lt;[.B$6]);[.$A519];&quot;&quot;)" office:value-type="float" office:value="375" calcext:value-type="float">
            <text:p>375</text:p>
          </table:table-cell>
          <table:table-cell table:formula="of:=IF(AND([.$A519]&gt;=[.C$4];[.$A519]&lt;[.C$6]);[.$A519];&quot;&quot;)">
            <text:p/>
          </table:table-cell>
          <table:table-cell table:formula="of:=IF(AND([.$A519]&gt;=[.D$4];[.$A519]&lt;[.D$6]);[.$A519];&quot;&quot;)">
            <text:p/>
          </table:table-cell>
          <table:table-cell table:formula="of:=IF(AND([.$A519]&gt;=[.E$4];[.$A519]&lt;[.E$6]);[.$A519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520]&gt;=[.B$4];[.$A520]&lt;[.B$6]);[.$A520];&quot;&quot;)">
            <text:p/>
          </table:table-cell>
          <table:table-cell table:style-name="Default" table:formula="of:=IF(AND([.$A520]&gt;=[.C$4];[.$A520]&lt;[.C$6]);[.$A520];&quot;&quot;)" office:value-type="float" office:value="259" calcext:value-type="float">
            <text:p>259</text:p>
          </table:table-cell>
          <table:table-cell table:formula="of:=IF(AND([.$A520]&gt;=[.D$4];[.$A520]&lt;[.D$6]);[.$A520];&quot;&quot;)">
            <text:p/>
          </table:table-cell>
          <table:table-cell table:formula="of:=IF(AND([.$A520]&gt;=[.E$4];[.$A520]&lt;[.E$6]);[.$A520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521]&gt;=[.B$4];[.$A521]&lt;[.B$6]);[.$A521];&quot;&quot;)">
            <text:p/>
          </table:table-cell>
          <table:table-cell table:style-name="Default" table:formula="of:=IF(AND([.$A521]&gt;=[.C$4];[.$A521]&lt;[.C$6]);[.$A521];&quot;&quot;)" office:value-type="float" office:value="259" calcext:value-type="float">
            <text:p>259</text:p>
          </table:table-cell>
          <table:table-cell table:formula="of:=IF(AND([.$A521]&gt;=[.D$4];[.$A521]&lt;[.D$6]);[.$A521];&quot;&quot;)">
            <text:p/>
          </table:table-cell>
          <table:table-cell table:formula="of:=IF(AND([.$A521]&gt;=[.E$4];[.$A521]&lt;[.E$6]);[.$A521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522]&gt;=[.B$4];[.$A522]&lt;[.B$6]);[.$A522];&quot;&quot;)">
            <text:p/>
          </table:table-cell>
          <table:table-cell table:style-name="Default" table:formula="of:=IF(AND([.$A522]&gt;=[.C$4];[.$A522]&lt;[.C$6]);[.$A522];&quot;&quot;)" office:value-type="float" office:value="259" calcext:value-type="float">
            <text:p>259</text:p>
          </table:table-cell>
          <table:table-cell table:formula="of:=IF(AND([.$A522]&gt;=[.D$4];[.$A522]&lt;[.D$6]);[.$A522];&quot;&quot;)">
            <text:p/>
          </table:table-cell>
          <table:table-cell table:formula="of:=IF(AND([.$A522]&gt;=[.E$4];[.$A522]&lt;[.E$6]);[.$A522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523]&gt;=[.B$4];[.$A523]&lt;[.B$6]);[.$A523];&quot;&quot;)">
            <text:p/>
          </table:table-cell>
          <table:table-cell table:formula="of:=IF(AND([.$A523]&gt;=[.C$4];[.$A523]&lt;[.C$6]);[.$A523];&quot;&quot;)">
            <text:p/>
          </table:table-cell>
          <table:table-cell table:formula="of:=IF(AND([.$A523]&gt;=[.D$4];[.$A523]&lt;[.D$6]);[.$A523];&quot;&quot;)" office:value-type="float" office:value="133" calcext:value-type="float">
            <text:p>133</text:p>
          </table:table-cell>
          <table:table-cell table:formula="of:=IF(AND([.$A523]&gt;=[.E$4];[.$A523]&lt;[.E$6]);[.$A523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524]&gt;=[.B$4];[.$A524]&lt;[.B$6]);[.$A524];&quot;&quot;)">
            <text:p/>
          </table:table-cell>
          <table:table-cell table:formula="of:=IF(AND([.$A524]&gt;=[.C$4];[.$A524]&lt;[.C$6]);[.$A524];&quot;&quot;)">
            <text:p/>
          </table:table-cell>
          <table:table-cell table:formula="of:=IF(AND([.$A524]&gt;=[.D$4];[.$A524]&lt;[.D$6]);[.$A524];&quot;&quot;)" office:value-type="float" office:value="133" calcext:value-type="float">
            <text:p>133</text:p>
          </table:table-cell>
          <table:table-cell table:formula="of:=IF(AND([.$A524]&gt;=[.E$4];[.$A524]&lt;[.E$6]);[.$A524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525]&gt;=[.B$4];[.$A525]&lt;[.B$6]);[.$A525];&quot;&quot;)">
            <text:p/>
          </table:table-cell>
          <table:table-cell table:formula="of:=IF(AND([.$A525]&gt;=[.C$4];[.$A525]&lt;[.C$6]);[.$A525];&quot;&quot;)">
            <text:p/>
          </table:table-cell>
          <table:table-cell table:formula="of:=IF(AND([.$A525]&gt;=[.D$4];[.$A525]&lt;[.D$6]);[.$A525];&quot;&quot;)" office:value-type="float" office:value="133" calcext:value-type="float">
            <text:p>133</text:p>
          </table:table-cell>
          <table:table-cell table:formula="of:=IF(AND([.$A525]&gt;=[.E$4];[.$A525]&lt;[.E$6]);[.$A525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526]&gt;=[.B$4];[.$A526]&lt;[.B$6]);[.$A526];&quot;&quot;)">
            <text:p/>
          </table:table-cell>
          <table:table-cell table:formula="of:=IF(AND([.$A526]&gt;=[.C$4];[.$A526]&lt;[.C$6]);[.$A526];&quot;&quot;)">
            <text:p/>
          </table:table-cell>
          <table:table-cell table:formula="of:=IF(AND([.$A526]&gt;=[.D$4];[.$A526]&lt;[.D$6]);[.$A526];&quot;&quot;)" office:value-type="float" office:value="133" calcext:value-type="float">
            <text:p>133</text:p>
          </table:table-cell>
          <table:table-cell table:formula="of:=IF(AND([.$A526]&gt;=[.E$4];[.$A526]&lt;[.E$6]);[.$A526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27]&gt;=[.B$4];[.$A527]&lt;[.B$6]);[.$A527];&quot;&quot;)">
            <text:p/>
          </table:table-cell>
          <table:table-cell table:formula="of:=IF(AND([.$A527]&gt;=[.C$4];[.$A527]&lt;[.C$6]);[.$A527];&quot;&quot;)">
            <text:p/>
          </table:table-cell>
          <table:table-cell table:formula="of:=IF(AND([.$A527]&gt;=[.D$4];[.$A527]&lt;[.D$6]);[.$A527];&quot;&quot;)">
            <text:p/>
          </table:table-cell>
          <table:table-cell table:formula="of:=IF(AND([.$A527]&gt;=[.E$4];[.$A527]&lt;[.E$6]);[.$A52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28]&gt;=[.B$4];[.$A528]&lt;[.B$6]);[.$A528];&quot;&quot;)">
            <text:p/>
          </table:table-cell>
          <table:table-cell table:formula="of:=IF(AND([.$A528]&gt;=[.C$4];[.$A528]&lt;[.C$6]);[.$A528];&quot;&quot;)">
            <text:p/>
          </table:table-cell>
          <table:table-cell table:formula="of:=IF(AND([.$A528]&gt;=[.D$4];[.$A528]&lt;[.D$6]);[.$A528];&quot;&quot;)">
            <text:p/>
          </table:table-cell>
          <table:table-cell table:formula="of:=IF(AND([.$A528]&gt;=[.E$4];[.$A528]&lt;[.E$6]);[.$A52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29]&gt;=[.B$4];[.$A529]&lt;[.B$6]);[.$A529];&quot;&quot;)">
            <text:p/>
          </table:table-cell>
          <table:table-cell table:formula="of:=IF(AND([.$A529]&gt;=[.C$4];[.$A529]&lt;[.C$6]);[.$A529];&quot;&quot;)">
            <text:p/>
          </table:table-cell>
          <table:table-cell table:formula="of:=IF(AND([.$A529]&gt;=[.D$4];[.$A529]&lt;[.D$6]);[.$A529];&quot;&quot;)">
            <text:p/>
          </table:table-cell>
          <table:table-cell table:formula="of:=IF(AND([.$A529]&gt;=[.E$4];[.$A529]&lt;[.E$6]);[.$A52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30]&gt;=[.B$4];[.$A530]&lt;[.B$6]);[.$A530];&quot;&quot;)">
            <text:p/>
          </table:table-cell>
          <table:table-cell table:formula="of:=IF(AND([.$A530]&gt;=[.C$4];[.$A530]&lt;[.C$6]);[.$A530];&quot;&quot;)">
            <text:p/>
          </table:table-cell>
          <table:table-cell table:formula="of:=IF(AND([.$A530]&gt;=[.D$4];[.$A530]&lt;[.D$6]);[.$A530];&quot;&quot;)">
            <text:p/>
          </table:table-cell>
          <table:table-cell table:formula="of:=IF(AND([.$A530]&gt;=[.E$4];[.$A530]&lt;[.E$6]);[.$A53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31]&gt;=[.B$4];[.$A531]&lt;[.B$6]);[.$A531];&quot;&quot;)">
            <text:p/>
          </table:table-cell>
          <table:table-cell table:formula="of:=IF(AND([.$A531]&gt;=[.C$4];[.$A531]&lt;[.C$6]);[.$A531];&quot;&quot;)">
            <text:p/>
          </table:table-cell>
          <table:table-cell table:formula="of:=IF(AND([.$A531]&gt;=[.D$4];[.$A531]&lt;[.D$6]);[.$A531];&quot;&quot;)">
            <text:p/>
          </table:table-cell>
          <table:table-cell table:formula="of:=IF(AND([.$A531]&gt;=[.E$4];[.$A531]&lt;[.E$6]);[.$A53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32]&gt;=[.B$4];[.$A532]&lt;[.B$6]);[.$A532];&quot;&quot;)">
            <text:p/>
          </table:table-cell>
          <table:table-cell table:formula="of:=IF(AND([.$A532]&gt;=[.C$4];[.$A532]&lt;[.C$6]);[.$A532];&quot;&quot;)">
            <text:p/>
          </table:table-cell>
          <table:table-cell table:formula="of:=IF(AND([.$A532]&gt;=[.D$4];[.$A532]&lt;[.D$6]);[.$A532];&quot;&quot;)">
            <text:p/>
          </table:table-cell>
          <table:table-cell table:formula="of:=IF(AND([.$A532]&gt;=[.E$4];[.$A532]&lt;[.E$6]);[.$A53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33]&gt;=[.B$4];[.$A533]&lt;[.B$6]);[.$A533];&quot;&quot;)">
            <text:p/>
          </table:table-cell>
          <table:table-cell table:formula="of:=IF(AND([.$A533]&gt;=[.C$4];[.$A533]&lt;[.C$6]);[.$A533];&quot;&quot;)">
            <text:p/>
          </table:table-cell>
          <table:table-cell table:formula="of:=IF(AND([.$A533]&gt;=[.D$4];[.$A533]&lt;[.D$6]);[.$A533];&quot;&quot;)">
            <text:p/>
          </table:table-cell>
          <table:table-cell table:formula="of:=IF(AND([.$A533]&gt;=[.E$4];[.$A533]&lt;[.E$6]);[.$A53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34]&gt;=[.B$4];[.$A534]&lt;[.B$6]);[.$A534];&quot;&quot;)">
            <text:p/>
          </table:table-cell>
          <table:table-cell table:formula="of:=IF(AND([.$A534]&gt;=[.C$4];[.$A534]&lt;[.C$6]);[.$A534];&quot;&quot;)">
            <text:p/>
          </table:table-cell>
          <table:table-cell table:formula="of:=IF(AND([.$A534]&gt;=[.D$4];[.$A534]&lt;[.D$6]);[.$A534];&quot;&quot;)">
            <text:p/>
          </table:table-cell>
          <table:table-cell table:formula="of:=IF(AND([.$A534]&gt;=[.E$4];[.$A534]&lt;[.E$6]);[.$A53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35]&gt;=[.B$4];[.$A535]&lt;[.B$6]);[.$A535];&quot;&quot;)">
            <text:p/>
          </table:table-cell>
          <table:table-cell table:formula="of:=IF(AND([.$A535]&gt;=[.C$4];[.$A535]&lt;[.C$6]);[.$A535];&quot;&quot;)">
            <text:p/>
          </table:table-cell>
          <table:table-cell table:formula="of:=IF(AND([.$A535]&gt;=[.D$4];[.$A535]&lt;[.D$6]);[.$A535];&quot;&quot;)">
            <text:p/>
          </table:table-cell>
          <table:table-cell table:formula="of:=IF(AND([.$A535]&gt;=[.E$4];[.$A535]&lt;[.E$6]);[.$A53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536]&gt;=[.B$4];[.$A536]&lt;[.B$6]);[.$A536];&quot;&quot;)" office:value-type="float" office:value="375" calcext:value-type="float">
            <text:p>375</text:p>
          </table:table-cell>
          <table:table-cell table:formula="of:=IF(AND([.$A536]&gt;=[.C$4];[.$A536]&lt;[.C$6]);[.$A536];&quot;&quot;)">
            <text:p/>
          </table:table-cell>
          <table:table-cell table:formula="of:=IF(AND([.$A536]&gt;=[.D$4];[.$A536]&lt;[.D$6]);[.$A536];&quot;&quot;)">
            <text:p/>
          </table:table-cell>
          <table:table-cell table:formula="of:=IF(AND([.$A536]&gt;=[.E$4];[.$A536]&lt;[.E$6]);[.$A536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537]&gt;=[.B$4];[.$A537]&lt;[.B$6]);[.$A537];&quot;&quot;)" office:value-type="float" office:value="375" calcext:value-type="float">
            <text:p>375</text:p>
          </table:table-cell>
          <table:table-cell table:formula="of:=IF(AND([.$A537]&gt;=[.C$4];[.$A537]&lt;[.C$6]);[.$A537];&quot;&quot;)">
            <text:p/>
          </table:table-cell>
          <table:table-cell table:formula="of:=IF(AND([.$A537]&gt;=[.D$4];[.$A537]&lt;[.D$6]);[.$A537];&quot;&quot;)">
            <text:p/>
          </table:table-cell>
          <table:table-cell table:formula="of:=IF(AND([.$A537]&gt;=[.E$4];[.$A537]&lt;[.E$6]);[.$A537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538]&gt;=[.B$4];[.$A538]&lt;[.B$6]);[.$A538];&quot;&quot;)" office:value-type="float" office:value="374" calcext:value-type="float">
            <text:p>374</text:p>
          </table:table-cell>
          <table:table-cell table:formula="of:=IF(AND([.$A538]&gt;=[.C$4];[.$A538]&lt;[.C$6]);[.$A538];&quot;&quot;)">
            <text:p/>
          </table:table-cell>
          <table:table-cell table:formula="of:=IF(AND([.$A538]&gt;=[.D$4];[.$A538]&lt;[.D$6]);[.$A538];&quot;&quot;)">
            <text:p/>
          </table:table-cell>
          <table:table-cell table:formula="of:=IF(AND([.$A538]&gt;=[.E$4];[.$A538]&lt;[.E$6]);[.$A538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539]&gt;=[.B$4];[.$A539]&lt;[.B$6]);[.$A539];&quot;&quot;)">
            <text:p/>
          </table:table-cell>
          <table:table-cell table:style-name="Default" table:formula="of:=IF(AND([.$A539]&gt;=[.C$4];[.$A539]&lt;[.C$6]);[.$A539];&quot;&quot;)" office:value-type="float" office:value="259" calcext:value-type="float">
            <text:p>259</text:p>
          </table:table-cell>
          <table:table-cell table:formula="of:=IF(AND([.$A539]&gt;=[.D$4];[.$A539]&lt;[.D$6]);[.$A539];&quot;&quot;)">
            <text:p/>
          </table:table-cell>
          <table:table-cell table:formula="of:=IF(AND([.$A539]&gt;=[.E$4];[.$A539]&lt;[.E$6]);[.$A539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540]&gt;=[.B$4];[.$A540]&lt;[.B$6]);[.$A540];&quot;&quot;)">
            <text:p/>
          </table:table-cell>
          <table:table-cell table:style-name="Default" table:formula="of:=IF(AND([.$A540]&gt;=[.C$4];[.$A540]&lt;[.C$6]);[.$A540];&quot;&quot;)" office:value-type="float" office:value="259" calcext:value-type="float">
            <text:p>259</text:p>
          </table:table-cell>
          <table:table-cell table:formula="of:=IF(AND([.$A540]&gt;=[.D$4];[.$A540]&lt;[.D$6]);[.$A540];&quot;&quot;)">
            <text:p/>
          </table:table-cell>
          <table:table-cell table:formula="of:=IF(AND([.$A540]&gt;=[.E$4];[.$A540]&lt;[.E$6]);[.$A540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541]&gt;=[.B$4];[.$A541]&lt;[.B$6]);[.$A541];&quot;&quot;)">
            <text:p/>
          </table:table-cell>
          <table:table-cell table:style-name="Default" table:formula="of:=IF(AND([.$A541]&gt;=[.C$4];[.$A541]&lt;[.C$6]);[.$A541];&quot;&quot;)" office:value-type="float" office:value="259" calcext:value-type="float">
            <text:p>259</text:p>
          </table:table-cell>
          <table:table-cell table:formula="of:=IF(AND([.$A541]&gt;=[.D$4];[.$A541]&lt;[.D$6]);[.$A541];&quot;&quot;)">
            <text:p/>
          </table:table-cell>
          <table:table-cell table:formula="of:=IF(AND([.$A541]&gt;=[.E$4];[.$A541]&lt;[.E$6]);[.$A541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542]&gt;=[.B$4];[.$A542]&lt;[.B$6]);[.$A542];&quot;&quot;)">
            <text:p/>
          </table:table-cell>
          <table:table-cell table:style-name="Default" table:formula="of:=IF(AND([.$A542]&gt;=[.C$4];[.$A542]&lt;[.C$6]);[.$A542];&quot;&quot;)" office:value-type="float" office:value="259" calcext:value-type="float">
            <text:p>259</text:p>
          </table:table-cell>
          <table:table-cell table:formula="of:=IF(AND([.$A542]&gt;=[.D$4];[.$A542]&lt;[.D$6]);[.$A542];&quot;&quot;)">
            <text:p/>
          </table:table-cell>
          <table:table-cell table:formula="of:=IF(AND([.$A542]&gt;=[.E$4];[.$A542]&lt;[.E$6]);[.$A542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543]&gt;=[.B$4];[.$A543]&lt;[.B$6]);[.$A543];&quot;&quot;)">
            <text:p/>
          </table:table-cell>
          <table:table-cell table:formula="of:=IF(AND([.$A543]&gt;=[.C$4];[.$A543]&lt;[.C$6]);[.$A543];&quot;&quot;)">
            <text:p/>
          </table:table-cell>
          <table:table-cell table:formula="of:=IF(AND([.$A543]&gt;=[.D$4];[.$A543]&lt;[.D$6]);[.$A543];&quot;&quot;)" office:value-type="float" office:value="133" calcext:value-type="float">
            <text:p>133</text:p>
          </table:table-cell>
          <table:table-cell table:formula="of:=IF(AND([.$A543]&gt;=[.E$4];[.$A543]&lt;[.E$6]);[.$A543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544]&gt;=[.B$4];[.$A544]&lt;[.B$6]);[.$A544];&quot;&quot;)">
            <text:p/>
          </table:table-cell>
          <table:table-cell table:formula="of:=IF(AND([.$A544]&gt;=[.C$4];[.$A544]&lt;[.C$6]);[.$A544];&quot;&quot;)">
            <text:p/>
          </table:table-cell>
          <table:table-cell table:formula="of:=IF(AND([.$A544]&gt;=[.D$4];[.$A544]&lt;[.D$6]);[.$A544];&quot;&quot;)" office:value-type="float" office:value="133" calcext:value-type="float">
            <text:p>133</text:p>
          </table:table-cell>
          <table:table-cell table:formula="of:=IF(AND([.$A544]&gt;=[.E$4];[.$A544]&lt;[.E$6]);[.$A544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545]&gt;=[.B$4];[.$A545]&lt;[.B$6]);[.$A545];&quot;&quot;)">
            <text:p/>
          </table:table-cell>
          <table:table-cell table:formula="of:=IF(AND([.$A545]&gt;=[.C$4];[.$A545]&lt;[.C$6]);[.$A545];&quot;&quot;)">
            <text:p/>
          </table:table-cell>
          <table:table-cell table:formula="of:=IF(AND([.$A545]&gt;=[.D$4];[.$A545]&lt;[.D$6]);[.$A545];&quot;&quot;)" office:value-type="float" office:value="133" calcext:value-type="float">
            <text:p>133</text:p>
          </table:table-cell>
          <table:table-cell table:formula="of:=IF(AND([.$A545]&gt;=[.E$4];[.$A545]&lt;[.E$6]);[.$A545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46]&gt;=[.B$4];[.$A546]&lt;[.B$6]);[.$A546];&quot;&quot;)">
            <text:p/>
          </table:table-cell>
          <table:table-cell table:formula="of:=IF(AND([.$A546]&gt;=[.C$4];[.$A546]&lt;[.C$6]);[.$A546];&quot;&quot;)">
            <text:p/>
          </table:table-cell>
          <table:table-cell table:formula="of:=IF(AND([.$A546]&gt;=[.D$4];[.$A546]&lt;[.D$6]);[.$A546];&quot;&quot;)">
            <text:p/>
          </table:table-cell>
          <table:table-cell table:formula="of:=IF(AND([.$A546]&gt;=[.E$4];[.$A546]&lt;[.E$6]);[.$A54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47]&gt;=[.B$4];[.$A547]&lt;[.B$6]);[.$A547];&quot;&quot;)">
            <text:p/>
          </table:table-cell>
          <table:table-cell table:formula="of:=IF(AND([.$A547]&gt;=[.C$4];[.$A547]&lt;[.C$6]);[.$A547];&quot;&quot;)">
            <text:p/>
          </table:table-cell>
          <table:table-cell table:formula="of:=IF(AND([.$A547]&gt;=[.D$4];[.$A547]&lt;[.D$6]);[.$A547];&quot;&quot;)">
            <text:p/>
          </table:table-cell>
          <table:table-cell table:formula="of:=IF(AND([.$A547]&gt;=[.E$4];[.$A547]&lt;[.E$6]);[.$A54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48]&gt;=[.B$4];[.$A548]&lt;[.B$6]);[.$A548];&quot;&quot;)">
            <text:p/>
          </table:table-cell>
          <table:table-cell table:formula="of:=IF(AND([.$A548]&gt;=[.C$4];[.$A548]&lt;[.C$6]);[.$A548];&quot;&quot;)">
            <text:p/>
          </table:table-cell>
          <table:table-cell table:formula="of:=IF(AND([.$A548]&gt;=[.D$4];[.$A548]&lt;[.D$6]);[.$A548];&quot;&quot;)">
            <text:p/>
          </table:table-cell>
          <table:table-cell table:formula="of:=IF(AND([.$A548]&gt;=[.E$4];[.$A548]&lt;[.E$6]);[.$A54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49]&gt;=[.B$4];[.$A549]&lt;[.B$6]);[.$A549];&quot;&quot;)">
            <text:p/>
          </table:table-cell>
          <table:table-cell table:formula="of:=IF(AND([.$A549]&gt;=[.C$4];[.$A549]&lt;[.C$6]);[.$A549];&quot;&quot;)">
            <text:p/>
          </table:table-cell>
          <table:table-cell table:formula="of:=IF(AND([.$A549]&gt;=[.D$4];[.$A549]&lt;[.D$6]);[.$A549];&quot;&quot;)">
            <text:p/>
          </table:table-cell>
          <table:table-cell table:formula="of:=IF(AND([.$A549]&gt;=[.E$4];[.$A549]&lt;[.E$6]);[.$A54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50]&gt;=[.B$4];[.$A550]&lt;[.B$6]);[.$A550];&quot;&quot;)">
            <text:p/>
          </table:table-cell>
          <table:table-cell table:formula="of:=IF(AND([.$A550]&gt;=[.C$4];[.$A550]&lt;[.C$6]);[.$A550];&quot;&quot;)">
            <text:p/>
          </table:table-cell>
          <table:table-cell table:formula="of:=IF(AND([.$A550]&gt;=[.D$4];[.$A550]&lt;[.D$6]);[.$A550];&quot;&quot;)">
            <text:p/>
          </table:table-cell>
          <table:table-cell table:formula="of:=IF(AND([.$A550]&gt;=[.E$4];[.$A550]&lt;[.E$6]);[.$A55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51]&gt;=[.B$4];[.$A551]&lt;[.B$6]);[.$A551];&quot;&quot;)">
            <text:p/>
          </table:table-cell>
          <table:table-cell table:formula="of:=IF(AND([.$A551]&gt;=[.C$4];[.$A551]&lt;[.C$6]);[.$A551];&quot;&quot;)">
            <text:p/>
          </table:table-cell>
          <table:table-cell table:formula="of:=IF(AND([.$A551]&gt;=[.D$4];[.$A551]&lt;[.D$6]);[.$A551];&quot;&quot;)">
            <text:p/>
          </table:table-cell>
          <table:table-cell table:formula="of:=IF(AND([.$A551]&gt;=[.E$4];[.$A551]&lt;[.E$6]);[.$A55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52]&gt;=[.B$4];[.$A552]&lt;[.B$6]);[.$A552];&quot;&quot;)">
            <text:p/>
          </table:table-cell>
          <table:table-cell table:formula="of:=IF(AND([.$A552]&gt;=[.C$4];[.$A552]&lt;[.C$6]);[.$A552];&quot;&quot;)">
            <text:p/>
          </table:table-cell>
          <table:table-cell table:formula="of:=IF(AND([.$A552]&gt;=[.D$4];[.$A552]&lt;[.D$6]);[.$A552];&quot;&quot;)">
            <text:p/>
          </table:table-cell>
          <table:table-cell table:formula="of:=IF(AND([.$A552]&gt;=[.E$4];[.$A552]&lt;[.E$6]);[.$A55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53]&gt;=[.B$4];[.$A553]&lt;[.B$6]);[.$A553];&quot;&quot;)">
            <text:p/>
          </table:table-cell>
          <table:table-cell table:formula="of:=IF(AND([.$A553]&gt;=[.C$4];[.$A553]&lt;[.C$6]);[.$A553];&quot;&quot;)">
            <text:p/>
          </table:table-cell>
          <table:table-cell table:formula="of:=IF(AND([.$A553]&gt;=[.D$4];[.$A553]&lt;[.D$6]);[.$A553];&quot;&quot;)">
            <text:p/>
          </table:table-cell>
          <table:table-cell table:formula="of:=IF(AND([.$A553]&gt;=[.E$4];[.$A553]&lt;[.E$6]);[.$A55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54]&gt;=[.B$4];[.$A554]&lt;[.B$6]);[.$A554];&quot;&quot;)">
            <text:p/>
          </table:table-cell>
          <table:table-cell table:formula="of:=IF(AND([.$A554]&gt;=[.C$4];[.$A554]&lt;[.C$6]);[.$A554];&quot;&quot;)">
            <text:p/>
          </table:table-cell>
          <table:table-cell table:formula="of:=IF(AND([.$A554]&gt;=[.D$4];[.$A554]&lt;[.D$6]);[.$A554];&quot;&quot;)">
            <text:p/>
          </table:table-cell>
          <table:table-cell table:formula="of:=IF(AND([.$A554]&gt;=[.E$4];[.$A554]&lt;[.E$6]);[.$A55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555]&gt;=[.B$4];[.$A555]&lt;[.B$6]);[.$A555];&quot;&quot;)" office:value-type="float" office:value="375" calcext:value-type="float">
            <text:p>375</text:p>
          </table:table-cell>
          <table:table-cell table:formula="of:=IF(AND([.$A555]&gt;=[.C$4];[.$A555]&lt;[.C$6]);[.$A555];&quot;&quot;)">
            <text:p/>
          </table:table-cell>
          <table:table-cell table:formula="of:=IF(AND([.$A555]&gt;=[.D$4];[.$A555]&lt;[.D$6]);[.$A555];&quot;&quot;)">
            <text:p/>
          </table:table-cell>
          <table:table-cell table:formula="of:=IF(AND([.$A555]&gt;=[.E$4];[.$A555]&lt;[.E$6]);[.$A555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556]&gt;=[.B$4];[.$A556]&lt;[.B$6]);[.$A556];&quot;&quot;)" office:value-type="float" office:value="375" calcext:value-type="float">
            <text:p>375</text:p>
          </table:table-cell>
          <table:table-cell table:formula="of:=IF(AND([.$A556]&gt;=[.C$4];[.$A556]&lt;[.C$6]);[.$A556];&quot;&quot;)">
            <text:p/>
          </table:table-cell>
          <table:table-cell table:formula="of:=IF(AND([.$A556]&gt;=[.D$4];[.$A556]&lt;[.D$6]);[.$A556];&quot;&quot;)">
            <text:p/>
          </table:table-cell>
          <table:table-cell table:formula="of:=IF(AND([.$A556]&gt;=[.E$4];[.$A556]&lt;[.E$6]);[.$A556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557]&gt;=[.B$4];[.$A557]&lt;[.B$6]);[.$A557];&quot;&quot;)" office:value-type="float" office:value="375" calcext:value-type="float">
            <text:p>375</text:p>
          </table:table-cell>
          <table:table-cell table:formula="of:=IF(AND([.$A557]&gt;=[.C$4];[.$A557]&lt;[.C$6]);[.$A557];&quot;&quot;)">
            <text:p/>
          </table:table-cell>
          <table:table-cell table:formula="of:=IF(AND([.$A557]&gt;=[.D$4];[.$A557]&lt;[.D$6]);[.$A557];&quot;&quot;)">
            <text:p/>
          </table:table-cell>
          <table:table-cell table:formula="of:=IF(AND([.$A557]&gt;=[.E$4];[.$A557]&lt;[.E$6]);[.$A557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558]&gt;=[.B$4];[.$A558]&lt;[.B$6]);[.$A558];&quot;&quot;)" office:value-type="float" office:value="374" calcext:value-type="float">
            <text:p>374</text:p>
          </table:table-cell>
          <table:table-cell table:formula="of:=IF(AND([.$A558]&gt;=[.C$4];[.$A558]&lt;[.C$6]);[.$A558];&quot;&quot;)">
            <text:p/>
          </table:table-cell>
          <table:table-cell table:formula="of:=IF(AND([.$A558]&gt;=[.D$4];[.$A558]&lt;[.D$6]);[.$A558];&quot;&quot;)">
            <text:p/>
          </table:table-cell>
          <table:table-cell table:formula="of:=IF(AND([.$A558]&gt;=[.E$4];[.$A558]&lt;[.E$6]);[.$A558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559]&gt;=[.B$4];[.$A559]&lt;[.B$6]);[.$A559];&quot;&quot;)">
            <text:p/>
          </table:table-cell>
          <table:table-cell table:style-name="Default" table:formula="of:=IF(AND([.$A559]&gt;=[.C$4];[.$A559]&lt;[.C$6]);[.$A559];&quot;&quot;)" office:value-type="float" office:value="259" calcext:value-type="float">
            <text:p>259</text:p>
          </table:table-cell>
          <table:table-cell table:formula="of:=IF(AND([.$A559]&gt;=[.D$4];[.$A559]&lt;[.D$6]);[.$A559];&quot;&quot;)">
            <text:p/>
          </table:table-cell>
          <table:table-cell table:formula="of:=IF(AND([.$A559]&gt;=[.E$4];[.$A559]&lt;[.E$6]);[.$A559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560]&gt;=[.B$4];[.$A560]&lt;[.B$6]);[.$A560];&quot;&quot;)">
            <text:p/>
          </table:table-cell>
          <table:table-cell table:style-name="Default" table:formula="of:=IF(AND([.$A560]&gt;=[.C$4];[.$A560]&lt;[.C$6]);[.$A560];&quot;&quot;)" office:value-type="float" office:value="259" calcext:value-type="float">
            <text:p>259</text:p>
          </table:table-cell>
          <table:table-cell table:formula="of:=IF(AND([.$A560]&gt;=[.D$4];[.$A560]&lt;[.D$6]);[.$A560];&quot;&quot;)">
            <text:p/>
          </table:table-cell>
          <table:table-cell table:formula="of:=IF(AND([.$A560]&gt;=[.E$4];[.$A560]&lt;[.E$6]);[.$A560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561]&gt;=[.B$4];[.$A561]&lt;[.B$6]);[.$A561];&quot;&quot;)">
            <text:p/>
          </table:table-cell>
          <table:table-cell table:style-name="Default" table:formula="of:=IF(AND([.$A561]&gt;=[.C$4];[.$A561]&lt;[.C$6]);[.$A561];&quot;&quot;)" office:value-type="float" office:value="259" calcext:value-type="float">
            <text:p>259</text:p>
          </table:table-cell>
          <table:table-cell table:formula="of:=IF(AND([.$A561]&gt;=[.D$4];[.$A561]&lt;[.D$6]);[.$A561];&quot;&quot;)">
            <text:p/>
          </table:table-cell>
          <table:table-cell table:formula="of:=IF(AND([.$A561]&gt;=[.E$4];[.$A561]&lt;[.E$6]);[.$A561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562]&gt;=[.B$4];[.$A562]&lt;[.B$6]);[.$A562];&quot;&quot;)">
            <text:p/>
          </table:table-cell>
          <table:table-cell table:formula="of:=IF(AND([.$A562]&gt;=[.C$4];[.$A562]&lt;[.C$6]);[.$A562];&quot;&quot;)">
            <text:p/>
          </table:table-cell>
          <table:table-cell table:formula="of:=IF(AND([.$A562]&gt;=[.D$4];[.$A562]&lt;[.D$6]);[.$A562];&quot;&quot;)" office:value-type="float" office:value="133" calcext:value-type="float">
            <text:p>133</text:p>
          </table:table-cell>
          <table:table-cell table:formula="of:=IF(AND([.$A562]&gt;=[.E$4];[.$A562]&lt;[.E$6]);[.$A562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563]&gt;=[.B$4];[.$A563]&lt;[.B$6]);[.$A563];&quot;&quot;)">
            <text:p/>
          </table:table-cell>
          <table:table-cell table:formula="of:=IF(AND([.$A563]&gt;=[.C$4];[.$A563]&lt;[.C$6]);[.$A563];&quot;&quot;)">
            <text:p/>
          </table:table-cell>
          <table:table-cell table:formula="of:=IF(AND([.$A563]&gt;=[.D$4];[.$A563]&lt;[.D$6]);[.$A563];&quot;&quot;)" office:value-type="float" office:value="133" calcext:value-type="float">
            <text:p>133</text:p>
          </table:table-cell>
          <table:table-cell table:formula="of:=IF(AND([.$A563]&gt;=[.E$4];[.$A563]&lt;[.E$6]);[.$A563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564]&gt;=[.B$4];[.$A564]&lt;[.B$6]);[.$A564];&quot;&quot;)">
            <text:p/>
          </table:table-cell>
          <table:table-cell table:formula="of:=IF(AND([.$A564]&gt;=[.C$4];[.$A564]&lt;[.C$6]);[.$A564];&quot;&quot;)">
            <text:p/>
          </table:table-cell>
          <table:table-cell table:formula="of:=IF(AND([.$A564]&gt;=[.D$4];[.$A564]&lt;[.D$6]);[.$A564];&quot;&quot;)" office:value-type="float" office:value="133" calcext:value-type="float">
            <text:p>133</text:p>
          </table:table-cell>
          <table:table-cell table:formula="of:=IF(AND([.$A564]&gt;=[.E$4];[.$A564]&lt;[.E$6]);[.$A564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565]&gt;=[.B$4];[.$A565]&lt;[.B$6]);[.$A565];&quot;&quot;)">
            <text:p/>
          </table:table-cell>
          <table:table-cell table:formula="of:=IF(AND([.$A565]&gt;=[.C$4];[.$A565]&lt;[.C$6]);[.$A565];&quot;&quot;)">
            <text:p/>
          </table:table-cell>
          <table:table-cell table:formula="of:=IF(AND([.$A565]&gt;=[.D$4];[.$A565]&lt;[.D$6]);[.$A565];&quot;&quot;)" office:value-type="float" office:value="133" calcext:value-type="float">
            <text:p>133</text:p>
          </table:table-cell>
          <table:table-cell table:formula="of:=IF(AND([.$A565]&gt;=[.E$4];[.$A565]&lt;[.E$6]);[.$A565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66]&gt;=[.B$4];[.$A566]&lt;[.B$6]);[.$A566];&quot;&quot;)">
            <text:p/>
          </table:table-cell>
          <table:table-cell table:formula="of:=IF(AND([.$A566]&gt;=[.C$4];[.$A566]&lt;[.C$6]);[.$A566];&quot;&quot;)">
            <text:p/>
          </table:table-cell>
          <table:table-cell table:formula="of:=IF(AND([.$A566]&gt;=[.D$4];[.$A566]&lt;[.D$6]);[.$A566];&quot;&quot;)">
            <text:p/>
          </table:table-cell>
          <table:table-cell table:formula="of:=IF(AND([.$A566]&gt;=[.E$4];[.$A566]&lt;[.E$6]);[.$A56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67]&gt;=[.B$4];[.$A567]&lt;[.B$6]);[.$A567];&quot;&quot;)">
            <text:p/>
          </table:table-cell>
          <table:table-cell table:formula="of:=IF(AND([.$A567]&gt;=[.C$4];[.$A567]&lt;[.C$6]);[.$A567];&quot;&quot;)">
            <text:p/>
          </table:table-cell>
          <table:table-cell table:formula="of:=IF(AND([.$A567]&gt;=[.D$4];[.$A567]&lt;[.D$6]);[.$A567];&quot;&quot;)">
            <text:p/>
          </table:table-cell>
          <table:table-cell table:formula="of:=IF(AND([.$A567]&gt;=[.E$4];[.$A567]&lt;[.E$6]);[.$A56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68]&gt;=[.B$4];[.$A568]&lt;[.B$6]);[.$A568];&quot;&quot;)">
            <text:p/>
          </table:table-cell>
          <table:table-cell table:formula="of:=IF(AND([.$A568]&gt;=[.C$4];[.$A568]&lt;[.C$6]);[.$A568];&quot;&quot;)">
            <text:p/>
          </table:table-cell>
          <table:table-cell table:formula="of:=IF(AND([.$A568]&gt;=[.D$4];[.$A568]&lt;[.D$6]);[.$A568];&quot;&quot;)">
            <text:p/>
          </table:table-cell>
          <table:table-cell table:formula="of:=IF(AND([.$A568]&gt;=[.E$4];[.$A568]&lt;[.E$6]);[.$A56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69]&gt;=[.B$4];[.$A569]&lt;[.B$6]);[.$A569];&quot;&quot;)">
            <text:p/>
          </table:table-cell>
          <table:table-cell table:formula="of:=IF(AND([.$A569]&gt;=[.C$4];[.$A569]&lt;[.C$6]);[.$A569];&quot;&quot;)">
            <text:p/>
          </table:table-cell>
          <table:table-cell table:formula="of:=IF(AND([.$A569]&gt;=[.D$4];[.$A569]&lt;[.D$6]);[.$A569];&quot;&quot;)">
            <text:p/>
          </table:table-cell>
          <table:table-cell table:formula="of:=IF(AND([.$A569]&gt;=[.E$4];[.$A569]&lt;[.E$6]);[.$A56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70]&gt;=[.B$4];[.$A570]&lt;[.B$6]);[.$A570];&quot;&quot;)">
            <text:p/>
          </table:table-cell>
          <table:table-cell table:formula="of:=IF(AND([.$A570]&gt;=[.C$4];[.$A570]&lt;[.C$6]);[.$A570];&quot;&quot;)">
            <text:p/>
          </table:table-cell>
          <table:table-cell table:formula="of:=IF(AND([.$A570]&gt;=[.D$4];[.$A570]&lt;[.D$6]);[.$A570];&quot;&quot;)">
            <text:p/>
          </table:table-cell>
          <table:table-cell table:formula="of:=IF(AND([.$A570]&gt;=[.E$4];[.$A570]&lt;[.E$6]);[.$A57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71]&gt;=[.B$4];[.$A571]&lt;[.B$6]);[.$A571];&quot;&quot;)">
            <text:p/>
          </table:table-cell>
          <table:table-cell table:formula="of:=IF(AND([.$A571]&gt;=[.C$4];[.$A571]&lt;[.C$6]);[.$A571];&quot;&quot;)">
            <text:p/>
          </table:table-cell>
          <table:table-cell table:formula="of:=IF(AND([.$A571]&gt;=[.D$4];[.$A571]&lt;[.D$6]);[.$A571];&quot;&quot;)">
            <text:p/>
          </table:table-cell>
          <table:table-cell table:formula="of:=IF(AND([.$A571]&gt;=[.E$4];[.$A571]&lt;[.E$6]);[.$A57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72]&gt;=[.B$4];[.$A572]&lt;[.B$6]);[.$A572];&quot;&quot;)">
            <text:p/>
          </table:table-cell>
          <table:table-cell table:formula="of:=IF(AND([.$A572]&gt;=[.C$4];[.$A572]&lt;[.C$6]);[.$A572];&quot;&quot;)">
            <text:p/>
          </table:table-cell>
          <table:table-cell table:formula="of:=IF(AND([.$A572]&gt;=[.D$4];[.$A572]&lt;[.D$6]);[.$A572];&quot;&quot;)">
            <text:p/>
          </table:table-cell>
          <table:table-cell table:formula="of:=IF(AND([.$A572]&gt;=[.E$4];[.$A572]&lt;[.E$6]);[.$A57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73]&gt;=[.B$4];[.$A573]&lt;[.B$6]);[.$A573];&quot;&quot;)">
            <text:p/>
          </table:table-cell>
          <table:table-cell table:formula="of:=IF(AND([.$A573]&gt;=[.C$4];[.$A573]&lt;[.C$6]);[.$A573];&quot;&quot;)">
            <text:p/>
          </table:table-cell>
          <table:table-cell table:formula="of:=IF(AND([.$A573]&gt;=[.D$4];[.$A573]&lt;[.D$6]);[.$A573];&quot;&quot;)">
            <text:p/>
          </table:table-cell>
          <table:table-cell table:formula="of:=IF(AND([.$A573]&gt;=[.E$4];[.$A573]&lt;[.E$6]);[.$A57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574]&gt;=[.B$4];[.$A574]&lt;[.B$6]);[.$A574];&quot;&quot;)" office:value-type="float" office:value="375" calcext:value-type="float">
            <text:p>375</text:p>
          </table:table-cell>
          <table:table-cell table:formula="of:=IF(AND([.$A574]&gt;=[.C$4];[.$A574]&lt;[.C$6]);[.$A574];&quot;&quot;)">
            <text:p/>
          </table:table-cell>
          <table:table-cell table:formula="of:=IF(AND([.$A574]&gt;=[.D$4];[.$A574]&lt;[.D$6]);[.$A574];&quot;&quot;)">
            <text:p/>
          </table:table-cell>
          <table:table-cell table:formula="of:=IF(AND([.$A574]&gt;=[.E$4];[.$A574]&lt;[.E$6]);[.$A574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575]&gt;=[.B$4];[.$A575]&lt;[.B$6]);[.$A575];&quot;&quot;)" office:value-type="float" office:value="375" calcext:value-type="float">
            <text:p>375</text:p>
          </table:table-cell>
          <table:table-cell table:formula="of:=IF(AND([.$A575]&gt;=[.C$4];[.$A575]&lt;[.C$6]);[.$A575];&quot;&quot;)">
            <text:p/>
          </table:table-cell>
          <table:table-cell table:formula="of:=IF(AND([.$A575]&gt;=[.D$4];[.$A575]&lt;[.D$6]);[.$A575];&quot;&quot;)">
            <text:p/>
          </table:table-cell>
          <table:table-cell table:formula="of:=IF(AND([.$A575]&gt;=[.E$4];[.$A575]&lt;[.E$6]);[.$A575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576]&gt;=[.B$4];[.$A576]&lt;[.B$6]);[.$A576];&quot;&quot;)" office:value-type="float" office:value="374" calcext:value-type="float">
            <text:p>374</text:p>
          </table:table-cell>
          <table:table-cell table:formula="of:=IF(AND([.$A576]&gt;=[.C$4];[.$A576]&lt;[.C$6]);[.$A576];&quot;&quot;)">
            <text:p/>
          </table:table-cell>
          <table:table-cell table:formula="of:=IF(AND([.$A576]&gt;=[.D$4];[.$A576]&lt;[.D$6]);[.$A576];&quot;&quot;)">
            <text:p/>
          </table:table-cell>
          <table:table-cell table:formula="of:=IF(AND([.$A576]&gt;=[.E$4];[.$A576]&lt;[.E$6]);[.$A576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577]&gt;=[.B$4];[.$A577]&lt;[.B$6]);[.$A577];&quot;&quot;)" office:value-type="float" office:value="375" calcext:value-type="float">
            <text:p>375</text:p>
          </table:table-cell>
          <table:table-cell table:formula="of:=IF(AND([.$A577]&gt;=[.C$4];[.$A577]&lt;[.C$6]);[.$A577];&quot;&quot;)">
            <text:p/>
          </table:table-cell>
          <table:table-cell table:formula="of:=IF(AND([.$A577]&gt;=[.D$4];[.$A577]&lt;[.D$6]);[.$A577];&quot;&quot;)">
            <text:p/>
          </table:table-cell>
          <table:table-cell table:formula="of:=IF(AND([.$A577]&gt;=[.E$4];[.$A577]&lt;[.E$6]);[.$A577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578]&gt;=[.B$4];[.$A578]&lt;[.B$6]);[.$A578];&quot;&quot;)">
            <text:p/>
          </table:table-cell>
          <table:table-cell table:style-name="Default" table:formula="of:=IF(AND([.$A578]&gt;=[.C$4];[.$A578]&lt;[.C$6]);[.$A578];&quot;&quot;)" office:value-type="float" office:value="259" calcext:value-type="float">
            <text:p>259</text:p>
          </table:table-cell>
          <table:table-cell table:formula="of:=IF(AND([.$A578]&gt;=[.D$4];[.$A578]&lt;[.D$6]);[.$A578];&quot;&quot;)">
            <text:p/>
          </table:table-cell>
          <table:table-cell table:formula="of:=IF(AND([.$A578]&gt;=[.E$4];[.$A578]&lt;[.E$6]);[.$A578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579]&gt;=[.B$4];[.$A579]&lt;[.B$6]);[.$A579];&quot;&quot;)">
            <text:p/>
          </table:table-cell>
          <table:table-cell table:style-name="Default" table:formula="of:=IF(AND([.$A579]&gt;=[.C$4];[.$A579]&lt;[.C$6]);[.$A579];&quot;&quot;)" office:value-type="float" office:value="259" calcext:value-type="float">
            <text:p>259</text:p>
          </table:table-cell>
          <table:table-cell table:formula="of:=IF(AND([.$A579]&gt;=[.D$4];[.$A579]&lt;[.D$6]);[.$A579];&quot;&quot;)">
            <text:p/>
          </table:table-cell>
          <table:table-cell table:formula="of:=IF(AND([.$A579]&gt;=[.E$4];[.$A579]&lt;[.E$6]);[.$A579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580]&gt;=[.B$4];[.$A580]&lt;[.B$6]);[.$A580];&quot;&quot;)">
            <text:p/>
          </table:table-cell>
          <table:table-cell table:style-name="Default" table:formula="of:=IF(AND([.$A580]&gt;=[.C$4];[.$A580]&lt;[.C$6]);[.$A580];&quot;&quot;)" office:value-type="float" office:value="259" calcext:value-type="float">
            <text:p>259</text:p>
          </table:table-cell>
          <table:table-cell table:formula="of:=IF(AND([.$A580]&gt;=[.D$4];[.$A580]&lt;[.D$6]);[.$A580];&quot;&quot;)">
            <text:p/>
          </table:table-cell>
          <table:table-cell table:formula="of:=IF(AND([.$A580]&gt;=[.E$4];[.$A580]&lt;[.E$6]);[.$A580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581]&gt;=[.B$4];[.$A581]&lt;[.B$6]);[.$A581];&quot;&quot;)">
            <text:p/>
          </table:table-cell>
          <table:table-cell table:style-name="Default" table:formula="of:=IF(AND([.$A581]&gt;=[.C$4];[.$A581]&lt;[.C$6]);[.$A581];&quot;&quot;)" office:value-type="float" office:value="259" calcext:value-type="float">
            <text:p>259</text:p>
          </table:table-cell>
          <table:table-cell table:formula="of:=IF(AND([.$A581]&gt;=[.D$4];[.$A581]&lt;[.D$6]);[.$A581];&quot;&quot;)">
            <text:p/>
          </table:table-cell>
          <table:table-cell table:formula="of:=IF(AND([.$A581]&gt;=[.E$4];[.$A581]&lt;[.E$6]);[.$A581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582]&gt;=[.B$4];[.$A582]&lt;[.B$6]);[.$A582];&quot;&quot;)">
            <text:p/>
          </table:table-cell>
          <table:table-cell table:formula="of:=IF(AND([.$A582]&gt;=[.C$4];[.$A582]&lt;[.C$6]);[.$A582];&quot;&quot;)">
            <text:p/>
          </table:table-cell>
          <table:table-cell table:formula="of:=IF(AND([.$A582]&gt;=[.D$4];[.$A582]&lt;[.D$6]);[.$A582];&quot;&quot;)" office:value-type="float" office:value="133" calcext:value-type="float">
            <text:p>133</text:p>
          </table:table-cell>
          <table:table-cell table:formula="of:=IF(AND([.$A582]&gt;=[.E$4];[.$A582]&lt;[.E$6]);[.$A582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583]&gt;=[.B$4];[.$A583]&lt;[.B$6]);[.$A583];&quot;&quot;)">
            <text:p/>
          </table:table-cell>
          <table:table-cell table:formula="of:=IF(AND([.$A583]&gt;=[.C$4];[.$A583]&lt;[.C$6]);[.$A583];&quot;&quot;)">
            <text:p/>
          </table:table-cell>
          <table:table-cell table:formula="of:=IF(AND([.$A583]&gt;=[.D$4];[.$A583]&lt;[.D$6]);[.$A583];&quot;&quot;)" office:value-type="float" office:value="133" calcext:value-type="float">
            <text:p>133</text:p>
          </table:table-cell>
          <table:table-cell table:formula="of:=IF(AND([.$A583]&gt;=[.E$4];[.$A583]&lt;[.E$6]);[.$A583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584]&gt;=[.B$4];[.$A584]&lt;[.B$6]);[.$A584];&quot;&quot;)">
            <text:p/>
          </table:table-cell>
          <table:table-cell table:formula="of:=IF(AND([.$A584]&gt;=[.C$4];[.$A584]&lt;[.C$6]);[.$A584];&quot;&quot;)">
            <text:p/>
          </table:table-cell>
          <table:table-cell table:formula="of:=IF(AND([.$A584]&gt;=[.D$4];[.$A584]&lt;[.D$6]);[.$A584];&quot;&quot;)" office:value-type="float" office:value="133" calcext:value-type="float">
            <text:p>133</text:p>
          </table:table-cell>
          <table:table-cell table:formula="of:=IF(AND([.$A584]&gt;=[.E$4];[.$A584]&lt;[.E$6]);[.$A584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85]&gt;=[.B$4];[.$A585]&lt;[.B$6]);[.$A585];&quot;&quot;)">
            <text:p/>
          </table:table-cell>
          <table:table-cell table:formula="of:=IF(AND([.$A585]&gt;=[.C$4];[.$A585]&lt;[.C$6]);[.$A585];&quot;&quot;)">
            <text:p/>
          </table:table-cell>
          <table:table-cell table:formula="of:=IF(AND([.$A585]&gt;=[.D$4];[.$A585]&lt;[.D$6]);[.$A585];&quot;&quot;)">
            <text:p/>
          </table:table-cell>
          <table:table-cell table:formula="of:=IF(AND([.$A585]&gt;=[.E$4];[.$A585]&lt;[.E$6]);[.$A58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86]&gt;=[.B$4];[.$A586]&lt;[.B$6]);[.$A586];&quot;&quot;)">
            <text:p/>
          </table:table-cell>
          <table:table-cell table:formula="of:=IF(AND([.$A586]&gt;=[.C$4];[.$A586]&lt;[.C$6]);[.$A586];&quot;&quot;)">
            <text:p/>
          </table:table-cell>
          <table:table-cell table:formula="of:=IF(AND([.$A586]&gt;=[.D$4];[.$A586]&lt;[.D$6]);[.$A586];&quot;&quot;)">
            <text:p/>
          </table:table-cell>
          <table:table-cell table:formula="of:=IF(AND([.$A586]&gt;=[.E$4];[.$A586]&lt;[.E$6]);[.$A58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87]&gt;=[.B$4];[.$A587]&lt;[.B$6]);[.$A587];&quot;&quot;)">
            <text:p/>
          </table:table-cell>
          <table:table-cell table:formula="of:=IF(AND([.$A587]&gt;=[.C$4];[.$A587]&lt;[.C$6]);[.$A587];&quot;&quot;)">
            <text:p/>
          </table:table-cell>
          <table:table-cell table:formula="of:=IF(AND([.$A587]&gt;=[.D$4];[.$A587]&lt;[.D$6]);[.$A587];&quot;&quot;)">
            <text:p/>
          </table:table-cell>
          <table:table-cell table:formula="of:=IF(AND([.$A587]&gt;=[.E$4];[.$A587]&lt;[.E$6]);[.$A58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88]&gt;=[.B$4];[.$A588]&lt;[.B$6]);[.$A588];&quot;&quot;)">
            <text:p/>
          </table:table-cell>
          <table:table-cell table:formula="of:=IF(AND([.$A588]&gt;=[.C$4];[.$A588]&lt;[.C$6]);[.$A588];&quot;&quot;)">
            <text:p/>
          </table:table-cell>
          <table:table-cell table:formula="of:=IF(AND([.$A588]&gt;=[.D$4];[.$A588]&lt;[.D$6]);[.$A588];&quot;&quot;)">
            <text:p/>
          </table:table-cell>
          <table:table-cell table:formula="of:=IF(AND([.$A588]&gt;=[.E$4];[.$A588]&lt;[.E$6]);[.$A58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89]&gt;=[.B$4];[.$A589]&lt;[.B$6]);[.$A589];&quot;&quot;)">
            <text:p/>
          </table:table-cell>
          <table:table-cell table:formula="of:=IF(AND([.$A589]&gt;=[.C$4];[.$A589]&lt;[.C$6]);[.$A589];&quot;&quot;)">
            <text:p/>
          </table:table-cell>
          <table:table-cell table:formula="of:=IF(AND([.$A589]&gt;=[.D$4];[.$A589]&lt;[.D$6]);[.$A589];&quot;&quot;)">
            <text:p/>
          </table:table-cell>
          <table:table-cell table:formula="of:=IF(AND([.$A589]&gt;=[.E$4];[.$A589]&lt;[.E$6]);[.$A58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90]&gt;=[.B$4];[.$A590]&lt;[.B$6]);[.$A590];&quot;&quot;)">
            <text:p/>
          </table:table-cell>
          <table:table-cell table:formula="of:=IF(AND([.$A590]&gt;=[.C$4];[.$A590]&lt;[.C$6]);[.$A590];&quot;&quot;)">
            <text:p/>
          </table:table-cell>
          <table:table-cell table:formula="of:=IF(AND([.$A590]&gt;=[.D$4];[.$A590]&lt;[.D$6]);[.$A590];&quot;&quot;)">
            <text:p/>
          </table:table-cell>
          <table:table-cell table:formula="of:=IF(AND([.$A590]&gt;=[.E$4];[.$A590]&lt;[.E$6]);[.$A59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91]&gt;=[.B$4];[.$A591]&lt;[.B$6]);[.$A591];&quot;&quot;)">
            <text:p/>
          </table:table-cell>
          <table:table-cell table:formula="of:=IF(AND([.$A591]&gt;=[.C$4];[.$A591]&lt;[.C$6]);[.$A591];&quot;&quot;)">
            <text:p/>
          </table:table-cell>
          <table:table-cell table:formula="of:=IF(AND([.$A591]&gt;=[.D$4];[.$A591]&lt;[.D$6]);[.$A591];&quot;&quot;)">
            <text:p/>
          </table:table-cell>
          <table:table-cell table:formula="of:=IF(AND([.$A591]&gt;=[.E$4];[.$A591]&lt;[.E$6]);[.$A59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92]&gt;=[.B$4];[.$A592]&lt;[.B$6]);[.$A592];&quot;&quot;)">
            <text:p/>
          </table:table-cell>
          <table:table-cell table:formula="of:=IF(AND([.$A592]&gt;=[.C$4];[.$A592]&lt;[.C$6]);[.$A592];&quot;&quot;)">
            <text:p/>
          </table:table-cell>
          <table:table-cell table:formula="of:=IF(AND([.$A592]&gt;=[.D$4];[.$A592]&lt;[.D$6]);[.$A592];&quot;&quot;)">
            <text:p/>
          </table:table-cell>
          <table:table-cell table:formula="of:=IF(AND([.$A592]&gt;=[.E$4];[.$A592]&lt;[.E$6]);[.$A59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593]&gt;=[.B$4];[.$A593]&lt;[.B$6]);[.$A593];&quot;&quot;)">
            <text:p/>
          </table:table-cell>
          <table:table-cell table:formula="of:=IF(AND([.$A593]&gt;=[.C$4];[.$A593]&lt;[.C$6]);[.$A593];&quot;&quot;)">
            <text:p/>
          </table:table-cell>
          <table:table-cell table:formula="of:=IF(AND([.$A593]&gt;=[.D$4];[.$A593]&lt;[.D$6]);[.$A593];&quot;&quot;)">
            <text:p/>
          </table:table-cell>
          <table:table-cell table:formula="of:=IF(AND([.$A593]&gt;=[.E$4];[.$A593]&lt;[.E$6]);[.$A59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594]&gt;=[.B$4];[.$A594]&lt;[.B$6]);[.$A594];&quot;&quot;)" office:value-type="float" office:value="375" calcext:value-type="float">
            <text:p>375</text:p>
          </table:table-cell>
          <table:table-cell table:formula="of:=IF(AND([.$A594]&gt;=[.C$4];[.$A594]&lt;[.C$6]);[.$A594];&quot;&quot;)">
            <text:p/>
          </table:table-cell>
          <table:table-cell table:formula="of:=IF(AND([.$A594]&gt;=[.D$4];[.$A594]&lt;[.D$6]);[.$A594];&quot;&quot;)">
            <text:p/>
          </table:table-cell>
          <table:table-cell table:formula="of:=IF(AND([.$A594]&gt;=[.E$4];[.$A594]&lt;[.E$6]);[.$A594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595]&gt;=[.B$4];[.$A595]&lt;[.B$6]);[.$A595];&quot;&quot;)" office:value-type="float" office:value="374" calcext:value-type="float">
            <text:p>374</text:p>
          </table:table-cell>
          <table:table-cell table:formula="of:=IF(AND([.$A595]&gt;=[.C$4];[.$A595]&lt;[.C$6]);[.$A595];&quot;&quot;)">
            <text:p/>
          </table:table-cell>
          <table:table-cell table:formula="of:=IF(AND([.$A595]&gt;=[.D$4];[.$A595]&lt;[.D$6]);[.$A595];&quot;&quot;)">
            <text:p/>
          </table:table-cell>
          <table:table-cell table:formula="of:=IF(AND([.$A595]&gt;=[.E$4];[.$A595]&lt;[.E$6]);[.$A595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596]&gt;=[.B$4];[.$A596]&lt;[.B$6]);[.$A596];&quot;&quot;)" office:value-type="float" office:value="374" calcext:value-type="float">
            <text:p>374</text:p>
          </table:table-cell>
          <table:table-cell table:formula="of:=IF(AND([.$A596]&gt;=[.C$4];[.$A596]&lt;[.C$6]);[.$A596];&quot;&quot;)">
            <text:p/>
          </table:table-cell>
          <table:table-cell table:formula="of:=IF(AND([.$A596]&gt;=[.D$4];[.$A596]&lt;[.D$6]);[.$A596];&quot;&quot;)">
            <text:p/>
          </table:table-cell>
          <table:table-cell table:formula="of:=IF(AND([.$A596]&gt;=[.E$4];[.$A596]&lt;[.E$6]);[.$A596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597]&gt;=[.B$4];[.$A597]&lt;[.B$6]);[.$A597];&quot;&quot;)">
            <text:p/>
          </table:table-cell>
          <table:table-cell table:style-name="Default" table:formula="of:=IF(AND([.$A597]&gt;=[.C$4];[.$A597]&lt;[.C$6]);[.$A597];&quot;&quot;)" office:value-type="float" office:value="259" calcext:value-type="float">
            <text:p>259</text:p>
          </table:table-cell>
          <table:table-cell table:formula="of:=IF(AND([.$A597]&gt;=[.D$4];[.$A597]&lt;[.D$6]);[.$A597];&quot;&quot;)">
            <text:p/>
          </table:table-cell>
          <table:table-cell table:formula="of:=IF(AND([.$A597]&gt;=[.E$4];[.$A597]&lt;[.E$6]);[.$A597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598]&gt;=[.B$4];[.$A598]&lt;[.B$6]);[.$A598];&quot;&quot;)">
            <text:p/>
          </table:table-cell>
          <table:table-cell table:style-name="Default" table:formula="of:=IF(AND([.$A598]&gt;=[.C$4];[.$A598]&lt;[.C$6]);[.$A598];&quot;&quot;)" office:value-type="float" office:value="259" calcext:value-type="float">
            <text:p>259</text:p>
          </table:table-cell>
          <table:table-cell table:formula="of:=IF(AND([.$A598]&gt;=[.D$4];[.$A598]&lt;[.D$6]);[.$A598];&quot;&quot;)">
            <text:p/>
          </table:table-cell>
          <table:table-cell table:formula="of:=IF(AND([.$A598]&gt;=[.E$4];[.$A598]&lt;[.E$6]);[.$A598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599]&gt;=[.B$4];[.$A599]&lt;[.B$6]);[.$A599];&quot;&quot;)">
            <text:p/>
          </table:table-cell>
          <table:table-cell table:style-name="Default" table:formula="of:=IF(AND([.$A599]&gt;=[.C$4];[.$A599]&lt;[.C$6]);[.$A599];&quot;&quot;)" office:value-type="float" office:value="259" calcext:value-type="float">
            <text:p>259</text:p>
          </table:table-cell>
          <table:table-cell table:formula="of:=IF(AND([.$A599]&gt;=[.D$4];[.$A599]&lt;[.D$6]);[.$A599];&quot;&quot;)">
            <text:p/>
          </table:table-cell>
          <table:table-cell table:formula="of:=IF(AND([.$A599]&gt;=[.E$4];[.$A599]&lt;[.E$6]);[.$A599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600]&gt;=[.B$4];[.$A600]&lt;[.B$6]);[.$A600];&quot;&quot;)">
            <text:p/>
          </table:table-cell>
          <table:table-cell table:style-name="Default" table:formula="of:=IF(AND([.$A600]&gt;=[.C$4];[.$A600]&lt;[.C$6]);[.$A600];&quot;&quot;)" office:value-type="float" office:value="259" calcext:value-type="float">
            <text:p>259</text:p>
          </table:table-cell>
          <table:table-cell table:formula="of:=IF(AND([.$A600]&gt;=[.D$4];[.$A600]&lt;[.D$6]);[.$A600];&quot;&quot;)">
            <text:p/>
          </table:table-cell>
          <table:table-cell table:formula="of:=IF(AND([.$A600]&gt;=[.E$4];[.$A600]&lt;[.E$6]);[.$A600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601]&gt;=[.B$4];[.$A601]&lt;[.B$6]);[.$A601];&quot;&quot;)">
            <text:p/>
          </table:table-cell>
          <table:table-cell table:formula="of:=IF(AND([.$A601]&gt;=[.C$4];[.$A601]&lt;[.C$6]);[.$A601];&quot;&quot;)">
            <text:p/>
          </table:table-cell>
          <table:table-cell table:formula="of:=IF(AND([.$A601]&gt;=[.D$4];[.$A601]&lt;[.D$6]);[.$A601];&quot;&quot;)" office:value-type="float" office:value="133" calcext:value-type="float">
            <text:p>133</text:p>
          </table:table-cell>
          <table:table-cell table:formula="of:=IF(AND([.$A601]&gt;=[.E$4];[.$A601]&lt;[.E$6]);[.$A601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602]&gt;=[.B$4];[.$A602]&lt;[.B$6]);[.$A602];&quot;&quot;)">
            <text:p/>
          </table:table-cell>
          <table:table-cell table:formula="of:=IF(AND([.$A602]&gt;=[.C$4];[.$A602]&lt;[.C$6]);[.$A602];&quot;&quot;)">
            <text:p/>
          </table:table-cell>
          <table:table-cell table:formula="of:=IF(AND([.$A602]&gt;=[.D$4];[.$A602]&lt;[.D$6]);[.$A602];&quot;&quot;)" office:value-type="float" office:value="133" calcext:value-type="float">
            <text:p>133</text:p>
          </table:table-cell>
          <table:table-cell table:formula="of:=IF(AND([.$A602]&gt;=[.E$4];[.$A602]&lt;[.E$6]);[.$A602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603]&gt;=[.B$4];[.$A603]&lt;[.B$6]);[.$A603];&quot;&quot;)">
            <text:p/>
          </table:table-cell>
          <table:table-cell table:formula="of:=IF(AND([.$A603]&gt;=[.C$4];[.$A603]&lt;[.C$6]);[.$A603];&quot;&quot;)">
            <text:p/>
          </table:table-cell>
          <table:table-cell table:formula="of:=IF(AND([.$A603]&gt;=[.D$4];[.$A603]&lt;[.D$6]);[.$A603];&quot;&quot;)" office:value-type="float" office:value="133" calcext:value-type="float">
            <text:p>133</text:p>
          </table:table-cell>
          <table:table-cell table:formula="of:=IF(AND([.$A603]&gt;=[.E$4];[.$A603]&lt;[.E$6]);[.$A603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604]&gt;=[.B$4];[.$A604]&lt;[.B$6]);[.$A604];&quot;&quot;)">
            <text:p/>
          </table:table-cell>
          <table:table-cell table:formula="of:=IF(AND([.$A604]&gt;=[.C$4];[.$A604]&lt;[.C$6]);[.$A604];&quot;&quot;)">
            <text:p/>
          </table:table-cell>
          <table:table-cell table:formula="of:=IF(AND([.$A604]&gt;=[.D$4];[.$A604]&lt;[.D$6]);[.$A604];&quot;&quot;)" office:value-type="float" office:value="133" calcext:value-type="float">
            <text:p>133</text:p>
          </table:table-cell>
          <table:table-cell table:formula="of:=IF(AND([.$A604]&gt;=[.E$4];[.$A604]&lt;[.E$6]);[.$A604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05]&gt;=[.B$4];[.$A605]&lt;[.B$6]);[.$A605];&quot;&quot;)">
            <text:p/>
          </table:table-cell>
          <table:table-cell table:formula="of:=IF(AND([.$A605]&gt;=[.C$4];[.$A605]&lt;[.C$6]);[.$A605];&quot;&quot;)">
            <text:p/>
          </table:table-cell>
          <table:table-cell table:formula="of:=IF(AND([.$A605]&gt;=[.D$4];[.$A605]&lt;[.D$6]);[.$A605];&quot;&quot;)">
            <text:p/>
          </table:table-cell>
          <table:table-cell table:formula="of:=IF(AND([.$A605]&gt;=[.E$4];[.$A605]&lt;[.E$6]);[.$A60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06]&gt;=[.B$4];[.$A606]&lt;[.B$6]);[.$A606];&quot;&quot;)">
            <text:p/>
          </table:table-cell>
          <table:table-cell table:formula="of:=IF(AND([.$A606]&gt;=[.C$4];[.$A606]&lt;[.C$6]);[.$A606];&quot;&quot;)">
            <text:p/>
          </table:table-cell>
          <table:table-cell table:formula="of:=IF(AND([.$A606]&gt;=[.D$4];[.$A606]&lt;[.D$6]);[.$A606];&quot;&quot;)">
            <text:p/>
          </table:table-cell>
          <table:table-cell table:formula="of:=IF(AND([.$A606]&gt;=[.E$4];[.$A606]&lt;[.E$6]);[.$A60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07]&gt;=[.B$4];[.$A607]&lt;[.B$6]);[.$A607];&quot;&quot;)">
            <text:p/>
          </table:table-cell>
          <table:table-cell table:formula="of:=IF(AND([.$A607]&gt;=[.C$4];[.$A607]&lt;[.C$6]);[.$A607];&quot;&quot;)">
            <text:p/>
          </table:table-cell>
          <table:table-cell table:formula="of:=IF(AND([.$A607]&gt;=[.D$4];[.$A607]&lt;[.D$6]);[.$A607];&quot;&quot;)">
            <text:p/>
          </table:table-cell>
          <table:table-cell table:formula="of:=IF(AND([.$A607]&gt;=[.E$4];[.$A607]&lt;[.E$6]);[.$A60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08]&gt;=[.B$4];[.$A608]&lt;[.B$6]);[.$A608];&quot;&quot;)">
            <text:p/>
          </table:table-cell>
          <table:table-cell table:formula="of:=IF(AND([.$A608]&gt;=[.C$4];[.$A608]&lt;[.C$6]);[.$A608];&quot;&quot;)">
            <text:p/>
          </table:table-cell>
          <table:table-cell table:formula="of:=IF(AND([.$A608]&gt;=[.D$4];[.$A608]&lt;[.D$6]);[.$A608];&quot;&quot;)">
            <text:p/>
          </table:table-cell>
          <table:table-cell table:formula="of:=IF(AND([.$A608]&gt;=[.E$4];[.$A608]&lt;[.E$6]);[.$A60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09]&gt;=[.B$4];[.$A609]&lt;[.B$6]);[.$A609];&quot;&quot;)">
            <text:p/>
          </table:table-cell>
          <table:table-cell table:formula="of:=IF(AND([.$A609]&gt;=[.C$4];[.$A609]&lt;[.C$6]);[.$A609];&quot;&quot;)">
            <text:p/>
          </table:table-cell>
          <table:table-cell table:formula="of:=IF(AND([.$A609]&gt;=[.D$4];[.$A609]&lt;[.D$6]);[.$A609];&quot;&quot;)">
            <text:p/>
          </table:table-cell>
          <table:table-cell table:formula="of:=IF(AND([.$A609]&gt;=[.E$4];[.$A609]&lt;[.E$6]);[.$A60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10]&gt;=[.B$4];[.$A610]&lt;[.B$6]);[.$A610];&quot;&quot;)">
            <text:p/>
          </table:table-cell>
          <table:table-cell table:formula="of:=IF(AND([.$A610]&gt;=[.C$4];[.$A610]&lt;[.C$6]);[.$A610];&quot;&quot;)">
            <text:p/>
          </table:table-cell>
          <table:table-cell table:formula="of:=IF(AND([.$A610]&gt;=[.D$4];[.$A610]&lt;[.D$6]);[.$A610];&quot;&quot;)">
            <text:p/>
          </table:table-cell>
          <table:table-cell table:formula="of:=IF(AND([.$A610]&gt;=[.E$4];[.$A610]&lt;[.E$6]);[.$A61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11]&gt;=[.B$4];[.$A611]&lt;[.B$6]);[.$A611];&quot;&quot;)">
            <text:p/>
          </table:table-cell>
          <table:table-cell table:formula="of:=IF(AND([.$A611]&gt;=[.C$4];[.$A611]&lt;[.C$6]);[.$A611];&quot;&quot;)">
            <text:p/>
          </table:table-cell>
          <table:table-cell table:formula="of:=IF(AND([.$A611]&gt;=[.D$4];[.$A611]&lt;[.D$6]);[.$A611];&quot;&quot;)">
            <text:p/>
          </table:table-cell>
          <table:table-cell table:formula="of:=IF(AND([.$A611]&gt;=[.E$4];[.$A611]&lt;[.E$6]);[.$A61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12]&gt;=[.B$4];[.$A612]&lt;[.B$6]);[.$A612];&quot;&quot;)">
            <text:p/>
          </table:table-cell>
          <table:table-cell table:formula="of:=IF(AND([.$A612]&gt;=[.C$4];[.$A612]&lt;[.C$6]);[.$A612];&quot;&quot;)">
            <text:p/>
          </table:table-cell>
          <table:table-cell table:formula="of:=IF(AND([.$A612]&gt;=[.D$4];[.$A612]&lt;[.D$6]);[.$A612];&quot;&quot;)">
            <text:p/>
          </table:table-cell>
          <table:table-cell table:formula="of:=IF(AND([.$A612]&gt;=[.E$4];[.$A612]&lt;[.E$6]);[.$A61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613]&gt;=[.B$4];[.$A613]&lt;[.B$6]);[.$A613];&quot;&quot;)" office:value-type="float" office:value="375" calcext:value-type="float">
            <text:p>375</text:p>
          </table:table-cell>
          <table:table-cell table:formula="of:=IF(AND([.$A613]&gt;=[.C$4];[.$A613]&lt;[.C$6]);[.$A613];&quot;&quot;)">
            <text:p/>
          </table:table-cell>
          <table:table-cell table:formula="of:=IF(AND([.$A613]&gt;=[.D$4];[.$A613]&lt;[.D$6]);[.$A613];&quot;&quot;)">
            <text:p/>
          </table:table-cell>
          <table:table-cell table:formula="of:=IF(AND([.$A613]&gt;=[.E$4];[.$A613]&lt;[.E$6]);[.$A613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614]&gt;=[.B$4];[.$A614]&lt;[.B$6]);[.$A614];&quot;&quot;)" office:value-type="float" office:value="375" calcext:value-type="float">
            <text:p>375</text:p>
          </table:table-cell>
          <table:table-cell table:formula="of:=IF(AND([.$A614]&gt;=[.C$4];[.$A614]&lt;[.C$6]);[.$A614];&quot;&quot;)">
            <text:p/>
          </table:table-cell>
          <table:table-cell table:formula="of:=IF(AND([.$A614]&gt;=[.D$4];[.$A614]&lt;[.D$6]);[.$A614];&quot;&quot;)">
            <text:p/>
          </table:table-cell>
          <table:table-cell table:formula="of:=IF(AND([.$A614]&gt;=[.E$4];[.$A614]&lt;[.E$6]);[.$A614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615]&gt;=[.B$4];[.$A615]&lt;[.B$6]);[.$A615];&quot;&quot;)" office:value-type="float" office:value="375" calcext:value-type="float">
            <text:p>375</text:p>
          </table:table-cell>
          <table:table-cell table:formula="of:=IF(AND([.$A615]&gt;=[.C$4];[.$A615]&lt;[.C$6]);[.$A615];&quot;&quot;)">
            <text:p/>
          </table:table-cell>
          <table:table-cell table:formula="of:=IF(AND([.$A615]&gt;=[.D$4];[.$A615]&lt;[.D$6]);[.$A615];&quot;&quot;)">
            <text:p/>
          </table:table-cell>
          <table:table-cell table:formula="of:=IF(AND([.$A615]&gt;=[.E$4];[.$A615]&lt;[.E$6]);[.$A615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616]&gt;=[.B$4];[.$A616]&lt;[.B$6]);[.$A616];&quot;&quot;)" office:value-type="float" office:value="375" calcext:value-type="float">
            <text:p>375</text:p>
          </table:table-cell>
          <table:table-cell table:formula="of:=IF(AND([.$A616]&gt;=[.C$4];[.$A616]&lt;[.C$6]);[.$A616];&quot;&quot;)">
            <text:p/>
          </table:table-cell>
          <table:table-cell table:formula="of:=IF(AND([.$A616]&gt;=[.D$4];[.$A616]&lt;[.D$6]);[.$A616];&quot;&quot;)">
            <text:p/>
          </table:table-cell>
          <table:table-cell table:formula="of:=IF(AND([.$A616]&gt;=[.E$4];[.$A616]&lt;[.E$6]);[.$A616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617]&gt;=[.B$4];[.$A617]&lt;[.B$6]);[.$A617];&quot;&quot;)">
            <text:p/>
          </table:table-cell>
          <table:table-cell table:style-name="Default" table:formula="of:=IF(AND([.$A617]&gt;=[.C$4];[.$A617]&lt;[.C$6]);[.$A617];&quot;&quot;)" office:value-type="float" office:value="259" calcext:value-type="float">
            <text:p>259</text:p>
          </table:table-cell>
          <table:table-cell table:formula="of:=IF(AND([.$A617]&gt;=[.D$4];[.$A617]&lt;[.D$6]);[.$A617];&quot;&quot;)">
            <text:p/>
          </table:table-cell>
          <table:table-cell table:formula="of:=IF(AND([.$A617]&gt;=[.E$4];[.$A617]&lt;[.E$6]);[.$A617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618]&gt;=[.B$4];[.$A618]&lt;[.B$6]);[.$A618];&quot;&quot;)">
            <text:p/>
          </table:table-cell>
          <table:table-cell table:style-name="Default" table:formula="of:=IF(AND([.$A618]&gt;=[.C$4];[.$A618]&lt;[.C$6]);[.$A618];&quot;&quot;)" office:value-type="float" office:value="259" calcext:value-type="float">
            <text:p>259</text:p>
          </table:table-cell>
          <table:table-cell table:formula="of:=IF(AND([.$A618]&gt;=[.D$4];[.$A618]&lt;[.D$6]);[.$A618];&quot;&quot;)">
            <text:p/>
          </table:table-cell>
          <table:table-cell table:formula="of:=IF(AND([.$A618]&gt;=[.E$4];[.$A618]&lt;[.E$6]);[.$A618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619]&gt;=[.B$4];[.$A619]&lt;[.B$6]);[.$A619];&quot;&quot;)">
            <text:p/>
          </table:table-cell>
          <table:table-cell table:style-name="Default" table:formula="of:=IF(AND([.$A619]&gt;=[.C$4];[.$A619]&lt;[.C$6]);[.$A619];&quot;&quot;)" office:value-type="float" office:value="259" calcext:value-type="float">
            <text:p>259</text:p>
          </table:table-cell>
          <table:table-cell table:formula="of:=IF(AND([.$A619]&gt;=[.D$4];[.$A619]&lt;[.D$6]);[.$A619];&quot;&quot;)">
            <text:p/>
          </table:table-cell>
          <table:table-cell table:formula="of:=IF(AND([.$A619]&gt;=[.E$4];[.$A619]&lt;[.E$6]);[.$A619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620]&gt;=[.B$4];[.$A620]&lt;[.B$6]);[.$A620];&quot;&quot;)">
            <text:p/>
          </table:table-cell>
          <table:table-cell table:formula="of:=IF(AND([.$A620]&gt;=[.C$4];[.$A620]&lt;[.C$6]);[.$A620];&quot;&quot;)">
            <text:p/>
          </table:table-cell>
          <table:table-cell table:formula="of:=IF(AND([.$A620]&gt;=[.D$4];[.$A620]&lt;[.D$6]);[.$A620];&quot;&quot;)" office:value-type="float" office:value="133" calcext:value-type="float">
            <text:p>133</text:p>
          </table:table-cell>
          <table:table-cell table:formula="of:=IF(AND([.$A620]&gt;=[.E$4];[.$A620]&lt;[.E$6]);[.$A620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621]&gt;=[.B$4];[.$A621]&lt;[.B$6]);[.$A621];&quot;&quot;)">
            <text:p/>
          </table:table-cell>
          <table:table-cell table:formula="of:=IF(AND([.$A621]&gt;=[.C$4];[.$A621]&lt;[.C$6]);[.$A621];&quot;&quot;)">
            <text:p/>
          </table:table-cell>
          <table:table-cell table:formula="of:=IF(AND([.$A621]&gt;=[.D$4];[.$A621]&lt;[.D$6]);[.$A621];&quot;&quot;)" office:value-type="float" office:value="133" calcext:value-type="float">
            <text:p>133</text:p>
          </table:table-cell>
          <table:table-cell table:formula="of:=IF(AND([.$A621]&gt;=[.E$4];[.$A621]&lt;[.E$6]);[.$A621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622]&gt;=[.B$4];[.$A622]&lt;[.B$6]);[.$A622];&quot;&quot;)">
            <text:p/>
          </table:table-cell>
          <table:table-cell table:formula="of:=IF(AND([.$A622]&gt;=[.C$4];[.$A622]&lt;[.C$6]);[.$A622];&quot;&quot;)">
            <text:p/>
          </table:table-cell>
          <table:table-cell table:formula="of:=IF(AND([.$A622]&gt;=[.D$4];[.$A622]&lt;[.D$6]);[.$A622];&quot;&quot;)" office:value-type="float" office:value="133" calcext:value-type="float">
            <text:p>133</text:p>
          </table:table-cell>
          <table:table-cell table:formula="of:=IF(AND([.$A622]&gt;=[.E$4];[.$A622]&lt;[.E$6]);[.$A622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623]&gt;=[.B$4];[.$A623]&lt;[.B$6]);[.$A623];&quot;&quot;)">
            <text:p/>
          </table:table-cell>
          <table:table-cell table:formula="of:=IF(AND([.$A623]&gt;=[.C$4];[.$A623]&lt;[.C$6]);[.$A623];&quot;&quot;)">
            <text:p/>
          </table:table-cell>
          <table:table-cell table:formula="of:=IF(AND([.$A623]&gt;=[.D$4];[.$A623]&lt;[.D$6]);[.$A623];&quot;&quot;)" office:value-type="float" office:value="133" calcext:value-type="float">
            <text:p>133</text:p>
          </table:table-cell>
          <table:table-cell table:formula="of:=IF(AND([.$A623]&gt;=[.E$4];[.$A623]&lt;[.E$6]);[.$A623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24]&gt;=[.B$4];[.$A624]&lt;[.B$6]);[.$A624];&quot;&quot;)">
            <text:p/>
          </table:table-cell>
          <table:table-cell table:formula="of:=IF(AND([.$A624]&gt;=[.C$4];[.$A624]&lt;[.C$6]);[.$A624];&quot;&quot;)">
            <text:p/>
          </table:table-cell>
          <table:table-cell table:formula="of:=IF(AND([.$A624]&gt;=[.D$4];[.$A624]&lt;[.D$6]);[.$A624];&quot;&quot;)">
            <text:p/>
          </table:table-cell>
          <table:table-cell table:formula="of:=IF(AND([.$A624]&gt;=[.E$4];[.$A624]&lt;[.E$6]);[.$A62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25]&gt;=[.B$4];[.$A625]&lt;[.B$6]);[.$A625];&quot;&quot;)">
            <text:p/>
          </table:table-cell>
          <table:table-cell table:formula="of:=IF(AND([.$A625]&gt;=[.C$4];[.$A625]&lt;[.C$6]);[.$A625];&quot;&quot;)">
            <text:p/>
          </table:table-cell>
          <table:table-cell table:formula="of:=IF(AND([.$A625]&gt;=[.D$4];[.$A625]&lt;[.D$6]);[.$A625];&quot;&quot;)">
            <text:p/>
          </table:table-cell>
          <table:table-cell table:formula="of:=IF(AND([.$A625]&gt;=[.E$4];[.$A625]&lt;[.E$6]);[.$A62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26]&gt;=[.B$4];[.$A626]&lt;[.B$6]);[.$A626];&quot;&quot;)">
            <text:p/>
          </table:table-cell>
          <table:table-cell table:formula="of:=IF(AND([.$A626]&gt;=[.C$4];[.$A626]&lt;[.C$6]);[.$A626];&quot;&quot;)">
            <text:p/>
          </table:table-cell>
          <table:table-cell table:formula="of:=IF(AND([.$A626]&gt;=[.D$4];[.$A626]&lt;[.D$6]);[.$A626];&quot;&quot;)">
            <text:p/>
          </table:table-cell>
          <table:table-cell table:formula="of:=IF(AND([.$A626]&gt;=[.E$4];[.$A626]&lt;[.E$6]);[.$A62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27]&gt;=[.B$4];[.$A627]&lt;[.B$6]);[.$A627];&quot;&quot;)">
            <text:p/>
          </table:table-cell>
          <table:table-cell table:formula="of:=IF(AND([.$A627]&gt;=[.C$4];[.$A627]&lt;[.C$6]);[.$A627];&quot;&quot;)">
            <text:p/>
          </table:table-cell>
          <table:table-cell table:formula="of:=IF(AND([.$A627]&gt;=[.D$4];[.$A627]&lt;[.D$6]);[.$A627];&quot;&quot;)">
            <text:p/>
          </table:table-cell>
          <table:table-cell table:formula="of:=IF(AND([.$A627]&gt;=[.E$4];[.$A627]&lt;[.E$6]);[.$A62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28]&gt;=[.B$4];[.$A628]&lt;[.B$6]);[.$A628];&quot;&quot;)">
            <text:p/>
          </table:table-cell>
          <table:table-cell table:formula="of:=IF(AND([.$A628]&gt;=[.C$4];[.$A628]&lt;[.C$6]);[.$A628];&quot;&quot;)">
            <text:p/>
          </table:table-cell>
          <table:table-cell table:formula="of:=IF(AND([.$A628]&gt;=[.D$4];[.$A628]&lt;[.D$6]);[.$A628];&quot;&quot;)">
            <text:p/>
          </table:table-cell>
          <table:table-cell table:formula="of:=IF(AND([.$A628]&gt;=[.E$4];[.$A628]&lt;[.E$6]);[.$A62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29]&gt;=[.B$4];[.$A629]&lt;[.B$6]);[.$A629];&quot;&quot;)">
            <text:p/>
          </table:table-cell>
          <table:table-cell table:formula="of:=IF(AND([.$A629]&gt;=[.C$4];[.$A629]&lt;[.C$6]);[.$A629];&quot;&quot;)">
            <text:p/>
          </table:table-cell>
          <table:table-cell table:formula="of:=IF(AND([.$A629]&gt;=[.D$4];[.$A629]&lt;[.D$6]);[.$A629];&quot;&quot;)">
            <text:p/>
          </table:table-cell>
          <table:table-cell table:formula="of:=IF(AND([.$A629]&gt;=[.E$4];[.$A629]&lt;[.E$6]);[.$A62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30]&gt;=[.B$4];[.$A630]&lt;[.B$6]);[.$A630];&quot;&quot;)">
            <text:p/>
          </table:table-cell>
          <table:table-cell table:formula="of:=IF(AND([.$A630]&gt;=[.C$4];[.$A630]&lt;[.C$6]);[.$A630];&quot;&quot;)">
            <text:p/>
          </table:table-cell>
          <table:table-cell table:formula="of:=IF(AND([.$A630]&gt;=[.D$4];[.$A630]&lt;[.D$6]);[.$A630];&quot;&quot;)">
            <text:p/>
          </table:table-cell>
          <table:table-cell table:formula="of:=IF(AND([.$A630]&gt;=[.E$4];[.$A630]&lt;[.E$6]);[.$A63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31]&gt;=[.B$4];[.$A631]&lt;[.B$6]);[.$A631];&quot;&quot;)">
            <text:p/>
          </table:table-cell>
          <table:table-cell table:formula="of:=IF(AND([.$A631]&gt;=[.C$4];[.$A631]&lt;[.C$6]);[.$A631];&quot;&quot;)">
            <text:p/>
          </table:table-cell>
          <table:table-cell table:formula="of:=IF(AND([.$A631]&gt;=[.D$4];[.$A631]&lt;[.D$6]);[.$A631];&quot;&quot;)">
            <text:p/>
          </table:table-cell>
          <table:table-cell table:formula="of:=IF(AND([.$A631]&gt;=[.E$4];[.$A631]&lt;[.E$6]);[.$A63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632]&gt;=[.B$4];[.$A632]&lt;[.B$6]);[.$A632];&quot;&quot;)" office:value-type="float" office:value="375" calcext:value-type="float">
            <text:p>375</text:p>
          </table:table-cell>
          <table:table-cell table:formula="of:=IF(AND([.$A632]&gt;=[.C$4];[.$A632]&lt;[.C$6]);[.$A632];&quot;&quot;)">
            <text:p/>
          </table:table-cell>
          <table:table-cell table:formula="of:=IF(AND([.$A632]&gt;=[.D$4];[.$A632]&lt;[.D$6]);[.$A632];&quot;&quot;)">
            <text:p/>
          </table:table-cell>
          <table:table-cell table:formula="of:=IF(AND([.$A632]&gt;=[.E$4];[.$A632]&lt;[.E$6]);[.$A632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633]&gt;=[.B$4];[.$A633]&lt;[.B$6]);[.$A633];&quot;&quot;)" office:value-type="float" office:value="375" calcext:value-type="float">
            <text:p>375</text:p>
          </table:table-cell>
          <table:table-cell table:formula="of:=IF(AND([.$A633]&gt;=[.C$4];[.$A633]&lt;[.C$6]);[.$A633];&quot;&quot;)">
            <text:p/>
          </table:table-cell>
          <table:table-cell table:formula="of:=IF(AND([.$A633]&gt;=[.D$4];[.$A633]&lt;[.D$6]);[.$A633];&quot;&quot;)">
            <text:p/>
          </table:table-cell>
          <table:table-cell table:formula="of:=IF(AND([.$A633]&gt;=[.E$4];[.$A633]&lt;[.E$6]);[.$A633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634]&gt;=[.B$4];[.$A634]&lt;[.B$6]);[.$A634];&quot;&quot;)" office:value-type="float" office:value="375" calcext:value-type="float">
            <text:p>375</text:p>
          </table:table-cell>
          <table:table-cell table:formula="of:=IF(AND([.$A634]&gt;=[.C$4];[.$A634]&lt;[.C$6]);[.$A634];&quot;&quot;)">
            <text:p/>
          </table:table-cell>
          <table:table-cell table:formula="of:=IF(AND([.$A634]&gt;=[.D$4];[.$A634]&lt;[.D$6]);[.$A634];&quot;&quot;)">
            <text:p/>
          </table:table-cell>
          <table:table-cell table:formula="of:=IF(AND([.$A634]&gt;=[.E$4];[.$A634]&lt;[.E$6]);[.$A634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635]&gt;=[.B$4];[.$A635]&lt;[.B$6]);[.$A635];&quot;&quot;)" office:value-type="float" office:value="374" calcext:value-type="float">
            <text:p>374</text:p>
          </table:table-cell>
          <table:table-cell table:formula="of:=IF(AND([.$A635]&gt;=[.C$4];[.$A635]&lt;[.C$6]);[.$A635];&quot;&quot;)">
            <text:p/>
          </table:table-cell>
          <table:table-cell table:formula="of:=IF(AND([.$A635]&gt;=[.D$4];[.$A635]&lt;[.D$6]);[.$A635];&quot;&quot;)">
            <text:p/>
          </table:table-cell>
          <table:table-cell table:formula="of:=IF(AND([.$A635]&gt;=[.E$4];[.$A635]&lt;[.E$6]);[.$A635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636]&gt;=[.B$4];[.$A636]&lt;[.B$6]);[.$A636];&quot;&quot;)">
            <text:p/>
          </table:table-cell>
          <table:table-cell table:style-name="Default" table:formula="of:=IF(AND([.$A636]&gt;=[.C$4];[.$A636]&lt;[.C$6]);[.$A636];&quot;&quot;)" office:value-type="float" office:value="259" calcext:value-type="float">
            <text:p>259</text:p>
          </table:table-cell>
          <table:table-cell table:formula="of:=IF(AND([.$A636]&gt;=[.D$4];[.$A636]&lt;[.D$6]);[.$A636];&quot;&quot;)">
            <text:p/>
          </table:table-cell>
          <table:table-cell table:formula="of:=IF(AND([.$A636]&gt;=[.E$4];[.$A636]&lt;[.E$6]);[.$A636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637]&gt;=[.B$4];[.$A637]&lt;[.B$6]);[.$A637];&quot;&quot;)">
            <text:p/>
          </table:table-cell>
          <table:table-cell table:style-name="Default" table:formula="of:=IF(AND([.$A637]&gt;=[.C$4];[.$A637]&lt;[.C$6]);[.$A637];&quot;&quot;)" office:value-type="float" office:value="259" calcext:value-type="float">
            <text:p>259</text:p>
          </table:table-cell>
          <table:table-cell table:formula="of:=IF(AND([.$A637]&gt;=[.D$4];[.$A637]&lt;[.D$6]);[.$A637];&quot;&quot;)">
            <text:p/>
          </table:table-cell>
          <table:table-cell table:formula="of:=IF(AND([.$A637]&gt;=[.E$4];[.$A637]&lt;[.E$6]);[.$A637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638]&gt;=[.B$4];[.$A638]&lt;[.B$6]);[.$A638];&quot;&quot;)">
            <text:p/>
          </table:table-cell>
          <table:table-cell table:style-name="Default" table:formula="of:=IF(AND([.$A638]&gt;=[.C$4];[.$A638]&lt;[.C$6]);[.$A638];&quot;&quot;)" office:value-type="float" office:value="259" calcext:value-type="float">
            <text:p>259</text:p>
          </table:table-cell>
          <table:table-cell table:formula="of:=IF(AND([.$A638]&gt;=[.D$4];[.$A638]&lt;[.D$6]);[.$A638];&quot;&quot;)">
            <text:p/>
          </table:table-cell>
          <table:table-cell table:formula="of:=IF(AND([.$A638]&gt;=[.E$4];[.$A638]&lt;[.E$6]);[.$A638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639]&gt;=[.B$4];[.$A639]&lt;[.B$6]);[.$A639];&quot;&quot;)">
            <text:p/>
          </table:table-cell>
          <table:table-cell table:formula="of:=IF(AND([.$A639]&gt;=[.C$4];[.$A639]&lt;[.C$6]);[.$A639];&quot;&quot;)">
            <text:p/>
          </table:table-cell>
          <table:table-cell table:formula="of:=IF(AND([.$A639]&gt;=[.D$4];[.$A639]&lt;[.D$6]);[.$A639];&quot;&quot;)" office:value-type="float" office:value="133" calcext:value-type="float">
            <text:p>133</text:p>
          </table:table-cell>
          <table:table-cell table:formula="of:=IF(AND([.$A639]&gt;=[.E$4];[.$A639]&lt;[.E$6]);[.$A639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640]&gt;=[.B$4];[.$A640]&lt;[.B$6]);[.$A640];&quot;&quot;)">
            <text:p/>
          </table:table-cell>
          <table:table-cell table:formula="of:=IF(AND([.$A640]&gt;=[.C$4];[.$A640]&lt;[.C$6]);[.$A640];&quot;&quot;)">
            <text:p/>
          </table:table-cell>
          <table:table-cell table:formula="of:=IF(AND([.$A640]&gt;=[.D$4];[.$A640]&lt;[.D$6]);[.$A640];&quot;&quot;)" office:value-type="float" office:value="133" calcext:value-type="float">
            <text:p>133</text:p>
          </table:table-cell>
          <table:table-cell table:formula="of:=IF(AND([.$A640]&gt;=[.E$4];[.$A640]&lt;[.E$6]);[.$A640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641]&gt;=[.B$4];[.$A641]&lt;[.B$6]);[.$A641];&quot;&quot;)">
            <text:p/>
          </table:table-cell>
          <table:table-cell table:formula="of:=IF(AND([.$A641]&gt;=[.C$4];[.$A641]&lt;[.C$6]);[.$A641];&quot;&quot;)">
            <text:p/>
          </table:table-cell>
          <table:table-cell table:formula="of:=IF(AND([.$A641]&gt;=[.D$4];[.$A641]&lt;[.D$6]);[.$A641];&quot;&quot;)" office:value-type="float" office:value="133" calcext:value-type="float">
            <text:p>133</text:p>
          </table:table-cell>
          <table:table-cell table:formula="of:=IF(AND([.$A641]&gt;=[.E$4];[.$A641]&lt;[.E$6]);[.$A641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642]&gt;=[.B$4];[.$A642]&lt;[.B$6]);[.$A642];&quot;&quot;)">
            <text:p/>
          </table:table-cell>
          <table:table-cell table:formula="of:=IF(AND([.$A642]&gt;=[.C$4];[.$A642]&lt;[.C$6]);[.$A642];&quot;&quot;)">
            <text:p/>
          </table:table-cell>
          <table:table-cell table:formula="of:=IF(AND([.$A642]&gt;=[.D$4];[.$A642]&lt;[.D$6]);[.$A642];&quot;&quot;)" office:value-type="float" office:value="133" calcext:value-type="float">
            <text:p>133</text:p>
          </table:table-cell>
          <table:table-cell table:formula="of:=IF(AND([.$A642]&gt;=[.E$4];[.$A642]&lt;[.E$6]);[.$A642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43]&gt;=[.B$4];[.$A643]&lt;[.B$6]);[.$A643];&quot;&quot;)">
            <text:p/>
          </table:table-cell>
          <table:table-cell table:formula="of:=IF(AND([.$A643]&gt;=[.C$4];[.$A643]&lt;[.C$6]);[.$A643];&quot;&quot;)">
            <text:p/>
          </table:table-cell>
          <table:table-cell table:formula="of:=IF(AND([.$A643]&gt;=[.D$4];[.$A643]&lt;[.D$6]);[.$A643];&quot;&quot;)">
            <text:p/>
          </table:table-cell>
          <table:table-cell table:formula="of:=IF(AND([.$A643]&gt;=[.E$4];[.$A643]&lt;[.E$6]);[.$A64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44]&gt;=[.B$4];[.$A644]&lt;[.B$6]);[.$A644];&quot;&quot;)">
            <text:p/>
          </table:table-cell>
          <table:table-cell table:formula="of:=IF(AND([.$A644]&gt;=[.C$4];[.$A644]&lt;[.C$6]);[.$A644];&quot;&quot;)">
            <text:p/>
          </table:table-cell>
          <table:table-cell table:formula="of:=IF(AND([.$A644]&gt;=[.D$4];[.$A644]&lt;[.D$6]);[.$A644];&quot;&quot;)">
            <text:p/>
          </table:table-cell>
          <table:table-cell table:formula="of:=IF(AND([.$A644]&gt;=[.E$4];[.$A644]&lt;[.E$6]);[.$A64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45]&gt;=[.B$4];[.$A645]&lt;[.B$6]);[.$A645];&quot;&quot;)">
            <text:p/>
          </table:table-cell>
          <table:table-cell table:formula="of:=IF(AND([.$A645]&gt;=[.C$4];[.$A645]&lt;[.C$6]);[.$A645];&quot;&quot;)">
            <text:p/>
          </table:table-cell>
          <table:table-cell table:formula="of:=IF(AND([.$A645]&gt;=[.D$4];[.$A645]&lt;[.D$6]);[.$A645];&quot;&quot;)">
            <text:p/>
          </table:table-cell>
          <table:table-cell table:formula="of:=IF(AND([.$A645]&gt;=[.E$4];[.$A645]&lt;[.E$6]);[.$A64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46]&gt;=[.B$4];[.$A646]&lt;[.B$6]);[.$A646];&quot;&quot;)">
            <text:p/>
          </table:table-cell>
          <table:table-cell table:formula="of:=IF(AND([.$A646]&gt;=[.C$4];[.$A646]&lt;[.C$6]);[.$A646];&quot;&quot;)">
            <text:p/>
          </table:table-cell>
          <table:table-cell table:formula="of:=IF(AND([.$A646]&gt;=[.D$4];[.$A646]&lt;[.D$6]);[.$A646];&quot;&quot;)">
            <text:p/>
          </table:table-cell>
          <table:table-cell table:formula="of:=IF(AND([.$A646]&gt;=[.E$4];[.$A646]&lt;[.E$6]);[.$A64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47]&gt;=[.B$4];[.$A647]&lt;[.B$6]);[.$A647];&quot;&quot;)">
            <text:p/>
          </table:table-cell>
          <table:table-cell table:formula="of:=IF(AND([.$A647]&gt;=[.C$4];[.$A647]&lt;[.C$6]);[.$A647];&quot;&quot;)">
            <text:p/>
          </table:table-cell>
          <table:table-cell table:formula="of:=IF(AND([.$A647]&gt;=[.D$4];[.$A647]&lt;[.D$6]);[.$A647];&quot;&quot;)">
            <text:p/>
          </table:table-cell>
          <table:table-cell table:formula="of:=IF(AND([.$A647]&gt;=[.E$4];[.$A647]&lt;[.E$6]);[.$A64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48]&gt;=[.B$4];[.$A648]&lt;[.B$6]);[.$A648];&quot;&quot;)">
            <text:p/>
          </table:table-cell>
          <table:table-cell table:formula="of:=IF(AND([.$A648]&gt;=[.C$4];[.$A648]&lt;[.C$6]);[.$A648];&quot;&quot;)">
            <text:p/>
          </table:table-cell>
          <table:table-cell table:formula="of:=IF(AND([.$A648]&gt;=[.D$4];[.$A648]&lt;[.D$6]);[.$A648];&quot;&quot;)">
            <text:p/>
          </table:table-cell>
          <table:table-cell table:formula="of:=IF(AND([.$A648]&gt;=[.E$4];[.$A648]&lt;[.E$6]);[.$A64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49]&gt;=[.B$4];[.$A649]&lt;[.B$6]);[.$A649];&quot;&quot;)">
            <text:p/>
          </table:table-cell>
          <table:table-cell table:formula="of:=IF(AND([.$A649]&gt;=[.C$4];[.$A649]&lt;[.C$6]);[.$A649];&quot;&quot;)">
            <text:p/>
          </table:table-cell>
          <table:table-cell table:formula="of:=IF(AND([.$A649]&gt;=[.D$4];[.$A649]&lt;[.D$6]);[.$A649];&quot;&quot;)">
            <text:p/>
          </table:table-cell>
          <table:table-cell table:formula="of:=IF(AND([.$A649]&gt;=[.E$4];[.$A649]&lt;[.E$6]);[.$A64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50]&gt;=[.B$4];[.$A650]&lt;[.B$6]);[.$A650];&quot;&quot;)">
            <text:p/>
          </table:table-cell>
          <table:table-cell table:formula="of:=IF(AND([.$A650]&gt;=[.C$4];[.$A650]&lt;[.C$6]);[.$A650];&quot;&quot;)">
            <text:p/>
          </table:table-cell>
          <table:table-cell table:formula="of:=IF(AND([.$A650]&gt;=[.D$4];[.$A650]&lt;[.D$6]);[.$A650];&quot;&quot;)">
            <text:p/>
          </table:table-cell>
          <table:table-cell table:formula="of:=IF(AND([.$A650]&gt;=[.E$4];[.$A650]&lt;[.E$6]);[.$A65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51]&gt;=[.B$4];[.$A651]&lt;[.B$6]);[.$A651];&quot;&quot;)">
            <text:p/>
          </table:table-cell>
          <table:table-cell table:formula="of:=IF(AND([.$A651]&gt;=[.C$4];[.$A651]&lt;[.C$6]);[.$A651];&quot;&quot;)">
            <text:p/>
          </table:table-cell>
          <table:table-cell table:formula="of:=IF(AND([.$A651]&gt;=[.D$4];[.$A651]&lt;[.D$6]);[.$A651];&quot;&quot;)">
            <text:p/>
          </table:table-cell>
          <table:table-cell table:formula="of:=IF(AND([.$A651]&gt;=[.E$4];[.$A651]&lt;[.E$6]);[.$A65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652]&gt;=[.B$4];[.$A652]&lt;[.B$6]);[.$A652];&quot;&quot;)" office:value-type="float" office:value="375" calcext:value-type="float">
            <text:p>375</text:p>
          </table:table-cell>
          <table:table-cell table:formula="of:=IF(AND([.$A652]&gt;=[.C$4];[.$A652]&lt;[.C$6]);[.$A652];&quot;&quot;)">
            <text:p/>
          </table:table-cell>
          <table:table-cell table:formula="of:=IF(AND([.$A652]&gt;=[.D$4];[.$A652]&lt;[.D$6]);[.$A652];&quot;&quot;)">
            <text:p/>
          </table:table-cell>
          <table:table-cell table:formula="of:=IF(AND([.$A652]&gt;=[.E$4];[.$A652]&lt;[.E$6]);[.$A652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653]&gt;=[.B$4];[.$A653]&lt;[.B$6]);[.$A653];&quot;&quot;)" office:value-type="float" office:value="375" calcext:value-type="float">
            <text:p>375</text:p>
          </table:table-cell>
          <table:table-cell table:formula="of:=IF(AND([.$A653]&gt;=[.C$4];[.$A653]&lt;[.C$6]);[.$A653];&quot;&quot;)">
            <text:p/>
          </table:table-cell>
          <table:table-cell table:formula="of:=IF(AND([.$A653]&gt;=[.D$4];[.$A653]&lt;[.D$6]);[.$A653];&quot;&quot;)">
            <text:p/>
          </table:table-cell>
          <table:table-cell table:formula="of:=IF(AND([.$A653]&gt;=[.E$4];[.$A653]&lt;[.E$6]);[.$A653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654]&gt;=[.B$4];[.$A654]&lt;[.B$6]);[.$A654];&quot;&quot;)" office:value-type="float" office:value="374" calcext:value-type="float">
            <text:p>374</text:p>
          </table:table-cell>
          <table:table-cell table:formula="of:=IF(AND([.$A654]&gt;=[.C$4];[.$A654]&lt;[.C$6]);[.$A654];&quot;&quot;)">
            <text:p/>
          </table:table-cell>
          <table:table-cell table:formula="of:=IF(AND([.$A654]&gt;=[.D$4];[.$A654]&lt;[.D$6]);[.$A654];&quot;&quot;)">
            <text:p/>
          </table:table-cell>
          <table:table-cell table:formula="of:=IF(AND([.$A654]&gt;=[.E$4];[.$A654]&lt;[.E$6]);[.$A654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655]&gt;=[.B$4];[.$A655]&lt;[.B$6]);[.$A655];&quot;&quot;)">
            <text:p/>
          </table:table-cell>
          <table:table-cell table:style-name="Default" table:formula="of:=IF(AND([.$A655]&gt;=[.C$4];[.$A655]&lt;[.C$6]);[.$A655];&quot;&quot;)" office:value-type="float" office:value="259" calcext:value-type="float">
            <text:p>259</text:p>
          </table:table-cell>
          <table:table-cell table:formula="of:=IF(AND([.$A655]&gt;=[.D$4];[.$A655]&lt;[.D$6]);[.$A655];&quot;&quot;)">
            <text:p/>
          </table:table-cell>
          <table:table-cell table:formula="of:=IF(AND([.$A655]&gt;=[.E$4];[.$A655]&lt;[.E$6]);[.$A655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656]&gt;=[.B$4];[.$A656]&lt;[.B$6]);[.$A656];&quot;&quot;)">
            <text:p/>
          </table:table-cell>
          <table:table-cell table:style-name="Default" table:formula="of:=IF(AND([.$A656]&gt;=[.C$4];[.$A656]&lt;[.C$6]);[.$A656];&quot;&quot;)" office:value-type="float" office:value="259" calcext:value-type="float">
            <text:p>259</text:p>
          </table:table-cell>
          <table:table-cell table:formula="of:=IF(AND([.$A656]&gt;=[.D$4];[.$A656]&lt;[.D$6]);[.$A656];&quot;&quot;)">
            <text:p/>
          </table:table-cell>
          <table:table-cell table:formula="of:=IF(AND([.$A656]&gt;=[.E$4];[.$A656]&lt;[.E$6]);[.$A656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657]&gt;=[.B$4];[.$A657]&lt;[.B$6]);[.$A657];&quot;&quot;)">
            <text:p/>
          </table:table-cell>
          <table:table-cell table:style-name="Default" table:formula="of:=IF(AND([.$A657]&gt;=[.C$4];[.$A657]&lt;[.C$6]);[.$A657];&quot;&quot;)" office:value-type="float" office:value="259" calcext:value-type="float">
            <text:p>259</text:p>
          </table:table-cell>
          <table:table-cell table:formula="of:=IF(AND([.$A657]&gt;=[.D$4];[.$A657]&lt;[.D$6]);[.$A657];&quot;&quot;)">
            <text:p/>
          </table:table-cell>
          <table:table-cell table:formula="of:=IF(AND([.$A657]&gt;=[.E$4];[.$A657]&lt;[.E$6]);[.$A657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658]&gt;=[.B$4];[.$A658]&lt;[.B$6]);[.$A658];&quot;&quot;)">
            <text:p/>
          </table:table-cell>
          <table:table-cell table:style-name="Default" table:formula="of:=IF(AND([.$A658]&gt;=[.C$4];[.$A658]&lt;[.C$6]);[.$A658];&quot;&quot;)" office:value-type="float" office:value="259" calcext:value-type="float">
            <text:p>259</text:p>
          </table:table-cell>
          <table:table-cell table:formula="of:=IF(AND([.$A658]&gt;=[.D$4];[.$A658]&lt;[.D$6]);[.$A658];&quot;&quot;)">
            <text:p/>
          </table:table-cell>
          <table:table-cell table:formula="of:=IF(AND([.$A658]&gt;=[.E$4];[.$A658]&lt;[.E$6]);[.$A658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659]&gt;=[.B$4];[.$A659]&lt;[.B$6]);[.$A659];&quot;&quot;)">
            <text:p/>
          </table:table-cell>
          <table:table-cell table:formula="of:=IF(AND([.$A659]&gt;=[.C$4];[.$A659]&lt;[.C$6]);[.$A659];&quot;&quot;)">
            <text:p/>
          </table:table-cell>
          <table:table-cell table:formula="of:=IF(AND([.$A659]&gt;=[.D$4];[.$A659]&lt;[.D$6]);[.$A659];&quot;&quot;)" office:value-type="float" office:value="133" calcext:value-type="float">
            <text:p>133</text:p>
          </table:table-cell>
          <table:table-cell table:formula="of:=IF(AND([.$A659]&gt;=[.E$4];[.$A659]&lt;[.E$6]);[.$A659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660]&gt;=[.B$4];[.$A660]&lt;[.B$6]);[.$A660];&quot;&quot;)">
            <text:p/>
          </table:table-cell>
          <table:table-cell table:formula="of:=IF(AND([.$A660]&gt;=[.C$4];[.$A660]&lt;[.C$6]);[.$A660];&quot;&quot;)">
            <text:p/>
          </table:table-cell>
          <table:table-cell table:formula="of:=IF(AND([.$A660]&gt;=[.D$4];[.$A660]&lt;[.D$6]);[.$A660];&quot;&quot;)" office:value-type="float" office:value="133" calcext:value-type="float">
            <text:p>133</text:p>
          </table:table-cell>
          <table:table-cell table:formula="of:=IF(AND([.$A660]&gt;=[.E$4];[.$A660]&lt;[.E$6]);[.$A660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661]&gt;=[.B$4];[.$A661]&lt;[.B$6]);[.$A661];&quot;&quot;)">
            <text:p/>
          </table:table-cell>
          <table:table-cell table:formula="of:=IF(AND([.$A661]&gt;=[.C$4];[.$A661]&lt;[.C$6]);[.$A661];&quot;&quot;)">
            <text:p/>
          </table:table-cell>
          <table:table-cell table:formula="of:=IF(AND([.$A661]&gt;=[.D$4];[.$A661]&lt;[.D$6]);[.$A661];&quot;&quot;)" office:value-type="float" office:value="133" calcext:value-type="float">
            <text:p>133</text:p>
          </table:table-cell>
          <table:table-cell table:formula="of:=IF(AND([.$A661]&gt;=[.E$4];[.$A661]&lt;[.E$6]);[.$A661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62]&gt;=[.B$4];[.$A662]&lt;[.B$6]);[.$A662];&quot;&quot;)">
            <text:p/>
          </table:table-cell>
          <table:table-cell table:formula="of:=IF(AND([.$A662]&gt;=[.C$4];[.$A662]&lt;[.C$6]);[.$A662];&quot;&quot;)">
            <text:p/>
          </table:table-cell>
          <table:table-cell table:formula="of:=IF(AND([.$A662]&gt;=[.D$4];[.$A662]&lt;[.D$6]);[.$A662];&quot;&quot;)">
            <text:p/>
          </table:table-cell>
          <table:table-cell table:formula="of:=IF(AND([.$A662]&gt;=[.E$4];[.$A662]&lt;[.E$6]);[.$A66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63]&gt;=[.B$4];[.$A663]&lt;[.B$6]);[.$A663];&quot;&quot;)">
            <text:p/>
          </table:table-cell>
          <table:table-cell table:formula="of:=IF(AND([.$A663]&gt;=[.C$4];[.$A663]&lt;[.C$6]);[.$A663];&quot;&quot;)">
            <text:p/>
          </table:table-cell>
          <table:table-cell table:formula="of:=IF(AND([.$A663]&gt;=[.D$4];[.$A663]&lt;[.D$6]);[.$A663];&quot;&quot;)">
            <text:p/>
          </table:table-cell>
          <table:table-cell table:formula="of:=IF(AND([.$A663]&gt;=[.E$4];[.$A663]&lt;[.E$6]);[.$A66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64]&gt;=[.B$4];[.$A664]&lt;[.B$6]);[.$A664];&quot;&quot;)">
            <text:p/>
          </table:table-cell>
          <table:table-cell table:formula="of:=IF(AND([.$A664]&gt;=[.C$4];[.$A664]&lt;[.C$6]);[.$A664];&quot;&quot;)">
            <text:p/>
          </table:table-cell>
          <table:table-cell table:formula="of:=IF(AND([.$A664]&gt;=[.D$4];[.$A664]&lt;[.D$6]);[.$A664];&quot;&quot;)">
            <text:p/>
          </table:table-cell>
          <table:table-cell table:formula="of:=IF(AND([.$A664]&gt;=[.E$4];[.$A664]&lt;[.E$6]);[.$A66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65]&gt;=[.B$4];[.$A665]&lt;[.B$6]);[.$A665];&quot;&quot;)">
            <text:p/>
          </table:table-cell>
          <table:table-cell table:formula="of:=IF(AND([.$A665]&gt;=[.C$4];[.$A665]&lt;[.C$6]);[.$A665];&quot;&quot;)">
            <text:p/>
          </table:table-cell>
          <table:table-cell table:formula="of:=IF(AND([.$A665]&gt;=[.D$4];[.$A665]&lt;[.D$6]);[.$A665];&quot;&quot;)">
            <text:p/>
          </table:table-cell>
          <table:table-cell table:formula="of:=IF(AND([.$A665]&gt;=[.E$4];[.$A665]&lt;[.E$6]);[.$A66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66]&gt;=[.B$4];[.$A666]&lt;[.B$6]);[.$A666];&quot;&quot;)">
            <text:p/>
          </table:table-cell>
          <table:table-cell table:formula="of:=IF(AND([.$A666]&gt;=[.C$4];[.$A666]&lt;[.C$6]);[.$A666];&quot;&quot;)">
            <text:p/>
          </table:table-cell>
          <table:table-cell table:formula="of:=IF(AND([.$A666]&gt;=[.D$4];[.$A666]&lt;[.D$6]);[.$A666];&quot;&quot;)">
            <text:p/>
          </table:table-cell>
          <table:table-cell table:formula="of:=IF(AND([.$A666]&gt;=[.E$4];[.$A666]&lt;[.E$6]);[.$A66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67]&gt;=[.B$4];[.$A667]&lt;[.B$6]);[.$A667];&quot;&quot;)">
            <text:p/>
          </table:table-cell>
          <table:table-cell table:formula="of:=IF(AND([.$A667]&gt;=[.C$4];[.$A667]&lt;[.C$6]);[.$A667];&quot;&quot;)">
            <text:p/>
          </table:table-cell>
          <table:table-cell table:formula="of:=IF(AND([.$A667]&gt;=[.D$4];[.$A667]&lt;[.D$6]);[.$A667];&quot;&quot;)">
            <text:p/>
          </table:table-cell>
          <table:table-cell table:formula="of:=IF(AND([.$A667]&gt;=[.E$4];[.$A667]&lt;[.E$6]);[.$A66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68]&gt;=[.B$4];[.$A668]&lt;[.B$6]);[.$A668];&quot;&quot;)">
            <text:p/>
          </table:table-cell>
          <table:table-cell table:formula="of:=IF(AND([.$A668]&gt;=[.C$4];[.$A668]&lt;[.C$6]);[.$A668];&quot;&quot;)">
            <text:p/>
          </table:table-cell>
          <table:table-cell table:formula="of:=IF(AND([.$A668]&gt;=[.D$4];[.$A668]&lt;[.D$6]);[.$A668];&quot;&quot;)">
            <text:p/>
          </table:table-cell>
          <table:table-cell table:formula="of:=IF(AND([.$A668]&gt;=[.E$4];[.$A668]&lt;[.E$6]);[.$A66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69]&gt;=[.B$4];[.$A669]&lt;[.B$6]);[.$A669];&quot;&quot;)">
            <text:p/>
          </table:table-cell>
          <table:table-cell table:formula="of:=IF(AND([.$A669]&gt;=[.C$4];[.$A669]&lt;[.C$6]);[.$A669];&quot;&quot;)">
            <text:p/>
          </table:table-cell>
          <table:table-cell table:formula="of:=IF(AND([.$A669]&gt;=[.D$4];[.$A669]&lt;[.D$6]);[.$A669];&quot;&quot;)">
            <text:p/>
          </table:table-cell>
          <table:table-cell table:formula="of:=IF(AND([.$A669]&gt;=[.E$4];[.$A669]&lt;[.E$6]);[.$A66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70]&gt;=[.B$4];[.$A670]&lt;[.B$6]);[.$A670];&quot;&quot;)">
            <text:p/>
          </table:table-cell>
          <table:table-cell table:formula="of:=IF(AND([.$A670]&gt;=[.C$4];[.$A670]&lt;[.C$6]);[.$A670];&quot;&quot;)">
            <text:p/>
          </table:table-cell>
          <table:table-cell table:formula="of:=IF(AND([.$A670]&gt;=[.D$4];[.$A670]&lt;[.D$6]);[.$A670];&quot;&quot;)">
            <text:p/>
          </table:table-cell>
          <table:table-cell table:formula="of:=IF(AND([.$A670]&gt;=[.E$4];[.$A670]&lt;[.E$6]);[.$A67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671]&gt;=[.B$4];[.$A671]&lt;[.B$6]);[.$A671];&quot;&quot;)" office:value-type="float" office:value="375" calcext:value-type="float">
            <text:p>375</text:p>
          </table:table-cell>
          <table:table-cell table:formula="of:=IF(AND([.$A671]&gt;=[.C$4];[.$A671]&lt;[.C$6]);[.$A671];&quot;&quot;)">
            <text:p/>
          </table:table-cell>
          <table:table-cell table:formula="of:=IF(AND([.$A671]&gt;=[.D$4];[.$A671]&lt;[.D$6]);[.$A671];&quot;&quot;)">
            <text:p/>
          </table:table-cell>
          <table:table-cell table:formula="of:=IF(AND([.$A671]&gt;=[.E$4];[.$A671]&lt;[.E$6]);[.$A671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672]&gt;=[.B$4];[.$A672]&lt;[.B$6]);[.$A672];&quot;&quot;)" office:value-type="float" office:value="375" calcext:value-type="float">
            <text:p>375</text:p>
          </table:table-cell>
          <table:table-cell table:formula="of:=IF(AND([.$A672]&gt;=[.C$4];[.$A672]&lt;[.C$6]);[.$A672];&quot;&quot;)">
            <text:p/>
          </table:table-cell>
          <table:table-cell table:formula="of:=IF(AND([.$A672]&gt;=[.D$4];[.$A672]&lt;[.D$6]);[.$A672];&quot;&quot;)">
            <text:p/>
          </table:table-cell>
          <table:table-cell table:formula="of:=IF(AND([.$A672]&gt;=[.E$4];[.$A672]&lt;[.E$6]);[.$A672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673]&gt;=[.B$4];[.$A673]&lt;[.B$6]);[.$A673];&quot;&quot;)" office:value-type="float" office:value="374" calcext:value-type="float">
            <text:p>374</text:p>
          </table:table-cell>
          <table:table-cell table:formula="of:=IF(AND([.$A673]&gt;=[.C$4];[.$A673]&lt;[.C$6]);[.$A673];&quot;&quot;)">
            <text:p/>
          </table:table-cell>
          <table:table-cell table:formula="of:=IF(AND([.$A673]&gt;=[.D$4];[.$A673]&lt;[.D$6]);[.$A673];&quot;&quot;)">
            <text:p/>
          </table:table-cell>
          <table:table-cell table:formula="of:=IF(AND([.$A673]&gt;=[.E$4];[.$A673]&lt;[.E$6]);[.$A673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674]&gt;=[.B$4];[.$A674]&lt;[.B$6]);[.$A674];&quot;&quot;)" office:value-type="float" office:value="374" calcext:value-type="float">
            <text:p>374</text:p>
          </table:table-cell>
          <table:table-cell table:formula="of:=IF(AND([.$A674]&gt;=[.C$4];[.$A674]&lt;[.C$6]);[.$A674];&quot;&quot;)">
            <text:p/>
          </table:table-cell>
          <table:table-cell table:formula="of:=IF(AND([.$A674]&gt;=[.D$4];[.$A674]&lt;[.D$6]);[.$A674];&quot;&quot;)">
            <text:p/>
          </table:table-cell>
          <table:table-cell table:formula="of:=IF(AND([.$A674]&gt;=[.E$4];[.$A674]&lt;[.E$6]);[.$A674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675]&gt;=[.B$4];[.$A675]&lt;[.B$6]);[.$A675];&quot;&quot;)">
            <text:p/>
          </table:table-cell>
          <table:table-cell table:style-name="Default" table:formula="of:=IF(AND([.$A675]&gt;=[.C$4];[.$A675]&lt;[.C$6]);[.$A675];&quot;&quot;)" office:value-type="float" office:value="259" calcext:value-type="float">
            <text:p>259</text:p>
          </table:table-cell>
          <table:table-cell table:formula="of:=IF(AND([.$A675]&gt;=[.D$4];[.$A675]&lt;[.D$6]);[.$A675];&quot;&quot;)">
            <text:p/>
          </table:table-cell>
          <table:table-cell table:formula="of:=IF(AND([.$A675]&gt;=[.E$4];[.$A675]&lt;[.E$6]);[.$A675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676]&gt;=[.B$4];[.$A676]&lt;[.B$6]);[.$A676];&quot;&quot;)">
            <text:p/>
          </table:table-cell>
          <table:table-cell table:style-name="Default" table:formula="of:=IF(AND([.$A676]&gt;=[.C$4];[.$A676]&lt;[.C$6]);[.$A676];&quot;&quot;)" office:value-type="float" office:value="259" calcext:value-type="float">
            <text:p>259</text:p>
          </table:table-cell>
          <table:table-cell table:formula="of:=IF(AND([.$A676]&gt;=[.D$4];[.$A676]&lt;[.D$6]);[.$A676];&quot;&quot;)">
            <text:p/>
          </table:table-cell>
          <table:table-cell table:formula="of:=IF(AND([.$A676]&gt;=[.E$4];[.$A676]&lt;[.E$6]);[.$A676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677]&gt;=[.B$4];[.$A677]&lt;[.B$6]);[.$A677];&quot;&quot;)">
            <text:p/>
          </table:table-cell>
          <table:table-cell table:style-name="Default" table:formula="of:=IF(AND([.$A677]&gt;=[.C$4];[.$A677]&lt;[.C$6]);[.$A677];&quot;&quot;)" office:value-type="float" office:value="259" calcext:value-type="float">
            <text:p>259</text:p>
          </table:table-cell>
          <table:table-cell table:formula="of:=IF(AND([.$A677]&gt;=[.D$4];[.$A677]&lt;[.D$6]);[.$A677];&quot;&quot;)">
            <text:p/>
          </table:table-cell>
          <table:table-cell table:formula="of:=IF(AND([.$A677]&gt;=[.E$4];[.$A677]&lt;[.E$6]);[.$A677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678]&gt;=[.B$4];[.$A678]&lt;[.B$6]);[.$A678];&quot;&quot;)">
            <text:p/>
          </table:table-cell>
          <table:table-cell table:formula="of:=IF(AND([.$A678]&gt;=[.C$4];[.$A678]&lt;[.C$6]);[.$A678];&quot;&quot;)">
            <text:p/>
          </table:table-cell>
          <table:table-cell table:formula="of:=IF(AND([.$A678]&gt;=[.D$4];[.$A678]&lt;[.D$6]);[.$A678];&quot;&quot;)" office:value-type="float" office:value="133" calcext:value-type="float">
            <text:p>133</text:p>
          </table:table-cell>
          <table:table-cell table:formula="of:=IF(AND([.$A678]&gt;=[.E$4];[.$A678]&lt;[.E$6]);[.$A678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679]&gt;=[.B$4];[.$A679]&lt;[.B$6]);[.$A679];&quot;&quot;)">
            <text:p/>
          </table:table-cell>
          <table:table-cell table:formula="of:=IF(AND([.$A679]&gt;=[.C$4];[.$A679]&lt;[.C$6]);[.$A679];&quot;&quot;)">
            <text:p/>
          </table:table-cell>
          <table:table-cell table:formula="of:=IF(AND([.$A679]&gt;=[.D$4];[.$A679]&lt;[.D$6]);[.$A679];&quot;&quot;)" office:value-type="float" office:value="133" calcext:value-type="float">
            <text:p>133</text:p>
          </table:table-cell>
          <table:table-cell table:formula="of:=IF(AND([.$A679]&gt;=[.E$4];[.$A679]&lt;[.E$6]);[.$A679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680]&gt;=[.B$4];[.$A680]&lt;[.B$6]);[.$A680];&quot;&quot;)">
            <text:p/>
          </table:table-cell>
          <table:table-cell table:formula="of:=IF(AND([.$A680]&gt;=[.C$4];[.$A680]&lt;[.C$6]);[.$A680];&quot;&quot;)">
            <text:p/>
          </table:table-cell>
          <table:table-cell table:formula="of:=IF(AND([.$A680]&gt;=[.D$4];[.$A680]&lt;[.D$6]);[.$A680];&quot;&quot;)" office:value-type="float" office:value="133" calcext:value-type="float">
            <text:p>133</text:p>
          </table:table-cell>
          <table:table-cell table:formula="of:=IF(AND([.$A680]&gt;=[.E$4];[.$A680]&lt;[.E$6]);[.$A680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681]&gt;=[.B$4];[.$A681]&lt;[.B$6]);[.$A681];&quot;&quot;)">
            <text:p/>
          </table:table-cell>
          <table:table-cell table:formula="of:=IF(AND([.$A681]&gt;=[.C$4];[.$A681]&lt;[.C$6]);[.$A681];&quot;&quot;)">
            <text:p/>
          </table:table-cell>
          <table:table-cell table:formula="of:=IF(AND([.$A681]&gt;=[.D$4];[.$A681]&lt;[.D$6]);[.$A681];&quot;&quot;)" office:value-type="float" office:value="133" calcext:value-type="float">
            <text:p>133</text:p>
          </table:table-cell>
          <table:table-cell table:formula="of:=IF(AND([.$A681]&gt;=[.E$4];[.$A681]&lt;[.E$6]);[.$A681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82]&gt;=[.B$4];[.$A682]&lt;[.B$6]);[.$A682];&quot;&quot;)">
            <text:p/>
          </table:table-cell>
          <table:table-cell table:formula="of:=IF(AND([.$A682]&gt;=[.C$4];[.$A682]&lt;[.C$6]);[.$A682];&quot;&quot;)">
            <text:p/>
          </table:table-cell>
          <table:table-cell table:formula="of:=IF(AND([.$A682]&gt;=[.D$4];[.$A682]&lt;[.D$6]);[.$A682];&quot;&quot;)">
            <text:p/>
          </table:table-cell>
          <table:table-cell table:formula="of:=IF(AND([.$A682]&gt;=[.E$4];[.$A682]&lt;[.E$6]);[.$A68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83]&gt;=[.B$4];[.$A683]&lt;[.B$6]);[.$A683];&quot;&quot;)">
            <text:p/>
          </table:table-cell>
          <table:table-cell table:formula="of:=IF(AND([.$A683]&gt;=[.C$4];[.$A683]&lt;[.C$6]);[.$A683];&quot;&quot;)">
            <text:p/>
          </table:table-cell>
          <table:table-cell table:formula="of:=IF(AND([.$A683]&gt;=[.D$4];[.$A683]&lt;[.D$6]);[.$A683];&quot;&quot;)">
            <text:p/>
          </table:table-cell>
          <table:table-cell table:formula="of:=IF(AND([.$A683]&gt;=[.E$4];[.$A683]&lt;[.E$6]);[.$A68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84]&gt;=[.B$4];[.$A684]&lt;[.B$6]);[.$A684];&quot;&quot;)">
            <text:p/>
          </table:table-cell>
          <table:table-cell table:formula="of:=IF(AND([.$A684]&gt;=[.C$4];[.$A684]&lt;[.C$6]);[.$A684];&quot;&quot;)">
            <text:p/>
          </table:table-cell>
          <table:table-cell table:formula="of:=IF(AND([.$A684]&gt;=[.D$4];[.$A684]&lt;[.D$6]);[.$A684];&quot;&quot;)">
            <text:p/>
          </table:table-cell>
          <table:table-cell table:formula="of:=IF(AND([.$A684]&gt;=[.E$4];[.$A684]&lt;[.E$6]);[.$A68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85]&gt;=[.B$4];[.$A685]&lt;[.B$6]);[.$A685];&quot;&quot;)">
            <text:p/>
          </table:table-cell>
          <table:table-cell table:formula="of:=IF(AND([.$A685]&gt;=[.C$4];[.$A685]&lt;[.C$6]);[.$A685];&quot;&quot;)">
            <text:p/>
          </table:table-cell>
          <table:table-cell table:formula="of:=IF(AND([.$A685]&gt;=[.D$4];[.$A685]&lt;[.D$6]);[.$A685];&quot;&quot;)">
            <text:p/>
          </table:table-cell>
          <table:table-cell table:formula="of:=IF(AND([.$A685]&gt;=[.E$4];[.$A685]&lt;[.E$6]);[.$A68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86]&gt;=[.B$4];[.$A686]&lt;[.B$6]);[.$A686];&quot;&quot;)">
            <text:p/>
          </table:table-cell>
          <table:table-cell table:formula="of:=IF(AND([.$A686]&gt;=[.C$4];[.$A686]&lt;[.C$6]);[.$A686];&quot;&quot;)">
            <text:p/>
          </table:table-cell>
          <table:table-cell table:formula="of:=IF(AND([.$A686]&gt;=[.D$4];[.$A686]&lt;[.D$6]);[.$A686];&quot;&quot;)">
            <text:p/>
          </table:table-cell>
          <table:table-cell table:formula="of:=IF(AND([.$A686]&gt;=[.E$4];[.$A686]&lt;[.E$6]);[.$A68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87]&gt;=[.B$4];[.$A687]&lt;[.B$6]);[.$A687];&quot;&quot;)">
            <text:p/>
          </table:table-cell>
          <table:table-cell table:formula="of:=IF(AND([.$A687]&gt;=[.C$4];[.$A687]&lt;[.C$6]);[.$A687];&quot;&quot;)">
            <text:p/>
          </table:table-cell>
          <table:table-cell table:formula="of:=IF(AND([.$A687]&gt;=[.D$4];[.$A687]&lt;[.D$6]);[.$A687];&quot;&quot;)">
            <text:p/>
          </table:table-cell>
          <table:table-cell table:formula="of:=IF(AND([.$A687]&gt;=[.E$4];[.$A687]&lt;[.E$6]);[.$A68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88]&gt;=[.B$4];[.$A688]&lt;[.B$6]);[.$A688];&quot;&quot;)">
            <text:p/>
          </table:table-cell>
          <table:table-cell table:formula="of:=IF(AND([.$A688]&gt;=[.C$4];[.$A688]&lt;[.C$6]);[.$A688];&quot;&quot;)">
            <text:p/>
          </table:table-cell>
          <table:table-cell table:formula="of:=IF(AND([.$A688]&gt;=[.D$4];[.$A688]&lt;[.D$6]);[.$A688];&quot;&quot;)">
            <text:p/>
          </table:table-cell>
          <table:table-cell table:formula="of:=IF(AND([.$A688]&gt;=[.E$4];[.$A688]&lt;[.E$6]);[.$A68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689]&gt;=[.B$4];[.$A689]&lt;[.B$6]);[.$A689];&quot;&quot;)">
            <text:p/>
          </table:table-cell>
          <table:table-cell table:formula="of:=IF(AND([.$A689]&gt;=[.C$4];[.$A689]&lt;[.C$6]);[.$A689];&quot;&quot;)">
            <text:p/>
          </table:table-cell>
          <table:table-cell table:formula="of:=IF(AND([.$A689]&gt;=[.D$4];[.$A689]&lt;[.D$6]);[.$A689];&quot;&quot;)">
            <text:p/>
          </table:table-cell>
          <table:table-cell table:formula="of:=IF(AND([.$A689]&gt;=[.E$4];[.$A689]&lt;[.E$6]);[.$A68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690]&gt;=[.B$4];[.$A690]&lt;[.B$6]);[.$A690];&quot;&quot;)" office:value-type="float" office:value="375" calcext:value-type="float">
            <text:p>375</text:p>
          </table:table-cell>
          <table:table-cell table:formula="of:=IF(AND([.$A690]&gt;=[.C$4];[.$A690]&lt;[.C$6]);[.$A690];&quot;&quot;)">
            <text:p/>
          </table:table-cell>
          <table:table-cell table:formula="of:=IF(AND([.$A690]&gt;=[.D$4];[.$A690]&lt;[.D$6]);[.$A690];&quot;&quot;)">
            <text:p/>
          </table:table-cell>
          <table:table-cell table:formula="of:=IF(AND([.$A690]&gt;=[.E$4];[.$A690]&lt;[.E$6]);[.$A690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691]&gt;=[.B$4];[.$A691]&lt;[.B$6]);[.$A691];&quot;&quot;)" office:value-type="float" office:value="375" calcext:value-type="float">
            <text:p>375</text:p>
          </table:table-cell>
          <table:table-cell table:formula="of:=IF(AND([.$A691]&gt;=[.C$4];[.$A691]&lt;[.C$6]);[.$A691];&quot;&quot;)">
            <text:p/>
          </table:table-cell>
          <table:table-cell table:formula="of:=IF(AND([.$A691]&gt;=[.D$4];[.$A691]&lt;[.D$6]);[.$A691];&quot;&quot;)">
            <text:p/>
          </table:table-cell>
          <table:table-cell table:formula="of:=IF(AND([.$A691]&gt;=[.E$4];[.$A691]&lt;[.E$6]);[.$A691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692]&gt;=[.B$4];[.$A692]&lt;[.B$6]);[.$A692];&quot;&quot;)" office:value-type="float" office:value="375" calcext:value-type="float">
            <text:p>375</text:p>
          </table:table-cell>
          <table:table-cell table:formula="of:=IF(AND([.$A692]&gt;=[.C$4];[.$A692]&lt;[.C$6]);[.$A692];&quot;&quot;)">
            <text:p/>
          </table:table-cell>
          <table:table-cell table:formula="of:=IF(AND([.$A692]&gt;=[.D$4];[.$A692]&lt;[.D$6]);[.$A692];&quot;&quot;)">
            <text:p/>
          </table:table-cell>
          <table:table-cell table:formula="of:=IF(AND([.$A692]&gt;=[.E$4];[.$A692]&lt;[.E$6]);[.$A692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693]&gt;=[.B$4];[.$A693]&lt;[.B$6]);[.$A693];&quot;&quot;)" office:value-type="float" office:value="374" calcext:value-type="float">
            <text:p>374</text:p>
          </table:table-cell>
          <table:table-cell table:formula="of:=IF(AND([.$A693]&gt;=[.C$4];[.$A693]&lt;[.C$6]);[.$A693];&quot;&quot;)">
            <text:p/>
          </table:table-cell>
          <table:table-cell table:formula="of:=IF(AND([.$A693]&gt;=[.D$4];[.$A693]&lt;[.D$6]);[.$A693];&quot;&quot;)">
            <text:p/>
          </table:table-cell>
          <table:table-cell table:formula="of:=IF(AND([.$A693]&gt;=[.E$4];[.$A693]&lt;[.E$6]);[.$A693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694]&gt;=[.B$4];[.$A694]&lt;[.B$6]);[.$A694];&quot;&quot;)">
            <text:p/>
          </table:table-cell>
          <table:table-cell table:style-name="Default" table:formula="of:=IF(AND([.$A694]&gt;=[.C$4];[.$A694]&lt;[.C$6]);[.$A694];&quot;&quot;)" office:value-type="float" office:value="259" calcext:value-type="float">
            <text:p>259</text:p>
          </table:table-cell>
          <table:table-cell table:formula="of:=IF(AND([.$A694]&gt;=[.D$4];[.$A694]&lt;[.D$6]);[.$A694];&quot;&quot;)">
            <text:p/>
          </table:table-cell>
          <table:table-cell table:formula="of:=IF(AND([.$A694]&gt;=[.E$4];[.$A694]&lt;[.E$6]);[.$A694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695]&gt;=[.B$4];[.$A695]&lt;[.B$6]);[.$A695];&quot;&quot;)">
            <text:p/>
          </table:table-cell>
          <table:table-cell table:style-name="Default" table:formula="of:=IF(AND([.$A695]&gt;=[.C$4];[.$A695]&lt;[.C$6]);[.$A695];&quot;&quot;)" office:value-type="float" office:value="259" calcext:value-type="float">
            <text:p>259</text:p>
          </table:table-cell>
          <table:table-cell table:formula="of:=IF(AND([.$A695]&gt;=[.D$4];[.$A695]&lt;[.D$6]);[.$A695];&quot;&quot;)">
            <text:p/>
          </table:table-cell>
          <table:table-cell table:formula="of:=IF(AND([.$A695]&gt;=[.E$4];[.$A695]&lt;[.E$6]);[.$A695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696]&gt;=[.B$4];[.$A696]&lt;[.B$6]);[.$A696];&quot;&quot;)">
            <text:p/>
          </table:table-cell>
          <table:table-cell table:style-name="Default" table:formula="of:=IF(AND([.$A696]&gt;=[.C$4];[.$A696]&lt;[.C$6]);[.$A696];&quot;&quot;)" office:value-type="float" office:value="259" calcext:value-type="float">
            <text:p>259</text:p>
          </table:table-cell>
          <table:table-cell table:formula="of:=IF(AND([.$A696]&gt;=[.D$4];[.$A696]&lt;[.D$6]);[.$A696];&quot;&quot;)">
            <text:p/>
          </table:table-cell>
          <table:table-cell table:formula="of:=IF(AND([.$A696]&gt;=[.E$4];[.$A696]&lt;[.E$6]);[.$A696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697]&gt;=[.B$4];[.$A697]&lt;[.B$6]);[.$A697];&quot;&quot;)">
            <text:p/>
          </table:table-cell>
          <table:table-cell table:formula="of:=IF(AND([.$A697]&gt;=[.C$4];[.$A697]&lt;[.C$6]);[.$A697];&quot;&quot;)">
            <text:p/>
          </table:table-cell>
          <table:table-cell table:formula="of:=IF(AND([.$A697]&gt;=[.D$4];[.$A697]&lt;[.D$6]);[.$A697];&quot;&quot;)" office:value-type="float" office:value="133" calcext:value-type="float">
            <text:p>133</text:p>
          </table:table-cell>
          <table:table-cell table:formula="of:=IF(AND([.$A697]&gt;=[.E$4];[.$A697]&lt;[.E$6]);[.$A697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698]&gt;=[.B$4];[.$A698]&lt;[.B$6]);[.$A698];&quot;&quot;)">
            <text:p/>
          </table:table-cell>
          <table:table-cell table:formula="of:=IF(AND([.$A698]&gt;=[.C$4];[.$A698]&lt;[.C$6]);[.$A698];&quot;&quot;)">
            <text:p/>
          </table:table-cell>
          <table:table-cell table:formula="of:=IF(AND([.$A698]&gt;=[.D$4];[.$A698]&lt;[.D$6]);[.$A698];&quot;&quot;)" office:value-type="float" office:value="133" calcext:value-type="float">
            <text:p>133</text:p>
          </table:table-cell>
          <table:table-cell table:formula="of:=IF(AND([.$A698]&gt;=[.E$4];[.$A698]&lt;[.E$6]);[.$A698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699]&gt;=[.B$4];[.$A699]&lt;[.B$6]);[.$A699];&quot;&quot;)">
            <text:p/>
          </table:table-cell>
          <table:table-cell table:formula="of:=IF(AND([.$A699]&gt;=[.C$4];[.$A699]&lt;[.C$6]);[.$A699];&quot;&quot;)">
            <text:p/>
          </table:table-cell>
          <table:table-cell table:formula="of:=IF(AND([.$A699]&gt;=[.D$4];[.$A699]&lt;[.D$6]);[.$A699];&quot;&quot;)" office:value-type="float" office:value="133" calcext:value-type="float">
            <text:p>133</text:p>
          </table:table-cell>
          <table:table-cell table:formula="of:=IF(AND([.$A699]&gt;=[.E$4];[.$A699]&lt;[.E$6]);[.$A699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700]&gt;=[.B$4];[.$A700]&lt;[.B$6]);[.$A700];&quot;&quot;)">
            <text:p/>
          </table:table-cell>
          <table:table-cell table:formula="of:=IF(AND([.$A700]&gt;=[.C$4];[.$A700]&lt;[.C$6]);[.$A700];&quot;&quot;)">
            <text:p/>
          </table:table-cell>
          <table:table-cell table:formula="of:=IF(AND([.$A700]&gt;=[.D$4];[.$A700]&lt;[.D$6]);[.$A700];&quot;&quot;)" office:value-type="float" office:value="133" calcext:value-type="float">
            <text:p>133</text:p>
          </table:table-cell>
          <table:table-cell table:formula="of:=IF(AND([.$A700]&gt;=[.E$4];[.$A700]&lt;[.E$6]);[.$A700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01]&gt;=[.B$4];[.$A701]&lt;[.B$6]);[.$A701];&quot;&quot;)">
            <text:p/>
          </table:table-cell>
          <table:table-cell table:formula="of:=IF(AND([.$A701]&gt;=[.C$4];[.$A701]&lt;[.C$6]);[.$A701];&quot;&quot;)">
            <text:p/>
          </table:table-cell>
          <table:table-cell table:formula="of:=IF(AND([.$A701]&gt;=[.D$4];[.$A701]&lt;[.D$6]);[.$A701];&quot;&quot;)">
            <text:p/>
          </table:table-cell>
          <table:table-cell table:formula="of:=IF(AND([.$A701]&gt;=[.E$4];[.$A701]&lt;[.E$6]);[.$A70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02]&gt;=[.B$4];[.$A702]&lt;[.B$6]);[.$A702];&quot;&quot;)">
            <text:p/>
          </table:table-cell>
          <table:table-cell table:formula="of:=IF(AND([.$A702]&gt;=[.C$4];[.$A702]&lt;[.C$6]);[.$A702];&quot;&quot;)">
            <text:p/>
          </table:table-cell>
          <table:table-cell table:formula="of:=IF(AND([.$A702]&gt;=[.D$4];[.$A702]&lt;[.D$6]);[.$A702];&quot;&quot;)">
            <text:p/>
          </table:table-cell>
          <table:table-cell table:formula="of:=IF(AND([.$A702]&gt;=[.E$4];[.$A702]&lt;[.E$6]);[.$A70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03]&gt;=[.B$4];[.$A703]&lt;[.B$6]);[.$A703];&quot;&quot;)">
            <text:p/>
          </table:table-cell>
          <table:table-cell table:formula="of:=IF(AND([.$A703]&gt;=[.C$4];[.$A703]&lt;[.C$6]);[.$A703];&quot;&quot;)">
            <text:p/>
          </table:table-cell>
          <table:table-cell table:formula="of:=IF(AND([.$A703]&gt;=[.D$4];[.$A703]&lt;[.D$6]);[.$A703];&quot;&quot;)">
            <text:p/>
          </table:table-cell>
          <table:table-cell table:formula="of:=IF(AND([.$A703]&gt;=[.E$4];[.$A703]&lt;[.E$6]);[.$A70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04]&gt;=[.B$4];[.$A704]&lt;[.B$6]);[.$A704];&quot;&quot;)">
            <text:p/>
          </table:table-cell>
          <table:table-cell table:formula="of:=IF(AND([.$A704]&gt;=[.C$4];[.$A704]&lt;[.C$6]);[.$A704];&quot;&quot;)">
            <text:p/>
          </table:table-cell>
          <table:table-cell table:formula="of:=IF(AND([.$A704]&gt;=[.D$4];[.$A704]&lt;[.D$6]);[.$A704];&quot;&quot;)">
            <text:p/>
          </table:table-cell>
          <table:table-cell table:formula="of:=IF(AND([.$A704]&gt;=[.E$4];[.$A704]&lt;[.E$6]);[.$A70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05]&gt;=[.B$4];[.$A705]&lt;[.B$6]);[.$A705];&quot;&quot;)">
            <text:p/>
          </table:table-cell>
          <table:table-cell table:formula="of:=IF(AND([.$A705]&gt;=[.C$4];[.$A705]&lt;[.C$6]);[.$A705];&quot;&quot;)">
            <text:p/>
          </table:table-cell>
          <table:table-cell table:formula="of:=IF(AND([.$A705]&gt;=[.D$4];[.$A705]&lt;[.D$6]);[.$A705];&quot;&quot;)">
            <text:p/>
          </table:table-cell>
          <table:table-cell table:formula="of:=IF(AND([.$A705]&gt;=[.E$4];[.$A705]&lt;[.E$6]);[.$A70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06]&gt;=[.B$4];[.$A706]&lt;[.B$6]);[.$A706];&quot;&quot;)">
            <text:p/>
          </table:table-cell>
          <table:table-cell table:formula="of:=IF(AND([.$A706]&gt;=[.C$4];[.$A706]&lt;[.C$6]);[.$A706];&quot;&quot;)">
            <text:p/>
          </table:table-cell>
          <table:table-cell table:formula="of:=IF(AND([.$A706]&gt;=[.D$4];[.$A706]&lt;[.D$6]);[.$A706];&quot;&quot;)">
            <text:p/>
          </table:table-cell>
          <table:table-cell table:formula="of:=IF(AND([.$A706]&gt;=[.E$4];[.$A706]&lt;[.E$6]);[.$A70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07]&gt;=[.B$4];[.$A707]&lt;[.B$6]);[.$A707];&quot;&quot;)">
            <text:p/>
          </table:table-cell>
          <table:table-cell table:formula="of:=IF(AND([.$A707]&gt;=[.C$4];[.$A707]&lt;[.C$6]);[.$A707];&quot;&quot;)">
            <text:p/>
          </table:table-cell>
          <table:table-cell table:formula="of:=IF(AND([.$A707]&gt;=[.D$4];[.$A707]&lt;[.D$6]);[.$A707];&quot;&quot;)">
            <text:p/>
          </table:table-cell>
          <table:table-cell table:formula="of:=IF(AND([.$A707]&gt;=[.E$4];[.$A707]&lt;[.E$6]);[.$A70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08]&gt;=[.B$4];[.$A708]&lt;[.B$6]);[.$A708];&quot;&quot;)">
            <text:p/>
          </table:table-cell>
          <table:table-cell table:formula="of:=IF(AND([.$A708]&gt;=[.C$4];[.$A708]&lt;[.C$6]);[.$A708];&quot;&quot;)">
            <text:p/>
          </table:table-cell>
          <table:table-cell table:formula="of:=IF(AND([.$A708]&gt;=[.D$4];[.$A708]&lt;[.D$6]);[.$A708];&quot;&quot;)">
            <text:p/>
          </table:table-cell>
          <table:table-cell table:formula="of:=IF(AND([.$A708]&gt;=[.E$4];[.$A708]&lt;[.E$6]);[.$A70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09]&gt;=[.B$4];[.$A709]&lt;[.B$6]);[.$A709];&quot;&quot;)">
            <text:p/>
          </table:table-cell>
          <table:table-cell table:formula="of:=IF(AND([.$A709]&gt;=[.C$4];[.$A709]&lt;[.C$6]);[.$A709];&quot;&quot;)">
            <text:p/>
          </table:table-cell>
          <table:table-cell table:formula="of:=IF(AND([.$A709]&gt;=[.D$4];[.$A709]&lt;[.D$6]);[.$A709];&quot;&quot;)">
            <text:p/>
          </table:table-cell>
          <table:table-cell table:formula="of:=IF(AND([.$A709]&gt;=[.E$4];[.$A709]&lt;[.E$6]);[.$A70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710]&gt;=[.B$4];[.$A710]&lt;[.B$6]);[.$A710];&quot;&quot;)" office:value-type="float" office:value="375" calcext:value-type="float">
            <text:p>375</text:p>
          </table:table-cell>
          <table:table-cell table:formula="of:=IF(AND([.$A710]&gt;=[.C$4];[.$A710]&lt;[.C$6]);[.$A710];&quot;&quot;)">
            <text:p/>
          </table:table-cell>
          <table:table-cell table:formula="of:=IF(AND([.$A710]&gt;=[.D$4];[.$A710]&lt;[.D$6]);[.$A710];&quot;&quot;)">
            <text:p/>
          </table:table-cell>
          <table:table-cell table:formula="of:=IF(AND([.$A710]&gt;=[.E$4];[.$A710]&lt;[.E$6]);[.$A710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711]&gt;=[.B$4];[.$A711]&lt;[.B$6]);[.$A711];&quot;&quot;)" office:value-type="float" office:value="375" calcext:value-type="float">
            <text:p>375</text:p>
          </table:table-cell>
          <table:table-cell table:formula="of:=IF(AND([.$A711]&gt;=[.C$4];[.$A711]&lt;[.C$6]);[.$A711];&quot;&quot;)">
            <text:p/>
          </table:table-cell>
          <table:table-cell table:formula="of:=IF(AND([.$A711]&gt;=[.D$4];[.$A711]&lt;[.D$6]);[.$A711];&quot;&quot;)">
            <text:p/>
          </table:table-cell>
          <table:table-cell table:formula="of:=IF(AND([.$A711]&gt;=[.E$4];[.$A711]&lt;[.E$6]);[.$A711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712]&gt;=[.B$4];[.$A712]&lt;[.B$6]);[.$A712];&quot;&quot;)" office:value-type="float" office:value="374" calcext:value-type="float">
            <text:p>374</text:p>
          </table:table-cell>
          <table:table-cell table:formula="of:=IF(AND([.$A712]&gt;=[.C$4];[.$A712]&lt;[.C$6]);[.$A712];&quot;&quot;)">
            <text:p/>
          </table:table-cell>
          <table:table-cell table:formula="of:=IF(AND([.$A712]&gt;=[.D$4];[.$A712]&lt;[.D$6]);[.$A712];&quot;&quot;)">
            <text:p/>
          </table:table-cell>
          <table:table-cell table:formula="of:=IF(AND([.$A712]&gt;=[.E$4];[.$A712]&lt;[.E$6]);[.$A712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713]&gt;=[.B$4];[.$A713]&lt;[.B$6]);[.$A713];&quot;&quot;)">
            <text:p/>
          </table:table-cell>
          <table:table-cell table:style-name="Default" table:formula="of:=IF(AND([.$A713]&gt;=[.C$4];[.$A713]&lt;[.C$6]);[.$A713];&quot;&quot;)" office:value-type="float" office:value="259" calcext:value-type="float">
            <text:p>259</text:p>
          </table:table-cell>
          <table:table-cell table:formula="of:=IF(AND([.$A713]&gt;=[.D$4];[.$A713]&lt;[.D$6]);[.$A713];&quot;&quot;)">
            <text:p/>
          </table:table-cell>
          <table:table-cell table:formula="of:=IF(AND([.$A713]&gt;=[.E$4];[.$A713]&lt;[.E$6]);[.$A713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714]&gt;=[.B$4];[.$A714]&lt;[.B$6]);[.$A714];&quot;&quot;)">
            <text:p/>
          </table:table-cell>
          <table:table-cell table:style-name="Default" table:formula="of:=IF(AND([.$A714]&gt;=[.C$4];[.$A714]&lt;[.C$6]);[.$A714];&quot;&quot;)" office:value-type="float" office:value="259" calcext:value-type="float">
            <text:p>259</text:p>
          </table:table-cell>
          <table:table-cell table:formula="of:=IF(AND([.$A714]&gt;=[.D$4];[.$A714]&lt;[.D$6]);[.$A714];&quot;&quot;)">
            <text:p/>
          </table:table-cell>
          <table:table-cell table:formula="of:=IF(AND([.$A714]&gt;=[.E$4];[.$A714]&lt;[.E$6]);[.$A714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715]&gt;=[.B$4];[.$A715]&lt;[.B$6]);[.$A715];&quot;&quot;)">
            <text:p/>
          </table:table-cell>
          <table:table-cell table:style-name="Default" table:formula="of:=IF(AND([.$A715]&gt;=[.C$4];[.$A715]&lt;[.C$6]);[.$A715];&quot;&quot;)" office:value-type="float" office:value="259" calcext:value-type="float">
            <text:p>259</text:p>
          </table:table-cell>
          <table:table-cell table:formula="of:=IF(AND([.$A715]&gt;=[.D$4];[.$A715]&lt;[.D$6]);[.$A715];&quot;&quot;)">
            <text:p/>
          </table:table-cell>
          <table:table-cell table:formula="of:=IF(AND([.$A715]&gt;=[.E$4];[.$A715]&lt;[.E$6]);[.$A715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716]&gt;=[.B$4];[.$A716]&lt;[.B$6]);[.$A716];&quot;&quot;)">
            <text:p/>
          </table:table-cell>
          <table:table-cell table:style-name="Default" table:formula="of:=IF(AND([.$A716]&gt;=[.C$4];[.$A716]&lt;[.C$6]);[.$A716];&quot;&quot;)" office:value-type="float" office:value="259" calcext:value-type="float">
            <text:p>259</text:p>
          </table:table-cell>
          <table:table-cell table:formula="of:=IF(AND([.$A716]&gt;=[.D$4];[.$A716]&lt;[.D$6]);[.$A716];&quot;&quot;)">
            <text:p/>
          </table:table-cell>
          <table:table-cell table:formula="of:=IF(AND([.$A716]&gt;=[.E$4];[.$A716]&lt;[.E$6]);[.$A716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717]&gt;=[.B$4];[.$A717]&lt;[.B$6]);[.$A717];&quot;&quot;)">
            <text:p/>
          </table:table-cell>
          <table:table-cell table:formula="of:=IF(AND([.$A717]&gt;=[.C$4];[.$A717]&lt;[.C$6]);[.$A717];&quot;&quot;)">
            <text:p/>
          </table:table-cell>
          <table:table-cell table:formula="of:=IF(AND([.$A717]&gt;=[.D$4];[.$A717]&lt;[.D$6]);[.$A717];&quot;&quot;)" office:value-type="float" office:value="133" calcext:value-type="float">
            <text:p>133</text:p>
          </table:table-cell>
          <table:table-cell table:formula="of:=IF(AND([.$A717]&gt;=[.E$4];[.$A717]&lt;[.E$6]);[.$A717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718]&gt;=[.B$4];[.$A718]&lt;[.B$6]);[.$A718];&quot;&quot;)">
            <text:p/>
          </table:table-cell>
          <table:table-cell table:formula="of:=IF(AND([.$A718]&gt;=[.C$4];[.$A718]&lt;[.C$6]);[.$A718];&quot;&quot;)">
            <text:p/>
          </table:table-cell>
          <table:table-cell table:formula="of:=IF(AND([.$A718]&gt;=[.D$4];[.$A718]&lt;[.D$6]);[.$A718];&quot;&quot;)" office:value-type="float" office:value="133" calcext:value-type="float">
            <text:p>133</text:p>
          </table:table-cell>
          <table:table-cell table:formula="of:=IF(AND([.$A718]&gt;=[.E$4];[.$A718]&lt;[.E$6]);[.$A718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719]&gt;=[.B$4];[.$A719]&lt;[.B$6]);[.$A719];&quot;&quot;)">
            <text:p/>
          </table:table-cell>
          <table:table-cell table:formula="of:=IF(AND([.$A719]&gt;=[.C$4];[.$A719]&lt;[.C$6]);[.$A719];&quot;&quot;)">
            <text:p/>
          </table:table-cell>
          <table:table-cell table:formula="of:=IF(AND([.$A719]&gt;=[.D$4];[.$A719]&lt;[.D$6]);[.$A719];&quot;&quot;)" office:value-type="float" office:value="133" calcext:value-type="float">
            <text:p>133</text:p>
          </table:table-cell>
          <table:table-cell table:formula="of:=IF(AND([.$A719]&gt;=[.E$4];[.$A719]&lt;[.E$6]);[.$A719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20]&gt;=[.B$4];[.$A720]&lt;[.B$6]);[.$A720];&quot;&quot;)">
            <text:p/>
          </table:table-cell>
          <table:table-cell table:formula="of:=IF(AND([.$A720]&gt;=[.C$4];[.$A720]&lt;[.C$6]);[.$A720];&quot;&quot;)">
            <text:p/>
          </table:table-cell>
          <table:table-cell table:formula="of:=IF(AND([.$A720]&gt;=[.D$4];[.$A720]&lt;[.D$6]);[.$A720];&quot;&quot;)">
            <text:p/>
          </table:table-cell>
          <table:table-cell table:formula="of:=IF(AND([.$A720]&gt;=[.E$4];[.$A720]&lt;[.E$6]);[.$A72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21]&gt;=[.B$4];[.$A721]&lt;[.B$6]);[.$A721];&quot;&quot;)">
            <text:p/>
          </table:table-cell>
          <table:table-cell table:formula="of:=IF(AND([.$A721]&gt;=[.C$4];[.$A721]&lt;[.C$6]);[.$A721];&quot;&quot;)">
            <text:p/>
          </table:table-cell>
          <table:table-cell table:formula="of:=IF(AND([.$A721]&gt;=[.D$4];[.$A721]&lt;[.D$6]);[.$A721];&quot;&quot;)">
            <text:p/>
          </table:table-cell>
          <table:table-cell table:formula="of:=IF(AND([.$A721]&gt;=[.E$4];[.$A721]&lt;[.E$6]);[.$A72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22]&gt;=[.B$4];[.$A722]&lt;[.B$6]);[.$A722];&quot;&quot;)">
            <text:p/>
          </table:table-cell>
          <table:table-cell table:formula="of:=IF(AND([.$A722]&gt;=[.C$4];[.$A722]&lt;[.C$6]);[.$A722];&quot;&quot;)">
            <text:p/>
          </table:table-cell>
          <table:table-cell table:formula="of:=IF(AND([.$A722]&gt;=[.D$4];[.$A722]&lt;[.D$6]);[.$A722];&quot;&quot;)">
            <text:p/>
          </table:table-cell>
          <table:table-cell table:formula="of:=IF(AND([.$A722]&gt;=[.E$4];[.$A722]&lt;[.E$6]);[.$A72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23]&gt;=[.B$4];[.$A723]&lt;[.B$6]);[.$A723];&quot;&quot;)">
            <text:p/>
          </table:table-cell>
          <table:table-cell table:formula="of:=IF(AND([.$A723]&gt;=[.C$4];[.$A723]&lt;[.C$6]);[.$A723];&quot;&quot;)">
            <text:p/>
          </table:table-cell>
          <table:table-cell table:formula="of:=IF(AND([.$A723]&gt;=[.D$4];[.$A723]&lt;[.D$6]);[.$A723];&quot;&quot;)">
            <text:p/>
          </table:table-cell>
          <table:table-cell table:formula="of:=IF(AND([.$A723]&gt;=[.E$4];[.$A723]&lt;[.E$6]);[.$A72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24]&gt;=[.B$4];[.$A724]&lt;[.B$6]);[.$A724];&quot;&quot;)">
            <text:p/>
          </table:table-cell>
          <table:table-cell table:formula="of:=IF(AND([.$A724]&gt;=[.C$4];[.$A724]&lt;[.C$6]);[.$A724];&quot;&quot;)">
            <text:p/>
          </table:table-cell>
          <table:table-cell table:formula="of:=IF(AND([.$A724]&gt;=[.D$4];[.$A724]&lt;[.D$6]);[.$A724];&quot;&quot;)">
            <text:p/>
          </table:table-cell>
          <table:table-cell table:formula="of:=IF(AND([.$A724]&gt;=[.E$4];[.$A724]&lt;[.E$6]);[.$A72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25]&gt;=[.B$4];[.$A725]&lt;[.B$6]);[.$A725];&quot;&quot;)">
            <text:p/>
          </table:table-cell>
          <table:table-cell table:formula="of:=IF(AND([.$A725]&gt;=[.C$4];[.$A725]&lt;[.C$6]);[.$A725];&quot;&quot;)">
            <text:p/>
          </table:table-cell>
          <table:table-cell table:formula="of:=IF(AND([.$A725]&gt;=[.D$4];[.$A725]&lt;[.D$6]);[.$A725];&quot;&quot;)">
            <text:p/>
          </table:table-cell>
          <table:table-cell table:formula="of:=IF(AND([.$A725]&gt;=[.E$4];[.$A725]&lt;[.E$6]);[.$A72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26]&gt;=[.B$4];[.$A726]&lt;[.B$6]);[.$A726];&quot;&quot;)">
            <text:p/>
          </table:table-cell>
          <table:table-cell table:formula="of:=IF(AND([.$A726]&gt;=[.C$4];[.$A726]&lt;[.C$6]);[.$A726];&quot;&quot;)">
            <text:p/>
          </table:table-cell>
          <table:table-cell table:formula="of:=IF(AND([.$A726]&gt;=[.D$4];[.$A726]&lt;[.D$6]);[.$A726];&quot;&quot;)">
            <text:p/>
          </table:table-cell>
          <table:table-cell table:formula="of:=IF(AND([.$A726]&gt;=[.E$4];[.$A726]&lt;[.E$6]);[.$A72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27]&gt;=[.B$4];[.$A727]&lt;[.B$6]);[.$A727];&quot;&quot;)">
            <text:p/>
          </table:table-cell>
          <table:table-cell table:formula="of:=IF(AND([.$A727]&gt;=[.C$4];[.$A727]&lt;[.C$6]);[.$A727];&quot;&quot;)">
            <text:p/>
          </table:table-cell>
          <table:table-cell table:formula="of:=IF(AND([.$A727]&gt;=[.D$4];[.$A727]&lt;[.D$6]);[.$A727];&quot;&quot;)">
            <text:p/>
          </table:table-cell>
          <table:table-cell table:formula="of:=IF(AND([.$A727]&gt;=[.E$4];[.$A727]&lt;[.E$6]);[.$A72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28]&gt;=[.B$4];[.$A728]&lt;[.B$6]);[.$A728];&quot;&quot;)">
            <text:p/>
          </table:table-cell>
          <table:table-cell table:formula="of:=IF(AND([.$A728]&gt;=[.C$4];[.$A728]&lt;[.C$6]);[.$A728];&quot;&quot;)">
            <text:p/>
          </table:table-cell>
          <table:table-cell table:formula="of:=IF(AND([.$A728]&gt;=[.D$4];[.$A728]&lt;[.D$6]);[.$A728];&quot;&quot;)">
            <text:p/>
          </table:table-cell>
          <table:table-cell table:formula="of:=IF(AND([.$A728]&gt;=[.E$4];[.$A728]&lt;[.E$6]);[.$A72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729]&gt;=[.B$4];[.$A729]&lt;[.B$6]);[.$A729];&quot;&quot;)" office:value-type="float" office:value="375" calcext:value-type="float">
            <text:p>375</text:p>
          </table:table-cell>
          <table:table-cell table:formula="of:=IF(AND([.$A729]&gt;=[.C$4];[.$A729]&lt;[.C$6]);[.$A729];&quot;&quot;)">
            <text:p/>
          </table:table-cell>
          <table:table-cell table:formula="of:=IF(AND([.$A729]&gt;=[.D$4];[.$A729]&lt;[.D$6]);[.$A729];&quot;&quot;)">
            <text:p/>
          </table:table-cell>
          <table:table-cell table:formula="of:=IF(AND([.$A729]&gt;=[.E$4];[.$A729]&lt;[.E$6]);[.$A729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730]&gt;=[.B$4];[.$A730]&lt;[.B$6]);[.$A730];&quot;&quot;)" office:value-type="float" office:value="375" calcext:value-type="float">
            <text:p>375</text:p>
          </table:table-cell>
          <table:table-cell table:formula="of:=IF(AND([.$A730]&gt;=[.C$4];[.$A730]&lt;[.C$6]);[.$A730];&quot;&quot;)">
            <text:p/>
          </table:table-cell>
          <table:table-cell table:formula="of:=IF(AND([.$A730]&gt;=[.D$4];[.$A730]&lt;[.D$6]);[.$A730];&quot;&quot;)">
            <text:p/>
          </table:table-cell>
          <table:table-cell table:formula="of:=IF(AND([.$A730]&gt;=[.E$4];[.$A730]&lt;[.E$6]);[.$A730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731]&gt;=[.B$4];[.$A731]&lt;[.B$6]);[.$A731];&quot;&quot;)" office:value-type="float" office:value="375" calcext:value-type="float">
            <text:p>375</text:p>
          </table:table-cell>
          <table:table-cell table:formula="of:=IF(AND([.$A731]&gt;=[.C$4];[.$A731]&lt;[.C$6]);[.$A731];&quot;&quot;)">
            <text:p/>
          </table:table-cell>
          <table:table-cell table:formula="of:=IF(AND([.$A731]&gt;=[.D$4];[.$A731]&lt;[.D$6]);[.$A731];&quot;&quot;)">
            <text:p/>
          </table:table-cell>
          <table:table-cell table:formula="of:=IF(AND([.$A731]&gt;=[.E$4];[.$A731]&lt;[.E$6]);[.$A731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732]&gt;=[.B$4];[.$A732]&lt;[.B$6]);[.$A732];&quot;&quot;)" office:value-type="float" office:value="374" calcext:value-type="float">
            <text:p>374</text:p>
          </table:table-cell>
          <table:table-cell table:formula="of:=IF(AND([.$A732]&gt;=[.C$4];[.$A732]&lt;[.C$6]);[.$A732];&quot;&quot;)">
            <text:p/>
          </table:table-cell>
          <table:table-cell table:formula="of:=IF(AND([.$A732]&gt;=[.D$4];[.$A732]&lt;[.D$6]);[.$A732];&quot;&quot;)">
            <text:p/>
          </table:table-cell>
          <table:table-cell table:formula="of:=IF(AND([.$A732]&gt;=[.E$4];[.$A732]&lt;[.E$6]);[.$A732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733]&gt;=[.B$4];[.$A733]&lt;[.B$6]);[.$A733];&quot;&quot;)">
            <text:p/>
          </table:table-cell>
          <table:table-cell table:style-name="Default" table:formula="of:=IF(AND([.$A733]&gt;=[.C$4];[.$A733]&lt;[.C$6]);[.$A733];&quot;&quot;)" office:value-type="float" office:value="259" calcext:value-type="float">
            <text:p>259</text:p>
          </table:table-cell>
          <table:table-cell table:formula="of:=IF(AND([.$A733]&gt;=[.D$4];[.$A733]&lt;[.D$6]);[.$A733];&quot;&quot;)">
            <text:p/>
          </table:table-cell>
          <table:table-cell table:formula="of:=IF(AND([.$A733]&gt;=[.E$4];[.$A733]&lt;[.E$6]);[.$A733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734]&gt;=[.B$4];[.$A734]&lt;[.B$6]);[.$A734];&quot;&quot;)">
            <text:p/>
          </table:table-cell>
          <table:table-cell table:style-name="Default" table:formula="of:=IF(AND([.$A734]&gt;=[.C$4];[.$A734]&lt;[.C$6]);[.$A734];&quot;&quot;)" office:value-type="float" office:value="259" calcext:value-type="float">
            <text:p>259</text:p>
          </table:table-cell>
          <table:table-cell table:formula="of:=IF(AND([.$A734]&gt;=[.D$4];[.$A734]&lt;[.D$6]);[.$A734];&quot;&quot;)">
            <text:p/>
          </table:table-cell>
          <table:table-cell table:formula="of:=IF(AND([.$A734]&gt;=[.E$4];[.$A734]&lt;[.E$6]);[.$A734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735]&gt;=[.B$4];[.$A735]&lt;[.B$6]);[.$A735];&quot;&quot;)">
            <text:p/>
          </table:table-cell>
          <table:table-cell table:style-name="Default" table:formula="of:=IF(AND([.$A735]&gt;=[.C$4];[.$A735]&lt;[.C$6]);[.$A735];&quot;&quot;)" office:value-type="float" office:value="259" calcext:value-type="float">
            <text:p>259</text:p>
          </table:table-cell>
          <table:table-cell table:formula="of:=IF(AND([.$A735]&gt;=[.D$4];[.$A735]&lt;[.D$6]);[.$A735];&quot;&quot;)">
            <text:p/>
          </table:table-cell>
          <table:table-cell table:formula="of:=IF(AND([.$A735]&gt;=[.E$4];[.$A735]&lt;[.E$6]);[.$A735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736]&gt;=[.B$4];[.$A736]&lt;[.B$6]);[.$A736];&quot;&quot;)">
            <text:p/>
          </table:table-cell>
          <table:table-cell table:formula="of:=IF(AND([.$A736]&gt;=[.C$4];[.$A736]&lt;[.C$6]);[.$A736];&quot;&quot;)">
            <text:p/>
          </table:table-cell>
          <table:table-cell table:formula="of:=IF(AND([.$A736]&gt;=[.D$4];[.$A736]&lt;[.D$6]);[.$A736];&quot;&quot;)" office:value-type="float" office:value="133" calcext:value-type="float">
            <text:p>133</text:p>
          </table:table-cell>
          <table:table-cell table:formula="of:=IF(AND([.$A736]&gt;=[.E$4];[.$A736]&lt;[.E$6]);[.$A736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737]&gt;=[.B$4];[.$A737]&lt;[.B$6]);[.$A737];&quot;&quot;)">
            <text:p/>
          </table:table-cell>
          <table:table-cell table:formula="of:=IF(AND([.$A737]&gt;=[.C$4];[.$A737]&lt;[.C$6]);[.$A737];&quot;&quot;)">
            <text:p/>
          </table:table-cell>
          <table:table-cell table:formula="of:=IF(AND([.$A737]&gt;=[.D$4];[.$A737]&lt;[.D$6]);[.$A737];&quot;&quot;)" office:value-type="float" office:value="133" calcext:value-type="float">
            <text:p>133</text:p>
          </table:table-cell>
          <table:table-cell table:formula="of:=IF(AND([.$A737]&gt;=[.E$4];[.$A737]&lt;[.E$6]);[.$A737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738]&gt;=[.B$4];[.$A738]&lt;[.B$6]);[.$A738];&quot;&quot;)">
            <text:p/>
          </table:table-cell>
          <table:table-cell table:formula="of:=IF(AND([.$A738]&gt;=[.C$4];[.$A738]&lt;[.C$6]);[.$A738];&quot;&quot;)">
            <text:p/>
          </table:table-cell>
          <table:table-cell table:formula="of:=IF(AND([.$A738]&gt;=[.D$4];[.$A738]&lt;[.D$6]);[.$A738];&quot;&quot;)" office:value-type="float" office:value="133" calcext:value-type="float">
            <text:p>133</text:p>
          </table:table-cell>
          <table:table-cell table:formula="of:=IF(AND([.$A738]&gt;=[.E$4];[.$A738]&lt;[.E$6]);[.$A738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739]&gt;=[.B$4];[.$A739]&lt;[.B$6]);[.$A739];&quot;&quot;)">
            <text:p/>
          </table:table-cell>
          <table:table-cell table:formula="of:=IF(AND([.$A739]&gt;=[.C$4];[.$A739]&lt;[.C$6]);[.$A739];&quot;&quot;)">
            <text:p/>
          </table:table-cell>
          <table:table-cell table:formula="of:=IF(AND([.$A739]&gt;=[.D$4];[.$A739]&lt;[.D$6]);[.$A739];&quot;&quot;)" office:value-type="float" office:value="133" calcext:value-type="float">
            <text:p>133</text:p>
          </table:table-cell>
          <table:table-cell table:formula="of:=IF(AND([.$A739]&gt;=[.E$4];[.$A739]&lt;[.E$6]);[.$A739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40]&gt;=[.B$4];[.$A740]&lt;[.B$6]);[.$A740];&quot;&quot;)">
            <text:p/>
          </table:table-cell>
          <table:table-cell table:formula="of:=IF(AND([.$A740]&gt;=[.C$4];[.$A740]&lt;[.C$6]);[.$A740];&quot;&quot;)">
            <text:p/>
          </table:table-cell>
          <table:table-cell table:formula="of:=IF(AND([.$A740]&gt;=[.D$4];[.$A740]&lt;[.D$6]);[.$A740];&quot;&quot;)">
            <text:p/>
          </table:table-cell>
          <table:table-cell table:formula="of:=IF(AND([.$A740]&gt;=[.E$4];[.$A740]&lt;[.E$6]);[.$A74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41]&gt;=[.B$4];[.$A741]&lt;[.B$6]);[.$A741];&quot;&quot;)">
            <text:p/>
          </table:table-cell>
          <table:table-cell table:formula="of:=IF(AND([.$A741]&gt;=[.C$4];[.$A741]&lt;[.C$6]);[.$A741];&quot;&quot;)">
            <text:p/>
          </table:table-cell>
          <table:table-cell table:formula="of:=IF(AND([.$A741]&gt;=[.D$4];[.$A741]&lt;[.D$6]);[.$A741];&quot;&quot;)">
            <text:p/>
          </table:table-cell>
          <table:table-cell table:formula="of:=IF(AND([.$A741]&gt;=[.E$4];[.$A741]&lt;[.E$6]);[.$A74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42]&gt;=[.B$4];[.$A742]&lt;[.B$6]);[.$A742];&quot;&quot;)">
            <text:p/>
          </table:table-cell>
          <table:table-cell table:formula="of:=IF(AND([.$A742]&gt;=[.C$4];[.$A742]&lt;[.C$6]);[.$A742];&quot;&quot;)">
            <text:p/>
          </table:table-cell>
          <table:table-cell table:formula="of:=IF(AND([.$A742]&gt;=[.D$4];[.$A742]&lt;[.D$6]);[.$A742];&quot;&quot;)">
            <text:p/>
          </table:table-cell>
          <table:table-cell table:formula="of:=IF(AND([.$A742]&gt;=[.E$4];[.$A742]&lt;[.E$6]);[.$A74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43]&gt;=[.B$4];[.$A743]&lt;[.B$6]);[.$A743];&quot;&quot;)">
            <text:p/>
          </table:table-cell>
          <table:table-cell table:formula="of:=IF(AND([.$A743]&gt;=[.C$4];[.$A743]&lt;[.C$6]);[.$A743];&quot;&quot;)">
            <text:p/>
          </table:table-cell>
          <table:table-cell table:formula="of:=IF(AND([.$A743]&gt;=[.D$4];[.$A743]&lt;[.D$6]);[.$A743];&quot;&quot;)">
            <text:p/>
          </table:table-cell>
          <table:table-cell table:formula="of:=IF(AND([.$A743]&gt;=[.E$4];[.$A743]&lt;[.E$6]);[.$A74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44]&gt;=[.B$4];[.$A744]&lt;[.B$6]);[.$A744];&quot;&quot;)">
            <text:p/>
          </table:table-cell>
          <table:table-cell table:formula="of:=IF(AND([.$A744]&gt;=[.C$4];[.$A744]&lt;[.C$6]);[.$A744];&quot;&quot;)">
            <text:p/>
          </table:table-cell>
          <table:table-cell table:formula="of:=IF(AND([.$A744]&gt;=[.D$4];[.$A744]&lt;[.D$6]);[.$A744];&quot;&quot;)">
            <text:p/>
          </table:table-cell>
          <table:table-cell table:formula="of:=IF(AND([.$A744]&gt;=[.E$4];[.$A744]&lt;[.E$6]);[.$A74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45]&gt;=[.B$4];[.$A745]&lt;[.B$6]);[.$A745];&quot;&quot;)">
            <text:p/>
          </table:table-cell>
          <table:table-cell table:formula="of:=IF(AND([.$A745]&gt;=[.C$4];[.$A745]&lt;[.C$6]);[.$A745];&quot;&quot;)">
            <text:p/>
          </table:table-cell>
          <table:table-cell table:formula="of:=IF(AND([.$A745]&gt;=[.D$4];[.$A745]&lt;[.D$6]);[.$A745];&quot;&quot;)">
            <text:p/>
          </table:table-cell>
          <table:table-cell table:formula="of:=IF(AND([.$A745]&gt;=[.E$4];[.$A745]&lt;[.E$6]);[.$A74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46]&gt;=[.B$4];[.$A746]&lt;[.B$6]);[.$A746];&quot;&quot;)">
            <text:p/>
          </table:table-cell>
          <table:table-cell table:formula="of:=IF(AND([.$A746]&gt;=[.C$4];[.$A746]&lt;[.C$6]);[.$A746];&quot;&quot;)">
            <text:p/>
          </table:table-cell>
          <table:table-cell table:formula="of:=IF(AND([.$A746]&gt;=[.D$4];[.$A746]&lt;[.D$6]);[.$A746];&quot;&quot;)">
            <text:p/>
          </table:table-cell>
          <table:table-cell table:formula="of:=IF(AND([.$A746]&gt;=[.E$4];[.$A746]&lt;[.E$6]);[.$A74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47]&gt;=[.B$4];[.$A747]&lt;[.B$6]);[.$A747];&quot;&quot;)">
            <text:p/>
          </table:table-cell>
          <table:table-cell table:formula="of:=IF(AND([.$A747]&gt;=[.C$4];[.$A747]&lt;[.C$6]);[.$A747];&quot;&quot;)">
            <text:p/>
          </table:table-cell>
          <table:table-cell table:formula="of:=IF(AND([.$A747]&gt;=[.D$4];[.$A747]&lt;[.D$6]);[.$A747];&quot;&quot;)">
            <text:p/>
          </table:table-cell>
          <table:table-cell table:formula="of:=IF(AND([.$A747]&gt;=[.E$4];[.$A747]&lt;[.E$6]);[.$A74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IF(AND([.$A748]&gt;=[.B$4];[.$A748]&lt;[.B$6]);[.$A748];&quot;&quot;)">
            <text:p/>
          </table:table-cell>
          <table:table-cell table:style-name="Default" table:formula="of:=IF(AND([.$A748]&gt;=[.C$4];[.$A748]&lt;[.C$6]);[.$A748];&quot;&quot;)" office:value-type="float" office:value="243" calcext:value-type="float">
            <text:p>243</text:p>
          </table:table-cell>
          <table:table-cell table:formula="of:=IF(AND([.$A748]&gt;=[.D$4];[.$A748]&lt;[.D$6]);[.$A748];&quot;&quot;)">
            <text:p/>
          </table:table-cell>
          <table:table-cell table:formula="of:=IF(AND([.$A748]&gt;=[.E$4];[.$A748]&lt;[.E$6]);[.$A748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749]&gt;=[.B$4];[.$A749]&lt;[.B$6]);[.$A749];&quot;&quot;)" office:value-type="float" office:value="375" calcext:value-type="float">
            <text:p>375</text:p>
          </table:table-cell>
          <table:table-cell table:formula="of:=IF(AND([.$A749]&gt;=[.C$4];[.$A749]&lt;[.C$6]);[.$A749];&quot;&quot;)">
            <text:p/>
          </table:table-cell>
          <table:table-cell table:formula="of:=IF(AND([.$A749]&gt;=[.D$4];[.$A749]&lt;[.D$6]);[.$A749];&quot;&quot;)">
            <text:p/>
          </table:table-cell>
          <table:table-cell table:formula="of:=IF(AND([.$A749]&gt;=[.E$4];[.$A749]&lt;[.E$6]);[.$A749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750]&gt;=[.B$4];[.$A750]&lt;[.B$6]);[.$A750];&quot;&quot;)" office:value-type="float" office:value="374" calcext:value-type="float">
            <text:p>374</text:p>
          </table:table-cell>
          <table:table-cell table:formula="of:=IF(AND([.$A750]&gt;=[.C$4];[.$A750]&lt;[.C$6]);[.$A750];&quot;&quot;)">
            <text:p/>
          </table:table-cell>
          <table:table-cell table:formula="of:=IF(AND([.$A750]&gt;=[.D$4];[.$A750]&lt;[.D$6]);[.$A750];&quot;&quot;)">
            <text:p/>
          </table:table-cell>
          <table:table-cell table:formula="of:=IF(AND([.$A750]&gt;=[.E$4];[.$A750]&lt;[.E$6]);[.$A750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751]&gt;=[.B$4];[.$A751]&lt;[.B$6]);[.$A751];&quot;&quot;)" office:value-type="float" office:value="374" calcext:value-type="float">
            <text:p>374</text:p>
          </table:table-cell>
          <table:table-cell table:formula="of:=IF(AND([.$A751]&gt;=[.C$4];[.$A751]&lt;[.C$6]);[.$A751];&quot;&quot;)">
            <text:p/>
          </table:table-cell>
          <table:table-cell table:formula="of:=IF(AND([.$A751]&gt;=[.D$4];[.$A751]&lt;[.D$6]);[.$A751];&quot;&quot;)">
            <text:p/>
          </table:table-cell>
          <table:table-cell table:formula="of:=IF(AND([.$A751]&gt;=[.E$4];[.$A751]&lt;[.E$6]);[.$A751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752]&gt;=[.B$4];[.$A752]&lt;[.B$6]);[.$A752];&quot;&quot;)">
            <text:p/>
          </table:table-cell>
          <table:table-cell table:style-name="Default" table:formula="of:=IF(AND([.$A752]&gt;=[.C$4];[.$A752]&lt;[.C$6]);[.$A752];&quot;&quot;)" office:value-type="float" office:value="259" calcext:value-type="float">
            <text:p>259</text:p>
          </table:table-cell>
          <table:table-cell table:formula="of:=IF(AND([.$A752]&gt;=[.D$4];[.$A752]&lt;[.D$6]);[.$A752];&quot;&quot;)">
            <text:p/>
          </table:table-cell>
          <table:table-cell table:formula="of:=IF(AND([.$A752]&gt;=[.E$4];[.$A752]&lt;[.E$6]);[.$A752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753]&gt;=[.B$4];[.$A753]&lt;[.B$6]);[.$A753];&quot;&quot;)">
            <text:p/>
          </table:table-cell>
          <table:table-cell table:style-name="Default" table:formula="of:=IF(AND([.$A753]&gt;=[.C$4];[.$A753]&lt;[.C$6]);[.$A753];&quot;&quot;)" office:value-type="float" office:value="259" calcext:value-type="float">
            <text:p>259</text:p>
          </table:table-cell>
          <table:table-cell table:formula="of:=IF(AND([.$A753]&gt;=[.D$4];[.$A753]&lt;[.D$6]);[.$A753];&quot;&quot;)">
            <text:p/>
          </table:table-cell>
          <table:table-cell table:formula="of:=IF(AND([.$A753]&gt;=[.E$4];[.$A753]&lt;[.E$6]);[.$A753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754]&gt;=[.B$4];[.$A754]&lt;[.B$6]);[.$A754];&quot;&quot;)">
            <text:p/>
          </table:table-cell>
          <table:table-cell table:style-name="Default" table:formula="of:=IF(AND([.$A754]&gt;=[.C$4];[.$A754]&lt;[.C$6]);[.$A754];&quot;&quot;)" office:value-type="float" office:value="259" calcext:value-type="float">
            <text:p>259</text:p>
          </table:table-cell>
          <table:table-cell table:formula="of:=IF(AND([.$A754]&gt;=[.D$4];[.$A754]&lt;[.D$6]);[.$A754];&quot;&quot;)">
            <text:p/>
          </table:table-cell>
          <table:table-cell table:formula="of:=IF(AND([.$A754]&gt;=[.E$4];[.$A754]&lt;[.E$6]);[.$A754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755]&gt;=[.B$4];[.$A755]&lt;[.B$6]);[.$A755];&quot;&quot;)">
            <text:p/>
          </table:table-cell>
          <table:table-cell table:style-name="Default" table:formula="of:=IF(AND([.$A755]&gt;=[.C$4];[.$A755]&lt;[.C$6]);[.$A755];&quot;&quot;)" office:value-type="float" office:value="259" calcext:value-type="float">
            <text:p>259</text:p>
          </table:table-cell>
          <table:table-cell table:formula="of:=IF(AND([.$A755]&gt;=[.D$4];[.$A755]&lt;[.D$6]);[.$A755];&quot;&quot;)">
            <text:p/>
          </table:table-cell>
          <table:table-cell table:formula="of:=IF(AND([.$A755]&gt;=[.E$4];[.$A755]&lt;[.E$6]);[.$A755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756]&gt;=[.B$4];[.$A756]&lt;[.B$6]);[.$A756];&quot;&quot;)">
            <text:p/>
          </table:table-cell>
          <table:table-cell table:formula="of:=IF(AND([.$A756]&gt;=[.C$4];[.$A756]&lt;[.C$6]);[.$A756];&quot;&quot;)">
            <text:p/>
          </table:table-cell>
          <table:table-cell table:formula="of:=IF(AND([.$A756]&gt;=[.D$4];[.$A756]&lt;[.D$6]);[.$A756];&quot;&quot;)" office:value-type="float" office:value="133" calcext:value-type="float">
            <text:p>133</text:p>
          </table:table-cell>
          <table:table-cell table:formula="of:=IF(AND([.$A756]&gt;=[.E$4];[.$A756]&lt;[.E$6]);[.$A756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757]&gt;=[.B$4];[.$A757]&lt;[.B$6]);[.$A757];&quot;&quot;)">
            <text:p/>
          </table:table-cell>
          <table:table-cell table:formula="of:=IF(AND([.$A757]&gt;=[.C$4];[.$A757]&lt;[.C$6]);[.$A757];&quot;&quot;)">
            <text:p/>
          </table:table-cell>
          <table:table-cell table:formula="of:=IF(AND([.$A757]&gt;=[.D$4];[.$A757]&lt;[.D$6]);[.$A757];&quot;&quot;)" office:value-type="float" office:value="133" calcext:value-type="float">
            <text:p>133</text:p>
          </table:table-cell>
          <table:table-cell table:formula="of:=IF(AND([.$A757]&gt;=[.E$4];[.$A757]&lt;[.E$6]);[.$A757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758]&gt;=[.B$4];[.$A758]&lt;[.B$6]);[.$A758];&quot;&quot;)">
            <text:p/>
          </table:table-cell>
          <table:table-cell table:formula="of:=IF(AND([.$A758]&gt;=[.C$4];[.$A758]&lt;[.C$6]);[.$A758];&quot;&quot;)">
            <text:p/>
          </table:table-cell>
          <table:table-cell table:formula="of:=IF(AND([.$A758]&gt;=[.D$4];[.$A758]&lt;[.D$6]);[.$A758];&quot;&quot;)" office:value-type="float" office:value="133" calcext:value-type="float">
            <text:p>133</text:p>
          </table:table-cell>
          <table:table-cell table:formula="of:=IF(AND([.$A758]&gt;=[.E$4];[.$A758]&lt;[.E$6]);[.$A758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59]&gt;=[.B$4];[.$A759]&lt;[.B$6]);[.$A759];&quot;&quot;)">
            <text:p/>
          </table:table-cell>
          <table:table-cell table:formula="of:=IF(AND([.$A759]&gt;=[.C$4];[.$A759]&lt;[.C$6]);[.$A759];&quot;&quot;)">
            <text:p/>
          </table:table-cell>
          <table:table-cell table:formula="of:=IF(AND([.$A759]&gt;=[.D$4];[.$A759]&lt;[.D$6]);[.$A759];&quot;&quot;)">
            <text:p/>
          </table:table-cell>
          <table:table-cell table:formula="of:=IF(AND([.$A759]&gt;=[.E$4];[.$A759]&lt;[.E$6]);[.$A75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60]&gt;=[.B$4];[.$A760]&lt;[.B$6]);[.$A760];&quot;&quot;)">
            <text:p/>
          </table:table-cell>
          <table:table-cell table:formula="of:=IF(AND([.$A760]&gt;=[.C$4];[.$A760]&lt;[.C$6]);[.$A760];&quot;&quot;)">
            <text:p/>
          </table:table-cell>
          <table:table-cell table:formula="of:=IF(AND([.$A760]&gt;=[.D$4];[.$A760]&lt;[.D$6]);[.$A760];&quot;&quot;)">
            <text:p/>
          </table:table-cell>
          <table:table-cell table:formula="of:=IF(AND([.$A760]&gt;=[.E$4];[.$A760]&lt;[.E$6]);[.$A76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61]&gt;=[.B$4];[.$A761]&lt;[.B$6]);[.$A761];&quot;&quot;)">
            <text:p/>
          </table:table-cell>
          <table:table-cell table:formula="of:=IF(AND([.$A761]&gt;=[.C$4];[.$A761]&lt;[.C$6]);[.$A761];&quot;&quot;)">
            <text:p/>
          </table:table-cell>
          <table:table-cell table:formula="of:=IF(AND([.$A761]&gt;=[.D$4];[.$A761]&lt;[.D$6]);[.$A761];&quot;&quot;)">
            <text:p/>
          </table:table-cell>
          <table:table-cell table:formula="of:=IF(AND([.$A761]&gt;=[.E$4];[.$A761]&lt;[.E$6]);[.$A76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62]&gt;=[.B$4];[.$A762]&lt;[.B$6]);[.$A762];&quot;&quot;)">
            <text:p/>
          </table:table-cell>
          <table:table-cell table:formula="of:=IF(AND([.$A762]&gt;=[.C$4];[.$A762]&lt;[.C$6]);[.$A762];&quot;&quot;)">
            <text:p/>
          </table:table-cell>
          <table:table-cell table:formula="of:=IF(AND([.$A762]&gt;=[.D$4];[.$A762]&lt;[.D$6]);[.$A762];&quot;&quot;)">
            <text:p/>
          </table:table-cell>
          <table:table-cell table:formula="of:=IF(AND([.$A762]&gt;=[.E$4];[.$A762]&lt;[.E$6]);[.$A76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63]&gt;=[.B$4];[.$A763]&lt;[.B$6]);[.$A763];&quot;&quot;)">
            <text:p/>
          </table:table-cell>
          <table:table-cell table:formula="of:=IF(AND([.$A763]&gt;=[.C$4];[.$A763]&lt;[.C$6]);[.$A763];&quot;&quot;)">
            <text:p/>
          </table:table-cell>
          <table:table-cell table:formula="of:=IF(AND([.$A763]&gt;=[.D$4];[.$A763]&lt;[.D$6]);[.$A763];&quot;&quot;)">
            <text:p/>
          </table:table-cell>
          <table:table-cell table:formula="of:=IF(AND([.$A763]&gt;=[.E$4];[.$A763]&lt;[.E$6]);[.$A76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64]&gt;=[.B$4];[.$A764]&lt;[.B$6]);[.$A764];&quot;&quot;)">
            <text:p/>
          </table:table-cell>
          <table:table-cell table:formula="of:=IF(AND([.$A764]&gt;=[.C$4];[.$A764]&lt;[.C$6]);[.$A764];&quot;&quot;)">
            <text:p/>
          </table:table-cell>
          <table:table-cell table:formula="of:=IF(AND([.$A764]&gt;=[.D$4];[.$A764]&lt;[.D$6]);[.$A764];&quot;&quot;)">
            <text:p/>
          </table:table-cell>
          <table:table-cell table:formula="of:=IF(AND([.$A764]&gt;=[.E$4];[.$A764]&lt;[.E$6]);[.$A76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65]&gt;=[.B$4];[.$A765]&lt;[.B$6]);[.$A765];&quot;&quot;)">
            <text:p/>
          </table:table-cell>
          <table:table-cell table:formula="of:=IF(AND([.$A765]&gt;=[.C$4];[.$A765]&lt;[.C$6]);[.$A765];&quot;&quot;)">
            <text:p/>
          </table:table-cell>
          <table:table-cell table:formula="of:=IF(AND([.$A765]&gt;=[.D$4];[.$A765]&lt;[.D$6]);[.$A765];&quot;&quot;)">
            <text:p/>
          </table:table-cell>
          <table:table-cell table:formula="of:=IF(AND([.$A765]&gt;=[.E$4];[.$A765]&lt;[.E$6]);[.$A76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66]&gt;=[.B$4];[.$A766]&lt;[.B$6]);[.$A766];&quot;&quot;)">
            <text:p/>
          </table:table-cell>
          <table:table-cell table:formula="of:=IF(AND([.$A766]&gt;=[.C$4];[.$A766]&lt;[.C$6]);[.$A766];&quot;&quot;)">
            <text:p/>
          </table:table-cell>
          <table:table-cell table:formula="of:=IF(AND([.$A766]&gt;=[.D$4];[.$A766]&lt;[.D$6]);[.$A766];&quot;&quot;)">
            <text:p/>
          </table:table-cell>
          <table:table-cell table:formula="of:=IF(AND([.$A766]&gt;=[.E$4];[.$A766]&lt;[.E$6]);[.$A76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67]&gt;=[.B$4];[.$A767]&lt;[.B$6]);[.$A767];&quot;&quot;)">
            <text:p/>
          </table:table-cell>
          <table:table-cell table:formula="of:=IF(AND([.$A767]&gt;=[.C$4];[.$A767]&lt;[.C$6]);[.$A767];&quot;&quot;)">
            <text:p/>
          </table:table-cell>
          <table:table-cell table:formula="of:=IF(AND([.$A767]&gt;=[.D$4];[.$A767]&lt;[.D$6]);[.$A767];&quot;&quot;)">
            <text:p/>
          </table:table-cell>
          <table:table-cell table:formula="of:=IF(AND([.$A767]&gt;=[.E$4];[.$A767]&lt;[.E$6]);[.$A76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768]&gt;=[.B$4];[.$A768]&lt;[.B$6]);[.$A768];&quot;&quot;)" office:value-type="float" office:value="375" calcext:value-type="float">
            <text:p>375</text:p>
          </table:table-cell>
          <table:table-cell table:formula="of:=IF(AND([.$A768]&gt;=[.C$4];[.$A768]&lt;[.C$6]);[.$A768];&quot;&quot;)">
            <text:p/>
          </table:table-cell>
          <table:table-cell table:formula="of:=IF(AND([.$A768]&gt;=[.D$4];[.$A768]&lt;[.D$6]);[.$A768];&quot;&quot;)">
            <text:p/>
          </table:table-cell>
          <table:table-cell table:formula="of:=IF(AND([.$A768]&gt;=[.E$4];[.$A768]&lt;[.E$6]);[.$A768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769]&gt;=[.B$4];[.$A769]&lt;[.B$6]);[.$A769];&quot;&quot;)" office:value-type="float" office:value="375" calcext:value-type="float">
            <text:p>375</text:p>
          </table:table-cell>
          <table:table-cell table:formula="of:=IF(AND([.$A769]&gt;=[.C$4];[.$A769]&lt;[.C$6]);[.$A769];&quot;&quot;)">
            <text:p/>
          </table:table-cell>
          <table:table-cell table:formula="of:=IF(AND([.$A769]&gt;=[.D$4];[.$A769]&lt;[.D$6]);[.$A769];&quot;&quot;)">
            <text:p/>
          </table:table-cell>
          <table:table-cell table:formula="of:=IF(AND([.$A769]&gt;=[.E$4];[.$A769]&lt;[.E$6]);[.$A769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770]&gt;=[.B$4];[.$A770]&lt;[.B$6]);[.$A770];&quot;&quot;)" office:value-type="float" office:value="374" calcext:value-type="float">
            <text:p>374</text:p>
          </table:table-cell>
          <table:table-cell table:formula="of:=IF(AND([.$A770]&gt;=[.C$4];[.$A770]&lt;[.C$6]);[.$A770];&quot;&quot;)">
            <text:p/>
          </table:table-cell>
          <table:table-cell table:formula="of:=IF(AND([.$A770]&gt;=[.D$4];[.$A770]&lt;[.D$6]);[.$A770];&quot;&quot;)">
            <text:p/>
          </table:table-cell>
          <table:table-cell table:formula="of:=IF(AND([.$A770]&gt;=[.E$4];[.$A770]&lt;[.E$6]);[.$A770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771]&gt;=[.B$4];[.$A771]&lt;[.B$6]);[.$A771];&quot;&quot;)">
            <text:p/>
          </table:table-cell>
          <table:table-cell table:style-name="Default" table:formula="of:=IF(AND([.$A771]&gt;=[.C$4];[.$A771]&lt;[.C$6]);[.$A771];&quot;&quot;)" office:value-type="float" office:value="259" calcext:value-type="float">
            <text:p>259</text:p>
          </table:table-cell>
          <table:table-cell table:formula="of:=IF(AND([.$A771]&gt;=[.D$4];[.$A771]&lt;[.D$6]);[.$A771];&quot;&quot;)">
            <text:p/>
          </table:table-cell>
          <table:table-cell table:formula="of:=IF(AND([.$A771]&gt;=[.E$4];[.$A771]&lt;[.E$6]);[.$A771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772]&gt;=[.B$4];[.$A772]&lt;[.B$6]);[.$A772];&quot;&quot;)">
            <text:p/>
          </table:table-cell>
          <table:table-cell table:style-name="Default" table:formula="of:=IF(AND([.$A772]&gt;=[.C$4];[.$A772]&lt;[.C$6]);[.$A772];&quot;&quot;)" office:value-type="float" office:value="259" calcext:value-type="float">
            <text:p>259</text:p>
          </table:table-cell>
          <table:table-cell table:formula="of:=IF(AND([.$A772]&gt;=[.D$4];[.$A772]&lt;[.D$6]);[.$A772];&quot;&quot;)">
            <text:p/>
          </table:table-cell>
          <table:table-cell table:formula="of:=IF(AND([.$A772]&gt;=[.E$4];[.$A772]&lt;[.E$6]);[.$A772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773]&gt;=[.B$4];[.$A773]&lt;[.B$6]);[.$A773];&quot;&quot;)">
            <text:p/>
          </table:table-cell>
          <table:table-cell table:style-name="Default" table:formula="of:=IF(AND([.$A773]&gt;=[.C$4];[.$A773]&lt;[.C$6]);[.$A773];&quot;&quot;)" office:value-type="float" office:value="259" calcext:value-type="float">
            <text:p>259</text:p>
          </table:table-cell>
          <table:table-cell table:formula="of:=IF(AND([.$A773]&gt;=[.D$4];[.$A773]&lt;[.D$6]);[.$A773];&quot;&quot;)">
            <text:p/>
          </table:table-cell>
          <table:table-cell table:formula="of:=IF(AND([.$A773]&gt;=[.E$4];[.$A773]&lt;[.E$6]);[.$A773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774]&gt;=[.B$4];[.$A774]&lt;[.B$6]);[.$A774];&quot;&quot;)">
            <text:p/>
          </table:table-cell>
          <table:table-cell table:style-name="Default" table:formula="of:=IF(AND([.$A774]&gt;=[.C$4];[.$A774]&lt;[.C$6]);[.$A774];&quot;&quot;)" office:value-type="float" office:value="259" calcext:value-type="float">
            <text:p>259</text:p>
          </table:table-cell>
          <table:table-cell table:formula="of:=IF(AND([.$A774]&gt;=[.D$4];[.$A774]&lt;[.D$6]);[.$A774];&quot;&quot;)">
            <text:p/>
          </table:table-cell>
          <table:table-cell table:formula="of:=IF(AND([.$A774]&gt;=[.E$4];[.$A774]&lt;[.E$6]);[.$A774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775]&gt;=[.B$4];[.$A775]&lt;[.B$6]);[.$A775];&quot;&quot;)">
            <text:p/>
          </table:table-cell>
          <table:table-cell table:formula="of:=IF(AND([.$A775]&gt;=[.C$4];[.$A775]&lt;[.C$6]);[.$A775];&quot;&quot;)">
            <text:p/>
          </table:table-cell>
          <table:table-cell table:formula="of:=IF(AND([.$A775]&gt;=[.D$4];[.$A775]&lt;[.D$6]);[.$A775];&quot;&quot;)" office:value-type="float" office:value="133" calcext:value-type="float">
            <text:p>133</text:p>
          </table:table-cell>
          <table:table-cell table:formula="of:=IF(AND([.$A775]&gt;=[.E$4];[.$A775]&lt;[.E$6]);[.$A775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776]&gt;=[.B$4];[.$A776]&lt;[.B$6]);[.$A776];&quot;&quot;)">
            <text:p/>
          </table:table-cell>
          <table:table-cell table:formula="of:=IF(AND([.$A776]&gt;=[.C$4];[.$A776]&lt;[.C$6]);[.$A776];&quot;&quot;)">
            <text:p/>
          </table:table-cell>
          <table:table-cell table:formula="of:=IF(AND([.$A776]&gt;=[.D$4];[.$A776]&lt;[.D$6]);[.$A776];&quot;&quot;)" office:value-type="float" office:value="133" calcext:value-type="float">
            <text:p>133</text:p>
          </table:table-cell>
          <table:table-cell table:formula="of:=IF(AND([.$A776]&gt;=[.E$4];[.$A776]&lt;[.E$6]);[.$A776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777]&gt;=[.B$4];[.$A777]&lt;[.B$6]);[.$A777];&quot;&quot;)">
            <text:p/>
          </table:table-cell>
          <table:table-cell table:formula="of:=IF(AND([.$A777]&gt;=[.C$4];[.$A777]&lt;[.C$6]);[.$A777];&quot;&quot;)">
            <text:p/>
          </table:table-cell>
          <table:table-cell table:formula="of:=IF(AND([.$A777]&gt;=[.D$4];[.$A777]&lt;[.D$6]);[.$A777];&quot;&quot;)" office:value-type="float" office:value="133" calcext:value-type="float">
            <text:p>133</text:p>
          </table:table-cell>
          <table:table-cell table:formula="of:=IF(AND([.$A777]&gt;=[.E$4];[.$A777]&lt;[.E$6]);[.$A777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778]&gt;=[.B$4];[.$A778]&lt;[.B$6]);[.$A778];&quot;&quot;)">
            <text:p/>
          </table:table-cell>
          <table:table-cell table:formula="of:=IF(AND([.$A778]&gt;=[.C$4];[.$A778]&lt;[.C$6]);[.$A778];&quot;&quot;)">
            <text:p/>
          </table:table-cell>
          <table:table-cell table:formula="of:=IF(AND([.$A778]&gt;=[.D$4];[.$A778]&lt;[.D$6]);[.$A778];&quot;&quot;)" office:value-type="float" office:value="133" calcext:value-type="float">
            <text:p>133</text:p>
          </table:table-cell>
          <table:table-cell table:formula="of:=IF(AND([.$A778]&gt;=[.E$4];[.$A778]&lt;[.E$6]);[.$A778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79]&gt;=[.B$4];[.$A779]&lt;[.B$6]);[.$A779];&quot;&quot;)">
            <text:p/>
          </table:table-cell>
          <table:table-cell table:formula="of:=IF(AND([.$A779]&gt;=[.C$4];[.$A779]&lt;[.C$6]);[.$A779];&quot;&quot;)">
            <text:p/>
          </table:table-cell>
          <table:table-cell table:formula="of:=IF(AND([.$A779]&gt;=[.D$4];[.$A779]&lt;[.D$6]);[.$A779];&quot;&quot;)">
            <text:p/>
          </table:table-cell>
          <table:table-cell table:formula="of:=IF(AND([.$A779]&gt;=[.E$4];[.$A779]&lt;[.E$6]);[.$A77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80]&gt;=[.B$4];[.$A780]&lt;[.B$6]);[.$A780];&quot;&quot;)">
            <text:p/>
          </table:table-cell>
          <table:table-cell table:formula="of:=IF(AND([.$A780]&gt;=[.C$4];[.$A780]&lt;[.C$6]);[.$A780];&quot;&quot;)">
            <text:p/>
          </table:table-cell>
          <table:table-cell table:formula="of:=IF(AND([.$A780]&gt;=[.D$4];[.$A780]&lt;[.D$6]);[.$A780];&quot;&quot;)">
            <text:p/>
          </table:table-cell>
          <table:table-cell table:formula="of:=IF(AND([.$A780]&gt;=[.E$4];[.$A780]&lt;[.E$6]);[.$A78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81]&gt;=[.B$4];[.$A781]&lt;[.B$6]);[.$A781];&quot;&quot;)">
            <text:p/>
          </table:table-cell>
          <table:table-cell table:formula="of:=IF(AND([.$A781]&gt;=[.C$4];[.$A781]&lt;[.C$6]);[.$A781];&quot;&quot;)">
            <text:p/>
          </table:table-cell>
          <table:table-cell table:formula="of:=IF(AND([.$A781]&gt;=[.D$4];[.$A781]&lt;[.D$6]);[.$A781];&quot;&quot;)">
            <text:p/>
          </table:table-cell>
          <table:table-cell table:formula="of:=IF(AND([.$A781]&gt;=[.E$4];[.$A781]&lt;[.E$6]);[.$A78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82]&gt;=[.B$4];[.$A782]&lt;[.B$6]);[.$A782];&quot;&quot;)">
            <text:p/>
          </table:table-cell>
          <table:table-cell table:formula="of:=IF(AND([.$A782]&gt;=[.C$4];[.$A782]&lt;[.C$6]);[.$A782];&quot;&quot;)">
            <text:p/>
          </table:table-cell>
          <table:table-cell table:formula="of:=IF(AND([.$A782]&gt;=[.D$4];[.$A782]&lt;[.D$6]);[.$A782];&quot;&quot;)">
            <text:p/>
          </table:table-cell>
          <table:table-cell table:formula="of:=IF(AND([.$A782]&gt;=[.E$4];[.$A782]&lt;[.E$6]);[.$A78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83]&gt;=[.B$4];[.$A783]&lt;[.B$6]);[.$A783];&quot;&quot;)">
            <text:p/>
          </table:table-cell>
          <table:table-cell table:formula="of:=IF(AND([.$A783]&gt;=[.C$4];[.$A783]&lt;[.C$6]);[.$A783];&quot;&quot;)">
            <text:p/>
          </table:table-cell>
          <table:table-cell table:formula="of:=IF(AND([.$A783]&gt;=[.D$4];[.$A783]&lt;[.D$6]);[.$A783];&quot;&quot;)">
            <text:p/>
          </table:table-cell>
          <table:table-cell table:formula="of:=IF(AND([.$A783]&gt;=[.E$4];[.$A783]&lt;[.E$6]);[.$A78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84]&gt;=[.B$4];[.$A784]&lt;[.B$6]);[.$A784];&quot;&quot;)">
            <text:p/>
          </table:table-cell>
          <table:table-cell table:formula="of:=IF(AND([.$A784]&gt;=[.C$4];[.$A784]&lt;[.C$6]);[.$A784];&quot;&quot;)">
            <text:p/>
          </table:table-cell>
          <table:table-cell table:formula="of:=IF(AND([.$A784]&gt;=[.D$4];[.$A784]&lt;[.D$6]);[.$A784];&quot;&quot;)">
            <text:p/>
          </table:table-cell>
          <table:table-cell table:formula="of:=IF(AND([.$A784]&gt;=[.E$4];[.$A784]&lt;[.E$6]);[.$A78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85]&gt;=[.B$4];[.$A785]&lt;[.B$6]);[.$A785];&quot;&quot;)">
            <text:p/>
          </table:table-cell>
          <table:table-cell table:formula="of:=IF(AND([.$A785]&gt;=[.C$4];[.$A785]&lt;[.C$6]);[.$A785];&quot;&quot;)">
            <text:p/>
          </table:table-cell>
          <table:table-cell table:formula="of:=IF(AND([.$A785]&gt;=[.D$4];[.$A785]&lt;[.D$6]);[.$A785];&quot;&quot;)">
            <text:p/>
          </table:table-cell>
          <table:table-cell table:formula="of:=IF(AND([.$A785]&gt;=[.E$4];[.$A785]&lt;[.E$6]);[.$A78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86]&gt;=[.B$4];[.$A786]&lt;[.B$6]);[.$A786];&quot;&quot;)">
            <text:p/>
          </table:table-cell>
          <table:table-cell table:formula="of:=IF(AND([.$A786]&gt;=[.C$4];[.$A786]&lt;[.C$6]);[.$A786];&quot;&quot;)">
            <text:p/>
          </table:table-cell>
          <table:table-cell table:formula="of:=IF(AND([.$A786]&gt;=[.D$4];[.$A786]&lt;[.D$6]);[.$A786];&quot;&quot;)">
            <text:p/>
          </table:table-cell>
          <table:table-cell table:formula="of:=IF(AND([.$A786]&gt;=[.E$4];[.$A786]&lt;[.E$6]);[.$A78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787]&gt;=[.B$4];[.$A787]&lt;[.B$6]);[.$A787];&quot;&quot;)" office:value-type="float" office:value="375" calcext:value-type="float">
            <text:p>375</text:p>
          </table:table-cell>
          <table:table-cell table:formula="of:=IF(AND([.$A787]&gt;=[.C$4];[.$A787]&lt;[.C$6]);[.$A787];&quot;&quot;)">
            <text:p/>
          </table:table-cell>
          <table:table-cell table:formula="of:=IF(AND([.$A787]&gt;=[.D$4];[.$A787]&lt;[.D$6]);[.$A787];&quot;&quot;)">
            <text:p/>
          </table:table-cell>
          <table:table-cell table:formula="of:=IF(AND([.$A787]&gt;=[.E$4];[.$A787]&lt;[.E$6]);[.$A787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788]&gt;=[.B$4];[.$A788]&lt;[.B$6]);[.$A788];&quot;&quot;)" office:value-type="float" office:value="375" calcext:value-type="float">
            <text:p>375</text:p>
          </table:table-cell>
          <table:table-cell table:formula="of:=IF(AND([.$A788]&gt;=[.C$4];[.$A788]&lt;[.C$6]);[.$A788];&quot;&quot;)">
            <text:p/>
          </table:table-cell>
          <table:table-cell table:formula="of:=IF(AND([.$A788]&gt;=[.D$4];[.$A788]&lt;[.D$6]);[.$A788];&quot;&quot;)">
            <text:p/>
          </table:table-cell>
          <table:table-cell table:formula="of:=IF(AND([.$A788]&gt;=[.E$4];[.$A788]&lt;[.E$6]);[.$A788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789]&gt;=[.B$4];[.$A789]&lt;[.B$6]);[.$A789];&quot;&quot;)" office:value-type="float" office:value="375" calcext:value-type="float">
            <text:p>375</text:p>
          </table:table-cell>
          <table:table-cell table:formula="of:=IF(AND([.$A789]&gt;=[.C$4];[.$A789]&lt;[.C$6]);[.$A789];&quot;&quot;)">
            <text:p/>
          </table:table-cell>
          <table:table-cell table:formula="of:=IF(AND([.$A789]&gt;=[.D$4];[.$A789]&lt;[.D$6]);[.$A789];&quot;&quot;)">
            <text:p/>
          </table:table-cell>
          <table:table-cell table:formula="of:=IF(AND([.$A789]&gt;=[.E$4];[.$A789]&lt;[.E$6]);[.$A789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790]&gt;=[.B$4];[.$A790]&lt;[.B$6]);[.$A790];&quot;&quot;)" office:value-type="float" office:value="374" calcext:value-type="float">
            <text:p>374</text:p>
          </table:table-cell>
          <table:table-cell table:formula="of:=IF(AND([.$A790]&gt;=[.C$4];[.$A790]&lt;[.C$6]);[.$A790];&quot;&quot;)">
            <text:p/>
          </table:table-cell>
          <table:table-cell table:formula="of:=IF(AND([.$A790]&gt;=[.D$4];[.$A790]&lt;[.D$6]);[.$A790];&quot;&quot;)">
            <text:p/>
          </table:table-cell>
          <table:table-cell table:formula="of:=IF(AND([.$A790]&gt;=[.E$4];[.$A790]&lt;[.E$6]);[.$A790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791]&gt;=[.B$4];[.$A791]&lt;[.B$6]);[.$A791];&quot;&quot;)">
            <text:p/>
          </table:table-cell>
          <table:table-cell table:style-name="Default" table:formula="of:=IF(AND([.$A791]&gt;=[.C$4];[.$A791]&lt;[.C$6]);[.$A791];&quot;&quot;)" office:value-type="float" office:value="259" calcext:value-type="float">
            <text:p>259</text:p>
          </table:table-cell>
          <table:table-cell table:formula="of:=IF(AND([.$A791]&gt;=[.D$4];[.$A791]&lt;[.D$6]);[.$A791];&quot;&quot;)">
            <text:p/>
          </table:table-cell>
          <table:table-cell table:formula="of:=IF(AND([.$A791]&gt;=[.E$4];[.$A791]&lt;[.E$6]);[.$A791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792]&gt;=[.B$4];[.$A792]&lt;[.B$6]);[.$A792];&quot;&quot;)">
            <text:p/>
          </table:table-cell>
          <table:table-cell table:style-name="Default" table:formula="of:=IF(AND([.$A792]&gt;=[.C$4];[.$A792]&lt;[.C$6]);[.$A792];&quot;&quot;)" office:value-type="float" office:value="259" calcext:value-type="float">
            <text:p>259</text:p>
          </table:table-cell>
          <table:table-cell table:formula="of:=IF(AND([.$A792]&gt;=[.D$4];[.$A792]&lt;[.D$6]);[.$A792];&quot;&quot;)">
            <text:p/>
          </table:table-cell>
          <table:table-cell table:formula="of:=IF(AND([.$A792]&gt;=[.E$4];[.$A792]&lt;[.E$6]);[.$A792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793]&gt;=[.B$4];[.$A793]&lt;[.B$6]);[.$A793];&quot;&quot;)">
            <text:p/>
          </table:table-cell>
          <table:table-cell table:style-name="Default" table:formula="of:=IF(AND([.$A793]&gt;=[.C$4];[.$A793]&lt;[.C$6]);[.$A793];&quot;&quot;)" office:value-type="float" office:value="259" calcext:value-type="float">
            <text:p>259</text:p>
          </table:table-cell>
          <table:table-cell table:formula="of:=IF(AND([.$A793]&gt;=[.D$4];[.$A793]&lt;[.D$6]);[.$A793];&quot;&quot;)">
            <text:p/>
          </table:table-cell>
          <table:table-cell table:formula="of:=IF(AND([.$A793]&gt;=[.E$4];[.$A793]&lt;[.E$6]);[.$A793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794]&gt;=[.B$4];[.$A794]&lt;[.B$6]);[.$A794];&quot;&quot;)">
            <text:p/>
          </table:table-cell>
          <table:table-cell table:formula="of:=IF(AND([.$A794]&gt;=[.C$4];[.$A794]&lt;[.C$6]);[.$A794];&quot;&quot;)">
            <text:p/>
          </table:table-cell>
          <table:table-cell table:formula="of:=IF(AND([.$A794]&gt;=[.D$4];[.$A794]&lt;[.D$6]);[.$A794];&quot;&quot;)" office:value-type="float" office:value="133" calcext:value-type="float">
            <text:p>133</text:p>
          </table:table-cell>
          <table:table-cell table:formula="of:=IF(AND([.$A794]&gt;=[.E$4];[.$A794]&lt;[.E$6]);[.$A794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795]&gt;=[.B$4];[.$A795]&lt;[.B$6]);[.$A795];&quot;&quot;)">
            <text:p/>
          </table:table-cell>
          <table:table-cell table:formula="of:=IF(AND([.$A795]&gt;=[.C$4];[.$A795]&lt;[.C$6]);[.$A795];&quot;&quot;)">
            <text:p/>
          </table:table-cell>
          <table:table-cell table:formula="of:=IF(AND([.$A795]&gt;=[.D$4];[.$A795]&lt;[.D$6]);[.$A795];&quot;&quot;)" office:value-type="float" office:value="133" calcext:value-type="float">
            <text:p>133</text:p>
          </table:table-cell>
          <table:table-cell table:formula="of:=IF(AND([.$A795]&gt;=[.E$4];[.$A795]&lt;[.E$6]);[.$A795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796]&gt;=[.B$4];[.$A796]&lt;[.B$6]);[.$A796];&quot;&quot;)">
            <text:p/>
          </table:table-cell>
          <table:table-cell table:formula="of:=IF(AND([.$A796]&gt;=[.C$4];[.$A796]&lt;[.C$6]);[.$A796];&quot;&quot;)">
            <text:p/>
          </table:table-cell>
          <table:table-cell table:formula="of:=IF(AND([.$A796]&gt;=[.D$4];[.$A796]&lt;[.D$6]);[.$A796];&quot;&quot;)" office:value-type="float" office:value="133" calcext:value-type="float">
            <text:p>133</text:p>
          </table:table-cell>
          <table:table-cell table:formula="of:=IF(AND([.$A796]&gt;=[.E$4];[.$A796]&lt;[.E$6]);[.$A796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797]&gt;=[.B$4];[.$A797]&lt;[.B$6]);[.$A797];&quot;&quot;)">
            <text:p/>
          </table:table-cell>
          <table:table-cell table:formula="of:=IF(AND([.$A797]&gt;=[.C$4];[.$A797]&lt;[.C$6]);[.$A797];&quot;&quot;)">
            <text:p/>
          </table:table-cell>
          <table:table-cell table:formula="of:=IF(AND([.$A797]&gt;=[.D$4];[.$A797]&lt;[.D$6]);[.$A797];&quot;&quot;)" office:value-type="float" office:value="133" calcext:value-type="float">
            <text:p>133</text:p>
          </table:table-cell>
          <table:table-cell table:formula="of:=IF(AND([.$A797]&gt;=[.E$4];[.$A797]&lt;[.E$6]);[.$A797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98]&gt;=[.B$4];[.$A798]&lt;[.B$6]);[.$A798];&quot;&quot;)">
            <text:p/>
          </table:table-cell>
          <table:table-cell table:formula="of:=IF(AND([.$A798]&gt;=[.C$4];[.$A798]&lt;[.C$6]);[.$A798];&quot;&quot;)">
            <text:p/>
          </table:table-cell>
          <table:table-cell table:formula="of:=IF(AND([.$A798]&gt;=[.D$4];[.$A798]&lt;[.D$6]);[.$A798];&quot;&quot;)">
            <text:p/>
          </table:table-cell>
          <table:table-cell table:formula="of:=IF(AND([.$A798]&gt;=[.E$4];[.$A798]&lt;[.E$6]);[.$A79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799]&gt;=[.B$4];[.$A799]&lt;[.B$6]);[.$A799];&quot;&quot;)">
            <text:p/>
          </table:table-cell>
          <table:table-cell table:formula="of:=IF(AND([.$A799]&gt;=[.C$4];[.$A799]&lt;[.C$6]);[.$A799];&quot;&quot;)">
            <text:p/>
          </table:table-cell>
          <table:table-cell table:formula="of:=IF(AND([.$A799]&gt;=[.D$4];[.$A799]&lt;[.D$6]);[.$A799];&quot;&quot;)">
            <text:p/>
          </table:table-cell>
          <table:table-cell table:formula="of:=IF(AND([.$A799]&gt;=[.E$4];[.$A799]&lt;[.E$6]);[.$A79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00]&gt;=[.B$4];[.$A800]&lt;[.B$6]);[.$A800];&quot;&quot;)">
            <text:p/>
          </table:table-cell>
          <table:table-cell table:formula="of:=IF(AND([.$A800]&gt;=[.C$4];[.$A800]&lt;[.C$6]);[.$A800];&quot;&quot;)">
            <text:p/>
          </table:table-cell>
          <table:table-cell table:formula="of:=IF(AND([.$A800]&gt;=[.D$4];[.$A800]&lt;[.D$6]);[.$A800];&quot;&quot;)">
            <text:p/>
          </table:table-cell>
          <table:table-cell table:formula="of:=IF(AND([.$A800]&gt;=[.E$4];[.$A800]&lt;[.E$6]);[.$A80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01]&gt;=[.B$4];[.$A801]&lt;[.B$6]);[.$A801];&quot;&quot;)">
            <text:p/>
          </table:table-cell>
          <table:table-cell table:formula="of:=IF(AND([.$A801]&gt;=[.C$4];[.$A801]&lt;[.C$6]);[.$A801];&quot;&quot;)">
            <text:p/>
          </table:table-cell>
          <table:table-cell table:formula="of:=IF(AND([.$A801]&gt;=[.D$4];[.$A801]&lt;[.D$6]);[.$A801];&quot;&quot;)">
            <text:p/>
          </table:table-cell>
          <table:table-cell table:formula="of:=IF(AND([.$A801]&gt;=[.E$4];[.$A801]&lt;[.E$6]);[.$A80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02]&gt;=[.B$4];[.$A802]&lt;[.B$6]);[.$A802];&quot;&quot;)">
            <text:p/>
          </table:table-cell>
          <table:table-cell table:formula="of:=IF(AND([.$A802]&gt;=[.C$4];[.$A802]&lt;[.C$6]);[.$A802];&quot;&quot;)">
            <text:p/>
          </table:table-cell>
          <table:table-cell table:formula="of:=IF(AND([.$A802]&gt;=[.D$4];[.$A802]&lt;[.D$6]);[.$A802];&quot;&quot;)">
            <text:p/>
          </table:table-cell>
          <table:table-cell table:formula="of:=IF(AND([.$A802]&gt;=[.E$4];[.$A802]&lt;[.E$6]);[.$A80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03]&gt;=[.B$4];[.$A803]&lt;[.B$6]);[.$A803];&quot;&quot;)">
            <text:p/>
          </table:table-cell>
          <table:table-cell table:formula="of:=IF(AND([.$A803]&gt;=[.C$4];[.$A803]&lt;[.C$6]);[.$A803];&quot;&quot;)">
            <text:p/>
          </table:table-cell>
          <table:table-cell table:formula="of:=IF(AND([.$A803]&gt;=[.D$4];[.$A803]&lt;[.D$6]);[.$A803];&quot;&quot;)">
            <text:p/>
          </table:table-cell>
          <table:table-cell table:formula="of:=IF(AND([.$A803]&gt;=[.E$4];[.$A803]&lt;[.E$6]);[.$A80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04]&gt;=[.B$4];[.$A804]&lt;[.B$6]);[.$A804];&quot;&quot;)">
            <text:p/>
          </table:table-cell>
          <table:table-cell table:formula="of:=IF(AND([.$A804]&gt;=[.C$4];[.$A804]&lt;[.C$6]);[.$A804];&quot;&quot;)">
            <text:p/>
          </table:table-cell>
          <table:table-cell table:formula="of:=IF(AND([.$A804]&gt;=[.D$4];[.$A804]&lt;[.D$6]);[.$A804];&quot;&quot;)">
            <text:p/>
          </table:table-cell>
          <table:table-cell table:formula="of:=IF(AND([.$A804]&gt;=[.E$4];[.$A804]&lt;[.E$6]);[.$A80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05]&gt;=[.B$4];[.$A805]&lt;[.B$6]);[.$A805];&quot;&quot;)">
            <text:p/>
          </table:table-cell>
          <table:table-cell table:formula="of:=IF(AND([.$A805]&gt;=[.C$4];[.$A805]&lt;[.C$6]);[.$A805];&quot;&quot;)">
            <text:p/>
          </table:table-cell>
          <table:table-cell table:formula="of:=IF(AND([.$A805]&gt;=[.D$4];[.$A805]&lt;[.D$6]);[.$A805];&quot;&quot;)">
            <text:p/>
          </table:table-cell>
          <table:table-cell table:formula="of:=IF(AND([.$A805]&gt;=[.E$4];[.$A805]&lt;[.E$6]);[.$A80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806]&gt;=[.B$4];[.$A806]&lt;[.B$6]);[.$A806];&quot;&quot;)" office:value-type="float" office:value="375" calcext:value-type="float">
            <text:p>375</text:p>
          </table:table-cell>
          <table:table-cell table:formula="of:=IF(AND([.$A806]&gt;=[.C$4];[.$A806]&lt;[.C$6]);[.$A806];&quot;&quot;)">
            <text:p/>
          </table:table-cell>
          <table:table-cell table:formula="of:=IF(AND([.$A806]&gt;=[.D$4];[.$A806]&lt;[.D$6]);[.$A806];&quot;&quot;)">
            <text:p/>
          </table:table-cell>
          <table:table-cell table:formula="of:=IF(AND([.$A806]&gt;=[.E$4];[.$A806]&lt;[.E$6]);[.$A806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807]&gt;=[.B$4];[.$A807]&lt;[.B$6]);[.$A807];&quot;&quot;)" office:value-type="float" office:value="375" calcext:value-type="float">
            <text:p>375</text:p>
          </table:table-cell>
          <table:table-cell table:formula="of:=IF(AND([.$A807]&gt;=[.C$4];[.$A807]&lt;[.C$6]);[.$A807];&quot;&quot;)">
            <text:p/>
          </table:table-cell>
          <table:table-cell table:formula="of:=IF(AND([.$A807]&gt;=[.D$4];[.$A807]&lt;[.D$6]);[.$A807];&quot;&quot;)">
            <text:p/>
          </table:table-cell>
          <table:table-cell table:formula="of:=IF(AND([.$A807]&gt;=[.E$4];[.$A807]&lt;[.E$6]);[.$A807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808]&gt;=[.B$4];[.$A808]&lt;[.B$6]);[.$A808];&quot;&quot;)" office:value-type="float" office:value="375" calcext:value-type="float">
            <text:p>375</text:p>
          </table:table-cell>
          <table:table-cell table:formula="of:=IF(AND([.$A808]&gt;=[.C$4];[.$A808]&lt;[.C$6]);[.$A808];&quot;&quot;)">
            <text:p/>
          </table:table-cell>
          <table:table-cell table:formula="of:=IF(AND([.$A808]&gt;=[.D$4];[.$A808]&lt;[.D$6]);[.$A808];&quot;&quot;)">
            <text:p/>
          </table:table-cell>
          <table:table-cell table:formula="of:=IF(AND([.$A808]&gt;=[.E$4];[.$A808]&lt;[.E$6]);[.$A808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809]&gt;=[.B$4];[.$A809]&lt;[.B$6]);[.$A809];&quot;&quot;)" office:value-type="float" office:value="375" calcext:value-type="float">
            <text:p>375</text:p>
          </table:table-cell>
          <table:table-cell table:formula="of:=IF(AND([.$A809]&gt;=[.C$4];[.$A809]&lt;[.C$6]);[.$A809];&quot;&quot;)">
            <text:p/>
          </table:table-cell>
          <table:table-cell table:formula="of:=IF(AND([.$A809]&gt;=[.D$4];[.$A809]&lt;[.D$6]);[.$A809];&quot;&quot;)">
            <text:p/>
          </table:table-cell>
          <table:table-cell table:formula="of:=IF(AND([.$A809]&gt;=[.E$4];[.$A809]&lt;[.E$6]);[.$A809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810]&gt;=[.B$4];[.$A810]&lt;[.B$6]);[.$A810];&quot;&quot;)">
            <text:p/>
          </table:table-cell>
          <table:table-cell table:style-name="Default" table:formula="of:=IF(AND([.$A810]&gt;=[.C$4];[.$A810]&lt;[.C$6]);[.$A810];&quot;&quot;)" office:value-type="float" office:value="259" calcext:value-type="float">
            <text:p>259</text:p>
          </table:table-cell>
          <table:table-cell table:formula="of:=IF(AND([.$A810]&gt;=[.D$4];[.$A810]&lt;[.D$6]);[.$A810];&quot;&quot;)">
            <text:p/>
          </table:table-cell>
          <table:table-cell table:formula="of:=IF(AND([.$A810]&gt;=[.E$4];[.$A810]&lt;[.E$6]);[.$A810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811]&gt;=[.B$4];[.$A811]&lt;[.B$6]);[.$A811];&quot;&quot;)">
            <text:p/>
          </table:table-cell>
          <table:table-cell table:style-name="Default" table:formula="of:=IF(AND([.$A811]&gt;=[.C$4];[.$A811]&lt;[.C$6]);[.$A811];&quot;&quot;)" office:value-type="float" office:value="259" calcext:value-type="float">
            <text:p>259</text:p>
          </table:table-cell>
          <table:table-cell table:formula="of:=IF(AND([.$A811]&gt;=[.D$4];[.$A811]&lt;[.D$6]);[.$A811];&quot;&quot;)">
            <text:p/>
          </table:table-cell>
          <table:table-cell table:formula="of:=IF(AND([.$A811]&gt;=[.E$4];[.$A811]&lt;[.E$6]);[.$A811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812]&gt;=[.B$4];[.$A812]&lt;[.B$6]);[.$A812];&quot;&quot;)">
            <text:p/>
          </table:table-cell>
          <table:table-cell table:style-name="Default" table:formula="of:=IF(AND([.$A812]&gt;=[.C$4];[.$A812]&lt;[.C$6]);[.$A812];&quot;&quot;)" office:value-type="float" office:value="259" calcext:value-type="float">
            <text:p>259</text:p>
          </table:table-cell>
          <table:table-cell table:formula="of:=IF(AND([.$A812]&gt;=[.D$4];[.$A812]&lt;[.D$6]);[.$A812];&quot;&quot;)">
            <text:p/>
          </table:table-cell>
          <table:table-cell table:formula="of:=IF(AND([.$A812]&gt;=[.E$4];[.$A812]&lt;[.E$6]);[.$A812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813]&gt;=[.B$4];[.$A813]&lt;[.B$6]);[.$A813];&quot;&quot;)">
            <text:p/>
          </table:table-cell>
          <table:table-cell table:formula="of:=IF(AND([.$A813]&gt;=[.C$4];[.$A813]&lt;[.C$6]);[.$A813];&quot;&quot;)">
            <text:p/>
          </table:table-cell>
          <table:table-cell table:formula="of:=IF(AND([.$A813]&gt;=[.D$4];[.$A813]&lt;[.D$6]);[.$A813];&quot;&quot;)" office:value-type="float" office:value="133" calcext:value-type="float">
            <text:p>133</text:p>
          </table:table-cell>
          <table:table-cell table:formula="of:=IF(AND([.$A813]&gt;=[.E$4];[.$A813]&lt;[.E$6]);[.$A813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814]&gt;=[.B$4];[.$A814]&lt;[.B$6]);[.$A814];&quot;&quot;)">
            <text:p/>
          </table:table-cell>
          <table:table-cell table:formula="of:=IF(AND([.$A814]&gt;=[.C$4];[.$A814]&lt;[.C$6]);[.$A814];&quot;&quot;)">
            <text:p/>
          </table:table-cell>
          <table:table-cell table:formula="of:=IF(AND([.$A814]&gt;=[.D$4];[.$A814]&lt;[.D$6]);[.$A814];&quot;&quot;)" office:value-type="float" office:value="133" calcext:value-type="float">
            <text:p>133</text:p>
          </table:table-cell>
          <table:table-cell table:formula="of:=IF(AND([.$A814]&gt;=[.E$4];[.$A814]&lt;[.E$6]);[.$A814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815]&gt;=[.B$4];[.$A815]&lt;[.B$6]);[.$A815];&quot;&quot;)">
            <text:p/>
          </table:table-cell>
          <table:table-cell table:formula="of:=IF(AND([.$A815]&gt;=[.C$4];[.$A815]&lt;[.C$6]);[.$A815];&quot;&quot;)">
            <text:p/>
          </table:table-cell>
          <table:table-cell table:formula="of:=IF(AND([.$A815]&gt;=[.D$4];[.$A815]&lt;[.D$6]);[.$A815];&quot;&quot;)" office:value-type="float" office:value="133" calcext:value-type="float">
            <text:p>133</text:p>
          </table:table-cell>
          <table:table-cell table:formula="of:=IF(AND([.$A815]&gt;=[.E$4];[.$A815]&lt;[.E$6]);[.$A815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816]&gt;=[.B$4];[.$A816]&lt;[.B$6]);[.$A816];&quot;&quot;)">
            <text:p/>
          </table:table-cell>
          <table:table-cell table:formula="of:=IF(AND([.$A816]&gt;=[.C$4];[.$A816]&lt;[.C$6]);[.$A816];&quot;&quot;)">
            <text:p/>
          </table:table-cell>
          <table:table-cell table:formula="of:=IF(AND([.$A816]&gt;=[.D$4];[.$A816]&lt;[.D$6]);[.$A816];&quot;&quot;)" office:value-type="float" office:value="133" calcext:value-type="float">
            <text:p>133</text:p>
          </table:table-cell>
          <table:table-cell table:formula="of:=IF(AND([.$A816]&gt;=[.E$4];[.$A816]&lt;[.E$6]);[.$A816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17]&gt;=[.B$4];[.$A817]&lt;[.B$6]);[.$A817];&quot;&quot;)">
            <text:p/>
          </table:table-cell>
          <table:table-cell table:formula="of:=IF(AND([.$A817]&gt;=[.C$4];[.$A817]&lt;[.C$6]);[.$A817];&quot;&quot;)">
            <text:p/>
          </table:table-cell>
          <table:table-cell table:formula="of:=IF(AND([.$A817]&gt;=[.D$4];[.$A817]&lt;[.D$6]);[.$A817];&quot;&quot;)">
            <text:p/>
          </table:table-cell>
          <table:table-cell table:formula="of:=IF(AND([.$A817]&gt;=[.E$4];[.$A817]&lt;[.E$6]);[.$A81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18]&gt;=[.B$4];[.$A818]&lt;[.B$6]);[.$A818];&quot;&quot;)">
            <text:p/>
          </table:table-cell>
          <table:table-cell table:formula="of:=IF(AND([.$A818]&gt;=[.C$4];[.$A818]&lt;[.C$6]);[.$A818];&quot;&quot;)">
            <text:p/>
          </table:table-cell>
          <table:table-cell table:formula="of:=IF(AND([.$A818]&gt;=[.D$4];[.$A818]&lt;[.D$6]);[.$A818];&quot;&quot;)">
            <text:p/>
          </table:table-cell>
          <table:table-cell table:formula="of:=IF(AND([.$A818]&gt;=[.E$4];[.$A818]&lt;[.E$6]);[.$A81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19]&gt;=[.B$4];[.$A819]&lt;[.B$6]);[.$A819];&quot;&quot;)">
            <text:p/>
          </table:table-cell>
          <table:table-cell table:formula="of:=IF(AND([.$A819]&gt;=[.C$4];[.$A819]&lt;[.C$6]);[.$A819];&quot;&quot;)">
            <text:p/>
          </table:table-cell>
          <table:table-cell table:formula="of:=IF(AND([.$A819]&gt;=[.D$4];[.$A819]&lt;[.D$6]);[.$A819];&quot;&quot;)">
            <text:p/>
          </table:table-cell>
          <table:table-cell table:formula="of:=IF(AND([.$A819]&gt;=[.E$4];[.$A819]&lt;[.E$6]);[.$A81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20]&gt;=[.B$4];[.$A820]&lt;[.B$6]);[.$A820];&quot;&quot;)">
            <text:p/>
          </table:table-cell>
          <table:table-cell table:formula="of:=IF(AND([.$A820]&gt;=[.C$4];[.$A820]&lt;[.C$6]);[.$A820];&quot;&quot;)">
            <text:p/>
          </table:table-cell>
          <table:table-cell table:formula="of:=IF(AND([.$A820]&gt;=[.D$4];[.$A820]&lt;[.D$6]);[.$A820];&quot;&quot;)">
            <text:p/>
          </table:table-cell>
          <table:table-cell table:formula="of:=IF(AND([.$A820]&gt;=[.E$4];[.$A820]&lt;[.E$6]);[.$A82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21]&gt;=[.B$4];[.$A821]&lt;[.B$6]);[.$A821];&quot;&quot;)">
            <text:p/>
          </table:table-cell>
          <table:table-cell table:formula="of:=IF(AND([.$A821]&gt;=[.C$4];[.$A821]&lt;[.C$6]);[.$A821];&quot;&quot;)">
            <text:p/>
          </table:table-cell>
          <table:table-cell table:formula="of:=IF(AND([.$A821]&gt;=[.D$4];[.$A821]&lt;[.D$6]);[.$A821];&quot;&quot;)">
            <text:p/>
          </table:table-cell>
          <table:table-cell table:formula="of:=IF(AND([.$A821]&gt;=[.E$4];[.$A821]&lt;[.E$6]);[.$A82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22]&gt;=[.B$4];[.$A822]&lt;[.B$6]);[.$A822];&quot;&quot;)">
            <text:p/>
          </table:table-cell>
          <table:table-cell table:formula="of:=IF(AND([.$A822]&gt;=[.C$4];[.$A822]&lt;[.C$6]);[.$A822];&quot;&quot;)">
            <text:p/>
          </table:table-cell>
          <table:table-cell table:formula="of:=IF(AND([.$A822]&gt;=[.D$4];[.$A822]&lt;[.D$6]);[.$A822];&quot;&quot;)">
            <text:p/>
          </table:table-cell>
          <table:table-cell table:formula="of:=IF(AND([.$A822]&gt;=[.E$4];[.$A822]&lt;[.E$6]);[.$A82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23]&gt;=[.B$4];[.$A823]&lt;[.B$6]);[.$A823];&quot;&quot;)">
            <text:p/>
          </table:table-cell>
          <table:table-cell table:formula="of:=IF(AND([.$A823]&gt;=[.C$4];[.$A823]&lt;[.C$6]);[.$A823];&quot;&quot;)">
            <text:p/>
          </table:table-cell>
          <table:table-cell table:formula="of:=IF(AND([.$A823]&gt;=[.D$4];[.$A823]&lt;[.D$6]);[.$A823];&quot;&quot;)">
            <text:p/>
          </table:table-cell>
          <table:table-cell table:formula="of:=IF(AND([.$A823]&gt;=[.E$4];[.$A823]&lt;[.E$6]);[.$A82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24]&gt;=[.B$4];[.$A824]&lt;[.B$6]);[.$A824];&quot;&quot;)">
            <text:p/>
          </table:table-cell>
          <table:table-cell table:formula="of:=IF(AND([.$A824]&gt;=[.C$4];[.$A824]&lt;[.C$6]);[.$A824];&quot;&quot;)">
            <text:p/>
          </table:table-cell>
          <table:table-cell table:formula="of:=IF(AND([.$A824]&gt;=[.D$4];[.$A824]&lt;[.D$6]);[.$A824];&quot;&quot;)">
            <text:p/>
          </table:table-cell>
          <table:table-cell table:formula="of:=IF(AND([.$A824]&gt;=[.E$4];[.$A824]&lt;[.E$6]);[.$A82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25]&gt;=[.B$4];[.$A825]&lt;[.B$6]);[.$A825];&quot;&quot;)">
            <text:p/>
          </table:table-cell>
          <table:table-cell table:formula="of:=IF(AND([.$A825]&gt;=[.C$4];[.$A825]&lt;[.C$6]);[.$A825];&quot;&quot;)">
            <text:p/>
          </table:table-cell>
          <table:table-cell table:formula="of:=IF(AND([.$A825]&gt;=[.D$4];[.$A825]&lt;[.D$6]);[.$A825];&quot;&quot;)">
            <text:p/>
          </table:table-cell>
          <table:table-cell table:formula="of:=IF(AND([.$A825]&gt;=[.E$4];[.$A825]&lt;[.E$6]);[.$A82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826]&gt;=[.B$4];[.$A826]&lt;[.B$6]);[.$A826];&quot;&quot;)" office:value-type="float" office:value="375" calcext:value-type="float">
            <text:p>375</text:p>
          </table:table-cell>
          <table:table-cell table:formula="of:=IF(AND([.$A826]&gt;=[.C$4];[.$A826]&lt;[.C$6]);[.$A826];&quot;&quot;)">
            <text:p/>
          </table:table-cell>
          <table:table-cell table:formula="of:=IF(AND([.$A826]&gt;=[.D$4];[.$A826]&lt;[.D$6]);[.$A826];&quot;&quot;)">
            <text:p/>
          </table:table-cell>
          <table:table-cell table:formula="of:=IF(AND([.$A826]&gt;=[.E$4];[.$A826]&lt;[.E$6]);[.$A826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827]&gt;=[.B$4];[.$A827]&lt;[.B$6]);[.$A827];&quot;&quot;)" office:value-type="float" office:value="375" calcext:value-type="float">
            <text:p>375</text:p>
          </table:table-cell>
          <table:table-cell table:formula="of:=IF(AND([.$A827]&gt;=[.C$4];[.$A827]&lt;[.C$6]);[.$A827];&quot;&quot;)">
            <text:p/>
          </table:table-cell>
          <table:table-cell table:formula="of:=IF(AND([.$A827]&gt;=[.D$4];[.$A827]&lt;[.D$6]);[.$A827];&quot;&quot;)">
            <text:p/>
          </table:table-cell>
          <table:table-cell table:formula="of:=IF(AND([.$A827]&gt;=[.E$4];[.$A827]&lt;[.E$6]);[.$A827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828]&gt;=[.B$4];[.$A828]&lt;[.B$6]);[.$A828];&quot;&quot;)" office:value-type="float" office:value="374" calcext:value-type="float">
            <text:p>374</text:p>
          </table:table-cell>
          <table:table-cell table:formula="of:=IF(AND([.$A828]&gt;=[.C$4];[.$A828]&lt;[.C$6]);[.$A828];&quot;&quot;)">
            <text:p/>
          </table:table-cell>
          <table:table-cell table:formula="of:=IF(AND([.$A828]&gt;=[.D$4];[.$A828]&lt;[.D$6]);[.$A828];&quot;&quot;)">
            <text:p/>
          </table:table-cell>
          <table:table-cell table:formula="of:=IF(AND([.$A828]&gt;=[.E$4];[.$A828]&lt;[.E$6]);[.$A828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829]&gt;=[.B$4];[.$A829]&lt;[.B$6]);[.$A829];&quot;&quot;)">
            <text:p/>
          </table:table-cell>
          <table:table-cell table:style-name="Default" table:formula="of:=IF(AND([.$A829]&gt;=[.C$4];[.$A829]&lt;[.C$6]);[.$A829];&quot;&quot;)" office:value-type="float" office:value="259" calcext:value-type="float">
            <text:p>259</text:p>
          </table:table-cell>
          <table:table-cell table:formula="of:=IF(AND([.$A829]&gt;=[.D$4];[.$A829]&lt;[.D$6]);[.$A829];&quot;&quot;)">
            <text:p/>
          </table:table-cell>
          <table:table-cell table:formula="of:=IF(AND([.$A829]&gt;=[.E$4];[.$A829]&lt;[.E$6]);[.$A829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830]&gt;=[.B$4];[.$A830]&lt;[.B$6]);[.$A830];&quot;&quot;)">
            <text:p/>
          </table:table-cell>
          <table:table-cell table:style-name="Default" table:formula="of:=IF(AND([.$A830]&gt;=[.C$4];[.$A830]&lt;[.C$6]);[.$A830];&quot;&quot;)" office:value-type="float" office:value="259" calcext:value-type="float">
            <text:p>259</text:p>
          </table:table-cell>
          <table:table-cell table:formula="of:=IF(AND([.$A830]&gt;=[.D$4];[.$A830]&lt;[.D$6]);[.$A830];&quot;&quot;)">
            <text:p/>
          </table:table-cell>
          <table:table-cell table:formula="of:=IF(AND([.$A830]&gt;=[.E$4];[.$A830]&lt;[.E$6]);[.$A830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831]&gt;=[.B$4];[.$A831]&lt;[.B$6]);[.$A831];&quot;&quot;)">
            <text:p/>
          </table:table-cell>
          <table:table-cell table:style-name="Default" table:formula="of:=IF(AND([.$A831]&gt;=[.C$4];[.$A831]&lt;[.C$6]);[.$A831];&quot;&quot;)" office:value-type="float" office:value="259" calcext:value-type="float">
            <text:p>259</text:p>
          </table:table-cell>
          <table:table-cell table:formula="of:=IF(AND([.$A831]&gt;=[.D$4];[.$A831]&lt;[.D$6]);[.$A831];&quot;&quot;)">
            <text:p/>
          </table:table-cell>
          <table:table-cell table:formula="of:=IF(AND([.$A831]&gt;=[.E$4];[.$A831]&lt;[.E$6]);[.$A831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832]&gt;=[.B$4];[.$A832]&lt;[.B$6]);[.$A832];&quot;&quot;)">
            <text:p/>
          </table:table-cell>
          <table:table-cell table:style-name="Default" table:formula="of:=IF(AND([.$A832]&gt;=[.C$4];[.$A832]&lt;[.C$6]);[.$A832];&quot;&quot;)" office:value-type="float" office:value="259" calcext:value-type="float">
            <text:p>259</text:p>
          </table:table-cell>
          <table:table-cell table:formula="of:=IF(AND([.$A832]&gt;=[.D$4];[.$A832]&lt;[.D$6]);[.$A832];&quot;&quot;)">
            <text:p/>
          </table:table-cell>
          <table:table-cell table:formula="of:=IF(AND([.$A832]&gt;=[.E$4];[.$A832]&lt;[.E$6]);[.$A832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833]&gt;=[.B$4];[.$A833]&lt;[.B$6]);[.$A833];&quot;&quot;)">
            <text:p/>
          </table:table-cell>
          <table:table-cell table:formula="of:=IF(AND([.$A833]&gt;=[.C$4];[.$A833]&lt;[.C$6]);[.$A833];&quot;&quot;)">
            <text:p/>
          </table:table-cell>
          <table:table-cell table:formula="of:=IF(AND([.$A833]&gt;=[.D$4];[.$A833]&lt;[.D$6]);[.$A833];&quot;&quot;)" office:value-type="float" office:value="133" calcext:value-type="float">
            <text:p>133</text:p>
          </table:table-cell>
          <table:table-cell table:formula="of:=IF(AND([.$A833]&gt;=[.E$4];[.$A833]&lt;[.E$6]);[.$A833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834]&gt;=[.B$4];[.$A834]&lt;[.B$6]);[.$A834];&quot;&quot;)">
            <text:p/>
          </table:table-cell>
          <table:table-cell table:formula="of:=IF(AND([.$A834]&gt;=[.C$4];[.$A834]&lt;[.C$6]);[.$A834];&quot;&quot;)">
            <text:p/>
          </table:table-cell>
          <table:table-cell table:formula="of:=IF(AND([.$A834]&gt;=[.D$4];[.$A834]&lt;[.D$6]);[.$A834];&quot;&quot;)" office:value-type="float" office:value="133" calcext:value-type="float">
            <text:p>133</text:p>
          </table:table-cell>
          <table:table-cell table:formula="of:=IF(AND([.$A834]&gt;=[.E$4];[.$A834]&lt;[.E$6]);[.$A834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835]&gt;=[.B$4];[.$A835]&lt;[.B$6]);[.$A835];&quot;&quot;)">
            <text:p/>
          </table:table-cell>
          <table:table-cell table:formula="of:=IF(AND([.$A835]&gt;=[.C$4];[.$A835]&lt;[.C$6]);[.$A835];&quot;&quot;)">
            <text:p/>
          </table:table-cell>
          <table:table-cell table:formula="of:=IF(AND([.$A835]&gt;=[.D$4];[.$A835]&lt;[.D$6]);[.$A835];&quot;&quot;)" office:value-type="float" office:value="133" calcext:value-type="float">
            <text:p>133</text:p>
          </table:table-cell>
          <table:table-cell table:formula="of:=IF(AND([.$A835]&gt;=[.E$4];[.$A835]&lt;[.E$6]);[.$A835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36]&gt;=[.B$4];[.$A836]&lt;[.B$6]);[.$A836];&quot;&quot;)">
            <text:p/>
          </table:table-cell>
          <table:table-cell table:formula="of:=IF(AND([.$A836]&gt;=[.C$4];[.$A836]&lt;[.C$6]);[.$A836];&quot;&quot;)">
            <text:p/>
          </table:table-cell>
          <table:table-cell table:formula="of:=IF(AND([.$A836]&gt;=[.D$4];[.$A836]&lt;[.D$6]);[.$A836];&quot;&quot;)">
            <text:p/>
          </table:table-cell>
          <table:table-cell table:formula="of:=IF(AND([.$A836]&gt;=[.E$4];[.$A836]&lt;[.E$6]);[.$A83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37]&gt;=[.B$4];[.$A837]&lt;[.B$6]);[.$A837];&quot;&quot;)">
            <text:p/>
          </table:table-cell>
          <table:table-cell table:formula="of:=IF(AND([.$A837]&gt;=[.C$4];[.$A837]&lt;[.C$6]);[.$A837];&quot;&quot;)">
            <text:p/>
          </table:table-cell>
          <table:table-cell table:formula="of:=IF(AND([.$A837]&gt;=[.D$4];[.$A837]&lt;[.D$6]);[.$A837];&quot;&quot;)">
            <text:p/>
          </table:table-cell>
          <table:table-cell table:formula="of:=IF(AND([.$A837]&gt;=[.E$4];[.$A837]&lt;[.E$6]);[.$A83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38]&gt;=[.B$4];[.$A838]&lt;[.B$6]);[.$A838];&quot;&quot;)">
            <text:p/>
          </table:table-cell>
          <table:table-cell table:formula="of:=IF(AND([.$A838]&gt;=[.C$4];[.$A838]&lt;[.C$6]);[.$A838];&quot;&quot;)">
            <text:p/>
          </table:table-cell>
          <table:table-cell table:formula="of:=IF(AND([.$A838]&gt;=[.D$4];[.$A838]&lt;[.D$6]);[.$A838];&quot;&quot;)">
            <text:p/>
          </table:table-cell>
          <table:table-cell table:formula="of:=IF(AND([.$A838]&gt;=[.E$4];[.$A838]&lt;[.E$6]);[.$A83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39]&gt;=[.B$4];[.$A839]&lt;[.B$6]);[.$A839];&quot;&quot;)">
            <text:p/>
          </table:table-cell>
          <table:table-cell table:formula="of:=IF(AND([.$A839]&gt;=[.C$4];[.$A839]&lt;[.C$6]);[.$A839];&quot;&quot;)">
            <text:p/>
          </table:table-cell>
          <table:table-cell table:formula="of:=IF(AND([.$A839]&gt;=[.D$4];[.$A839]&lt;[.D$6]);[.$A839];&quot;&quot;)">
            <text:p/>
          </table:table-cell>
          <table:table-cell table:formula="of:=IF(AND([.$A839]&gt;=[.E$4];[.$A839]&lt;[.E$6]);[.$A83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40]&gt;=[.B$4];[.$A840]&lt;[.B$6]);[.$A840];&quot;&quot;)">
            <text:p/>
          </table:table-cell>
          <table:table-cell table:formula="of:=IF(AND([.$A840]&gt;=[.C$4];[.$A840]&lt;[.C$6]);[.$A840];&quot;&quot;)">
            <text:p/>
          </table:table-cell>
          <table:table-cell table:formula="of:=IF(AND([.$A840]&gt;=[.D$4];[.$A840]&lt;[.D$6]);[.$A840];&quot;&quot;)">
            <text:p/>
          </table:table-cell>
          <table:table-cell table:formula="of:=IF(AND([.$A840]&gt;=[.E$4];[.$A840]&lt;[.E$6]);[.$A84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41]&gt;=[.B$4];[.$A841]&lt;[.B$6]);[.$A841];&quot;&quot;)">
            <text:p/>
          </table:table-cell>
          <table:table-cell table:formula="of:=IF(AND([.$A841]&gt;=[.C$4];[.$A841]&lt;[.C$6]);[.$A841];&quot;&quot;)">
            <text:p/>
          </table:table-cell>
          <table:table-cell table:formula="of:=IF(AND([.$A841]&gt;=[.D$4];[.$A841]&lt;[.D$6]);[.$A841];&quot;&quot;)">
            <text:p/>
          </table:table-cell>
          <table:table-cell table:formula="of:=IF(AND([.$A841]&gt;=[.E$4];[.$A841]&lt;[.E$6]);[.$A84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42]&gt;=[.B$4];[.$A842]&lt;[.B$6]);[.$A842];&quot;&quot;)">
            <text:p/>
          </table:table-cell>
          <table:table-cell table:formula="of:=IF(AND([.$A842]&gt;=[.C$4];[.$A842]&lt;[.C$6]);[.$A842];&quot;&quot;)">
            <text:p/>
          </table:table-cell>
          <table:table-cell table:formula="of:=IF(AND([.$A842]&gt;=[.D$4];[.$A842]&lt;[.D$6]);[.$A842];&quot;&quot;)">
            <text:p/>
          </table:table-cell>
          <table:table-cell table:formula="of:=IF(AND([.$A842]&gt;=[.E$4];[.$A842]&lt;[.E$6]);[.$A84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43]&gt;=[.B$4];[.$A843]&lt;[.B$6]);[.$A843];&quot;&quot;)">
            <text:p/>
          </table:table-cell>
          <table:table-cell table:formula="of:=IF(AND([.$A843]&gt;=[.C$4];[.$A843]&lt;[.C$6]);[.$A843];&quot;&quot;)">
            <text:p/>
          </table:table-cell>
          <table:table-cell table:formula="of:=IF(AND([.$A843]&gt;=[.D$4];[.$A843]&lt;[.D$6]);[.$A843];&quot;&quot;)">
            <text:p/>
          </table:table-cell>
          <table:table-cell table:formula="of:=IF(AND([.$A843]&gt;=[.E$4];[.$A843]&lt;[.E$6]);[.$A84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44]&gt;=[.B$4];[.$A844]&lt;[.B$6]);[.$A844];&quot;&quot;)">
            <text:p/>
          </table:table-cell>
          <table:table-cell table:formula="of:=IF(AND([.$A844]&gt;=[.C$4];[.$A844]&lt;[.C$6]);[.$A844];&quot;&quot;)">
            <text:p/>
          </table:table-cell>
          <table:table-cell table:formula="of:=IF(AND([.$A844]&gt;=[.D$4];[.$A844]&lt;[.D$6]);[.$A844];&quot;&quot;)">
            <text:p/>
          </table:table-cell>
          <table:table-cell table:formula="of:=IF(AND([.$A844]&gt;=[.E$4];[.$A844]&lt;[.E$6]);[.$A84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845]&gt;=[.B$4];[.$A845]&lt;[.B$6]);[.$A845];&quot;&quot;)" office:value-type="float" office:value="375" calcext:value-type="float">
            <text:p>375</text:p>
          </table:table-cell>
          <table:table-cell table:formula="of:=IF(AND([.$A845]&gt;=[.C$4];[.$A845]&lt;[.C$6]);[.$A845];&quot;&quot;)">
            <text:p/>
          </table:table-cell>
          <table:table-cell table:formula="of:=IF(AND([.$A845]&gt;=[.D$4];[.$A845]&lt;[.D$6]);[.$A845];&quot;&quot;)">
            <text:p/>
          </table:table-cell>
          <table:table-cell table:formula="of:=IF(AND([.$A845]&gt;=[.E$4];[.$A845]&lt;[.E$6]);[.$A845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846]&gt;=[.B$4];[.$A846]&lt;[.B$6]);[.$A846];&quot;&quot;)" office:value-type="float" office:value="374" calcext:value-type="float">
            <text:p>374</text:p>
          </table:table-cell>
          <table:table-cell table:formula="of:=IF(AND([.$A846]&gt;=[.C$4];[.$A846]&lt;[.C$6]);[.$A846];&quot;&quot;)">
            <text:p/>
          </table:table-cell>
          <table:table-cell table:formula="of:=IF(AND([.$A846]&gt;=[.D$4];[.$A846]&lt;[.D$6]);[.$A846];&quot;&quot;)">
            <text:p/>
          </table:table-cell>
          <table:table-cell table:formula="of:=IF(AND([.$A846]&gt;=[.E$4];[.$A846]&lt;[.E$6]);[.$A846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847]&gt;=[.B$4];[.$A847]&lt;[.B$6]);[.$A847];&quot;&quot;)" office:value-type="float" office:value="374" calcext:value-type="float">
            <text:p>374</text:p>
          </table:table-cell>
          <table:table-cell table:formula="of:=IF(AND([.$A847]&gt;=[.C$4];[.$A847]&lt;[.C$6]);[.$A847];&quot;&quot;)">
            <text:p/>
          </table:table-cell>
          <table:table-cell table:formula="of:=IF(AND([.$A847]&gt;=[.D$4];[.$A847]&lt;[.D$6]);[.$A847];&quot;&quot;)">
            <text:p/>
          </table:table-cell>
          <table:table-cell table:formula="of:=IF(AND([.$A847]&gt;=[.E$4];[.$A847]&lt;[.E$6]);[.$A847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848]&gt;=[.B$4];[.$A848]&lt;[.B$6]);[.$A848];&quot;&quot;)" office:value-type="float" office:value="375" calcext:value-type="float">
            <text:p>375</text:p>
          </table:table-cell>
          <table:table-cell table:formula="of:=IF(AND([.$A848]&gt;=[.C$4];[.$A848]&lt;[.C$6]);[.$A848];&quot;&quot;)">
            <text:p/>
          </table:table-cell>
          <table:table-cell table:formula="of:=IF(AND([.$A848]&gt;=[.D$4];[.$A848]&lt;[.D$6]);[.$A848];&quot;&quot;)">
            <text:p/>
          </table:table-cell>
          <table:table-cell table:formula="of:=IF(AND([.$A848]&gt;=[.E$4];[.$A848]&lt;[.E$6]);[.$A848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849]&gt;=[.B$4];[.$A849]&lt;[.B$6]);[.$A849];&quot;&quot;)">
            <text:p/>
          </table:table-cell>
          <table:table-cell table:style-name="Default" table:formula="of:=IF(AND([.$A849]&gt;=[.C$4];[.$A849]&lt;[.C$6]);[.$A849];&quot;&quot;)" office:value-type="float" office:value="259" calcext:value-type="float">
            <text:p>259</text:p>
          </table:table-cell>
          <table:table-cell table:formula="of:=IF(AND([.$A849]&gt;=[.D$4];[.$A849]&lt;[.D$6]);[.$A849];&quot;&quot;)">
            <text:p/>
          </table:table-cell>
          <table:table-cell table:formula="of:=IF(AND([.$A849]&gt;=[.E$4];[.$A849]&lt;[.E$6]);[.$A849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850]&gt;=[.B$4];[.$A850]&lt;[.B$6]);[.$A850];&quot;&quot;)">
            <text:p/>
          </table:table-cell>
          <table:table-cell table:style-name="Default" table:formula="of:=IF(AND([.$A850]&gt;=[.C$4];[.$A850]&lt;[.C$6]);[.$A850];&quot;&quot;)" office:value-type="float" office:value="259" calcext:value-type="float">
            <text:p>259</text:p>
          </table:table-cell>
          <table:table-cell table:formula="of:=IF(AND([.$A850]&gt;=[.D$4];[.$A850]&lt;[.D$6]);[.$A850];&quot;&quot;)">
            <text:p/>
          </table:table-cell>
          <table:table-cell table:formula="of:=IF(AND([.$A850]&gt;=[.E$4];[.$A850]&lt;[.E$6]);[.$A850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851]&gt;=[.B$4];[.$A851]&lt;[.B$6]);[.$A851];&quot;&quot;)">
            <text:p/>
          </table:table-cell>
          <table:table-cell table:style-name="Default" table:formula="of:=IF(AND([.$A851]&gt;=[.C$4];[.$A851]&lt;[.C$6]);[.$A851];&quot;&quot;)" office:value-type="float" office:value="259" calcext:value-type="float">
            <text:p>259</text:p>
          </table:table-cell>
          <table:table-cell table:formula="of:=IF(AND([.$A851]&gt;=[.D$4];[.$A851]&lt;[.D$6]);[.$A851];&quot;&quot;)">
            <text:p/>
          </table:table-cell>
          <table:table-cell table:formula="of:=IF(AND([.$A851]&gt;=[.E$4];[.$A851]&lt;[.E$6]);[.$A851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852]&gt;=[.B$4];[.$A852]&lt;[.B$6]);[.$A852];&quot;&quot;)">
            <text:p/>
          </table:table-cell>
          <table:table-cell table:formula="of:=IF(AND([.$A852]&gt;=[.C$4];[.$A852]&lt;[.C$6]);[.$A852];&quot;&quot;)">
            <text:p/>
          </table:table-cell>
          <table:table-cell table:formula="of:=IF(AND([.$A852]&gt;=[.D$4];[.$A852]&lt;[.D$6]);[.$A852];&quot;&quot;)" office:value-type="float" office:value="133" calcext:value-type="float">
            <text:p>133</text:p>
          </table:table-cell>
          <table:table-cell table:formula="of:=IF(AND([.$A852]&gt;=[.E$4];[.$A852]&lt;[.E$6]);[.$A852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853]&gt;=[.B$4];[.$A853]&lt;[.B$6]);[.$A853];&quot;&quot;)">
            <text:p/>
          </table:table-cell>
          <table:table-cell table:formula="of:=IF(AND([.$A853]&gt;=[.C$4];[.$A853]&lt;[.C$6]);[.$A853];&quot;&quot;)">
            <text:p/>
          </table:table-cell>
          <table:table-cell table:formula="of:=IF(AND([.$A853]&gt;=[.D$4];[.$A853]&lt;[.D$6]);[.$A853];&quot;&quot;)" office:value-type="float" office:value="133" calcext:value-type="float">
            <text:p>133</text:p>
          </table:table-cell>
          <table:table-cell table:formula="of:=IF(AND([.$A853]&gt;=[.E$4];[.$A853]&lt;[.E$6]);[.$A853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854]&gt;=[.B$4];[.$A854]&lt;[.B$6]);[.$A854];&quot;&quot;)">
            <text:p/>
          </table:table-cell>
          <table:table-cell table:formula="of:=IF(AND([.$A854]&gt;=[.C$4];[.$A854]&lt;[.C$6]);[.$A854];&quot;&quot;)">
            <text:p/>
          </table:table-cell>
          <table:table-cell table:formula="of:=IF(AND([.$A854]&gt;=[.D$4];[.$A854]&lt;[.D$6]);[.$A854];&quot;&quot;)" office:value-type="float" office:value="133" calcext:value-type="float">
            <text:p>133</text:p>
          </table:table-cell>
          <table:table-cell table:formula="of:=IF(AND([.$A854]&gt;=[.E$4];[.$A854]&lt;[.E$6]);[.$A854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855]&gt;=[.B$4];[.$A855]&lt;[.B$6]);[.$A855];&quot;&quot;)">
            <text:p/>
          </table:table-cell>
          <table:table-cell table:formula="of:=IF(AND([.$A855]&gt;=[.C$4];[.$A855]&lt;[.C$6]);[.$A855];&quot;&quot;)">
            <text:p/>
          </table:table-cell>
          <table:table-cell table:formula="of:=IF(AND([.$A855]&gt;=[.D$4];[.$A855]&lt;[.D$6]);[.$A855];&quot;&quot;)" office:value-type="float" office:value="133" calcext:value-type="float">
            <text:p>133</text:p>
          </table:table-cell>
          <table:table-cell table:formula="of:=IF(AND([.$A855]&gt;=[.E$4];[.$A855]&lt;[.E$6]);[.$A855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56]&gt;=[.B$4];[.$A856]&lt;[.B$6]);[.$A856];&quot;&quot;)">
            <text:p/>
          </table:table-cell>
          <table:table-cell table:formula="of:=IF(AND([.$A856]&gt;=[.C$4];[.$A856]&lt;[.C$6]);[.$A856];&quot;&quot;)">
            <text:p/>
          </table:table-cell>
          <table:table-cell table:formula="of:=IF(AND([.$A856]&gt;=[.D$4];[.$A856]&lt;[.D$6]);[.$A856];&quot;&quot;)">
            <text:p/>
          </table:table-cell>
          <table:table-cell table:formula="of:=IF(AND([.$A856]&gt;=[.E$4];[.$A856]&lt;[.E$6]);[.$A85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57]&gt;=[.B$4];[.$A857]&lt;[.B$6]);[.$A857];&quot;&quot;)">
            <text:p/>
          </table:table-cell>
          <table:table-cell table:formula="of:=IF(AND([.$A857]&gt;=[.C$4];[.$A857]&lt;[.C$6]);[.$A857];&quot;&quot;)">
            <text:p/>
          </table:table-cell>
          <table:table-cell table:formula="of:=IF(AND([.$A857]&gt;=[.D$4];[.$A857]&lt;[.D$6]);[.$A857];&quot;&quot;)">
            <text:p/>
          </table:table-cell>
          <table:table-cell table:formula="of:=IF(AND([.$A857]&gt;=[.E$4];[.$A857]&lt;[.E$6]);[.$A85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58]&gt;=[.B$4];[.$A858]&lt;[.B$6]);[.$A858];&quot;&quot;)">
            <text:p/>
          </table:table-cell>
          <table:table-cell table:formula="of:=IF(AND([.$A858]&gt;=[.C$4];[.$A858]&lt;[.C$6]);[.$A858];&quot;&quot;)">
            <text:p/>
          </table:table-cell>
          <table:table-cell table:formula="of:=IF(AND([.$A858]&gt;=[.D$4];[.$A858]&lt;[.D$6]);[.$A858];&quot;&quot;)">
            <text:p/>
          </table:table-cell>
          <table:table-cell table:formula="of:=IF(AND([.$A858]&gt;=[.E$4];[.$A858]&lt;[.E$6]);[.$A85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59]&gt;=[.B$4];[.$A859]&lt;[.B$6]);[.$A859];&quot;&quot;)">
            <text:p/>
          </table:table-cell>
          <table:table-cell table:formula="of:=IF(AND([.$A859]&gt;=[.C$4];[.$A859]&lt;[.C$6]);[.$A859];&quot;&quot;)">
            <text:p/>
          </table:table-cell>
          <table:table-cell table:formula="of:=IF(AND([.$A859]&gt;=[.D$4];[.$A859]&lt;[.D$6]);[.$A859];&quot;&quot;)">
            <text:p/>
          </table:table-cell>
          <table:table-cell table:formula="of:=IF(AND([.$A859]&gt;=[.E$4];[.$A859]&lt;[.E$6]);[.$A85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60]&gt;=[.B$4];[.$A860]&lt;[.B$6]);[.$A860];&quot;&quot;)">
            <text:p/>
          </table:table-cell>
          <table:table-cell table:formula="of:=IF(AND([.$A860]&gt;=[.C$4];[.$A860]&lt;[.C$6]);[.$A860];&quot;&quot;)">
            <text:p/>
          </table:table-cell>
          <table:table-cell table:formula="of:=IF(AND([.$A860]&gt;=[.D$4];[.$A860]&lt;[.D$6]);[.$A860];&quot;&quot;)">
            <text:p/>
          </table:table-cell>
          <table:table-cell table:formula="of:=IF(AND([.$A860]&gt;=[.E$4];[.$A860]&lt;[.E$6]);[.$A86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61]&gt;=[.B$4];[.$A861]&lt;[.B$6]);[.$A861];&quot;&quot;)">
            <text:p/>
          </table:table-cell>
          <table:table-cell table:formula="of:=IF(AND([.$A861]&gt;=[.C$4];[.$A861]&lt;[.C$6]);[.$A861];&quot;&quot;)">
            <text:p/>
          </table:table-cell>
          <table:table-cell table:formula="of:=IF(AND([.$A861]&gt;=[.D$4];[.$A861]&lt;[.D$6]);[.$A861];&quot;&quot;)">
            <text:p/>
          </table:table-cell>
          <table:table-cell table:formula="of:=IF(AND([.$A861]&gt;=[.E$4];[.$A861]&lt;[.E$6]);[.$A86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62]&gt;=[.B$4];[.$A862]&lt;[.B$6]);[.$A862];&quot;&quot;)">
            <text:p/>
          </table:table-cell>
          <table:table-cell table:formula="of:=IF(AND([.$A862]&gt;=[.C$4];[.$A862]&lt;[.C$6]);[.$A862];&quot;&quot;)">
            <text:p/>
          </table:table-cell>
          <table:table-cell table:formula="of:=IF(AND([.$A862]&gt;=[.D$4];[.$A862]&lt;[.D$6]);[.$A862];&quot;&quot;)">
            <text:p/>
          </table:table-cell>
          <table:table-cell table:formula="of:=IF(AND([.$A862]&gt;=[.E$4];[.$A862]&lt;[.E$6]);[.$A86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63]&gt;=[.B$4];[.$A863]&lt;[.B$6]);[.$A863];&quot;&quot;)">
            <text:p/>
          </table:table-cell>
          <table:table-cell table:formula="of:=IF(AND([.$A863]&gt;=[.C$4];[.$A863]&lt;[.C$6]);[.$A863];&quot;&quot;)">
            <text:p/>
          </table:table-cell>
          <table:table-cell table:formula="of:=IF(AND([.$A863]&gt;=[.D$4];[.$A863]&lt;[.D$6]);[.$A863];&quot;&quot;)">
            <text:p/>
          </table:table-cell>
          <table:table-cell table:formula="of:=IF(AND([.$A863]&gt;=[.E$4];[.$A863]&lt;[.E$6]);[.$A86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864]&gt;=[.B$4];[.$A864]&lt;[.B$6]);[.$A864];&quot;&quot;)" office:value-type="float" office:value="375" calcext:value-type="float">
            <text:p>375</text:p>
          </table:table-cell>
          <table:table-cell table:formula="of:=IF(AND([.$A864]&gt;=[.C$4];[.$A864]&lt;[.C$6]);[.$A864];&quot;&quot;)">
            <text:p/>
          </table:table-cell>
          <table:table-cell table:formula="of:=IF(AND([.$A864]&gt;=[.D$4];[.$A864]&lt;[.D$6]);[.$A864];&quot;&quot;)">
            <text:p/>
          </table:table-cell>
          <table:table-cell table:formula="of:=IF(AND([.$A864]&gt;=[.E$4];[.$A864]&lt;[.E$6]);[.$A864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865]&gt;=[.B$4];[.$A865]&lt;[.B$6]);[.$A865];&quot;&quot;)" office:value-type="float" office:value="375" calcext:value-type="float">
            <text:p>375</text:p>
          </table:table-cell>
          <table:table-cell table:formula="of:=IF(AND([.$A865]&gt;=[.C$4];[.$A865]&lt;[.C$6]);[.$A865];&quot;&quot;)">
            <text:p/>
          </table:table-cell>
          <table:table-cell table:formula="of:=IF(AND([.$A865]&gt;=[.D$4];[.$A865]&lt;[.D$6]);[.$A865];&quot;&quot;)">
            <text:p/>
          </table:table-cell>
          <table:table-cell table:formula="of:=IF(AND([.$A865]&gt;=[.E$4];[.$A865]&lt;[.E$6]);[.$A865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866]&gt;=[.B$4];[.$A866]&lt;[.B$6]);[.$A866];&quot;&quot;)" office:value-type="float" office:value="375" calcext:value-type="float">
            <text:p>375</text:p>
          </table:table-cell>
          <table:table-cell table:formula="of:=IF(AND([.$A866]&gt;=[.C$4];[.$A866]&lt;[.C$6]);[.$A866];&quot;&quot;)">
            <text:p/>
          </table:table-cell>
          <table:table-cell table:formula="of:=IF(AND([.$A866]&gt;=[.D$4];[.$A866]&lt;[.D$6]);[.$A866];&quot;&quot;)">
            <text:p/>
          </table:table-cell>
          <table:table-cell table:formula="of:=IF(AND([.$A866]&gt;=[.E$4];[.$A866]&lt;[.E$6]);[.$A866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867]&gt;=[.B$4];[.$A867]&lt;[.B$6]);[.$A867];&quot;&quot;)" office:value-type="float" office:value="375" calcext:value-type="float">
            <text:p>375</text:p>
          </table:table-cell>
          <table:table-cell table:formula="of:=IF(AND([.$A867]&gt;=[.C$4];[.$A867]&lt;[.C$6]);[.$A867];&quot;&quot;)">
            <text:p/>
          </table:table-cell>
          <table:table-cell table:formula="of:=IF(AND([.$A867]&gt;=[.D$4];[.$A867]&lt;[.D$6]);[.$A867];&quot;&quot;)">
            <text:p/>
          </table:table-cell>
          <table:table-cell table:formula="of:=IF(AND([.$A867]&gt;=[.E$4];[.$A867]&lt;[.E$6]);[.$A867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868]&gt;=[.B$4];[.$A868]&lt;[.B$6]);[.$A868];&quot;&quot;)">
            <text:p/>
          </table:table-cell>
          <table:table-cell table:style-name="Default" table:formula="of:=IF(AND([.$A868]&gt;=[.C$4];[.$A868]&lt;[.C$6]);[.$A868];&quot;&quot;)" office:value-type="float" office:value="259" calcext:value-type="float">
            <text:p>259</text:p>
          </table:table-cell>
          <table:table-cell table:formula="of:=IF(AND([.$A868]&gt;=[.D$4];[.$A868]&lt;[.D$6]);[.$A868];&quot;&quot;)">
            <text:p/>
          </table:table-cell>
          <table:table-cell table:formula="of:=IF(AND([.$A868]&gt;=[.E$4];[.$A868]&lt;[.E$6]);[.$A868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869]&gt;=[.B$4];[.$A869]&lt;[.B$6]);[.$A869];&quot;&quot;)">
            <text:p/>
          </table:table-cell>
          <table:table-cell table:style-name="Default" table:formula="of:=IF(AND([.$A869]&gt;=[.C$4];[.$A869]&lt;[.C$6]);[.$A869];&quot;&quot;)" office:value-type="float" office:value="259" calcext:value-type="float">
            <text:p>259</text:p>
          </table:table-cell>
          <table:table-cell table:formula="of:=IF(AND([.$A869]&gt;=[.D$4];[.$A869]&lt;[.D$6]);[.$A869];&quot;&quot;)">
            <text:p/>
          </table:table-cell>
          <table:table-cell table:formula="of:=IF(AND([.$A869]&gt;=[.E$4];[.$A869]&lt;[.E$6]);[.$A869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870]&gt;=[.B$4];[.$A870]&lt;[.B$6]);[.$A870];&quot;&quot;)">
            <text:p/>
          </table:table-cell>
          <table:table-cell table:style-name="Default" table:formula="of:=IF(AND([.$A870]&gt;=[.C$4];[.$A870]&lt;[.C$6]);[.$A870];&quot;&quot;)" office:value-type="float" office:value="259" calcext:value-type="float">
            <text:p>259</text:p>
          </table:table-cell>
          <table:table-cell table:formula="of:=IF(AND([.$A870]&gt;=[.D$4];[.$A870]&lt;[.D$6]);[.$A870];&quot;&quot;)">
            <text:p/>
          </table:table-cell>
          <table:table-cell table:formula="of:=IF(AND([.$A870]&gt;=[.E$4];[.$A870]&lt;[.E$6]);[.$A870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871]&gt;=[.B$4];[.$A871]&lt;[.B$6]);[.$A871];&quot;&quot;)">
            <text:p/>
          </table:table-cell>
          <table:table-cell table:formula="of:=IF(AND([.$A871]&gt;=[.C$4];[.$A871]&lt;[.C$6]);[.$A871];&quot;&quot;)">
            <text:p/>
          </table:table-cell>
          <table:table-cell table:formula="of:=IF(AND([.$A871]&gt;=[.D$4];[.$A871]&lt;[.D$6]);[.$A871];&quot;&quot;)" office:value-type="float" office:value="133" calcext:value-type="float">
            <text:p>133</text:p>
          </table:table-cell>
          <table:table-cell table:formula="of:=IF(AND([.$A871]&gt;=[.E$4];[.$A871]&lt;[.E$6]);[.$A871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872]&gt;=[.B$4];[.$A872]&lt;[.B$6]);[.$A872];&quot;&quot;)">
            <text:p/>
          </table:table-cell>
          <table:table-cell table:formula="of:=IF(AND([.$A872]&gt;=[.C$4];[.$A872]&lt;[.C$6]);[.$A872];&quot;&quot;)">
            <text:p/>
          </table:table-cell>
          <table:table-cell table:formula="of:=IF(AND([.$A872]&gt;=[.D$4];[.$A872]&lt;[.D$6]);[.$A872];&quot;&quot;)" office:value-type="float" office:value="133" calcext:value-type="float">
            <text:p>133</text:p>
          </table:table-cell>
          <table:table-cell table:formula="of:=IF(AND([.$A872]&gt;=[.E$4];[.$A872]&lt;[.E$6]);[.$A872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873]&gt;=[.B$4];[.$A873]&lt;[.B$6]);[.$A873];&quot;&quot;)">
            <text:p/>
          </table:table-cell>
          <table:table-cell table:formula="of:=IF(AND([.$A873]&gt;=[.C$4];[.$A873]&lt;[.C$6]);[.$A873];&quot;&quot;)">
            <text:p/>
          </table:table-cell>
          <table:table-cell table:formula="of:=IF(AND([.$A873]&gt;=[.D$4];[.$A873]&lt;[.D$6]);[.$A873];&quot;&quot;)" office:value-type="float" office:value="133" calcext:value-type="float">
            <text:p>133</text:p>
          </table:table-cell>
          <table:table-cell table:formula="of:=IF(AND([.$A873]&gt;=[.E$4];[.$A873]&lt;[.E$6]);[.$A873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874]&gt;=[.B$4];[.$A874]&lt;[.B$6]);[.$A874];&quot;&quot;)">
            <text:p/>
          </table:table-cell>
          <table:table-cell table:formula="of:=IF(AND([.$A874]&gt;=[.C$4];[.$A874]&lt;[.C$6]);[.$A874];&quot;&quot;)">
            <text:p/>
          </table:table-cell>
          <table:table-cell table:formula="of:=IF(AND([.$A874]&gt;=[.D$4];[.$A874]&lt;[.D$6]);[.$A874];&quot;&quot;)" office:value-type="float" office:value="133" calcext:value-type="float">
            <text:p>133</text:p>
          </table:table-cell>
          <table:table-cell table:formula="of:=IF(AND([.$A874]&gt;=[.E$4];[.$A874]&lt;[.E$6]);[.$A874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75]&gt;=[.B$4];[.$A875]&lt;[.B$6]);[.$A875];&quot;&quot;)">
            <text:p/>
          </table:table-cell>
          <table:table-cell table:formula="of:=IF(AND([.$A875]&gt;=[.C$4];[.$A875]&lt;[.C$6]);[.$A875];&quot;&quot;)">
            <text:p/>
          </table:table-cell>
          <table:table-cell table:formula="of:=IF(AND([.$A875]&gt;=[.D$4];[.$A875]&lt;[.D$6]);[.$A875];&quot;&quot;)">
            <text:p/>
          </table:table-cell>
          <table:table-cell table:formula="of:=IF(AND([.$A875]&gt;=[.E$4];[.$A875]&lt;[.E$6]);[.$A87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76]&gt;=[.B$4];[.$A876]&lt;[.B$6]);[.$A876];&quot;&quot;)">
            <text:p/>
          </table:table-cell>
          <table:table-cell table:formula="of:=IF(AND([.$A876]&gt;=[.C$4];[.$A876]&lt;[.C$6]);[.$A876];&quot;&quot;)">
            <text:p/>
          </table:table-cell>
          <table:table-cell table:formula="of:=IF(AND([.$A876]&gt;=[.D$4];[.$A876]&lt;[.D$6]);[.$A876];&quot;&quot;)">
            <text:p/>
          </table:table-cell>
          <table:table-cell table:formula="of:=IF(AND([.$A876]&gt;=[.E$4];[.$A876]&lt;[.E$6]);[.$A87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77]&gt;=[.B$4];[.$A877]&lt;[.B$6]);[.$A877];&quot;&quot;)">
            <text:p/>
          </table:table-cell>
          <table:table-cell table:formula="of:=IF(AND([.$A877]&gt;=[.C$4];[.$A877]&lt;[.C$6]);[.$A877];&quot;&quot;)">
            <text:p/>
          </table:table-cell>
          <table:table-cell table:formula="of:=IF(AND([.$A877]&gt;=[.D$4];[.$A877]&lt;[.D$6]);[.$A877];&quot;&quot;)">
            <text:p/>
          </table:table-cell>
          <table:table-cell table:formula="of:=IF(AND([.$A877]&gt;=[.E$4];[.$A877]&lt;[.E$6]);[.$A87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78]&gt;=[.B$4];[.$A878]&lt;[.B$6]);[.$A878];&quot;&quot;)">
            <text:p/>
          </table:table-cell>
          <table:table-cell table:formula="of:=IF(AND([.$A878]&gt;=[.C$4];[.$A878]&lt;[.C$6]);[.$A878];&quot;&quot;)">
            <text:p/>
          </table:table-cell>
          <table:table-cell table:formula="of:=IF(AND([.$A878]&gt;=[.D$4];[.$A878]&lt;[.D$6]);[.$A878];&quot;&quot;)">
            <text:p/>
          </table:table-cell>
          <table:table-cell table:formula="of:=IF(AND([.$A878]&gt;=[.E$4];[.$A878]&lt;[.E$6]);[.$A87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79]&gt;=[.B$4];[.$A879]&lt;[.B$6]);[.$A879];&quot;&quot;)">
            <text:p/>
          </table:table-cell>
          <table:table-cell table:formula="of:=IF(AND([.$A879]&gt;=[.C$4];[.$A879]&lt;[.C$6]);[.$A879];&quot;&quot;)">
            <text:p/>
          </table:table-cell>
          <table:table-cell table:formula="of:=IF(AND([.$A879]&gt;=[.D$4];[.$A879]&lt;[.D$6]);[.$A879];&quot;&quot;)">
            <text:p/>
          </table:table-cell>
          <table:table-cell table:formula="of:=IF(AND([.$A879]&gt;=[.E$4];[.$A879]&lt;[.E$6]);[.$A87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80]&gt;=[.B$4];[.$A880]&lt;[.B$6]);[.$A880];&quot;&quot;)">
            <text:p/>
          </table:table-cell>
          <table:table-cell table:formula="of:=IF(AND([.$A880]&gt;=[.C$4];[.$A880]&lt;[.C$6]);[.$A880];&quot;&quot;)">
            <text:p/>
          </table:table-cell>
          <table:table-cell table:formula="of:=IF(AND([.$A880]&gt;=[.D$4];[.$A880]&lt;[.D$6]);[.$A880];&quot;&quot;)">
            <text:p/>
          </table:table-cell>
          <table:table-cell table:formula="of:=IF(AND([.$A880]&gt;=[.E$4];[.$A880]&lt;[.E$6]);[.$A88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81]&gt;=[.B$4];[.$A881]&lt;[.B$6]);[.$A881];&quot;&quot;)">
            <text:p/>
          </table:table-cell>
          <table:table-cell table:formula="of:=IF(AND([.$A881]&gt;=[.C$4];[.$A881]&lt;[.C$6]);[.$A881];&quot;&quot;)">
            <text:p/>
          </table:table-cell>
          <table:table-cell table:formula="of:=IF(AND([.$A881]&gt;=[.D$4];[.$A881]&lt;[.D$6]);[.$A881];&quot;&quot;)">
            <text:p/>
          </table:table-cell>
          <table:table-cell table:formula="of:=IF(AND([.$A881]&gt;=[.E$4];[.$A881]&lt;[.E$6]);[.$A88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82]&gt;=[.B$4];[.$A882]&lt;[.B$6]);[.$A882];&quot;&quot;)">
            <text:p/>
          </table:table-cell>
          <table:table-cell table:formula="of:=IF(AND([.$A882]&gt;=[.C$4];[.$A882]&lt;[.C$6]);[.$A882];&quot;&quot;)">
            <text:p/>
          </table:table-cell>
          <table:table-cell table:formula="of:=IF(AND([.$A882]&gt;=[.D$4];[.$A882]&lt;[.D$6]);[.$A882];&quot;&quot;)">
            <text:p/>
          </table:table-cell>
          <table:table-cell table:formula="of:=IF(AND([.$A882]&gt;=[.E$4];[.$A882]&lt;[.E$6]);[.$A88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83]&gt;=[.B$4];[.$A883]&lt;[.B$6]);[.$A883];&quot;&quot;)">
            <text:p/>
          </table:table-cell>
          <table:table-cell table:formula="of:=IF(AND([.$A883]&gt;=[.C$4];[.$A883]&lt;[.C$6]);[.$A883];&quot;&quot;)">
            <text:p/>
          </table:table-cell>
          <table:table-cell table:formula="of:=IF(AND([.$A883]&gt;=[.D$4];[.$A883]&lt;[.D$6]);[.$A883];&quot;&quot;)">
            <text:p/>
          </table:table-cell>
          <table:table-cell table:formula="of:=IF(AND([.$A883]&gt;=[.E$4];[.$A883]&lt;[.E$6]);[.$A88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884]&gt;=[.B$4];[.$A884]&lt;[.B$6]);[.$A884];&quot;&quot;)" office:value-type="float" office:value="375" calcext:value-type="float">
            <text:p>375</text:p>
          </table:table-cell>
          <table:table-cell table:formula="of:=IF(AND([.$A884]&gt;=[.C$4];[.$A884]&lt;[.C$6]);[.$A884];&quot;&quot;)">
            <text:p/>
          </table:table-cell>
          <table:table-cell table:formula="of:=IF(AND([.$A884]&gt;=[.D$4];[.$A884]&lt;[.D$6]);[.$A884];&quot;&quot;)">
            <text:p/>
          </table:table-cell>
          <table:table-cell table:formula="of:=IF(AND([.$A884]&gt;=[.E$4];[.$A884]&lt;[.E$6]);[.$A884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885]&gt;=[.B$4];[.$A885]&lt;[.B$6]);[.$A885];&quot;&quot;)" office:value-type="float" office:value="375" calcext:value-type="float">
            <text:p>375</text:p>
          </table:table-cell>
          <table:table-cell table:formula="of:=IF(AND([.$A885]&gt;=[.C$4];[.$A885]&lt;[.C$6]);[.$A885];&quot;&quot;)">
            <text:p/>
          </table:table-cell>
          <table:table-cell table:formula="of:=IF(AND([.$A885]&gt;=[.D$4];[.$A885]&lt;[.D$6]);[.$A885];&quot;&quot;)">
            <text:p/>
          </table:table-cell>
          <table:table-cell table:formula="of:=IF(AND([.$A885]&gt;=[.E$4];[.$A885]&lt;[.E$6]);[.$A885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886]&gt;=[.B$4];[.$A886]&lt;[.B$6]);[.$A886];&quot;&quot;)" office:value-type="float" office:value="375" calcext:value-type="float">
            <text:p>375</text:p>
          </table:table-cell>
          <table:table-cell table:formula="of:=IF(AND([.$A886]&gt;=[.C$4];[.$A886]&lt;[.C$6]);[.$A886];&quot;&quot;)">
            <text:p/>
          </table:table-cell>
          <table:table-cell table:formula="of:=IF(AND([.$A886]&gt;=[.D$4];[.$A886]&lt;[.D$6]);[.$A886];&quot;&quot;)">
            <text:p/>
          </table:table-cell>
          <table:table-cell table:formula="of:=IF(AND([.$A886]&gt;=[.E$4];[.$A886]&lt;[.E$6]);[.$A886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887]&gt;=[.B$4];[.$A887]&lt;[.B$6]);[.$A887];&quot;&quot;)">
            <text:p/>
          </table:table-cell>
          <table:table-cell table:style-name="Default" table:formula="of:=IF(AND([.$A887]&gt;=[.C$4];[.$A887]&lt;[.C$6]);[.$A887];&quot;&quot;)" office:value-type="float" office:value="259" calcext:value-type="float">
            <text:p>259</text:p>
          </table:table-cell>
          <table:table-cell table:formula="of:=IF(AND([.$A887]&gt;=[.D$4];[.$A887]&lt;[.D$6]);[.$A887];&quot;&quot;)">
            <text:p/>
          </table:table-cell>
          <table:table-cell table:formula="of:=IF(AND([.$A887]&gt;=[.E$4];[.$A887]&lt;[.E$6]);[.$A887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888]&gt;=[.B$4];[.$A888]&lt;[.B$6]);[.$A888];&quot;&quot;)">
            <text:p/>
          </table:table-cell>
          <table:table-cell table:style-name="Default" table:formula="of:=IF(AND([.$A888]&gt;=[.C$4];[.$A888]&lt;[.C$6]);[.$A888];&quot;&quot;)" office:value-type="float" office:value="259" calcext:value-type="float">
            <text:p>259</text:p>
          </table:table-cell>
          <table:table-cell table:formula="of:=IF(AND([.$A888]&gt;=[.D$4];[.$A888]&lt;[.D$6]);[.$A888];&quot;&quot;)">
            <text:p/>
          </table:table-cell>
          <table:table-cell table:formula="of:=IF(AND([.$A888]&gt;=[.E$4];[.$A888]&lt;[.E$6]);[.$A888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889]&gt;=[.B$4];[.$A889]&lt;[.B$6]);[.$A889];&quot;&quot;)">
            <text:p/>
          </table:table-cell>
          <table:table-cell table:style-name="Default" table:formula="of:=IF(AND([.$A889]&gt;=[.C$4];[.$A889]&lt;[.C$6]);[.$A889];&quot;&quot;)" office:value-type="float" office:value="259" calcext:value-type="float">
            <text:p>259</text:p>
          </table:table-cell>
          <table:table-cell table:formula="of:=IF(AND([.$A889]&gt;=[.D$4];[.$A889]&lt;[.D$6]);[.$A889];&quot;&quot;)">
            <text:p/>
          </table:table-cell>
          <table:table-cell table:formula="of:=IF(AND([.$A889]&gt;=[.E$4];[.$A889]&lt;[.E$6]);[.$A889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890]&gt;=[.B$4];[.$A890]&lt;[.B$6]);[.$A890];&quot;&quot;)">
            <text:p/>
          </table:table-cell>
          <table:table-cell table:style-name="Default" table:formula="of:=IF(AND([.$A890]&gt;=[.C$4];[.$A890]&lt;[.C$6]);[.$A890];&quot;&quot;)" office:value-type="float" office:value="259" calcext:value-type="float">
            <text:p>259</text:p>
          </table:table-cell>
          <table:table-cell table:formula="of:=IF(AND([.$A890]&gt;=[.D$4];[.$A890]&lt;[.D$6]);[.$A890];&quot;&quot;)">
            <text:p/>
          </table:table-cell>
          <table:table-cell table:formula="of:=IF(AND([.$A890]&gt;=[.E$4];[.$A890]&lt;[.E$6]);[.$A890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891]&gt;=[.B$4];[.$A891]&lt;[.B$6]);[.$A891];&quot;&quot;)">
            <text:p/>
          </table:table-cell>
          <table:table-cell table:formula="of:=IF(AND([.$A891]&gt;=[.C$4];[.$A891]&lt;[.C$6]);[.$A891];&quot;&quot;)">
            <text:p/>
          </table:table-cell>
          <table:table-cell table:formula="of:=IF(AND([.$A891]&gt;=[.D$4];[.$A891]&lt;[.D$6]);[.$A891];&quot;&quot;)" office:value-type="float" office:value="133" calcext:value-type="float">
            <text:p>133</text:p>
          </table:table-cell>
          <table:table-cell table:formula="of:=IF(AND([.$A891]&gt;=[.E$4];[.$A891]&lt;[.E$6]);[.$A891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892]&gt;=[.B$4];[.$A892]&lt;[.B$6]);[.$A892];&quot;&quot;)">
            <text:p/>
          </table:table-cell>
          <table:table-cell table:formula="of:=IF(AND([.$A892]&gt;=[.C$4];[.$A892]&lt;[.C$6]);[.$A892];&quot;&quot;)">
            <text:p/>
          </table:table-cell>
          <table:table-cell table:formula="of:=IF(AND([.$A892]&gt;=[.D$4];[.$A892]&lt;[.D$6]);[.$A892];&quot;&quot;)" office:value-type="float" office:value="133" calcext:value-type="float">
            <text:p>133</text:p>
          </table:table-cell>
          <table:table-cell table:formula="of:=IF(AND([.$A892]&gt;=[.E$4];[.$A892]&lt;[.E$6]);[.$A892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893]&gt;=[.B$4];[.$A893]&lt;[.B$6]);[.$A893];&quot;&quot;)">
            <text:p/>
          </table:table-cell>
          <table:table-cell table:formula="of:=IF(AND([.$A893]&gt;=[.C$4];[.$A893]&lt;[.C$6]);[.$A893];&quot;&quot;)">
            <text:p/>
          </table:table-cell>
          <table:table-cell table:formula="of:=IF(AND([.$A893]&gt;=[.D$4];[.$A893]&lt;[.D$6]);[.$A893];&quot;&quot;)" office:value-type="float" office:value="133" calcext:value-type="float">
            <text:p>133</text:p>
          </table:table-cell>
          <table:table-cell table:formula="of:=IF(AND([.$A893]&gt;=[.E$4];[.$A893]&lt;[.E$6]);[.$A893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94]&gt;=[.B$4];[.$A894]&lt;[.B$6]);[.$A894];&quot;&quot;)">
            <text:p/>
          </table:table-cell>
          <table:table-cell table:formula="of:=IF(AND([.$A894]&gt;=[.C$4];[.$A894]&lt;[.C$6]);[.$A894];&quot;&quot;)">
            <text:p/>
          </table:table-cell>
          <table:table-cell table:formula="of:=IF(AND([.$A894]&gt;=[.D$4];[.$A894]&lt;[.D$6]);[.$A894];&quot;&quot;)">
            <text:p/>
          </table:table-cell>
          <table:table-cell table:formula="of:=IF(AND([.$A894]&gt;=[.E$4];[.$A894]&lt;[.E$6]);[.$A89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95]&gt;=[.B$4];[.$A895]&lt;[.B$6]);[.$A895];&quot;&quot;)">
            <text:p/>
          </table:table-cell>
          <table:table-cell table:formula="of:=IF(AND([.$A895]&gt;=[.C$4];[.$A895]&lt;[.C$6]);[.$A895];&quot;&quot;)">
            <text:p/>
          </table:table-cell>
          <table:table-cell table:formula="of:=IF(AND([.$A895]&gt;=[.D$4];[.$A895]&lt;[.D$6]);[.$A895];&quot;&quot;)">
            <text:p/>
          </table:table-cell>
          <table:table-cell table:formula="of:=IF(AND([.$A895]&gt;=[.E$4];[.$A895]&lt;[.E$6]);[.$A89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96]&gt;=[.B$4];[.$A896]&lt;[.B$6]);[.$A896];&quot;&quot;)">
            <text:p/>
          </table:table-cell>
          <table:table-cell table:formula="of:=IF(AND([.$A896]&gt;=[.C$4];[.$A896]&lt;[.C$6]);[.$A896];&quot;&quot;)">
            <text:p/>
          </table:table-cell>
          <table:table-cell table:formula="of:=IF(AND([.$A896]&gt;=[.D$4];[.$A896]&lt;[.D$6]);[.$A896];&quot;&quot;)">
            <text:p/>
          </table:table-cell>
          <table:table-cell table:formula="of:=IF(AND([.$A896]&gt;=[.E$4];[.$A896]&lt;[.E$6]);[.$A89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97]&gt;=[.B$4];[.$A897]&lt;[.B$6]);[.$A897];&quot;&quot;)">
            <text:p/>
          </table:table-cell>
          <table:table-cell table:formula="of:=IF(AND([.$A897]&gt;=[.C$4];[.$A897]&lt;[.C$6]);[.$A897];&quot;&quot;)">
            <text:p/>
          </table:table-cell>
          <table:table-cell table:formula="of:=IF(AND([.$A897]&gt;=[.D$4];[.$A897]&lt;[.D$6]);[.$A897];&quot;&quot;)">
            <text:p/>
          </table:table-cell>
          <table:table-cell table:formula="of:=IF(AND([.$A897]&gt;=[.E$4];[.$A897]&lt;[.E$6]);[.$A89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98]&gt;=[.B$4];[.$A898]&lt;[.B$6]);[.$A898];&quot;&quot;)">
            <text:p/>
          </table:table-cell>
          <table:table-cell table:formula="of:=IF(AND([.$A898]&gt;=[.C$4];[.$A898]&lt;[.C$6]);[.$A898];&quot;&quot;)">
            <text:p/>
          </table:table-cell>
          <table:table-cell table:formula="of:=IF(AND([.$A898]&gt;=[.D$4];[.$A898]&lt;[.D$6]);[.$A898];&quot;&quot;)">
            <text:p/>
          </table:table-cell>
          <table:table-cell table:formula="of:=IF(AND([.$A898]&gt;=[.E$4];[.$A898]&lt;[.E$6]);[.$A89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899]&gt;=[.B$4];[.$A899]&lt;[.B$6]);[.$A899];&quot;&quot;)">
            <text:p/>
          </table:table-cell>
          <table:table-cell table:formula="of:=IF(AND([.$A899]&gt;=[.C$4];[.$A899]&lt;[.C$6]);[.$A899];&quot;&quot;)">
            <text:p/>
          </table:table-cell>
          <table:table-cell table:formula="of:=IF(AND([.$A899]&gt;=[.D$4];[.$A899]&lt;[.D$6]);[.$A899];&quot;&quot;)">
            <text:p/>
          </table:table-cell>
          <table:table-cell table:formula="of:=IF(AND([.$A899]&gt;=[.E$4];[.$A899]&lt;[.E$6]);[.$A89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00]&gt;=[.B$4];[.$A900]&lt;[.B$6]);[.$A900];&quot;&quot;)">
            <text:p/>
          </table:table-cell>
          <table:table-cell table:formula="of:=IF(AND([.$A900]&gt;=[.C$4];[.$A900]&lt;[.C$6]);[.$A900];&quot;&quot;)">
            <text:p/>
          </table:table-cell>
          <table:table-cell table:formula="of:=IF(AND([.$A900]&gt;=[.D$4];[.$A900]&lt;[.D$6]);[.$A900];&quot;&quot;)">
            <text:p/>
          </table:table-cell>
          <table:table-cell table:formula="of:=IF(AND([.$A900]&gt;=[.E$4];[.$A900]&lt;[.E$6]);[.$A90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01]&gt;=[.B$4];[.$A901]&lt;[.B$6]);[.$A901];&quot;&quot;)">
            <text:p/>
          </table:table-cell>
          <table:table-cell table:formula="of:=IF(AND([.$A901]&gt;=[.C$4];[.$A901]&lt;[.C$6]);[.$A901];&quot;&quot;)">
            <text:p/>
          </table:table-cell>
          <table:table-cell table:formula="of:=IF(AND([.$A901]&gt;=[.D$4];[.$A901]&lt;[.D$6]);[.$A901];&quot;&quot;)">
            <text:p/>
          </table:table-cell>
          <table:table-cell table:formula="of:=IF(AND([.$A901]&gt;=[.E$4];[.$A901]&lt;[.E$6]);[.$A90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02]&gt;=[.B$4];[.$A902]&lt;[.B$6]);[.$A902];&quot;&quot;)">
            <text:p/>
          </table:table-cell>
          <table:table-cell table:formula="of:=IF(AND([.$A902]&gt;=[.C$4];[.$A902]&lt;[.C$6]);[.$A902];&quot;&quot;)">
            <text:p/>
          </table:table-cell>
          <table:table-cell table:formula="of:=IF(AND([.$A902]&gt;=[.D$4];[.$A902]&lt;[.D$6]);[.$A902];&quot;&quot;)">
            <text:p/>
          </table:table-cell>
          <table:table-cell table:formula="of:=IF(AND([.$A902]&gt;=[.E$4];[.$A902]&lt;[.E$6]);[.$A90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903]&gt;=[.B$4];[.$A903]&lt;[.B$6]);[.$A903];&quot;&quot;)" office:value-type="float" office:value="375" calcext:value-type="float">
            <text:p>375</text:p>
          </table:table-cell>
          <table:table-cell table:formula="of:=IF(AND([.$A903]&gt;=[.C$4];[.$A903]&lt;[.C$6]);[.$A903];&quot;&quot;)">
            <text:p/>
          </table:table-cell>
          <table:table-cell table:formula="of:=IF(AND([.$A903]&gt;=[.D$4];[.$A903]&lt;[.D$6]);[.$A903];&quot;&quot;)">
            <text:p/>
          </table:table-cell>
          <table:table-cell table:formula="of:=IF(AND([.$A903]&gt;=[.E$4];[.$A903]&lt;[.E$6]);[.$A903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904]&gt;=[.B$4];[.$A904]&lt;[.B$6]);[.$A904];&quot;&quot;)" office:value-type="float" office:value="375" calcext:value-type="float">
            <text:p>375</text:p>
          </table:table-cell>
          <table:table-cell table:formula="of:=IF(AND([.$A904]&gt;=[.C$4];[.$A904]&lt;[.C$6]);[.$A904];&quot;&quot;)">
            <text:p/>
          </table:table-cell>
          <table:table-cell table:formula="of:=IF(AND([.$A904]&gt;=[.D$4];[.$A904]&lt;[.D$6]);[.$A904];&quot;&quot;)">
            <text:p/>
          </table:table-cell>
          <table:table-cell table:formula="of:=IF(AND([.$A904]&gt;=[.E$4];[.$A904]&lt;[.E$6]);[.$A904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905]&gt;=[.B$4];[.$A905]&lt;[.B$6]);[.$A905];&quot;&quot;)" office:value-type="float" office:value="375" calcext:value-type="float">
            <text:p>375</text:p>
          </table:table-cell>
          <table:table-cell table:formula="of:=IF(AND([.$A905]&gt;=[.C$4];[.$A905]&lt;[.C$6]);[.$A905];&quot;&quot;)">
            <text:p/>
          </table:table-cell>
          <table:table-cell table:formula="of:=IF(AND([.$A905]&gt;=[.D$4];[.$A905]&lt;[.D$6]);[.$A905];&quot;&quot;)">
            <text:p/>
          </table:table-cell>
          <table:table-cell table:formula="of:=IF(AND([.$A905]&gt;=[.E$4];[.$A905]&lt;[.E$6]);[.$A905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906]&gt;=[.B$4];[.$A906]&lt;[.B$6]);[.$A906];&quot;&quot;)" office:value-type="float" office:value="375" calcext:value-type="float">
            <text:p>375</text:p>
          </table:table-cell>
          <table:table-cell table:formula="of:=IF(AND([.$A906]&gt;=[.C$4];[.$A906]&lt;[.C$6]);[.$A906];&quot;&quot;)">
            <text:p/>
          </table:table-cell>
          <table:table-cell table:formula="of:=IF(AND([.$A906]&gt;=[.D$4];[.$A906]&lt;[.D$6]);[.$A906];&quot;&quot;)">
            <text:p/>
          </table:table-cell>
          <table:table-cell table:formula="of:=IF(AND([.$A906]&gt;=[.E$4];[.$A906]&lt;[.E$6]);[.$A906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907]&gt;=[.B$4];[.$A907]&lt;[.B$6]);[.$A907];&quot;&quot;)">
            <text:p/>
          </table:table-cell>
          <table:table-cell table:style-name="Default" table:formula="of:=IF(AND([.$A907]&gt;=[.C$4];[.$A907]&lt;[.C$6]);[.$A907];&quot;&quot;)" office:value-type="float" office:value="259" calcext:value-type="float">
            <text:p>259</text:p>
          </table:table-cell>
          <table:table-cell table:formula="of:=IF(AND([.$A907]&gt;=[.D$4];[.$A907]&lt;[.D$6]);[.$A907];&quot;&quot;)">
            <text:p/>
          </table:table-cell>
          <table:table-cell table:formula="of:=IF(AND([.$A907]&gt;=[.E$4];[.$A907]&lt;[.E$6]);[.$A907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908]&gt;=[.B$4];[.$A908]&lt;[.B$6]);[.$A908];&quot;&quot;)">
            <text:p/>
          </table:table-cell>
          <table:table-cell table:style-name="Default" table:formula="of:=IF(AND([.$A908]&gt;=[.C$4];[.$A908]&lt;[.C$6]);[.$A908];&quot;&quot;)" office:value-type="float" office:value="259" calcext:value-type="float">
            <text:p>259</text:p>
          </table:table-cell>
          <table:table-cell table:formula="of:=IF(AND([.$A908]&gt;=[.D$4];[.$A908]&lt;[.D$6]);[.$A908];&quot;&quot;)">
            <text:p/>
          </table:table-cell>
          <table:table-cell table:formula="of:=IF(AND([.$A908]&gt;=[.E$4];[.$A908]&lt;[.E$6]);[.$A908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909]&gt;=[.B$4];[.$A909]&lt;[.B$6]);[.$A909];&quot;&quot;)">
            <text:p/>
          </table:table-cell>
          <table:table-cell table:style-name="Default" table:formula="of:=IF(AND([.$A909]&gt;=[.C$4];[.$A909]&lt;[.C$6]);[.$A909];&quot;&quot;)" office:value-type="float" office:value="259" calcext:value-type="float">
            <text:p>259</text:p>
          </table:table-cell>
          <table:table-cell table:formula="of:=IF(AND([.$A909]&gt;=[.D$4];[.$A909]&lt;[.D$6]);[.$A909];&quot;&quot;)">
            <text:p/>
          </table:table-cell>
          <table:table-cell table:formula="of:=IF(AND([.$A909]&gt;=[.E$4];[.$A909]&lt;[.E$6]);[.$A909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910]&gt;=[.B$4];[.$A910]&lt;[.B$6]);[.$A910];&quot;&quot;)">
            <text:p/>
          </table:table-cell>
          <table:table-cell table:formula="of:=IF(AND([.$A910]&gt;=[.C$4];[.$A910]&lt;[.C$6]);[.$A910];&quot;&quot;)">
            <text:p/>
          </table:table-cell>
          <table:table-cell table:formula="of:=IF(AND([.$A910]&gt;=[.D$4];[.$A910]&lt;[.D$6]);[.$A910];&quot;&quot;)" office:value-type="float" office:value="133" calcext:value-type="float">
            <text:p>133</text:p>
          </table:table-cell>
          <table:table-cell table:formula="of:=IF(AND([.$A910]&gt;=[.E$4];[.$A910]&lt;[.E$6]);[.$A910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911]&gt;=[.B$4];[.$A911]&lt;[.B$6]);[.$A911];&quot;&quot;)">
            <text:p/>
          </table:table-cell>
          <table:table-cell table:formula="of:=IF(AND([.$A911]&gt;=[.C$4];[.$A911]&lt;[.C$6]);[.$A911];&quot;&quot;)">
            <text:p/>
          </table:table-cell>
          <table:table-cell table:formula="of:=IF(AND([.$A911]&gt;=[.D$4];[.$A911]&lt;[.D$6]);[.$A911];&quot;&quot;)" office:value-type="float" office:value="133" calcext:value-type="float">
            <text:p>133</text:p>
          </table:table-cell>
          <table:table-cell table:formula="of:=IF(AND([.$A911]&gt;=[.E$4];[.$A911]&lt;[.E$6]);[.$A911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912]&gt;=[.B$4];[.$A912]&lt;[.B$6]);[.$A912];&quot;&quot;)">
            <text:p/>
          </table:table-cell>
          <table:table-cell table:formula="of:=IF(AND([.$A912]&gt;=[.C$4];[.$A912]&lt;[.C$6]);[.$A912];&quot;&quot;)">
            <text:p/>
          </table:table-cell>
          <table:table-cell table:formula="of:=IF(AND([.$A912]&gt;=[.D$4];[.$A912]&lt;[.D$6]);[.$A912];&quot;&quot;)" office:value-type="float" office:value="133" calcext:value-type="float">
            <text:p>133</text:p>
          </table:table-cell>
          <table:table-cell table:formula="of:=IF(AND([.$A912]&gt;=[.E$4];[.$A912]&lt;[.E$6]);[.$A912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913]&gt;=[.B$4];[.$A913]&lt;[.B$6]);[.$A913];&quot;&quot;)">
            <text:p/>
          </table:table-cell>
          <table:table-cell table:formula="of:=IF(AND([.$A913]&gt;=[.C$4];[.$A913]&lt;[.C$6]);[.$A913];&quot;&quot;)">
            <text:p/>
          </table:table-cell>
          <table:table-cell table:formula="of:=IF(AND([.$A913]&gt;=[.D$4];[.$A913]&lt;[.D$6]);[.$A913];&quot;&quot;)" office:value-type="float" office:value="133" calcext:value-type="float">
            <text:p>133</text:p>
          </table:table-cell>
          <table:table-cell table:formula="of:=IF(AND([.$A913]&gt;=[.E$4];[.$A913]&lt;[.E$6]);[.$A913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14]&gt;=[.B$4];[.$A914]&lt;[.B$6]);[.$A914];&quot;&quot;)">
            <text:p/>
          </table:table-cell>
          <table:table-cell table:formula="of:=IF(AND([.$A914]&gt;=[.C$4];[.$A914]&lt;[.C$6]);[.$A914];&quot;&quot;)">
            <text:p/>
          </table:table-cell>
          <table:table-cell table:formula="of:=IF(AND([.$A914]&gt;=[.D$4];[.$A914]&lt;[.D$6]);[.$A914];&quot;&quot;)">
            <text:p/>
          </table:table-cell>
          <table:table-cell table:formula="of:=IF(AND([.$A914]&gt;=[.E$4];[.$A914]&lt;[.E$6]);[.$A91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15]&gt;=[.B$4];[.$A915]&lt;[.B$6]);[.$A915];&quot;&quot;)">
            <text:p/>
          </table:table-cell>
          <table:table-cell table:formula="of:=IF(AND([.$A915]&gt;=[.C$4];[.$A915]&lt;[.C$6]);[.$A915];&quot;&quot;)">
            <text:p/>
          </table:table-cell>
          <table:table-cell table:formula="of:=IF(AND([.$A915]&gt;=[.D$4];[.$A915]&lt;[.D$6]);[.$A915];&quot;&quot;)">
            <text:p/>
          </table:table-cell>
          <table:table-cell table:formula="of:=IF(AND([.$A915]&gt;=[.E$4];[.$A915]&lt;[.E$6]);[.$A91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16]&gt;=[.B$4];[.$A916]&lt;[.B$6]);[.$A916];&quot;&quot;)">
            <text:p/>
          </table:table-cell>
          <table:table-cell table:formula="of:=IF(AND([.$A916]&gt;=[.C$4];[.$A916]&lt;[.C$6]);[.$A916];&quot;&quot;)">
            <text:p/>
          </table:table-cell>
          <table:table-cell table:formula="of:=IF(AND([.$A916]&gt;=[.D$4];[.$A916]&lt;[.D$6]);[.$A916];&quot;&quot;)">
            <text:p/>
          </table:table-cell>
          <table:table-cell table:formula="of:=IF(AND([.$A916]&gt;=[.E$4];[.$A916]&lt;[.E$6]);[.$A91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17]&gt;=[.B$4];[.$A917]&lt;[.B$6]);[.$A917];&quot;&quot;)">
            <text:p/>
          </table:table-cell>
          <table:table-cell table:formula="of:=IF(AND([.$A917]&gt;=[.C$4];[.$A917]&lt;[.C$6]);[.$A917];&quot;&quot;)">
            <text:p/>
          </table:table-cell>
          <table:table-cell table:formula="of:=IF(AND([.$A917]&gt;=[.D$4];[.$A917]&lt;[.D$6]);[.$A917];&quot;&quot;)">
            <text:p/>
          </table:table-cell>
          <table:table-cell table:formula="of:=IF(AND([.$A917]&gt;=[.E$4];[.$A917]&lt;[.E$6]);[.$A91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18]&gt;=[.B$4];[.$A918]&lt;[.B$6]);[.$A918];&quot;&quot;)">
            <text:p/>
          </table:table-cell>
          <table:table-cell table:formula="of:=IF(AND([.$A918]&gt;=[.C$4];[.$A918]&lt;[.C$6]);[.$A918];&quot;&quot;)">
            <text:p/>
          </table:table-cell>
          <table:table-cell table:formula="of:=IF(AND([.$A918]&gt;=[.D$4];[.$A918]&lt;[.D$6]);[.$A918];&quot;&quot;)">
            <text:p/>
          </table:table-cell>
          <table:table-cell table:formula="of:=IF(AND([.$A918]&gt;=[.E$4];[.$A918]&lt;[.E$6]);[.$A91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19]&gt;=[.B$4];[.$A919]&lt;[.B$6]);[.$A919];&quot;&quot;)">
            <text:p/>
          </table:table-cell>
          <table:table-cell table:formula="of:=IF(AND([.$A919]&gt;=[.C$4];[.$A919]&lt;[.C$6]);[.$A919];&quot;&quot;)">
            <text:p/>
          </table:table-cell>
          <table:table-cell table:formula="of:=IF(AND([.$A919]&gt;=[.D$4];[.$A919]&lt;[.D$6]);[.$A919];&quot;&quot;)">
            <text:p/>
          </table:table-cell>
          <table:table-cell table:formula="of:=IF(AND([.$A919]&gt;=[.E$4];[.$A919]&lt;[.E$6]);[.$A91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20]&gt;=[.B$4];[.$A920]&lt;[.B$6]);[.$A920];&quot;&quot;)">
            <text:p/>
          </table:table-cell>
          <table:table-cell table:formula="of:=IF(AND([.$A920]&gt;=[.C$4];[.$A920]&lt;[.C$6]);[.$A920];&quot;&quot;)">
            <text:p/>
          </table:table-cell>
          <table:table-cell table:formula="of:=IF(AND([.$A920]&gt;=[.D$4];[.$A920]&lt;[.D$6]);[.$A920];&quot;&quot;)">
            <text:p/>
          </table:table-cell>
          <table:table-cell table:formula="of:=IF(AND([.$A920]&gt;=[.E$4];[.$A920]&lt;[.E$6]);[.$A92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21]&gt;=[.B$4];[.$A921]&lt;[.B$6]);[.$A921];&quot;&quot;)">
            <text:p/>
          </table:table-cell>
          <table:table-cell table:formula="of:=IF(AND([.$A921]&gt;=[.C$4];[.$A921]&lt;[.C$6]);[.$A921];&quot;&quot;)">
            <text:p/>
          </table:table-cell>
          <table:table-cell table:formula="of:=IF(AND([.$A921]&gt;=[.D$4];[.$A921]&lt;[.D$6]);[.$A921];&quot;&quot;)">
            <text:p/>
          </table:table-cell>
          <table:table-cell table:formula="of:=IF(AND([.$A921]&gt;=[.E$4];[.$A921]&lt;[.E$6]);[.$A92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22]&gt;=[.B$4];[.$A922]&lt;[.B$6]);[.$A922];&quot;&quot;)">
            <text:p/>
          </table:table-cell>
          <table:table-cell table:formula="of:=IF(AND([.$A922]&gt;=[.C$4];[.$A922]&lt;[.C$6]);[.$A922];&quot;&quot;)">
            <text:p/>
          </table:table-cell>
          <table:table-cell table:formula="of:=IF(AND([.$A922]&gt;=[.D$4];[.$A922]&lt;[.D$6]);[.$A922];&quot;&quot;)">
            <text:p/>
          </table:table-cell>
          <table:table-cell table:formula="of:=IF(AND([.$A922]&gt;=[.E$4];[.$A922]&lt;[.E$6]);[.$A92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923]&gt;=[.B$4];[.$A923]&lt;[.B$6]);[.$A923];&quot;&quot;)" office:value-type="float" office:value="375" calcext:value-type="float">
            <text:p>375</text:p>
          </table:table-cell>
          <table:table-cell table:formula="of:=IF(AND([.$A923]&gt;=[.C$4];[.$A923]&lt;[.C$6]);[.$A923];&quot;&quot;)">
            <text:p/>
          </table:table-cell>
          <table:table-cell table:formula="of:=IF(AND([.$A923]&gt;=[.D$4];[.$A923]&lt;[.D$6]);[.$A923];&quot;&quot;)">
            <text:p/>
          </table:table-cell>
          <table:table-cell table:formula="of:=IF(AND([.$A923]&gt;=[.E$4];[.$A923]&lt;[.E$6]);[.$A923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924]&gt;=[.B$4];[.$A924]&lt;[.B$6]);[.$A924];&quot;&quot;)" office:value-type="float" office:value="375" calcext:value-type="float">
            <text:p>375</text:p>
          </table:table-cell>
          <table:table-cell table:formula="of:=IF(AND([.$A924]&gt;=[.C$4];[.$A924]&lt;[.C$6]);[.$A924];&quot;&quot;)">
            <text:p/>
          </table:table-cell>
          <table:table-cell table:formula="of:=IF(AND([.$A924]&gt;=[.D$4];[.$A924]&lt;[.D$6]);[.$A924];&quot;&quot;)">
            <text:p/>
          </table:table-cell>
          <table:table-cell table:formula="of:=IF(AND([.$A924]&gt;=[.E$4];[.$A924]&lt;[.E$6]);[.$A924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925]&gt;=[.B$4];[.$A925]&lt;[.B$6]);[.$A925];&quot;&quot;)" office:value-type="float" office:value="375" calcext:value-type="float">
            <text:p>375</text:p>
          </table:table-cell>
          <table:table-cell table:formula="of:=IF(AND([.$A925]&gt;=[.C$4];[.$A925]&lt;[.C$6]);[.$A925];&quot;&quot;)">
            <text:p/>
          </table:table-cell>
          <table:table-cell table:formula="of:=IF(AND([.$A925]&gt;=[.D$4];[.$A925]&lt;[.D$6]);[.$A925];&quot;&quot;)">
            <text:p/>
          </table:table-cell>
          <table:table-cell table:formula="of:=IF(AND([.$A925]&gt;=[.E$4];[.$A925]&lt;[.E$6]);[.$A925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926]&gt;=[.B$4];[.$A926]&lt;[.B$6]);[.$A926];&quot;&quot;)">
            <text:p/>
          </table:table-cell>
          <table:table-cell table:style-name="Default" table:formula="of:=IF(AND([.$A926]&gt;=[.C$4];[.$A926]&lt;[.C$6]);[.$A926];&quot;&quot;)" office:value-type="float" office:value="259" calcext:value-type="float">
            <text:p>259</text:p>
          </table:table-cell>
          <table:table-cell table:formula="of:=IF(AND([.$A926]&gt;=[.D$4];[.$A926]&lt;[.D$6]);[.$A926];&quot;&quot;)">
            <text:p/>
          </table:table-cell>
          <table:table-cell table:formula="of:=IF(AND([.$A926]&gt;=[.E$4];[.$A926]&lt;[.E$6]);[.$A926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927]&gt;=[.B$4];[.$A927]&lt;[.B$6]);[.$A927];&quot;&quot;)">
            <text:p/>
          </table:table-cell>
          <table:table-cell table:style-name="Default" table:formula="of:=IF(AND([.$A927]&gt;=[.C$4];[.$A927]&lt;[.C$6]);[.$A927];&quot;&quot;)" office:value-type="float" office:value="259" calcext:value-type="float">
            <text:p>259</text:p>
          </table:table-cell>
          <table:table-cell table:formula="of:=IF(AND([.$A927]&gt;=[.D$4];[.$A927]&lt;[.D$6]);[.$A927];&quot;&quot;)">
            <text:p/>
          </table:table-cell>
          <table:table-cell table:formula="of:=IF(AND([.$A927]&gt;=[.E$4];[.$A927]&lt;[.E$6]);[.$A927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928]&gt;=[.B$4];[.$A928]&lt;[.B$6]);[.$A928];&quot;&quot;)">
            <text:p/>
          </table:table-cell>
          <table:table-cell table:style-name="Default" table:formula="of:=IF(AND([.$A928]&gt;=[.C$4];[.$A928]&lt;[.C$6]);[.$A928];&quot;&quot;)" office:value-type="float" office:value="259" calcext:value-type="float">
            <text:p>259</text:p>
          </table:table-cell>
          <table:table-cell table:formula="of:=IF(AND([.$A928]&gt;=[.D$4];[.$A928]&lt;[.D$6]);[.$A928];&quot;&quot;)">
            <text:p/>
          </table:table-cell>
          <table:table-cell table:formula="of:=IF(AND([.$A928]&gt;=[.E$4];[.$A928]&lt;[.E$6]);[.$A928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929]&gt;=[.B$4];[.$A929]&lt;[.B$6]);[.$A929];&quot;&quot;)">
            <text:p/>
          </table:table-cell>
          <table:table-cell table:style-name="Default" table:formula="of:=IF(AND([.$A929]&gt;=[.C$4];[.$A929]&lt;[.C$6]);[.$A929];&quot;&quot;)" office:value-type="float" office:value="259" calcext:value-type="float">
            <text:p>259</text:p>
          </table:table-cell>
          <table:table-cell table:formula="of:=IF(AND([.$A929]&gt;=[.D$4];[.$A929]&lt;[.D$6]);[.$A929];&quot;&quot;)">
            <text:p/>
          </table:table-cell>
          <table:table-cell table:formula="of:=IF(AND([.$A929]&gt;=[.E$4];[.$A929]&lt;[.E$6]);[.$A929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930]&gt;=[.B$4];[.$A930]&lt;[.B$6]);[.$A930];&quot;&quot;)">
            <text:p/>
          </table:table-cell>
          <table:table-cell table:formula="of:=IF(AND([.$A930]&gt;=[.C$4];[.$A930]&lt;[.C$6]);[.$A930];&quot;&quot;)">
            <text:p/>
          </table:table-cell>
          <table:table-cell table:formula="of:=IF(AND([.$A930]&gt;=[.D$4];[.$A930]&lt;[.D$6]);[.$A930];&quot;&quot;)" office:value-type="float" office:value="133" calcext:value-type="float">
            <text:p>133</text:p>
          </table:table-cell>
          <table:table-cell table:formula="of:=IF(AND([.$A930]&gt;=[.E$4];[.$A930]&lt;[.E$6]);[.$A930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931]&gt;=[.B$4];[.$A931]&lt;[.B$6]);[.$A931];&quot;&quot;)">
            <text:p/>
          </table:table-cell>
          <table:table-cell table:formula="of:=IF(AND([.$A931]&gt;=[.C$4];[.$A931]&lt;[.C$6]);[.$A931];&quot;&quot;)">
            <text:p/>
          </table:table-cell>
          <table:table-cell table:formula="of:=IF(AND([.$A931]&gt;=[.D$4];[.$A931]&lt;[.D$6]);[.$A931];&quot;&quot;)" office:value-type="float" office:value="133" calcext:value-type="float">
            <text:p>133</text:p>
          </table:table-cell>
          <table:table-cell table:formula="of:=IF(AND([.$A931]&gt;=[.E$4];[.$A931]&lt;[.E$6]);[.$A931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932]&gt;=[.B$4];[.$A932]&lt;[.B$6]);[.$A932];&quot;&quot;)">
            <text:p/>
          </table:table-cell>
          <table:table-cell table:formula="of:=IF(AND([.$A932]&gt;=[.C$4];[.$A932]&lt;[.C$6]);[.$A932];&quot;&quot;)">
            <text:p/>
          </table:table-cell>
          <table:table-cell table:formula="of:=IF(AND([.$A932]&gt;=[.D$4];[.$A932]&lt;[.D$6]);[.$A932];&quot;&quot;)" office:value-type="float" office:value="133" calcext:value-type="float">
            <text:p>133</text:p>
          </table:table-cell>
          <table:table-cell table:formula="of:=IF(AND([.$A932]&gt;=[.E$4];[.$A932]&lt;[.E$6]);[.$A932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33]&gt;=[.B$4];[.$A933]&lt;[.B$6]);[.$A933];&quot;&quot;)">
            <text:p/>
          </table:table-cell>
          <table:table-cell table:formula="of:=IF(AND([.$A933]&gt;=[.C$4];[.$A933]&lt;[.C$6]);[.$A933];&quot;&quot;)">
            <text:p/>
          </table:table-cell>
          <table:table-cell table:formula="of:=IF(AND([.$A933]&gt;=[.D$4];[.$A933]&lt;[.D$6]);[.$A933];&quot;&quot;)">
            <text:p/>
          </table:table-cell>
          <table:table-cell table:formula="of:=IF(AND([.$A933]&gt;=[.E$4];[.$A933]&lt;[.E$6]);[.$A93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34]&gt;=[.B$4];[.$A934]&lt;[.B$6]);[.$A934];&quot;&quot;)">
            <text:p/>
          </table:table-cell>
          <table:table-cell table:formula="of:=IF(AND([.$A934]&gt;=[.C$4];[.$A934]&lt;[.C$6]);[.$A934];&quot;&quot;)">
            <text:p/>
          </table:table-cell>
          <table:table-cell table:formula="of:=IF(AND([.$A934]&gt;=[.D$4];[.$A934]&lt;[.D$6]);[.$A934];&quot;&quot;)">
            <text:p/>
          </table:table-cell>
          <table:table-cell table:formula="of:=IF(AND([.$A934]&gt;=[.E$4];[.$A934]&lt;[.E$6]);[.$A93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35]&gt;=[.B$4];[.$A935]&lt;[.B$6]);[.$A935];&quot;&quot;)">
            <text:p/>
          </table:table-cell>
          <table:table-cell table:formula="of:=IF(AND([.$A935]&gt;=[.C$4];[.$A935]&lt;[.C$6]);[.$A935];&quot;&quot;)">
            <text:p/>
          </table:table-cell>
          <table:table-cell table:formula="of:=IF(AND([.$A935]&gt;=[.D$4];[.$A935]&lt;[.D$6]);[.$A935];&quot;&quot;)">
            <text:p/>
          </table:table-cell>
          <table:table-cell table:formula="of:=IF(AND([.$A935]&gt;=[.E$4];[.$A935]&lt;[.E$6]);[.$A93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36]&gt;=[.B$4];[.$A936]&lt;[.B$6]);[.$A936];&quot;&quot;)">
            <text:p/>
          </table:table-cell>
          <table:table-cell table:formula="of:=IF(AND([.$A936]&gt;=[.C$4];[.$A936]&lt;[.C$6]);[.$A936];&quot;&quot;)">
            <text:p/>
          </table:table-cell>
          <table:table-cell table:formula="of:=IF(AND([.$A936]&gt;=[.D$4];[.$A936]&lt;[.D$6]);[.$A936];&quot;&quot;)">
            <text:p/>
          </table:table-cell>
          <table:table-cell table:formula="of:=IF(AND([.$A936]&gt;=[.E$4];[.$A936]&lt;[.E$6]);[.$A93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37]&gt;=[.B$4];[.$A937]&lt;[.B$6]);[.$A937];&quot;&quot;)">
            <text:p/>
          </table:table-cell>
          <table:table-cell table:formula="of:=IF(AND([.$A937]&gt;=[.C$4];[.$A937]&lt;[.C$6]);[.$A937];&quot;&quot;)">
            <text:p/>
          </table:table-cell>
          <table:table-cell table:formula="of:=IF(AND([.$A937]&gt;=[.D$4];[.$A937]&lt;[.D$6]);[.$A937];&quot;&quot;)">
            <text:p/>
          </table:table-cell>
          <table:table-cell table:formula="of:=IF(AND([.$A937]&gt;=[.E$4];[.$A937]&lt;[.E$6]);[.$A93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38]&gt;=[.B$4];[.$A938]&lt;[.B$6]);[.$A938];&quot;&quot;)">
            <text:p/>
          </table:table-cell>
          <table:table-cell table:formula="of:=IF(AND([.$A938]&gt;=[.C$4];[.$A938]&lt;[.C$6]);[.$A938];&quot;&quot;)">
            <text:p/>
          </table:table-cell>
          <table:table-cell table:formula="of:=IF(AND([.$A938]&gt;=[.D$4];[.$A938]&lt;[.D$6]);[.$A938];&quot;&quot;)">
            <text:p/>
          </table:table-cell>
          <table:table-cell table:formula="of:=IF(AND([.$A938]&gt;=[.E$4];[.$A938]&lt;[.E$6]);[.$A93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39]&gt;=[.B$4];[.$A939]&lt;[.B$6]);[.$A939];&quot;&quot;)">
            <text:p/>
          </table:table-cell>
          <table:table-cell table:formula="of:=IF(AND([.$A939]&gt;=[.C$4];[.$A939]&lt;[.C$6]);[.$A939];&quot;&quot;)">
            <text:p/>
          </table:table-cell>
          <table:table-cell table:formula="of:=IF(AND([.$A939]&gt;=[.D$4];[.$A939]&lt;[.D$6]);[.$A939];&quot;&quot;)">
            <text:p/>
          </table:table-cell>
          <table:table-cell table:formula="of:=IF(AND([.$A939]&gt;=[.E$4];[.$A939]&lt;[.E$6]);[.$A93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40]&gt;=[.B$4];[.$A940]&lt;[.B$6]);[.$A940];&quot;&quot;)">
            <text:p/>
          </table:table-cell>
          <table:table-cell table:formula="of:=IF(AND([.$A940]&gt;=[.C$4];[.$A940]&lt;[.C$6]);[.$A940];&quot;&quot;)">
            <text:p/>
          </table:table-cell>
          <table:table-cell table:formula="of:=IF(AND([.$A940]&gt;=[.D$4];[.$A940]&lt;[.D$6]);[.$A940];&quot;&quot;)">
            <text:p/>
          </table:table-cell>
          <table:table-cell table:formula="of:=IF(AND([.$A940]&gt;=[.E$4];[.$A940]&lt;[.E$6]);[.$A94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41]&gt;=[.B$4];[.$A941]&lt;[.B$6]);[.$A941];&quot;&quot;)">
            <text:p/>
          </table:table-cell>
          <table:table-cell table:formula="of:=IF(AND([.$A941]&gt;=[.C$4];[.$A941]&lt;[.C$6]);[.$A941];&quot;&quot;)">
            <text:p/>
          </table:table-cell>
          <table:table-cell table:formula="of:=IF(AND([.$A941]&gt;=[.D$4];[.$A941]&lt;[.D$6]);[.$A941];&quot;&quot;)">
            <text:p/>
          </table:table-cell>
          <table:table-cell table:formula="of:=IF(AND([.$A941]&gt;=[.E$4];[.$A941]&lt;[.E$6]);[.$A94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942]&gt;=[.B$4];[.$A942]&lt;[.B$6]);[.$A942];&quot;&quot;)" office:value-type="float" office:value="375" calcext:value-type="float">
            <text:p>375</text:p>
          </table:table-cell>
          <table:table-cell table:formula="of:=IF(AND([.$A942]&gt;=[.C$4];[.$A942]&lt;[.C$6]);[.$A942];&quot;&quot;)">
            <text:p/>
          </table:table-cell>
          <table:table-cell table:formula="of:=IF(AND([.$A942]&gt;=[.D$4];[.$A942]&lt;[.D$6]);[.$A942];&quot;&quot;)">
            <text:p/>
          </table:table-cell>
          <table:table-cell table:formula="of:=IF(AND([.$A942]&gt;=[.E$4];[.$A942]&lt;[.E$6]);[.$A942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943]&gt;=[.B$4];[.$A943]&lt;[.B$6]);[.$A943];&quot;&quot;)" office:value-type="float" office:value="375" calcext:value-type="float">
            <text:p>375</text:p>
          </table:table-cell>
          <table:table-cell table:formula="of:=IF(AND([.$A943]&gt;=[.C$4];[.$A943]&lt;[.C$6]);[.$A943];&quot;&quot;)">
            <text:p/>
          </table:table-cell>
          <table:table-cell table:formula="of:=IF(AND([.$A943]&gt;=[.D$4];[.$A943]&lt;[.D$6]);[.$A943];&quot;&quot;)">
            <text:p/>
          </table:table-cell>
          <table:table-cell table:formula="of:=IF(AND([.$A943]&gt;=[.E$4];[.$A943]&lt;[.E$6]);[.$A943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944]&gt;=[.B$4];[.$A944]&lt;[.B$6]);[.$A944];&quot;&quot;)" office:value-type="float" office:value="375" calcext:value-type="float">
            <text:p>375</text:p>
          </table:table-cell>
          <table:table-cell table:formula="of:=IF(AND([.$A944]&gt;=[.C$4];[.$A944]&lt;[.C$6]);[.$A944];&quot;&quot;)">
            <text:p/>
          </table:table-cell>
          <table:table-cell table:formula="of:=IF(AND([.$A944]&gt;=[.D$4];[.$A944]&lt;[.D$6]);[.$A944];&quot;&quot;)">
            <text:p/>
          </table:table-cell>
          <table:table-cell table:formula="of:=IF(AND([.$A944]&gt;=[.E$4];[.$A944]&lt;[.E$6]);[.$A944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945]&gt;=[.B$4];[.$A945]&lt;[.B$6]);[.$A945];&quot;&quot;)" office:value-type="float" office:value="375" calcext:value-type="float">
            <text:p>375</text:p>
          </table:table-cell>
          <table:table-cell table:formula="of:=IF(AND([.$A945]&gt;=[.C$4];[.$A945]&lt;[.C$6]);[.$A945];&quot;&quot;)">
            <text:p/>
          </table:table-cell>
          <table:table-cell table:formula="of:=IF(AND([.$A945]&gt;=[.D$4];[.$A945]&lt;[.D$6]);[.$A945];&quot;&quot;)">
            <text:p/>
          </table:table-cell>
          <table:table-cell table:formula="of:=IF(AND([.$A945]&gt;=[.E$4];[.$A945]&lt;[.E$6]);[.$A945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946]&gt;=[.B$4];[.$A946]&lt;[.B$6]);[.$A946];&quot;&quot;)">
            <text:p/>
          </table:table-cell>
          <table:table-cell table:style-name="Default" table:formula="of:=IF(AND([.$A946]&gt;=[.C$4];[.$A946]&lt;[.C$6]);[.$A946];&quot;&quot;)" office:value-type="float" office:value="259" calcext:value-type="float">
            <text:p>259</text:p>
          </table:table-cell>
          <table:table-cell table:formula="of:=IF(AND([.$A946]&gt;=[.D$4];[.$A946]&lt;[.D$6]);[.$A946];&quot;&quot;)">
            <text:p/>
          </table:table-cell>
          <table:table-cell table:formula="of:=IF(AND([.$A946]&gt;=[.E$4];[.$A946]&lt;[.E$6]);[.$A946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947]&gt;=[.B$4];[.$A947]&lt;[.B$6]);[.$A947];&quot;&quot;)">
            <text:p/>
          </table:table-cell>
          <table:table-cell table:style-name="Default" table:formula="of:=IF(AND([.$A947]&gt;=[.C$4];[.$A947]&lt;[.C$6]);[.$A947];&quot;&quot;)" office:value-type="float" office:value="259" calcext:value-type="float">
            <text:p>259</text:p>
          </table:table-cell>
          <table:table-cell table:formula="of:=IF(AND([.$A947]&gt;=[.D$4];[.$A947]&lt;[.D$6]);[.$A947];&quot;&quot;)">
            <text:p/>
          </table:table-cell>
          <table:table-cell table:formula="of:=IF(AND([.$A947]&gt;=[.E$4];[.$A947]&lt;[.E$6]);[.$A947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948]&gt;=[.B$4];[.$A948]&lt;[.B$6]);[.$A948];&quot;&quot;)">
            <text:p/>
          </table:table-cell>
          <table:table-cell table:style-name="Default" table:formula="of:=IF(AND([.$A948]&gt;=[.C$4];[.$A948]&lt;[.C$6]);[.$A948];&quot;&quot;)" office:value-type="float" office:value="259" calcext:value-type="float">
            <text:p>259</text:p>
          </table:table-cell>
          <table:table-cell table:formula="of:=IF(AND([.$A948]&gt;=[.D$4];[.$A948]&lt;[.D$6]);[.$A948];&quot;&quot;)">
            <text:p/>
          </table:table-cell>
          <table:table-cell table:formula="of:=IF(AND([.$A948]&gt;=[.E$4];[.$A948]&lt;[.E$6]);[.$A948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949]&gt;=[.B$4];[.$A949]&lt;[.B$6]);[.$A949];&quot;&quot;)">
            <text:p/>
          </table:table-cell>
          <table:table-cell table:formula="of:=IF(AND([.$A949]&gt;=[.C$4];[.$A949]&lt;[.C$6]);[.$A949];&quot;&quot;)">
            <text:p/>
          </table:table-cell>
          <table:table-cell table:formula="of:=IF(AND([.$A949]&gt;=[.D$4];[.$A949]&lt;[.D$6]);[.$A949];&quot;&quot;)" office:value-type="float" office:value="133" calcext:value-type="float">
            <text:p>133</text:p>
          </table:table-cell>
          <table:table-cell table:formula="of:=IF(AND([.$A949]&gt;=[.E$4];[.$A949]&lt;[.E$6]);[.$A949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950]&gt;=[.B$4];[.$A950]&lt;[.B$6]);[.$A950];&quot;&quot;)">
            <text:p/>
          </table:table-cell>
          <table:table-cell table:formula="of:=IF(AND([.$A950]&gt;=[.C$4];[.$A950]&lt;[.C$6]);[.$A950];&quot;&quot;)">
            <text:p/>
          </table:table-cell>
          <table:table-cell table:formula="of:=IF(AND([.$A950]&gt;=[.D$4];[.$A950]&lt;[.D$6]);[.$A950];&quot;&quot;)" office:value-type="float" office:value="133" calcext:value-type="float">
            <text:p>133</text:p>
          </table:table-cell>
          <table:table-cell table:formula="of:=IF(AND([.$A950]&gt;=[.E$4];[.$A950]&lt;[.E$6]);[.$A950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951]&gt;=[.B$4];[.$A951]&lt;[.B$6]);[.$A951];&quot;&quot;)">
            <text:p/>
          </table:table-cell>
          <table:table-cell table:formula="of:=IF(AND([.$A951]&gt;=[.C$4];[.$A951]&lt;[.C$6]);[.$A951];&quot;&quot;)">
            <text:p/>
          </table:table-cell>
          <table:table-cell table:formula="of:=IF(AND([.$A951]&gt;=[.D$4];[.$A951]&lt;[.D$6]);[.$A951];&quot;&quot;)" office:value-type="float" office:value="133" calcext:value-type="float">
            <text:p>133</text:p>
          </table:table-cell>
          <table:table-cell table:formula="of:=IF(AND([.$A951]&gt;=[.E$4];[.$A951]&lt;[.E$6]);[.$A951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952]&gt;=[.B$4];[.$A952]&lt;[.B$6]);[.$A952];&quot;&quot;)">
            <text:p/>
          </table:table-cell>
          <table:table-cell table:formula="of:=IF(AND([.$A952]&gt;=[.C$4];[.$A952]&lt;[.C$6]);[.$A952];&quot;&quot;)">
            <text:p/>
          </table:table-cell>
          <table:table-cell table:formula="of:=IF(AND([.$A952]&gt;=[.D$4];[.$A952]&lt;[.D$6]);[.$A952];&quot;&quot;)" office:value-type="float" office:value="133" calcext:value-type="float">
            <text:p>133</text:p>
          </table:table-cell>
          <table:table-cell table:formula="of:=IF(AND([.$A952]&gt;=[.E$4];[.$A952]&lt;[.E$6]);[.$A952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53]&gt;=[.B$4];[.$A953]&lt;[.B$6]);[.$A953];&quot;&quot;)">
            <text:p/>
          </table:table-cell>
          <table:table-cell table:formula="of:=IF(AND([.$A953]&gt;=[.C$4];[.$A953]&lt;[.C$6]);[.$A953];&quot;&quot;)">
            <text:p/>
          </table:table-cell>
          <table:table-cell table:formula="of:=IF(AND([.$A953]&gt;=[.D$4];[.$A953]&lt;[.D$6]);[.$A953];&quot;&quot;)">
            <text:p/>
          </table:table-cell>
          <table:table-cell table:formula="of:=IF(AND([.$A953]&gt;=[.E$4];[.$A953]&lt;[.E$6]);[.$A95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54]&gt;=[.B$4];[.$A954]&lt;[.B$6]);[.$A954];&quot;&quot;)">
            <text:p/>
          </table:table-cell>
          <table:table-cell table:formula="of:=IF(AND([.$A954]&gt;=[.C$4];[.$A954]&lt;[.C$6]);[.$A954];&quot;&quot;)">
            <text:p/>
          </table:table-cell>
          <table:table-cell table:formula="of:=IF(AND([.$A954]&gt;=[.D$4];[.$A954]&lt;[.D$6]);[.$A954];&quot;&quot;)">
            <text:p/>
          </table:table-cell>
          <table:table-cell table:formula="of:=IF(AND([.$A954]&gt;=[.E$4];[.$A954]&lt;[.E$6]);[.$A95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55]&gt;=[.B$4];[.$A955]&lt;[.B$6]);[.$A955];&quot;&quot;)">
            <text:p/>
          </table:table-cell>
          <table:table-cell table:formula="of:=IF(AND([.$A955]&gt;=[.C$4];[.$A955]&lt;[.C$6]);[.$A955];&quot;&quot;)">
            <text:p/>
          </table:table-cell>
          <table:table-cell table:formula="of:=IF(AND([.$A955]&gt;=[.D$4];[.$A955]&lt;[.D$6]);[.$A955];&quot;&quot;)">
            <text:p/>
          </table:table-cell>
          <table:table-cell table:formula="of:=IF(AND([.$A955]&gt;=[.E$4];[.$A955]&lt;[.E$6]);[.$A95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56]&gt;=[.B$4];[.$A956]&lt;[.B$6]);[.$A956];&quot;&quot;)">
            <text:p/>
          </table:table-cell>
          <table:table-cell table:formula="of:=IF(AND([.$A956]&gt;=[.C$4];[.$A956]&lt;[.C$6]);[.$A956];&quot;&quot;)">
            <text:p/>
          </table:table-cell>
          <table:table-cell table:formula="of:=IF(AND([.$A956]&gt;=[.D$4];[.$A956]&lt;[.D$6]);[.$A956];&quot;&quot;)">
            <text:p/>
          </table:table-cell>
          <table:table-cell table:formula="of:=IF(AND([.$A956]&gt;=[.E$4];[.$A956]&lt;[.E$6]);[.$A95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57]&gt;=[.B$4];[.$A957]&lt;[.B$6]);[.$A957];&quot;&quot;)">
            <text:p/>
          </table:table-cell>
          <table:table-cell table:formula="of:=IF(AND([.$A957]&gt;=[.C$4];[.$A957]&lt;[.C$6]);[.$A957];&quot;&quot;)">
            <text:p/>
          </table:table-cell>
          <table:table-cell table:formula="of:=IF(AND([.$A957]&gt;=[.D$4];[.$A957]&lt;[.D$6]);[.$A957];&quot;&quot;)">
            <text:p/>
          </table:table-cell>
          <table:table-cell table:formula="of:=IF(AND([.$A957]&gt;=[.E$4];[.$A957]&lt;[.E$6]);[.$A95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58]&gt;=[.B$4];[.$A958]&lt;[.B$6]);[.$A958];&quot;&quot;)">
            <text:p/>
          </table:table-cell>
          <table:table-cell table:formula="of:=IF(AND([.$A958]&gt;=[.C$4];[.$A958]&lt;[.C$6]);[.$A958];&quot;&quot;)">
            <text:p/>
          </table:table-cell>
          <table:table-cell table:formula="of:=IF(AND([.$A958]&gt;=[.D$4];[.$A958]&lt;[.D$6]);[.$A958];&quot;&quot;)">
            <text:p/>
          </table:table-cell>
          <table:table-cell table:formula="of:=IF(AND([.$A958]&gt;=[.E$4];[.$A958]&lt;[.E$6]);[.$A95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59]&gt;=[.B$4];[.$A959]&lt;[.B$6]);[.$A959];&quot;&quot;)">
            <text:p/>
          </table:table-cell>
          <table:table-cell table:formula="of:=IF(AND([.$A959]&gt;=[.C$4];[.$A959]&lt;[.C$6]);[.$A959];&quot;&quot;)">
            <text:p/>
          </table:table-cell>
          <table:table-cell table:formula="of:=IF(AND([.$A959]&gt;=[.D$4];[.$A959]&lt;[.D$6]);[.$A959];&quot;&quot;)">
            <text:p/>
          </table:table-cell>
          <table:table-cell table:formula="of:=IF(AND([.$A959]&gt;=[.E$4];[.$A959]&lt;[.E$6]);[.$A95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60]&gt;=[.B$4];[.$A960]&lt;[.B$6]);[.$A960];&quot;&quot;)">
            <text:p/>
          </table:table-cell>
          <table:table-cell table:formula="of:=IF(AND([.$A960]&gt;=[.C$4];[.$A960]&lt;[.C$6]);[.$A960];&quot;&quot;)">
            <text:p/>
          </table:table-cell>
          <table:table-cell table:formula="of:=IF(AND([.$A960]&gt;=[.D$4];[.$A960]&lt;[.D$6]);[.$A960];&quot;&quot;)">
            <text:p/>
          </table:table-cell>
          <table:table-cell table:formula="of:=IF(AND([.$A960]&gt;=[.E$4];[.$A960]&lt;[.E$6]);[.$A96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961]&gt;=[.B$4];[.$A961]&lt;[.B$6]);[.$A961];&quot;&quot;)" office:value-type="float" office:value="375" calcext:value-type="float">
            <text:p>375</text:p>
          </table:table-cell>
          <table:table-cell table:formula="of:=IF(AND([.$A961]&gt;=[.C$4];[.$A961]&lt;[.C$6]);[.$A961];&quot;&quot;)">
            <text:p/>
          </table:table-cell>
          <table:table-cell table:formula="of:=IF(AND([.$A961]&gt;=[.D$4];[.$A961]&lt;[.D$6]);[.$A961];&quot;&quot;)">
            <text:p/>
          </table:table-cell>
          <table:table-cell table:formula="of:=IF(AND([.$A961]&gt;=[.E$4];[.$A961]&lt;[.E$6]);[.$A961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962]&gt;=[.B$4];[.$A962]&lt;[.B$6]);[.$A962];&quot;&quot;)" office:value-type="float" office:value="375" calcext:value-type="float">
            <text:p>375</text:p>
          </table:table-cell>
          <table:table-cell table:formula="of:=IF(AND([.$A962]&gt;=[.C$4];[.$A962]&lt;[.C$6]);[.$A962];&quot;&quot;)">
            <text:p/>
          </table:table-cell>
          <table:table-cell table:formula="of:=IF(AND([.$A962]&gt;=[.D$4];[.$A962]&lt;[.D$6]);[.$A962];&quot;&quot;)">
            <text:p/>
          </table:table-cell>
          <table:table-cell table:formula="of:=IF(AND([.$A962]&gt;=[.E$4];[.$A962]&lt;[.E$6]);[.$A962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963]&gt;=[.B$4];[.$A963]&lt;[.B$6]);[.$A963];&quot;&quot;)" office:value-type="float" office:value="375" calcext:value-type="float">
            <text:p>375</text:p>
          </table:table-cell>
          <table:table-cell table:formula="of:=IF(AND([.$A963]&gt;=[.C$4];[.$A963]&lt;[.C$6]);[.$A963];&quot;&quot;)">
            <text:p/>
          </table:table-cell>
          <table:table-cell table:formula="of:=IF(AND([.$A963]&gt;=[.D$4];[.$A963]&lt;[.D$6]);[.$A963];&quot;&quot;)">
            <text:p/>
          </table:table-cell>
          <table:table-cell table:formula="of:=IF(AND([.$A963]&gt;=[.E$4];[.$A963]&lt;[.E$6]);[.$A963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964]&gt;=[.B$4];[.$A964]&lt;[.B$6]);[.$A964];&quot;&quot;)" office:value-type="float" office:value="374" calcext:value-type="float">
            <text:p>374</text:p>
          </table:table-cell>
          <table:table-cell table:formula="of:=IF(AND([.$A964]&gt;=[.C$4];[.$A964]&lt;[.C$6]);[.$A964];&quot;&quot;)">
            <text:p/>
          </table:table-cell>
          <table:table-cell table:formula="of:=IF(AND([.$A964]&gt;=[.D$4];[.$A964]&lt;[.D$6]);[.$A964];&quot;&quot;)">
            <text:p/>
          </table:table-cell>
          <table:table-cell table:formula="of:=IF(AND([.$A964]&gt;=[.E$4];[.$A964]&lt;[.E$6]);[.$A964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965]&gt;=[.B$4];[.$A965]&lt;[.B$6]);[.$A965];&quot;&quot;)">
            <text:p/>
          </table:table-cell>
          <table:table-cell table:style-name="Default" table:formula="of:=IF(AND([.$A965]&gt;=[.C$4];[.$A965]&lt;[.C$6]);[.$A965];&quot;&quot;)" office:value-type="float" office:value="259" calcext:value-type="float">
            <text:p>259</text:p>
          </table:table-cell>
          <table:table-cell table:formula="of:=IF(AND([.$A965]&gt;=[.D$4];[.$A965]&lt;[.D$6]);[.$A965];&quot;&quot;)">
            <text:p/>
          </table:table-cell>
          <table:table-cell table:formula="of:=IF(AND([.$A965]&gt;=[.E$4];[.$A965]&lt;[.E$6]);[.$A965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966]&gt;=[.B$4];[.$A966]&lt;[.B$6]);[.$A966];&quot;&quot;)">
            <text:p/>
          </table:table-cell>
          <table:table-cell table:style-name="Default" table:formula="of:=IF(AND([.$A966]&gt;=[.C$4];[.$A966]&lt;[.C$6]);[.$A966];&quot;&quot;)" office:value-type="float" office:value="259" calcext:value-type="float">
            <text:p>259</text:p>
          </table:table-cell>
          <table:table-cell table:formula="of:=IF(AND([.$A966]&gt;=[.D$4];[.$A966]&lt;[.D$6]);[.$A966];&quot;&quot;)">
            <text:p/>
          </table:table-cell>
          <table:table-cell table:formula="of:=IF(AND([.$A966]&gt;=[.E$4];[.$A966]&lt;[.E$6]);[.$A966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967]&gt;=[.B$4];[.$A967]&lt;[.B$6]);[.$A967];&quot;&quot;)">
            <text:p/>
          </table:table-cell>
          <table:table-cell table:style-name="Default" table:formula="of:=IF(AND([.$A967]&gt;=[.C$4];[.$A967]&lt;[.C$6]);[.$A967];&quot;&quot;)" office:value-type="float" office:value="259" calcext:value-type="float">
            <text:p>259</text:p>
          </table:table-cell>
          <table:table-cell table:formula="of:=IF(AND([.$A967]&gt;=[.D$4];[.$A967]&lt;[.D$6]);[.$A967];&quot;&quot;)">
            <text:p/>
          </table:table-cell>
          <table:table-cell table:formula="of:=IF(AND([.$A967]&gt;=[.E$4];[.$A967]&lt;[.E$6]);[.$A967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968]&gt;=[.B$4];[.$A968]&lt;[.B$6]);[.$A968];&quot;&quot;)">
            <text:p/>
          </table:table-cell>
          <table:table-cell table:formula="of:=IF(AND([.$A968]&gt;=[.C$4];[.$A968]&lt;[.C$6]);[.$A968];&quot;&quot;)">
            <text:p/>
          </table:table-cell>
          <table:table-cell table:formula="of:=IF(AND([.$A968]&gt;=[.D$4];[.$A968]&lt;[.D$6]);[.$A968];&quot;&quot;)" office:value-type="float" office:value="133" calcext:value-type="float">
            <text:p>133</text:p>
          </table:table-cell>
          <table:table-cell table:formula="of:=IF(AND([.$A968]&gt;=[.E$4];[.$A968]&lt;[.E$6]);[.$A968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969]&gt;=[.B$4];[.$A969]&lt;[.B$6]);[.$A969];&quot;&quot;)">
            <text:p/>
          </table:table-cell>
          <table:table-cell table:formula="of:=IF(AND([.$A969]&gt;=[.C$4];[.$A969]&lt;[.C$6]);[.$A969];&quot;&quot;)">
            <text:p/>
          </table:table-cell>
          <table:table-cell table:formula="of:=IF(AND([.$A969]&gt;=[.D$4];[.$A969]&lt;[.D$6]);[.$A969];&quot;&quot;)" office:value-type="float" office:value="133" calcext:value-type="float">
            <text:p>133</text:p>
          </table:table-cell>
          <table:table-cell table:formula="of:=IF(AND([.$A969]&gt;=[.E$4];[.$A969]&lt;[.E$6]);[.$A969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970]&gt;=[.B$4];[.$A970]&lt;[.B$6]);[.$A970];&quot;&quot;)">
            <text:p/>
          </table:table-cell>
          <table:table-cell table:formula="of:=IF(AND([.$A970]&gt;=[.C$4];[.$A970]&lt;[.C$6]);[.$A970];&quot;&quot;)">
            <text:p/>
          </table:table-cell>
          <table:table-cell table:formula="of:=IF(AND([.$A970]&gt;=[.D$4];[.$A970]&lt;[.D$6]);[.$A970];&quot;&quot;)" office:value-type="float" office:value="133" calcext:value-type="float">
            <text:p>133</text:p>
          </table:table-cell>
          <table:table-cell table:formula="of:=IF(AND([.$A970]&gt;=[.E$4];[.$A970]&lt;[.E$6]);[.$A970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971]&gt;=[.B$4];[.$A971]&lt;[.B$6]);[.$A971];&quot;&quot;)">
            <text:p/>
          </table:table-cell>
          <table:table-cell table:formula="of:=IF(AND([.$A971]&gt;=[.C$4];[.$A971]&lt;[.C$6]);[.$A971];&quot;&quot;)">
            <text:p/>
          </table:table-cell>
          <table:table-cell table:formula="of:=IF(AND([.$A971]&gt;=[.D$4];[.$A971]&lt;[.D$6]);[.$A971];&quot;&quot;)" office:value-type="float" office:value="133" calcext:value-type="float">
            <text:p>133</text:p>
          </table:table-cell>
          <table:table-cell table:formula="of:=IF(AND([.$A971]&gt;=[.E$4];[.$A971]&lt;[.E$6]);[.$A971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72]&gt;=[.B$4];[.$A972]&lt;[.B$6]);[.$A972];&quot;&quot;)">
            <text:p/>
          </table:table-cell>
          <table:table-cell table:formula="of:=IF(AND([.$A972]&gt;=[.C$4];[.$A972]&lt;[.C$6]);[.$A972];&quot;&quot;)">
            <text:p/>
          </table:table-cell>
          <table:table-cell table:formula="of:=IF(AND([.$A972]&gt;=[.D$4];[.$A972]&lt;[.D$6]);[.$A972];&quot;&quot;)">
            <text:p/>
          </table:table-cell>
          <table:table-cell table:formula="of:=IF(AND([.$A972]&gt;=[.E$4];[.$A972]&lt;[.E$6]);[.$A97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73]&gt;=[.B$4];[.$A973]&lt;[.B$6]);[.$A973];&quot;&quot;)">
            <text:p/>
          </table:table-cell>
          <table:table-cell table:formula="of:=IF(AND([.$A973]&gt;=[.C$4];[.$A973]&lt;[.C$6]);[.$A973];&quot;&quot;)">
            <text:p/>
          </table:table-cell>
          <table:table-cell table:formula="of:=IF(AND([.$A973]&gt;=[.D$4];[.$A973]&lt;[.D$6]);[.$A973];&quot;&quot;)">
            <text:p/>
          </table:table-cell>
          <table:table-cell table:formula="of:=IF(AND([.$A973]&gt;=[.E$4];[.$A973]&lt;[.E$6]);[.$A97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74]&gt;=[.B$4];[.$A974]&lt;[.B$6]);[.$A974];&quot;&quot;)">
            <text:p/>
          </table:table-cell>
          <table:table-cell table:formula="of:=IF(AND([.$A974]&gt;=[.C$4];[.$A974]&lt;[.C$6]);[.$A974];&quot;&quot;)">
            <text:p/>
          </table:table-cell>
          <table:table-cell table:formula="of:=IF(AND([.$A974]&gt;=[.D$4];[.$A974]&lt;[.D$6]);[.$A974];&quot;&quot;)">
            <text:p/>
          </table:table-cell>
          <table:table-cell table:formula="of:=IF(AND([.$A974]&gt;=[.E$4];[.$A974]&lt;[.E$6]);[.$A97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75]&gt;=[.B$4];[.$A975]&lt;[.B$6]);[.$A975];&quot;&quot;)">
            <text:p/>
          </table:table-cell>
          <table:table-cell table:formula="of:=IF(AND([.$A975]&gt;=[.C$4];[.$A975]&lt;[.C$6]);[.$A975];&quot;&quot;)">
            <text:p/>
          </table:table-cell>
          <table:table-cell table:formula="of:=IF(AND([.$A975]&gt;=[.D$4];[.$A975]&lt;[.D$6]);[.$A975];&quot;&quot;)">
            <text:p/>
          </table:table-cell>
          <table:table-cell table:formula="of:=IF(AND([.$A975]&gt;=[.E$4];[.$A975]&lt;[.E$6]);[.$A97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76]&gt;=[.B$4];[.$A976]&lt;[.B$6]);[.$A976];&quot;&quot;)">
            <text:p/>
          </table:table-cell>
          <table:table-cell table:formula="of:=IF(AND([.$A976]&gt;=[.C$4];[.$A976]&lt;[.C$6]);[.$A976];&quot;&quot;)">
            <text:p/>
          </table:table-cell>
          <table:table-cell table:formula="of:=IF(AND([.$A976]&gt;=[.D$4];[.$A976]&lt;[.D$6]);[.$A976];&quot;&quot;)">
            <text:p/>
          </table:table-cell>
          <table:table-cell table:formula="of:=IF(AND([.$A976]&gt;=[.E$4];[.$A976]&lt;[.E$6]);[.$A97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77]&gt;=[.B$4];[.$A977]&lt;[.B$6]);[.$A977];&quot;&quot;)">
            <text:p/>
          </table:table-cell>
          <table:table-cell table:formula="of:=IF(AND([.$A977]&gt;=[.C$4];[.$A977]&lt;[.C$6]);[.$A977];&quot;&quot;)">
            <text:p/>
          </table:table-cell>
          <table:table-cell table:formula="of:=IF(AND([.$A977]&gt;=[.D$4];[.$A977]&lt;[.D$6]);[.$A977];&quot;&quot;)">
            <text:p/>
          </table:table-cell>
          <table:table-cell table:formula="of:=IF(AND([.$A977]&gt;=[.E$4];[.$A977]&lt;[.E$6]);[.$A97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78]&gt;=[.B$4];[.$A978]&lt;[.B$6]);[.$A978];&quot;&quot;)">
            <text:p/>
          </table:table-cell>
          <table:table-cell table:formula="of:=IF(AND([.$A978]&gt;=[.C$4];[.$A978]&lt;[.C$6]);[.$A978];&quot;&quot;)">
            <text:p/>
          </table:table-cell>
          <table:table-cell table:formula="of:=IF(AND([.$A978]&gt;=[.D$4];[.$A978]&lt;[.D$6]);[.$A978];&quot;&quot;)">
            <text:p/>
          </table:table-cell>
          <table:table-cell table:formula="of:=IF(AND([.$A978]&gt;=[.E$4];[.$A978]&lt;[.E$6]);[.$A97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79]&gt;=[.B$4];[.$A979]&lt;[.B$6]);[.$A979];&quot;&quot;)">
            <text:p/>
          </table:table-cell>
          <table:table-cell table:formula="of:=IF(AND([.$A979]&gt;=[.C$4];[.$A979]&lt;[.C$6]);[.$A979];&quot;&quot;)">
            <text:p/>
          </table:table-cell>
          <table:table-cell table:formula="of:=IF(AND([.$A979]&gt;=[.D$4];[.$A979]&lt;[.D$6]);[.$A979];&quot;&quot;)">
            <text:p/>
          </table:table-cell>
          <table:table-cell table:formula="of:=IF(AND([.$A979]&gt;=[.E$4];[.$A979]&lt;[.E$6]);[.$A97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80]&gt;=[.B$4];[.$A980]&lt;[.B$6]);[.$A980];&quot;&quot;)">
            <text:p/>
          </table:table-cell>
          <table:table-cell table:formula="of:=IF(AND([.$A980]&gt;=[.C$4];[.$A980]&lt;[.C$6]);[.$A980];&quot;&quot;)">
            <text:p/>
          </table:table-cell>
          <table:table-cell table:formula="of:=IF(AND([.$A980]&gt;=[.D$4];[.$A980]&lt;[.D$6]);[.$A980];&quot;&quot;)">
            <text:p/>
          </table:table-cell>
          <table:table-cell table:formula="of:=IF(AND([.$A980]&gt;=[.E$4];[.$A980]&lt;[.E$6]);[.$A980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981]&gt;=[.B$4];[.$A981]&lt;[.B$6]);[.$A981];&quot;&quot;)" office:value-type="float" office:value="375" calcext:value-type="float">
            <text:p>375</text:p>
          </table:table-cell>
          <table:table-cell table:formula="of:=IF(AND([.$A981]&gt;=[.C$4];[.$A981]&lt;[.C$6]);[.$A981];&quot;&quot;)">
            <text:p/>
          </table:table-cell>
          <table:table-cell table:formula="of:=IF(AND([.$A981]&gt;=[.D$4];[.$A981]&lt;[.D$6]);[.$A981];&quot;&quot;)">
            <text:p/>
          </table:table-cell>
          <table:table-cell table:formula="of:=IF(AND([.$A981]&gt;=[.E$4];[.$A981]&lt;[.E$6]);[.$A981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982]&gt;=[.B$4];[.$A982]&lt;[.B$6]);[.$A982];&quot;&quot;)" office:value-type="float" office:value="375" calcext:value-type="float">
            <text:p>375</text:p>
          </table:table-cell>
          <table:table-cell table:formula="of:=IF(AND([.$A982]&gt;=[.C$4];[.$A982]&lt;[.C$6]);[.$A982];&quot;&quot;)">
            <text:p/>
          </table:table-cell>
          <table:table-cell table:formula="of:=IF(AND([.$A982]&gt;=[.D$4];[.$A982]&lt;[.D$6]);[.$A982];&quot;&quot;)">
            <text:p/>
          </table:table-cell>
          <table:table-cell table:formula="of:=IF(AND([.$A982]&gt;=[.E$4];[.$A982]&lt;[.E$6]);[.$A982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table:formula="of:=IF(AND([.$A983]&gt;=[.B$4];[.$A983]&lt;[.B$6]);[.$A983];&quot;&quot;)" office:value-type="float" office:value="374" calcext:value-type="float">
            <text:p>374</text:p>
          </table:table-cell>
          <table:table-cell table:formula="of:=IF(AND([.$A983]&gt;=[.C$4];[.$A983]&lt;[.C$6]);[.$A983];&quot;&quot;)">
            <text:p/>
          </table:table-cell>
          <table:table-cell table:formula="of:=IF(AND([.$A983]&gt;=[.D$4];[.$A983]&lt;[.D$6]);[.$A983];&quot;&quot;)">
            <text:p/>
          </table:table-cell>
          <table:table-cell table:formula="of:=IF(AND([.$A983]&gt;=[.E$4];[.$A983]&lt;[.E$6]);[.$A983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984]&gt;=[.B$4];[.$A984]&lt;[.B$6]);[.$A984];&quot;&quot;)">
            <text:p/>
          </table:table-cell>
          <table:table-cell table:style-name="Default" table:formula="of:=IF(AND([.$A984]&gt;=[.C$4];[.$A984]&lt;[.C$6]);[.$A984];&quot;&quot;)" office:value-type="float" office:value="259" calcext:value-type="float">
            <text:p>259</text:p>
          </table:table-cell>
          <table:table-cell table:formula="of:=IF(AND([.$A984]&gt;=[.D$4];[.$A984]&lt;[.D$6]);[.$A984];&quot;&quot;)">
            <text:p/>
          </table:table-cell>
          <table:table-cell table:formula="of:=IF(AND([.$A984]&gt;=[.E$4];[.$A984]&lt;[.E$6]);[.$A984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985]&gt;=[.B$4];[.$A985]&lt;[.B$6]);[.$A985];&quot;&quot;)">
            <text:p/>
          </table:table-cell>
          <table:table-cell table:style-name="Default" table:formula="of:=IF(AND([.$A985]&gt;=[.C$4];[.$A985]&lt;[.C$6]);[.$A985];&quot;&quot;)" office:value-type="float" office:value="259" calcext:value-type="float">
            <text:p>259</text:p>
          </table:table-cell>
          <table:table-cell table:formula="of:=IF(AND([.$A985]&gt;=[.D$4];[.$A985]&lt;[.D$6]);[.$A985];&quot;&quot;)">
            <text:p/>
          </table:table-cell>
          <table:table-cell table:formula="of:=IF(AND([.$A985]&gt;=[.E$4];[.$A985]&lt;[.E$6]);[.$A985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986]&gt;=[.B$4];[.$A986]&lt;[.B$6]);[.$A986];&quot;&quot;)">
            <text:p/>
          </table:table-cell>
          <table:table-cell table:style-name="Default" table:formula="of:=IF(AND([.$A986]&gt;=[.C$4];[.$A986]&lt;[.C$6]);[.$A986];&quot;&quot;)" office:value-type="float" office:value="259" calcext:value-type="float">
            <text:p>259</text:p>
          </table:table-cell>
          <table:table-cell table:formula="of:=IF(AND([.$A986]&gt;=[.D$4];[.$A986]&lt;[.D$6]);[.$A986];&quot;&quot;)">
            <text:p/>
          </table:table-cell>
          <table:table-cell table:formula="of:=IF(AND([.$A986]&gt;=[.E$4];[.$A986]&lt;[.E$6]);[.$A986];&quot;&quot;)">
            <text:p/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[.$A987]&gt;=[.B$4];[.$A987]&lt;[.B$6]);[.$A987];&quot;&quot;)">
            <text:p/>
          </table:table-cell>
          <table:table-cell table:style-name="Default" table:formula="of:=IF(AND([.$A987]&gt;=[.C$4];[.$A987]&lt;[.C$6]);[.$A987];&quot;&quot;)" office:value-type="float" office:value="259" calcext:value-type="float">
            <text:p>259</text:p>
          </table:table-cell>
          <table:table-cell table:formula="of:=IF(AND([.$A987]&gt;=[.D$4];[.$A987]&lt;[.D$6]);[.$A987];&quot;&quot;)">
            <text:p/>
          </table:table-cell>
          <table:table-cell table:formula="of:=IF(AND([.$A987]&gt;=[.E$4];[.$A987]&lt;[.E$6]);[.$A987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988]&gt;=[.B$4];[.$A988]&lt;[.B$6]);[.$A988];&quot;&quot;)">
            <text:p/>
          </table:table-cell>
          <table:table-cell table:formula="of:=IF(AND([.$A988]&gt;=[.C$4];[.$A988]&lt;[.C$6]);[.$A988];&quot;&quot;)">
            <text:p/>
          </table:table-cell>
          <table:table-cell table:formula="of:=IF(AND([.$A988]&gt;=[.D$4];[.$A988]&lt;[.D$6]);[.$A988];&quot;&quot;)" office:value-type="float" office:value="133" calcext:value-type="float">
            <text:p>133</text:p>
          </table:table-cell>
          <table:table-cell table:formula="of:=IF(AND([.$A988]&gt;=[.E$4];[.$A988]&lt;[.E$6]);[.$A988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989]&gt;=[.B$4];[.$A989]&lt;[.B$6]);[.$A989];&quot;&quot;)">
            <text:p/>
          </table:table-cell>
          <table:table-cell table:formula="of:=IF(AND([.$A989]&gt;=[.C$4];[.$A989]&lt;[.C$6]);[.$A989];&quot;&quot;)">
            <text:p/>
          </table:table-cell>
          <table:table-cell table:formula="of:=IF(AND([.$A989]&gt;=[.D$4];[.$A989]&lt;[.D$6]);[.$A989];&quot;&quot;)" office:value-type="float" office:value="133" calcext:value-type="float">
            <text:p>133</text:p>
          </table:table-cell>
          <table:table-cell table:formula="of:=IF(AND([.$A989]&gt;=[.E$4];[.$A989]&lt;[.E$6]);[.$A989];&quot;&quot;)">
            <text:p/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[.$A990]&gt;=[.B$4];[.$A990]&lt;[.B$6]);[.$A990];&quot;&quot;)">
            <text:p/>
          </table:table-cell>
          <table:table-cell table:formula="of:=IF(AND([.$A990]&gt;=[.C$4];[.$A990]&lt;[.C$6]);[.$A990];&quot;&quot;)">
            <text:p/>
          </table:table-cell>
          <table:table-cell table:formula="of:=IF(AND([.$A990]&gt;=[.D$4];[.$A990]&lt;[.D$6]);[.$A990];&quot;&quot;)" office:value-type="float" office:value="133" calcext:value-type="float">
            <text:p>133</text:p>
          </table:table-cell>
          <table:table-cell table:formula="of:=IF(AND([.$A990]&gt;=[.E$4];[.$A990]&lt;[.E$6]);[.$A990];&quot;&quot;)">
            <text:p/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91]&gt;=[.B$4];[.$A991]&lt;[.B$6]);[.$A991];&quot;&quot;)">
            <text:p/>
          </table:table-cell>
          <table:table-cell table:formula="of:=IF(AND([.$A991]&gt;=[.C$4];[.$A991]&lt;[.C$6]);[.$A991];&quot;&quot;)">
            <text:p/>
          </table:table-cell>
          <table:table-cell table:formula="of:=IF(AND([.$A991]&gt;=[.D$4];[.$A991]&lt;[.D$6]);[.$A991];&quot;&quot;)">
            <text:p/>
          </table:table-cell>
          <table:table-cell table:formula="of:=IF(AND([.$A991]&gt;=[.E$4];[.$A991]&lt;[.E$6]);[.$A991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92]&gt;=[.B$4];[.$A992]&lt;[.B$6]);[.$A992];&quot;&quot;)">
            <text:p/>
          </table:table-cell>
          <table:table-cell table:formula="of:=IF(AND([.$A992]&gt;=[.C$4];[.$A992]&lt;[.C$6]);[.$A992];&quot;&quot;)">
            <text:p/>
          </table:table-cell>
          <table:table-cell table:formula="of:=IF(AND([.$A992]&gt;=[.D$4];[.$A992]&lt;[.D$6]);[.$A992];&quot;&quot;)">
            <text:p/>
          </table:table-cell>
          <table:table-cell table:formula="of:=IF(AND([.$A992]&gt;=[.E$4];[.$A992]&lt;[.E$6]);[.$A992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93]&gt;=[.B$4];[.$A993]&lt;[.B$6]);[.$A993];&quot;&quot;)">
            <text:p/>
          </table:table-cell>
          <table:table-cell table:formula="of:=IF(AND([.$A993]&gt;=[.C$4];[.$A993]&lt;[.C$6]);[.$A993];&quot;&quot;)">
            <text:p/>
          </table:table-cell>
          <table:table-cell table:formula="of:=IF(AND([.$A993]&gt;=[.D$4];[.$A993]&lt;[.D$6]);[.$A993];&quot;&quot;)">
            <text:p/>
          </table:table-cell>
          <table:table-cell table:formula="of:=IF(AND([.$A993]&gt;=[.E$4];[.$A993]&lt;[.E$6]);[.$A993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94]&gt;=[.B$4];[.$A994]&lt;[.B$6]);[.$A994];&quot;&quot;)">
            <text:p/>
          </table:table-cell>
          <table:table-cell table:formula="of:=IF(AND([.$A994]&gt;=[.C$4];[.$A994]&lt;[.C$6]);[.$A994];&quot;&quot;)">
            <text:p/>
          </table:table-cell>
          <table:table-cell table:formula="of:=IF(AND([.$A994]&gt;=[.D$4];[.$A994]&lt;[.D$6]);[.$A994];&quot;&quot;)">
            <text:p/>
          </table:table-cell>
          <table:table-cell table:formula="of:=IF(AND([.$A994]&gt;=[.E$4];[.$A994]&lt;[.E$6]);[.$A994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95]&gt;=[.B$4];[.$A995]&lt;[.B$6]);[.$A995];&quot;&quot;)">
            <text:p/>
          </table:table-cell>
          <table:table-cell table:formula="of:=IF(AND([.$A995]&gt;=[.C$4];[.$A995]&lt;[.C$6]);[.$A995];&quot;&quot;)">
            <text:p/>
          </table:table-cell>
          <table:table-cell table:formula="of:=IF(AND([.$A995]&gt;=[.D$4];[.$A995]&lt;[.D$6]);[.$A995];&quot;&quot;)">
            <text:p/>
          </table:table-cell>
          <table:table-cell table:formula="of:=IF(AND([.$A995]&gt;=[.E$4];[.$A995]&lt;[.E$6]);[.$A995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96]&gt;=[.B$4];[.$A996]&lt;[.B$6]);[.$A996];&quot;&quot;)">
            <text:p/>
          </table:table-cell>
          <table:table-cell table:formula="of:=IF(AND([.$A996]&gt;=[.C$4];[.$A996]&lt;[.C$6]);[.$A996];&quot;&quot;)">
            <text:p/>
          </table:table-cell>
          <table:table-cell table:formula="of:=IF(AND([.$A996]&gt;=[.D$4];[.$A996]&lt;[.D$6]);[.$A996];&quot;&quot;)">
            <text:p/>
          </table:table-cell>
          <table:table-cell table:formula="of:=IF(AND([.$A996]&gt;=[.E$4];[.$A996]&lt;[.E$6]);[.$A996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97]&gt;=[.B$4];[.$A997]&lt;[.B$6]);[.$A997];&quot;&quot;)">
            <text:p/>
          </table:table-cell>
          <table:table-cell table:formula="of:=IF(AND([.$A997]&gt;=[.C$4];[.$A997]&lt;[.C$6]);[.$A997];&quot;&quot;)">
            <text:p/>
          </table:table-cell>
          <table:table-cell table:formula="of:=IF(AND([.$A997]&gt;=[.D$4];[.$A997]&lt;[.D$6]);[.$A997];&quot;&quot;)">
            <text:p/>
          </table:table-cell>
          <table:table-cell table:formula="of:=IF(AND([.$A997]&gt;=[.E$4];[.$A997]&lt;[.E$6]);[.$A997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98]&gt;=[.B$4];[.$A998]&lt;[.B$6]);[.$A998];&quot;&quot;)">
            <text:p/>
          </table:table-cell>
          <table:table-cell table:formula="of:=IF(AND([.$A998]&gt;=[.C$4];[.$A998]&lt;[.C$6]);[.$A998];&quot;&quot;)">
            <text:p/>
          </table:table-cell>
          <table:table-cell table:formula="of:=IF(AND([.$A998]&gt;=[.D$4];[.$A998]&lt;[.D$6]);[.$A998];&quot;&quot;)">
            <text:p/>
          </table:table-cell>
          <table:table-cell table:formula="of:=IF(AND([.$A998]&gt;=[.E$4];[.$A998]&lt;[.E$6]);[.$A998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[.$A999]&gt;=[.B$4];[.$A999]&lt;[.B$6]);[.$A999];&quot;&quot;)">
            <text:p/>
          </table:table-cell>
          <table:table-cell table:formula="of:=IF(AND([.$A999]&gt;=[.C$4];[.$A999]&lt;[.C$6]);[.$A999];&quot;&quot;)">
            <text:p/>
          </table:table-cell>
          <table:table-cell table:formula="of:=IF(AND([.$A999]&gt;=[.D$4];[.$A999]&lt;[.D$6]);[.$A999];&quot;&quot;)">
            <text:p/>
          </table:table-cell>
          <table:table-cell table:formula="of:=IF(AND([.$A999]&gt;=[.E$4];[.$A999]&lt;[.E$6]);[.$A99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1000]&gt;=[.B$4];[.$A1000]&lt;[.B$6]);[.$A1000];&quot;&quot;)" office:value-type="float" office:value="375" calcext:value-type="float">
            <text:p>375</text:p>
          </table:table-cell>
          <table:table-cell table:formula="of:=IF(AND([.$A1000]&gt;=[.C$4];[.$A1000]&lt;[.C$6]);[.$A1000];&quot;&quot;)">
            <text:p/>
          </table:table-cell>
          <table:table-cell table:formula="of:=IF(AND([.$A1000]&gt;=[.D$4];[.$A1000]&lt;[.D$6]);[.$A1000];&quot;&quot;)">
            <text:p/>
          </table:table-cell>
          <table:table-cell table:formula="of:=IF(AND([.$A1000]&gt;=[.E$4];[.$A1000]&lt;[.E$6]);[.$A1000];&quot;&quot;)">
            <text:p/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table:formula="of:=IF(AND([.$A1001]&gt;=[.B$4];[.$A1001]&lt;[.B$6]);[.$A1001];&quot;&quot;)" office:value-type="float" office:value="375" calcext:value-type="float">
            <text:p>375</text:p>
          </table:table-cell>
          <table:table-cell table:formula="of:=IF(AND([.$A1001]&gt;=[.C$4];[.$A1001]&lt;[.C$6]);[.$A1001];&quot;&quot;)">
            <text:p/>
          </table:table-cell>
          <table:table-cell table:formula="of:=IF(AND([.$A1001]&gt;=[.D$4];[.$A1001]&lt;[.D$6]);[.$A1001];&quot;&quot;)">
            <text:p/>
          </table:table-cell>
          <table:table-cell table:formula="of:=IF(AND([.$A1001]&gt;=[.E$4];[.$A1001]&lt;[.E$6]);[.$A1001];&quot;&quot;)">
            <text:p/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.00.0000</text:date>, <text:time style:data-style-name="N2" text:time-value="12:46:05.2196635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1T11:55:52.326028200</meta:creation-date>
    <dc:date>2025-05-12T12:46:37.293319500</dc:date>
    <meta:editing-duration>PT3H10M32S</meta:editing-duration>
    <meta:editing-cycles>4</meta:editing-cycles>
    <meta:generator>LibreOffice/25.2.2.2$Windows_X86_64 LibreOffice_project/7370d4be9e3cf6031a51beef54ff3bda878e3fac</meta:generator>
    <meta:document-statistic meta:table-count="2" meta:cell-count="5449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1.724cm" svg:height="9cm" xlink:href=".." xlink:type="simple" chart:class="chart:line" chart:style-name="ch1">
        <chart:legend chart:legend-position="end" svg:x="38.672cm" svg:y="4.201cm" style:legend-expansion="high" chart:style-name="ch2"/>
        <chart:plot-area chart:style-name="ch3" svg:x="0.834cm" svg:y="0.18cm" svg:width="37.004cm" svg:height="8.64cm">
          <chart:coordinate-region svg:x="1.659cm" svg:y="0.379cm" svg:width="36.179cm" svg:height="7.6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4-1'.A1:'04-1'.A100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3">
                <text:p>373</text:p>
                <draw:g>
                  <svg:desc>'04-1'.A1:'04-1'.A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2">
                <text:p>3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2.2$Windows_X86_64 LibreOffice_project/7370d4be9e3cf6031a51beef54ff3bda878e3f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